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2000000E000000DF000000DF448171A3.svm" manifest:media-type="image/x-svm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Figure 1. Reverse Voltage vs. Reverse Current</text:p>
          </table:table-cell>
          <table:table-cell table:number-columns-repeated="2"/>
          <table:table-cell office:value-type="string" calcext:value-type="string">
            <text:p>Figure 2. Reverse Current vs. Reverse Voltage</text:p>
          </table:table-cell>
          <table:table-cell table:number-columns-repeated="2"/>
          <table:table-cell office:value-type="string" calcext:value-type="string">
            <text:p>Figure 3. Forward Voltage vs. Forward Current</text:p>
          </table:table-cell>
          <table:table-cell table:number-columns-repeated="2"/>
          <table:table-cell office:value-type="string" calcext:value-type="string">
            <text:p>Figure 4. Forward Voltage vs. Forward Current</text:p>
          </table:table-cell>
          <table:table-cell table:number-columns-repeated="2"/>
          <table:table-cell office:value-type="string" calcext:value-type="string">
            <text:p>Figure 5. Forward Voltage vs. Forward Current</text:p>
          </table:table-cell>
          <table:table-cell table:number-columns-repeated="2"/>
          <table:table-cell office:value-type="string" calcext:value-type="string">
            <text:p>Figure 6. Forward Voltage vs. Ambient Temperature</text:p>
          </table:table-cell>
          <table:table-cell table:number-columns-repeated="8"/>
          <table:table-cell office:value-type="string" calcext:value-type="string">
            <text:p>Figure 7. Total Capacitance</text:p>
          </table:table-cell>
          <table:table-cell/>
        </table:table-row>
        <table:table-row table:style-name="ro1"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-40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 table:number-columns-repeated="2"/>
          <table:table-cell office:value-type="string" calcext:value-type="string">
            <text:p>Ta=65degC</text:p>
          </table:table-cell>
          <table:table-cell table:number-columns-repeated="2"/>
          <table:table-cell office:value-type="string" calcext:value-type="string">
            <text:p>Ta=25degC</text:p>
          </table:table-cell>
          <table:table-cell/>
        </table:table-row>
        <table:table-row table:style-name="ro1">
          <table:table-cell office:value-type="string" calcext:value-type="string">
            <text:p>Ir [uA]</text:p>
          </table:table-cell>
          <table:table-cell office:value-type="string" calcext:value-type="string">
            <text:p>Vr [V]</text:p>
          </table:table-cell>
          <table:table-cell/>
          <table:table-cell office:value-type="string" calcext:value-type="string">
            <text:p>Vr [V]</text:p>
          </table:table-cell>
          <table:table-cell office:value-type="string" calcext:value-type="string">
            <text:p>Ir [nA]</text:p>
          </table:table-cell>
          <table:table-cell/>
          <table:table-cell office:value-type="string" calcext:value-type="string">
            <text:p>If [uA]</text:p>
          </table:table-cell>
          <table:table-cell office:value-type="string" calcext:value-type="string">
            <text:p>Vf [mV]</text:p>
          </table:table-cell>
          <table:table-cell/>
          <table:table-cell office:value-type="string" calcext:value-type="string">
            <text:p>If [mA]</text:p>
          </table:table-cell>
          <table:table-cell office:value-type="string" calcext:value-type="string">
            <text:p>Vf [mV]</text:p>
          </table:table-cell>
          <table:table-cell/>
          <table:table-cell office:value-type="string" calcext:value-type="string">
            <text:p>If [mA]</text:p>
          </table:table-cell>
          <table:table-cell office:value-type="string" calcext:value-type="string">
            <text:p>Vf [V]</text:p>
          </table:table-cell>
          <table:table-cell/>
          <table:table-cell office:value-type="string" calcext:value-type="string">
            <text:p>If [mA]</text:p>
          </table:table-cell>
          <table:table-cell office:value-type="string" calcext:value-type="string">
            <text:p>Vf [mV]</text:p>
          </table:table-cell>
          <table:table-cell/>
          <table:table-cell office:value-type="string" calcext:value-type="string">
            <text:p>If [mA]</text:p>
          </table:table-cell>
          <table:table-cell office:value-type="string" calcext:value-type="string">
            <text:p>Vf [mV]</text:p>
          </table:table-cell>
          <table:table-cell/>
          <table:table-cell office:value-type="string" calcext:value-type="string">
            <text:p>If [mA]</text:p>
          </table:table-cell>
          <table:table-cell office:value-type="string" calcext:value-type="string">
            <text:p>Vf [mV]</text:p>
          </table:table-cell>
          <table:table-cell/>
          <table:table-cell office:value-type="string" calcext:value-type="string">
            <text:p>Vr [V]</text:p>
          </table:table-cell>
          <table:table-cell office:value-type="string" calcext:value-type="string">
            <text:p>Ct [pF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.01761804" calcext:value-type="float">
            <text:p>135.017618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03080082" calcext:value-type="float">
            <text:p>15.03080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.10792656" calcext:value-type="float">
            <text:p>273.1079265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00.16762452" calcext:value-type="float">
            <text:p>500.167624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971569" calcext:value-type="float">
            <text:p>0.7297156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529.31223059" calcext:value-type="float">
            <text:p>529.3122305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380.33734371" calcext:value-type="float">
            <text:p>380.3373437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325.17397971" calcext:value-type="float">
            <text:p>325.17397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966808" calcext:value-type="float">
            <text:p>0.86966808</text:p>
          </table:table-cell>
        </table:table-row>
        <table:table-row table:style-name="ro1">
          <table:table-cell office:value-type="float" office:value="1.0964782" calcext:value-type="float">
            <text:p>1.0964782</text:p>
          </table:table-cell>
          <table:table-cell office:value-type="float" office:value="135.23713883" calcext:value-type="float">
            <text:p>135.23713883</text:p>
          </table:table-cell>
          <table:table-cell/>
          <table:table-cell office:value-type="float" office:value="10.47128548" calcext:value-type="float">
            <text:p>10.47128548</text:p>
          </table:table-cell>
          <table:table-cell office:value-type="float" office:value="15.21553535" calcext:value-type="float">
            <text:p>15.21553535</text:p>
          </table:table-cell>
          <table:table-cell/>
          <table:table-cell office:value-type="float" office:value="1.0964782" calcext:value-type="float">
            <text:p>1.0964782</text:p>
          </table:table-cell>
          <table:table-cell office:value-type="float" office:value="277.84326019" calcext:value-type="float">
            <text:p>277.84326019</text:p>
          </table:table-cell>
          <table:table-cell/>
          <table:table-cell office:value-type="float" office:value="0.10964782" calcext:value-type="float">
            <text:p>0.10964782</text:p>
          </table:table-cell>
          <table:table-cell office:value-type="float" office:value="504.93390805" calcext:value-type="float">
            <text:p>504.93390805</text:p>
          </table:table-cell>
          <table:table-cell/>
          <table:table-cell office:value-type="float" office:value="10.91595659" calcext:value-type="float">
            <text:p>10.91595659</text:p>
          </table:table-cell>
          <table:table-cell office:value-type="float" office:value="0.73579142" calcext:value-type="float">
            <text:p>0.73579142</text:p>
          </table:table-cell>
          <table:table-cell/>
          <table:table-cell office:value-type="float" office:value="0.01164181" calcext:value-type="float">
            <text:p>0.01164181</text:p>
          </table:table-cell>
          <table:table-cell office:value-type="float" office:value="536.21662485" calcext:value-type="float">
            <text:p>536.21662485</text:p>
          </table:table-cell>
          <table:table-cell/>
          <table:table-cell office:value-type="float" office:value="0.01164181" calcext:value-type="float">
            <text:p>0.01164181</text:p>
          </table:table-cell>
          <table:table-cell office:value-type="float" office:value="388.12691673" calcext:value-type="float">
            <text:p>388.12691673</text:p>
          </table:table-cell>
          <table:table-cell/>
          <table:table-cell office:value-type="float" office:value="0.01164181" calcext:value-type="float">
            <text:p>0.01164181</text:p>
          </table:table-cell>
          <table:table-cell office:value-type="float" office:value="333.45040104" calcext:value-type="float">
            <text:p>333.4504010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86383828" calcext:value-type="float">
            <text:p>0.86383828</text:p>
          </table:table-cell>
        </table:table-row>
        <table:table-row table:style-name="ro1">
          <table:table-cell office:value-type="float" office:value="1.20226443" calcext:value-type="float">
            <text:p>1.20226443</text:p>
          </table:table-cell>
          <table:table-cell office:value-type="float" office:value="135.45665962" calcext:value-type="float">
            <text:p>135.45665962</text:p>
          </table:table-cell>
          <table:table-cell/>
          <table:table-cell office:value-type="float" office:value="10.96478196" calcext:value-type="float">
            <text:p>10.96478196</text:p>
          </table:table-cell>
          <table:table-cell office:value-type="float" office:value="15.40026987" calcext:value-type="float">
            <text:p>15.40026987</text:p>
          </table:table-cell>
          <table:table-cell/>
          <table:table-cell office:value-type="float" office:value="1.20226443" calcext:value-type="float">
            <text:p>1.20226443</text:p>
          </table:table-cell>
          <table:table-cell office:value-type="float" office:value="282.57859382" calcext:value-type="float">
            <text:p>282.57859382</text:p>
          </table:table-cell>
          <table:table-cell/>
          <table:table-cell office:value-type="float" office:value="0.12022644" calcext:value-type="float">
            <text:p>0.12022644</text:p>
          </table:table-cell>
          <table:table-cell office:value-type="float" office:value="509.70019157" calcext:value-type="float">
            <text:p>509.70019157</text:p>
          </table:table-cell>
          <table:table-cell/>
          <table:table-cell office:value-type="float" office:value="11.91581082" calcext:value-type="float">
            <text:p>11.91581082</text:p>
          </table:table-cell>
          <table:table-cell office:value-type="float" office:value="0.74186714" calcext:value-type="float">
            <text:p>0.74186714</text:p>
          </table:table-cell>
          <table:table-cell/>
          <table:table-cell office:value-type="float" office:value="0.01355318" calcext:value-type="float">
            <text:p>0.01355318</text:p>
          </table:table-cell>
          <table:table-cell office:value-type="float" office:value="543.12101911" calcext:value-type="float">
            <text:p>543.12101911</text:p>
          </table:table-cell>
          <table:table-cell/>
          <table:table-cell office:value-type="float" office:value="0.01355318" calcext:value-type="float">
            <text:p>0.01355318</text:p>
          </table:table-cell>
          <table:table-cell office:value-type="float" office:value="395.91648974" calcext:value-type="float">
            <text:p>395.91648974</text:p>
          </table:table-cell>
          <table:table-cell/>
          <table:table-cell office:value-type="float" office:value="0.01355318" calcext:value-type="float">
            <text:p>0.01355318</text:p>
          </table:table-cell>
          <table:table-cell office:value-type="float" office:value="341.72682236" calcext:value-type="float">
            <text:p>341.7268223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85830508" calcext:value-type="float">
            <text:p>0.85830508</text:p>
          </table:table-cell>
        </table:table-row>
        <table:table-row table:style-name="ro1">
          <table:table-cell office:value-type="float" office:value="1.31825674" calcext:value-type="float">
            <text:p>1.31825674</text:p>
          </table:table-cell>
          <table:table-cell office:value-type="float" office:value="135.67618041" calcext:value-type="float">
            <text:p>135.67618041</text:p>
          </table:table-cell>
          <table:table-cell/>
          <table:table-cell office:value-type="float" office:value="11.48153621" calcext:value-type="float">
            <text:p>11.48153621</text:p>
          </table:table-cell>
          <table:table-cell office:value-type="float" office:value="15.5985674" calcext:value-type="float">
            <text:p>15.5985674</text:p>
          </table:table-cell>
          <table:table-cell/>
          <table:table-cell office:value-type="float" office:value="1.31825674" calcext:value-type="float">
            <text:p>1.31825674</text:p>
          </table:table-cell>
          <table:table-cell office:value-type="float" office:value="287.2244898" calcext:value-type="float">
            <text:p>287.2244898</text:p>
          </table:table-cell>
          <table:table-cell/>
          <table:table-cell office:value-type="float" office:value="0.13182567" calcext:value-type="float">
            <text:p>0.13182567</text:p>
          </table:table-cell>
          <table:table-cell office:value-type="float" office:value="514.37903226" calcext:value-type="float">
            <text:p>514.37903226</text:p>
          </table:table-cell>
          <table:table-cell/>
          <table:table-cell office:value-type="float" office:value="13.00724736" calcext:value-type="float">
            <text:p>13.00724736</text:p>
          </table:table-cell>
          <table:table-cell office:value-type="float" office:value="0.74768064" calcext:value-type="float">
            <text:p>0.74768064</text:p>
          </table:table-cell>
          <table:table-cell/>
          <table:table-cell office:value-type="float" office:value="0.01577836" calcext:value-type="float">
            <text:p>0.01577836</text:p>
          </table:table-cell>
          <table:table-cell office:value-type="float" office:value="549.78898037" calcext:value-type="float">
            <text:p>549.78898037</text:p>
          </table:table-cell>
          <table:table-cell/>
          <table:table-cell office:value-type="float" office:value="0.01577836" calcext:value-type="float">
            <text:p>0.01577836</text:p>
          </table:table-cell>
          <table:table-cell office:value-type="float" office:value="403.66949752" calcext:value-type="float">
            <text:p>403.66949752</text:p>
          </table:table-cell>
          <table:table-cell/>
          <table:table-cell office:value-type="float" office:value="0.01577836" calcext:value-type="float">
            <text:p>0.01577836</text:p>
          </table:table-cell>
          <table:table-cell office:value-type="float" office:value="349.98554456" calcext:value-type="float">
            <text:p>349.9855445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85337606" calcext:value-type="float">
            <text:p>0.85337606</text:p>
          </table:table-cell>
        </table:table-row>
        <table:table-row table:style-name="ro1">
          <table:table-cell office:value-type="float" office:value="1.44543977" calcext:value-type="float">
            <text:p>1.44543977</text:p>
          </table:table-cell>
          <table:table-cell office:value-type="float" office:value="135.8989899" calcext:value-type="float">
            <text:p>135.8989899</text:p>
          </table:table-cell>
          <table:table-cell/>
          <table:table-cell office:value-type="float" office:value="12.02264435" calcext:value-type="float">
            <text:p>12.02264435</text:p>
          </table:table-cell>
          <table:table-cell office:value-type="float" office:value="15.82411537" calcext:value-type="float">
            <text:p>15.82411537</text:p>
          </table:table-cell>
          <table:table-cell/>
          <table:table-cell office:value-type="float" office:value="1.44543977" calcext:value-type="float">
            <text:p>1.44543977</text:p>
          </table:table-cell>
          <table:table-cell office:value-type="float" office:value="291.84044527" calcext:value-type="float">
            <text:p>291.84044527</text:p>
          </table:table-cell>
          <table:table-cell/>
          <table:table-cell office:value-type="float" office:value="0.14454398" calcext:value-type="float">
            <text:p>0.14454398</text:p>
          </table:table-cell>
          <table:table-cell office:value-type="float" office:value="519.04922136" calcext:value-type="float">
            <text:p>519.04922136</text:p>
          </table:table-cell>
          <table:table-cell/>
          <table:table-cell office:value-type="float" office:value="14.19865474" calcext:value-type="float">
            <text:p>14.19865474</text:p>
          </table:table-cell>
          <table:table-cell office:value-type="float" office:value="0.75334523" calcext:value-type="float">
            <text:p>0.75334523</text:p>
          </table:table-cell>
          <table:table-cell/>
          <table:table-cell office:value-type="float" office:value="0.01836887" calcext:value-type="float">
            <text:p>0.01836887</text:p>
          </table:table-cell>
          <table:table-cell office:value-type="float" office:value="556.20112889" calcext:value-type="float">
            <text:p>556.20112889</text:p>
          </table:table-cell>
          <table:table-cell/>
          <table:table-cell office:value-type="float" office:value="0.01836887" calcext:value-type="float">
            <text:p>0.01836887</text:p>
          </table:table-cell>
          <table:table-cell office:value-type="float" office:value="411.30927105" calcext:value-type="float">
            <text:p>411.30927105</text:p>
          </table:table-cell>
          <table:table-cell/>
          <table:table-cell office:value-type="float" office:value="0.01836887" calcext:value-type="float">
            <text:p>0.01836887</text:p>
          </table:table-cell>
          <table:table-cell office:value-type="float" office:value="358.18945657" calcext:value-type="float">
            <text:p>358.1894565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84893644" calcext:value-type="float">
            <text:p>0.84893644</text:p>
          </table:table-cell>
        </table:table-row>
        <table:table-row table:style-name="ro1">
          <table:table-cell office:value-type="float" office:value="1.58489319" calcext:value-type="float">
            <text:p>1.58489319</text:p>
          </table:table-cell>
          <table:table-cell office:value-type="float" office:value="136.12373737" calcext:value-type="float">
            <text:p>136.12373737</text:p>
          </table:table-cell>
          <table:table-cell/>
          <table:table-cell office:value-type="float" office:value="12.58925412" calcext:value-type="float">
            <text:p>12.58925412</text:p>
          </table:table-cell>
          <table:table-cell office:value-type="float" office:value="16.04966334" calcext:value-type="float">
            <text:p>16.04966334</text:p>
          </table:table-cell>
          <table:table-cell/>
          <table:table-cell office:value-type="float" office:value="1.58489319" calcext:value-type="float">
            <text:p>1.58489319</text:p>
          </table:table-cell>
          <table:table-cell office:value-type="float" office:value="296.40565317" calcext:value-type="float">
            <text:p>296.40565317</text:p>
          </table:table-cell>
          <table:table-cell/>
          <table:table-cell office:value-type="float" office:value="0.15848932" calcext:value-type="float">
            <text:p>0.15848932</text:p>
          </table:table-cell>
          <table:table-cell office:value-type="float" office:value="523.76346983" calcext:value-type="float">
            <text:p>523.76346983</text:p>
          </table:table-cell>
          <table:table-cell/>
          <table:table-cell office:value-type="float" office:value="15.49918988" calcext:value-type="float">
            <text:p>15.49918988</text:p>
          </table:table-cell>
          <table:table-cell office:value-type="float" office:value="0.75900981" calcext:value-type="float">
            <text:p>0.75900981</text:p>
          </table:table-cell>
          <table:table-cell/>
          <table:table-cell office:value-type="float" office:value="0.02138469" calcext:value-type="float">
            <text:p>0.02138469</text:p>
          </table:table-cell>
          <table:table-cell office:value-type="float" office:value="562.61327741" calcext:value-type="float">
            <text:p>562.61327741</text:p>
          </table:table-cell>
          <table:table-cell/>
          <table:table-cell office:value-type="float" office:value="0.02138469" calcext:value-type="float">
            <text:p>0.02138469</text:p>
          </table:table-cell>
          <table:table-cell office:value-type="float" office:value="418.94904459" calcext:value-type="float">
            <text:p>418.94904459</text:p>
          </table:table-cell>
          <table:table-cell/>
          <table:table-cell office:value-type="float" office:value="0.02138469" calcext:value-type="float">
            <text:p>0.02138469</text:p>
          </table:table-cell>
          <table:table-cell office:value-type="float" office:value="366.39336857" calcext:value-type="float">
            <text:p>366.3933685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4603178" calcext:value-type="float">
            <text:p>0.84603178</text:p>
          </table:table-cell>
        </table:table-row>
        <table:table-row table:style-name="ro1">
          <table:table-cell office:value-type="float" office:value="1.73780083" calcext:value-type="float">
            <text:p>1.73780083</text:p>
          </table:table-cell>
          <table:table-cell office:value-type="float" office:value="136.34848485" calcext:value-type="float">
            <text:p>136.34848485</text:p>
          </table:table-cell>
          <table:table-cell/>
          <table:table-cell office:value-type="float" office:value="13.18256739" calcext:value-type="float">
            <text:p>13.18256739</text:p>
          </table:table-cell>
          <table:table-cell office:value-type="float" office:value="16.27268994" calcext:value-type="float">
            <text:p>16.27268994</text:p>
          </table:table-cell>
          <table:table-cell/>
          <table:table-cell office:value-type="float" office:value="1.73780083" calcext:value-type="float">
            <text:p>1.73780083</text:p>
          </table:table-cell>
          <table:table-cell office:value-type="float" office:value="300.9197861" calcext:value-type="float">
            <text:p>300.9197861</text:p>
          </table:table-cell>
          <table:table-cell/>
          <table:table-cell office:value-type="float" office:value="0.17378008" calcext:value-type="float">
            <text:p>0.17378008</text:p>
          </table:table-cell>
          <table:table-cell office:value-type="float" office:value="528.5390625" calcext:value-type="float">
            <text:p>528.5390625</text:p>
          </table:table-cell>
          <table:table-cell/>
          <table:table-cell office:value-type="float" office:value="16.91884838" calcext:value-type="float">
            <text:p>16.91884838</text:p>
          </table:table-cell>
          <table:table-cell office:value-type="float" office:value="0.7646744" calcext:value-type="float">
            <text:p>0.7646744</text:p>
          </table:table-cell>
          <table:table-cell/>
          <table:table-cell office:value-type="float" office:value="0.02489566" calcext:value-type="float">
            <text:p>0.02489566</text:p>
          </table:table-cell>
          <table:table-cell office:value-type="float" office:value="569.09210393" calcext:value-type="float">
            <text:p>569.09210393</text:p>
          </table:table-cell>
          <table:table-cell/>
          <table:table-cell office:value-type="float" office:value="0.02489566" calcext:value-type="float">
            <text:p>0.02489566</text:p>
          </table:table-cell>
          <table:table-cell office:value-type="float" office:value="426.60692243" calcext:value-type="float">
            <text:p>426.60692243</text:p>
          </table:table-cell>
          <table:table-cell/>
          <table:table-cell office:value-type="float" office:value="0.02489566" calcext:value-type="float">
            <text:p>0.02489566</text:p>
          </table:table-cell>
          <table:table-cell office:value-type="float" office:value="374.59728057" calcext:value-type="float">
            <text:p>374.5972805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84328729" calcext:value-type="float">
            <text:p>0.84328729</text:p>
          </table:table-cell>
        </table:table-row>
        <table:table-row table:style-name="ro1">
          <table:table-cell office:value-type="float" office:value="1.90546072" calcext:value-type="float">
            <text:p>1.90546072</text:p>
          </table:table-cell>
          <table:table-cell office:value-type="float" office:value="136.57059229" calcext:value-type="float">
            <text:p>136.57059229</text:p>
          </table:table-cell>
          <table:table-cell/>
          <table:table-cell office:value-type="float" office:value="13.80384265" calcext:value-type="float">
            <text:p>13.80384265</text:p>
          </table:table-cell>
          <table:table-cell office:value-type="float" office:value="16.45229295" calcext:value-type="float">
            <text:p>16.45229295</text:p>
          </table:table-cell>
          <table:table-cell/>
          <table:table-cell office:value-type="float" office:value="1.90546072" calcext:value-type="float">
            <text:p>1.90546072</text:p>
          </table:table-cell>
          <table:table-cell office:value-type="float" office:value="305.43391902" calcext:value-type="float">
            <text:p>305.43391902</text:p>
          </table:table-cell>
          <table:table-cell/>
          <table:table-cell office:value-type="float" office:value="0.19054607" calcext:value-type="float">
            <text:p>0.19054607</text:p>
          </table:table-cell>
          <table:table-cell office:value-type="float" office:value="533.31465517" calcext:value-type="float">
            <text:p>533.31465517</text:p>
          </table:table-cell>
          <table:table-cell/>
          <table:table-cell office:value-type="float" office:value="18.46854144" calcext:value-type="float">
            <text:p>18.46854144</text:p>
          </table:table-cell>
          <table:table-cell office:value-type="float" office:value="0.77033898" calcext:value-type="float">
            <text:p>0.77033898</text:p>
          </table:table-cell>
          <table:table-cell/>
          <table:table-cell office:value-type="float" office:value="0.02898306" calcext:value-type="float">
            <text:p>0.02898306</text:p>
          </table:table-cell>
          <table:table-cell office:value-type="float" office:value="575.7688808" calcext:value-type="float">
            <text:p>575.7688808</text:p>
          </table:table-cell>
          <table:table-cell/>
          <table:table-cell office:value-type="float" office:value="0.02898306" calcext:value-type="float">
            <text:p>0.02898306</text:p>
          </table:table-cell>
          <table:table-cell office:value-type="float" office:value="434.35120723" calcext:value-type="float">
            <text:p>434.35120723</text:p>
          </table:table-cell>
          <table:table-cell/>
          <table:table-cell office:value-type="float" office:value="0.02898306" calcext:value-type="float">
            <text:p>0.02898306</text:p>
          </table:table-cell>
          <table:table-cell office:value-type="float" office:value="382.85450888" calcext:value-type="float">
            <text:p>382.8545088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4149364" calcext:value-type="float">
            <text:p>0.84149364</text:p>
          </table:table-cell>
        </table:table-row>
        <table:table-row table:style-name="ro1">
          <table:table-cell office:value-type="float" office:value="2.08929613" calcext:value-type="float">
            <text:p>2.08929613</text:p>
          </table:table-cell>
          <table:table-cell office:value-type="float" office:value="136.78512397" calcext:value-type="float">
            <text:p>136.78512397</text:p>
          </table:table-cell>
          <table:table-cell/>
          <table:table-cell office:value-type="float" office:value="14.45439771" calcext:value-type="float">
            <text:p>14.45439771</text:p>
          </table:table-cell>
          <table:table-cell office:value-type="float" office:value="16.63189596" calcext:value-type="float">
            <text:p>16.63189596</text:p>
          </table:table-cell>
          <table:table-cell/>
          <table:table-cell office:value-type="float" office:value="2.08929613" calcext:value-type="float">
            <text:p>2.08929613</text:p>
          </table:table-cell>
          <table:table-cell office:value-type="float" office:value="309.98068598" calcext:value-type="float">
            <text:p>309.98068598</text:p>
          </table:table-cell>
          <table:table-cell/>
          <table:table-cell office:value-type="float" office:value="0.20892961" calcext:value-type="float">
            <text:p>0.20892961</text:p>
          </table:table-cell>
          <table:table-cell office:value-type="float" office:value="537.91216216" calcext:value-type="float">
            <text:p>537.91216216</text:p>
          </table:table-cell>
          <table:table-cell/>
          <table:table-cell office:value-type="float" office:value="20.16017965" calcext:value-type="float">
            <text:p>20.16017965</text:p>
          </table:table-cell>
          <table:table-cell office:value-type="float" office:value="0.77600357" calcext:value-type="float">
            <text:p>0.77600357</text:p>
          </table:table-cell>
          <table:table-cell/>
          <table:table-cell office:value-type="float" office:value="0.03374153" calcext:value-type="float">
            <text:p>0.03374153</text:p>
          </table:table-cell>
          <table:table-cell office:value-type="float" office:value="582.44565767" calcext:value-type="float">
            <text:p>582.44565767</text:p>
          </table:table-cell>
          <table:table-cell/>
          <table:table-cell office:value-type="float" office:value="0.03374153" calcext:value-type="float">
            <text:p>0.03374153</text:p>
          </table:table-cell>
          <table:table-cell office:value-type="float" office:value="442.09549203" calcext:value-type="float">
            <text:p>442.09549203</text:p>
          </table:table-cell>
          <table:table-cell/>
          <table:table-cell office:value-type="float" office:value="0.03374153" calcext:value-type="float">
            <text:p>0.03374153</text:p>
          </table:table-cell>
          <table:table-cell office:value-type="float" office:value="391.1565538" calcext:value-type="float">
            <text:p>391.156553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83976392" calcext:value-type="float">
            <text:p>0.83976392</text:p>
          </table:table-cell>
        </table:table-row>
        <table:table-row table:style-name="ro1">
          <table:table-cell office:value-type="float" office:value="2.29086765" calcext:value-type="float">
            <text:p>2.29086765</text:p>
          </table:table-cell>
          <table:table-cell office:value-type="float" office:value="136.99965565" calcext:value-type="float">
            <text:p>136.99965565</text:p>
          </table:table-cell>
          <table:table-cell/>
          <table:table-cell office:value-type="float" office:value="15.13561248" calcext:value-type="float">
            <text:p>15.13561248</text:p>
          </table:table-cell>
          <table:table-cell office:value-type="float" office:value="16.81848049" calcext:value-type="float">
            <text:p>16.81848049</text:p>
          </table:table-cell>
          <table:table-cell/>
          <table:table-cell office:value-type="float" office:value="2.29086765" calcext:value-type="float">
            <text:p>2.29086765</text:p>
          </table:table-cell>
          <table:table-cell office:value-type="float" office:value="314.53746254" calcext:value-type="float">
            <text:p>314.53746254</text:p>
          </table:table-cell>
          <table:table-cell/>
          <table:table-cell office:value-type="float" office:value="0.22908677" calcext:value-type="float">
            <text:p>0.22908677</text:p>
          </table:table-cell>
          <table:table-cell office:value-type="float" office:value="542.47716682" calcext:value-type="float">
            <text:p>542.47716682</text:p>
          </table:table-cell>
          <table:table-cell/>
          <table:table-cell office:value-type="float" office:value="22.00676459" calcext:value-type="float">
            <text:p>22.00676459</text:p>
          </table:table-cell>
          <table:table-cell office:value-type="float" office:value="0.78192267" calcext:value-type="float">
            <text:p>0.78192267</text:p>
          </table:table-cell>
          <table:table-cell/>
          <table:table-cell office:value-type="float" office:value="0.03928126" calcext:value-type="float">
            <text:p>0.03928126</text:p>
          </table:table-cell>
          <table:table-cell office:value-type="float" office:value="589.12243454" calcext:value-type="float">
            <text:p>589.12243454</text:p>
          </table:table-cell>
          <table:table-cell/>
          <table:table-cell office:value-type="float" office:value="0.03928126" calcext:value-type="float">
            <text:p>0.03928126</text:p>
          </table:table-cell>
          <table:table-cell office:value-type="float" office:value="449.83977682" calcext:value-type="float">
            <text:p>449.83977682</text:p>
          </table:table-cell>
          <table:table-cell/>
          <table:table-cell office:value-type="float" office:value="0.03928126" calcext:value-type="float">
            <text:p>0.03928126</text:p>
          </table:table-cell>
          <table:table-cell office:value-type="float" office:value="399.45859873" calcext:value-type="float">
            <text:p>399.458598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3828171" calcext:value-type="float">
            <text:p>0.83828171</text:p>
          </table:table-cell>
        </table:table-row>
        <table:table-row table:style-name="ro1">
          <table:table-cell office:value-type="float" office:value="2.51188643" calcext:value-type="float">
            <text:p>2.51188643</text:p>
          </table:table-cell>
          <table:table-cell office:value-type="float" office:value="137.21418733" calcext:value-type="float">
            <text:p>137.21418733</text:p>
          </table:table-cell>
          <table:table-cell/>
          <table:table-cell office:value-type="float" office:value="15.84893192" calcext:value-type="float">
            <text:p>15.84893192</text:p>
          </table:table-cell>
          <table:table-cell office:value-type="float" office:value="17.02053388" calcext:value-type="float">
            <text:p>17.02053388</text:p>
          </table:table-cell>
          <table:table-cell/>
          <table:table-cell office:value-type="float" office:value="2.51188643" calcext:value-type="float">
            <text:p>2.51188643</text:p>
          </table:table-cell>
          <table:table-cell office:value-type="float" office:value="319.09423909" calcext:value-type="float">
            <text:p>319.09423909</text:p>
          </table:table-cell>
          <table:table-cell/>
          <table:table-cell office:value-type="float" office:value="0.25118864" calcext:value-type="float">
            <text:p>0.25118864</text:p>
          </table:table-cell>
          <table:table-cell office:value-type="float" office:value="547.04217148" calcext:value-type="float">
            <text:p>547.04217148</text:p>
          </table:table-cell>
          <table:table-cell/>
          <table:table-cell office:value-type="float" office:value="24.02248868" calcext:value-type="float">
            <text:p>24.02248868</text:p>
          </table:table-cell>
          <table:table-cell office:value-type="float" office:value="0.78797669" calcext:value-type="float">
            <text:p>0.78797669</text:p>
          </table:table-cell>
          <table:table-cell/>
          <table:table-cell office:value-type="float" office:value="0.04573051" calcext:value-type="float">
            <text:p>0.04573051</text:p>
          </table:table-cell>
          <table:table-cell office:value-type="float" office:value="595.65249593" calcext:value-type="float">
            <text:p>595.65249593</text:p>
          </table:table-cell>
          <table:table-cell/>
          <table:table-cell office:value-type="float" office:value="0.04573051" calcext:value-type="float">
            <text:p>0.04573051</text:p>
          </table:table-cell>
          <table:table-cell office:value-type="float" office:value="457.72924881" calcext:value-type="float">
            <text:p>457.72924881</text:p>
          </table:table-cell>
          <table:table-cell/>
          <table:table-cell office:value-type="float" office:value="0.04573051" calcext:value-type="float">
            <text:p>0.04573051</text:p>
          </table:table-cell>
          <table:table-cell office:value-type="float" office:value="407.76064365" calcext:value-type="float">
            <text:p>407.760643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688998" calcext:value-type="float">
            <text:p>0.83688998</text:p>
          </table:table-cell>
        </table:table-row>
        <table:table-row table:style-name="ro1">
          <table:table-cell office:value-type="float" office:value="2.7542287" calcext:value-type="float">
            <text:p>2.7542287</text:p>
          </table:table-cell>
          <table:table-cell office:value-type="float" office:value="137.42961039" calcext:value-type="float">
            <text:p>137.42961039</text:p>
          </table:table-cell>
          <table:table-cell/>
          <table:table-cell office:value-type="float" office:value="16.59586907" calcext:value-type="float">
            <text:p>16.59586907</text:p>
          </table:table-cell>
          <table:table-cell office:value-type="float" office:value="17.22258727" calcext:value-type="float">
            <text:p>17.22258727</text:p>
          </table:table-cell>
          <table:table-cell/>
          <table:table-cell office:value-type="float" office:value="2.7542287" calcext:value-type="float">
            <text:p>2.7542287</text:p>
          </table:table-cell>
          <table:table-cell office:value-type="float" office:value="323.70649351" calcext:value-type="float">
            <text:p>323.70649351</text:p>
          </table:table-cell>
          <table:table-cell/>
          <table:table-cell office:value-type="float" office:value="0.27542287" calcext:value-type="float">
            <text:p>0.27542287</text:p>
          </table:table-cell>
          <table:table-cell office:value-type="float" office:value="551.71767241" calcext:value-type="float">
            <text:p>551.71767241</text:p>
          </table:table-cell>
          <table:table-cell/>
          <table:table-cell office:value-type="float" office:value="26.22284435" calcext:value-type="float">
            <text:p>26.22284435</text:p>
          </table:table-cell>
          <table:table-cell office:value-type="float" office:value="0.79403072" calcext:value-type="float">
            <text:p>0.79403072</text:p>
          </table:table-cell>
          <table:table-cell/>
          <table:table-cell office:value-type="float" office:value="0.0532386" calcext:value-type="float">
            <text:p>0.0532386</text:p>
          </table:table-cell>
          <table:table-cell office:value-type="float" office:value="602.17399891" calcext:value-type="float">
            <text:p>602.17399891</text:p>
          </table:table-cell>
          <table:table-cell/>
          <table:table-cell office:value-type="float" office:value="0.0532386" calcext:value-type="float">
            <text:p>0.0532386</text:p>
          </table:table-cell>
          <table:table-cell office:value-type="float" office:value="465.65792134" calcext:value-type="float">
            <text:p>465.65792134</text:p>
          </table:table-cell>
          <table:table-cell/>
          <table:table-cell office:value-type="float" office:value="0.0532386" calcext:value-type="float">
            <text:p>0.0532386</text:p>
          </table:table-cell>
          <table:table-cell office:value-type="float" office:value="416.06798478" calcext:value-type="float">
            <text:p>416.0679847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83561341" calcext:value-type="float">
            <text:p>0.83561341</text:p>
          </table:table-cell>
        </table:table-row>
        <table:table-row table:style-name="ro1">
          <table:table-cell office:value-type="float" office:value="3.01995172" calcext:value-type="float">
            <text:p>3.01995172</text:p>
          </table:table-cell>
          <table:table-cell office:value-type="float" office:value="137.64536797" calcext:value-type="float">
            <text:p>137.64536797</text:p>
          </table:table-cell>
          <table:table-cell/>
          <table:table-cell office:value-type="float" office:value="17.37800829" calcext:value-type="float">
            <text:p>17.37800829</text:p>
          </table:table-cell>
          <table:table-cell office:value-type="float" office:value="17.42464066" calcext:value-type="float">
            <text:p>17.42464066</text:p>
          </table:table-cell>
          <table:table-cell/>
          <table:table-cell office:value-type="float" office:value="3.01995172" calcext:value-type="float">
            <text:p>3.01995172</text:p>
          </table:table-cell>
          <table:table-cell office:value-type="float" office:value="328.3512987" calcext:value-type="float">
            <text:p>328.3512987</text:p>
          </table:table-cell>
          <table:table-cell/>
          <table:table-cell office:value-type="float" office:value="0.30199517" calcext:value-type="float">
            <text:p>0.30199517</text:p>
          </table:table-cell>
          <table:table-cell office:value-type="float" office:value="556.40948276" calcext:value-type="float">
            <text:p>556.40948276</text:p>
          </table:table-cell>
          <table:table-cell/>
          <table:table-cell office:value-type="float" office:value="28.62474305" calcext:value-type="float">
            <text:p>28.62474305</text:p>
          </table:table-cell>
          <table:table-cell office:value-type="float" office:value="0.80001033" calcext:value-type="float">
            <text:p>0.80001033</text:p>
          </table:table-cell>
          <table:table-cell/>
          <table:table-cell office:value-type="float" office:value="0.06197938" calcext:value-type="float">
            <text:p>0.06197938</text:p>
          </table:table-cell>
          <table:table-cell office:value-type="float" office:value="608.6955019" calcext:value-type="float">
            <text:p>608.6955019</text:p>
          </table:table-cell>
          <table:table-cell/>
          <table:table-cell office:value-type="float" office:value="0.06197938" calcext:value-type="float">
            <text:p>0.06197938</text:p>
          </table:table-cell>
          <table:table-cell office:value-type="float" office:value="473.58659387" calcext:value-type="float">
            <text:p>473.58659387</text:p>
          </table:table-cell>
          <table:table-cell/>
          <table:table-cell office:value-type="float" office:value="0.06197938" calcext:value-type="float">
            <text:p>0.06197938</text:p>
          </table:table-cell>
          <table:table-cell office:value-type="float" office:value="424.46611819" calcext:value-type="float">
            <text:p>424.466118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83447828" calcext:value-type="float">
            <text:p>0.83447828</text:p>
          </table:table-cell>
        </table:table-row>
        <table:table-row table:style-name="ro1">
          <table:table-cell office:value-type="float" office:value="3.31131121" calcext:value-type="float">
            <text:p>3.31131121</text:p>
          </table:table-cell>
          <table:table-cell office:value-type="float" office:value="137.86112554" calcext:value-type="float">
            <text:p>137.86112554</text:p>
          </table:table-cell>
          <table:table-cell/>
          <table:table-cell office:value-type="float" office:value="18.19700859" calcext:value-type="float">
            <text:p>18.19700859</text:p>
          </table:table-cell>
          <table:table-cell office:value-type="float" office:value="17.63242568" calcext:value-type="float">
            <text:p>17.63242568</text:p>
          </table:table-cell>
          <table:table-cell/>
          <table:table-cell office:value-type="float" office:value="3.31131121" calcext:value-type="float">
            <text:p>3.31131121</text:p>
          </table:table-cell>
          <table:table-cell office:value-type="float" office:value="332.9961039" calcext:value-type="float">
            <text:p>332.9961039</text:p>
          </table:table-cell>
          <table:table-cell/>
          <table:table-cell office:value-type="float" office:value="0.33113112" calcext:value-type="float">
            <text:p>0.33113112</text:p>
          </table:table-cell>
          <table:table-cell office:value-type="float" office:value="561.1012931" calcext:value-type="float">
            <text:p>561.1012931</text:p>
          </table:table-cell>
          <table:table-cell/>
          <table:table-cell office:value-type="float" office:value="31.24664524" calcext:value-type="float">
            <text:p>31.24664524</text:p>
          </table:table-cell>
          <table:table-cell office:value-type="float" office:value="0.8059167" calcext:value-type="float">
            <text:p>0.8059167</text:p>
          </table:table-cell>
          <table:table-cell/>
          <table:table-cell office:value-type="float" office:value="0.07215523" calcext:value-type="float">
            <text:p>0.07215523</text:p>
          </table:table-cell>
          <table:table-cell office:value-type="float" office:value="615.15586971" calcext:value-type="float">
            <text:p>615.15586971</text:p>
          </table:table-cell>
          <table:table-cell/>
          <table:table-cell office:value-type="float" office:value="0.07215523" calcext:value-type="float">
            <text:p>0.07215523</text:p>
          </table:table-cell>
          <table:table-cell office:value-type="float" office:value="481.42670222" calcext:value-type="float">
            <text:p>481.42670222</text:p>
          </table:table-cell>
          <table:table-cell/>
          <table:table-cell office:value-type="float" office:value="0.07215523" calcext:value-type="float">
            <text:p>0.07215523</text:p>
          </table:table-cell>
          <table:table-cell office:value-type="float" office:value="432.86425159" calcext:value-type="float">
            <text:p>432.8642515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83334315" calcext:value-type="float">
            <text:p>0.83334315</text:p>
          </table:table-cell>
        </table:table-row>
        <table:table-row table:style-name="ro1">
          <table:table-cell office:value-type="float" office:value="3.63078055" calcext:value-type="float">
            <text:p>3.63078055</text:p>
          </table:table-cell>
          <table:table-cell office:value-type="float" office:value="138.07688312" calcext:value-type="float">
            <text:p>138.07688312</text:p>
          </table:table-cell>
          <table:table-cell/>
          <table:table-cell office:value-type="float" office:value="19.05460718" calcext:value-type="float">
            <text:p>19.05460718</text:p>
          </table:table-cell>
          <table:table-cell office:value-type="float" office:value="17.84326399" calcext:value-type="float">
            <text:p>17.84326399</text:p>
          </table:table-cell>
          <table:table-cell/>
          <table:table-cell office:value-type="float" office:value="3.63078055" calcext:value-type="float">
            <text:p>3.63078055</text:p>
          </table:table-cell>
          <table:table-cell office:value-type="float" office:value="337.58670741" calcext:value-type="float">
            <text:p>337.58670741</text:p>
          </table:table-cell>
          <table:table-cell/>
          <table:table-cell office:value-type="float" office:value="0.36307805" calcext:value-type="float">
            <text:p>0.36307805</text:p>
          </table:table-cell>
          <table:table-cell office:value-type="float" office:value="565.79398311" calcext:value-type="float">
            <text:p>565.79398311</text:p>
          </table:table-cell>
          <table:table-cell/>
          <table:table-cell office:value-type="float" office:value="34.10870228" calcext:value-type="float">
            <text:p>34.10870228</text:p>
          </table:table-cell>
          <table:table-cell office:value-type="float" office:value="0.81182307" calcext:value-type="float">
            <text:p>0.81182307</text:p>
          </table:table-cell>
          <table:table-cell/>
          <table:table-cell office:value-type="float" office:value="0.08400176" calcext:value-type="float">
            <text:p>0.08400176</text:p>
          </table:table-cell>
          <table:table-cell office:value-type="float" office:value="621.56801823" calcext:value-type="float">
            <text:p>621.56801823</text:p>
          </table:table-cell>
          <table:table-cell/>
          <table:table-cell office:value-type="float" office:value="0.08400176" calcext:value-type="float">
            <text:p>0.08400176</text:p>
          </table:table-cell>
          <table:table-cell office:value-type="float" office:value="489.17098701" calcext:value-type="float">
            <text:p>489.17098701</text:p>
          </table:table-cell>
          <table:table-cell/>
          <table:table-cell office:value-type="float" office:value="0.08400176" calcext:value-type="float">
            <text:p>0.08400176</text:p>
          </table:table-cell>
          <table:table-cell office:value-type="float" office:value="441.262385" calcext:value-type="float">
            <text:p>441.26238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83232521" calcext:value-type="float">
            <text:p>0.83232521</text:p>
          </table:table-cell>
        </table:table-row>
        <table:table-row table:style-name="ro1">
          <table:table-cell office:value-type="float" office:value="3.98107171" calcext:value-type="float">
            <text:p>3.98107171</text:p>
          </table:table-cell>
          <table:table-cell office:value-type="float" office:value="138.28961888" calcext:value-type="float">
            <text:p>138.28961888</text:p>
          </table:table-cell>
          <table:table-cell/>
          <table:table-cell office:value-type="float" office:value="19.95262315" calcext:value-type="float">
            <text:p>19.95262315</text:p>
          </table:table-cell>
          <table:table-cell office:value-type="float" office:value="18.05410231" calcext:value-type="float">
            <text:p>18.05410231</text:p>
          </table:table-cell>
          <table:table-cell/>
          <table:table-cell office:value-type="float" office:value="3.98107171" calcext:value-type="float">
            <text:p>3.98107171</text:p>
          </table:table-cell>
          <table:table-cell office:value-type="float" office:value="342.10084034" calcext:value-type="float">
            <text:p>342.10084034</text:p>
          </table:table-cell>
          <table:table-cell/>
          <table:table-cell office:value-type="float" office:value="0.39810717" calcext:value-type="float">
            <text:p>0.39810717</text:p>
          </table:table-cell>
          <table:table-cell office:value-type="float" office:value="570.55418719" calcext:value-type="float">
            <text:p>570.55418719</text:p>
          </table:table-cell>
          <table:table-cell/>
          <table:table-cell office:value-type="float" office:value="37.23291133" calcext:value-type="float">
            <text:p>37.23291133</text:p>
          </table:table-cell>
          <table:table-cell office:value-type="float" office:value="0.81790541" calcext:value-type="float">
            <text:p>0.81790541</text:p>
          </table:table-cell>
          <table:table-cell/>
          <table:table-cell office:value-type="float" office:value="0.09779328" calcext:value-type="float">
            <text:p>0.09779328</text:p>
          </table:table-cell>
          <table:table-cell office:value-type="float" office:value="627.98016674" calcext:value-type="float">
            <text:p>627.98016674</text:p>
          </table:table-cell>
          <table:table-cell/>
          <table:table-cell office:value-type="float" office:value="0.09779328" calcext:value-type="float">
            <text:p>0.09779328</text:p>
          </table:table-cell>
          <table:table-cell office:value-type="float" office:value="496.91527181" calcext:value-type="float">
            <text:p>496.91527181</text:p>
          </table:table-cell>
          <table:table-cell/>
          <table:table-cell office:value-type="float" office:value="0.09779328" calcext:value-type="float">
            <text:p>0.09779328</text:p>
          </table:table-cell>
          <table:table-cell office:value-type="float" office:value="449.6605184" calcext:value-type="float">
            <text:p>449.660518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83131621" calcext:value-type="float">
            <text:p>0.83131621</text:p>
          </table:table-cell>
        </table:table-row>
        <table:table-row table:style-name="ro1">
          <table:table-cell office:value-type="float" office:value="4.36515832" calcext:value-type="float">
            <text:p>4.36515832</text:p>
          </table:table-cell>
          <table:table-cell office:value-type="float" office:value="138.50114591" calcext:value-type="float">
            <text:p>138.50114591</text:p>
          </table:table-cell>
          <table:table-cell/>
          <table:table-cell office:value-type="float" office:value="20.89296131" calcext:value-type="float">
            <text:p>20.89296131</text:p>
          </table:table-cell>
          <table:table-cell office:value-type="float" office:value="18.2663431" calcext:value-type="float">
            <text:p>18.2663431</text:p>
          </table:table-cell>
          <table:table-cell/>
          <table:table-cell office:value-type="float" office:value="4.36515832" calcext:value-type="float">
            <text:p>4.36515832</text:p>
          </table:table-cell>
          <table:table-cell office:value-type="float" office:value="346.61497326" calcext:value-type="float">
            <text:p>346.61497326</text:p>
          </table:table-cell>
          <table:table-cell/>
          <table:table-cell office:value-type="float" office:value="0.43651583" calcext:value-type="float">
            <text:p>0.43651583</text:p>
          </table:table-cell>
          <table:table-cell office:value-type="float" office:value="575.31439127" calcext:value-type="float">
            <text:p>575.31439127</text:p>
          </table:table-cell>
          <table:table-cell/>
          <table:table-cell office:value-type="float" office:value="40.64328437" calcext:value-type="float">
            <text:p>40.64328437</text:p>
          </table:table-cell>
          <table:table-cell office:value-type="float" office:value="0.8244503" calcext:value-type="float">
            <text:p>0.8244503</text:p>
          </table:table-cell>
          <table:table-cell/>
          <table:table-cell office:value-type="float" office:value="0.1138491" calcext:value-type="float">
            <text:p>0.1138491</text:p>
          </table:table-cell>
          <table:table-cell office:value-type="float" office:value="634.42847973" calcext:value-type="float">
            <text:p>634.42847973</text:p>
          </table:table-cell>
          <table:table-cell/>
          <table:table-cell office:value-type="float" office:value="0.1138491" calcext:value-type="float">
            <text:p>0.1138491</text:p>
          </table:table-cell>
          <table:table-cell office:value-type="float" office:value="504.67303609" calcext:value-type="float">
            <text:p>504.67303609</text:p>
          </table:table-cell>
          <table:table-cell/>
          <table:table-cell office:value-type="float" office:value="0.1138491" calcext:value-type="float">
            <text:p>0.1138491</text:p>
          </table:table-cell>
          <table:table-cell office:value-type="float" office:value="458.0586518" calcext:value-type="float">
            <text:p>458.058651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3039857" calcext:value-type="float">
            <text:p>0.83039857</text:p>
          </table:table-cell>
        </table:table-row>
        <table:table-row table:style-name="ro1">
          <table:table-cell office:value-type="float" office:value="4.78630092" calcext:value-type="float">
            <text:p>4.78630092</text:p>
          </table:table-cell>
          <table:table-cell office:value-type="float" office:value="138.71267295" calcext:value-type="float">
            <text:p>138.71267295</text:p>
          </table:table-cell>
          <table:table-cell/>
          <table:table-cell office:value-type="float" office:value="21.87761624" calcext:value-type="float">
            <text:p>21.87761624</text:p>
          </table:table-cell>
          <table:table-cell office:value-type="float" office:value="18.48676498" calcext:value-type="float">
            <text:p>18.48676498</text:p>
          </table:table-cell>
          <table:table-cell/>
          <table:table-cell office:value-type="float" office:value="4.78630092" calcext:value-type="float">
            <text:p>4.78630092</text:p>
          </table:table-cell>
          <table:table-cell office:value-type="float" office:value="351.2223534" calcext:value-type="float">
            <text:p>351.2223534</text:p>
          </table:table-cell>
          <table:table-cell/>
          <table:table-cell office:value-type="float" office:value="0.47863009" calcext:value-type="float">
            <text:p>0.47863009</text:p>
          </table:table-cell>
          <table:table-cell office:value-type="float" office:value="580.07459536" calcext:value-type="float">
            <text:p>580.07459536</text:p>
          </table:table-cell>
          <table:table-cell/>
          <table:table-cell office:value-type="float" office:value="44.36603276" calcext:value-type="float">
            <text:p>44.36603276</text:p>
          </table:table-cell>
          <table:table-cell office:value-type="float" office:value="0.83099519" calcext:value-type="float">
            <text:p>0.83099519</text:p>
          </table:table-cell>
          <table:table-cell/>
          <table:table-cell office:value-type="float" office:value="0.13254099" calcext:value-type="float">
            <text:p>0.13254099</text:p>
          </table:table-cell>
          <table:table-cell office:value-type="float" office:value="640.94998272" calcext:value-type="float">
            <text:p>640.94998272</text:p>
          </table:table-cell>
          <table:table-cell/>
          <table:table-cell office:value-type="float" office:value="0.13254099" calcext:value-type="float">
            <text:p>0.13254099</text:p>
          </table:table-cell>
          <table:table-cell office:value-type="float" office:value="512.55997877" calcext:value-type="float">
            <text:p>512.55997877</text:p>
          </table:table-cell>
          <table:table-cell/>
          <table:table-cell office:value-type="float" office:value="0.13254099" calcext:value-type="float">
            <text:p>0.13254099</text:p>
          </table:table-cell>
          <table:table-cell office:value-type="float" office:value="466.45678521" calcext:value-type="float">
            <text:p>466.4567852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82951569" calcext:value-type="float">
            <text:p>0.82951569</text:p>
          </table:table-cell>
        </table:table-row>
        <table:table-row table:style-name="ro1">
          <table:table-cell office:value-type="float" office:value="5.2480746" calcext:value-type="float">
            <text:p>5.2480746</text:p>
          </table:table-cell>
          <table:table-cell office:value-type="float" office:value="138.92419998" calcext:value-type="float">
            <text:p>138.92419998</text:p>
          </table:table-cell>
          <table:table-cell/>
          <table:table-cell office:value-type="float" office:value="22.90867653" calcext:value-type="float">
            <text:p>22.90867653</text:p>
          </table:table-cell>
          <table:table-cell office:value-type="float" office:value="18.70718686" calcext:value-type="float">
            <text:p>18.70718686</text:p>
          </table:table-cell>
          <table:table-cell/>
          <table:table-cell office:value-type="float" office:value="5.2480746" calcext:value-type="float">
            <text:p>5.2480746</text:p>
          </table:table-cell>
          <table:table-cell office:value-type="float" office:value="355.87327824" calcext:value-type="float">
            <text:p>355.87327824</text:p>
          </table:table-cell>
          <table:table-cell/>
          <table:table-cell office:value-type="float" office:value="0.52480746" calcext:value-type="float">
            <text:p>0.52480746</text:p>
          </table:table-cell>
          <table:table-cell office:value-type="float" office:value="584.82036347" calcext:value-type="float">
            <text:p>584.82036347</text:p>
          </table:table-cell>
          <table:table-cell/>
          <table:table-cell office:value-type="float" office:value="48.42976875" calcext:value-type="float">
            <text:p>48.42976875</text:p>
          </table:table-cell>
          <table:table-cell office:value-type="float" office:value="0.83784958" calcext:value-type="float">
            <text:p>0.83784958</text:p>
          </table:table-cell>
          <table:table-cell/>
          <table:table-cell office:value-type="float" office:value="0.15430173" calcext:value-type="float">
            <text:p>0.15430173</text:p>
          </table:table-cell>
          <table:table-cell office:value-type="float" office:value="647.47148571" calcext:value-type="float">
            <text:p>647.47148571</text:p>
          </table:table-cell>
          <table:table-cell/>
          <table:table-cell office:value-type="float" office:value="0.15430173" calcext:value-type="float">
            <text:p>0.15430173</text:p>
          </table:table-cell>
          <table:table-cell office:value-type="float" office:value="520.44692144" calcext:value-type="float">
            <text:p>520.44692144</text:p>
          </table:table-cell>
          <table:table-cell/>
          <table:table-cell office:value-type="float" office:value="0.15430173" calcext:value-type="float">
            <text:p>0.15430173</text:p>
          </table:table-cell>
          <table:table-cell office:value-type="float" office:value="474.85491861" calcext:value-type="float">
            <text:p>474.854918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82864831" calcext:value-type="float">
            <text:p>0.82864831</text:p>
          </table:table-cell>
        </table:table-row>
        <table:table-row table:style-name="ro1">
          <table:table-cell office:value-type="float" office:value="5.75439937" calcext:value-type="float">
            <text:p>5.75439937</text:p>
          </table:table-cell>
          <table:table-cell office:value-type="float" office:value="139.14930902" calcext:value-type="float">
            <text:p>139.14930902</text:p>
          </table:table-cell>
          <table:table-cell/>
          <table:table-cell office:value-type="float" office:value="23.98832919" calcext:value-type="float">
            <text:p>23.98832919</text:p>
          </table:table-cell>
          <table:table-cell office:value-type="float" office:value="18.92760874" calcext:value-type="float">
            <text:p>18.92760874</text:p>
          </table:table-cell>
          <table:table-cell/>
          <table:table-cell office:value-type="float" office:value="5.75439937" calcext:value-type="float">
            <text:p>5.75439937</text:p>
          </table:table-cell>
          <table:table-cell office:value-type="float" office:value="360.52024446" calcext:value-type="float">
            <text:p>360.52024446</text:p>
          </table:table-cell>
          <table:table-cell/>
          <table:table-cell office:value-type="float" office:value="0.57543994" calcext:value-type="float">
            <text:p>0.57543994</text:p>
          </table:table-cell>
          <table:table-cell office:value-type="float" office:value="589.38536813" calcext:value-type="float">
            <text:p>589.38536813</text:p>
          </table:table-cell>
          <table:table-cell/>
          <table:table-cell office:value-type="float" office:value="52.86572531" calcext:value-type="float">
            <text:p>52.86572531</text:p>
          </table:table-cell>
          <table:table-cell office:value-type="float" office:value="0.84524894" calcext:value-type="float">
            <text:p>0.84524894</text:p>
          </table:table-cell>
          <table:table-cell/>
          <table:table-cell office:value-type="float" office:value="0.17963518" calcext:value-type="float">
            <text:p>0.17963518</text:p>
          </table:table-cell>
          <table:table-cell office:value-type="float" office:value="653.99298869" calcext:value-type="float">
            <text:p>653.99298869</text:p>
          </table:table-cell>
          <table:table-cell/>
          <table:table-cell office:value-type="float" office:value="0.17963518" calcext:value-type="float">
            <text:p>0.17963518</text:p>
          </table:table-cell>
          <table:table-cell office:value-type="float" office:value="528.33386412" calcext:value-type="float">
            <text:p>528.33386412</text:p>
          </table:table-cell>
          <table:table-cell/>
          <table:table-cell office:value-type="float" office:value="0.17963518" calcext:value-type="float">
            <text:p>0.17963518</text:p>
          </table:table-cell>
          <table:table-cell office:value-type="float" office:value="483.15670597" calcext:value-type="float">
            <text:p>483.1567059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8278411" calcext:value-type="float">
            <text:p>0.8278411</text:p>
          </table:table-cell>
        </table:table-row>
        <table:table-row table:style-name="ro1">
          <table:table-cell office:value-type="float" office:value="6.30957344" calcext:value-type="float">
            <text:p>6.30957344</text:p>
          </table:table-cell>
          <table:table-cell office:value-type="float" office:value="139.38270063" calcext:value-type="float">
            <text:p>139.38270063</text:p>
          </table:table-cell>
          <table:table-cell/>
          <table:table-cell office:value-type="float" office:value="25.11886432" calcext:value-type="float">
            <text:p>25.11886432</text:p>
          </table:table-cell>
          <table:table-cell office:value-type="float" office:value="19.20109514" calcext:value-type="float">
            <text:p>19.20109514</text:p>
          </table:table-cell>
          <table:table-cell/>
          <table:table-cell office:value-type="float" office:value="6.30957344" calcext:value-type="float">
            <text:p>6.30957344</text:p>
          </table:table-cell>
          <table:table-cell office:value-type="float" office:value="365.03437739" calcext:value-type="float">
            <text:p>365.03437739</text:p>
          </table:table-cell>
          <table:table-cell/>
          <table:table-cell office:value-type="float" office:value="0.63095734" calcext:value-type="float">
            <text:p>0.63095734</text:p>
          </table:table-cell>
          <table:table-cell office:value-type="float" office:value="593.95037279" calcext:value-type="float">
            <text:p>593.95037279</text:p>
          </table:table-cell>
          <table:table-cell/>
          <table:table-cell office:value-type="float" office:value="57.70799624" calcext:value-type="float">
            <text:p>57.70799624</text:p>
          </table:table-cell>
          <table:table-cell office:value-type="float" office:value="0.85264831" calcext:value-type="float">
            <text:p>0.85264831</text:p>
          </table:table-cell>
          <table:table-cell/>
          <table:table-cell office:value-type="float" office:value="0.20912791" calcext:value-type="float">
            <text:p>0.20912791</text:p>
          </table:table-cell>
          <table:table-cell office:value-type="float" office:value="660.66120716" calcext:value-type="float">
            <text:p>660.66120716</text:p>
          </table:table-cell>
          <table:table-cell/>
          <table:table-cell office:value-type="float" office:value="0.20912791" calcext:value-type="float">
            <text:p>0.20912791</text:p>
          </table:table-cell>
          <table:table-cell office:value-type="float" office:value="535.96879904" calcext:value-type="float">
            <text:p>535.96879904</text:p>
          </table:table-cell>
          <table:table-cell/>
          <table:table-cell office:value-type="float" office:value="0.20912791" calcext:value-type="float">
            <text:p>0.20912791</text:p>
          </table:table-cell>
          <table:table-cell office:value-type="float" office:value="491.36061797" calcext:value-type="float">
            <text:p>491.360617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270339" calcext:value-type="float">
            <text:p>0.8270339</text:p>
          </table:table-cell>
        </table:table-row>
        <table:table-row table:style-name="ro1">
          <table:table-cell office:value-type="float" office:value="6.91830971" calcext:value-type="float">
            <text:p>6.91830971</text:p>
          </table:table-cell>
          <table:table-cell office:value-type="float" office:value="139.61609224" calcext:value-type="float">
            <text:p>139.61609224</text:p>
          </table:table-cell>
          <table:table-cell/>
          <table:table-cell office:value-type="float" office:value="26.30267992" calcext:value-type="float">
            <text:p>26.30267992</text:p>
          </table:table-cell>
          <table:table-cell office:value-type="float" office:value="19.48845996" calcext:value-type="float">
            <text:p>19.48845996</text:p>
          </table:table-cell>
          <table:table-cell/>
          <table:table-cell office:value-type="float" office:value="6.91830971" calcext:value-type="float">
            <text:p>6.91830971</text:p>
          </table:table-cell>
          <table:table-cell office:value-type="float" office:value="369.54851031" calcext:value-type="float">
            <text:p>369.54851031</text:p>
          </table:table-cell>
          <table:table-cell/>
          <table:table-cell office:value-type="float" office:value="0.69183097" calcext:value-type="float">
            <text:p>0.69183097</text:p>
          </table:table-cell>
          <table:table-cell office:value-type="float" office:value="598.54137931" calcext:value-type="float">
            <text:p>598.54137931</text:p>
          </table:table-cell>
          <table:table-cell/>
          <table:table-cell office:value-type="float" office:value="62.99379815" calcext:value-type="float">
            <text:p>62.99379815</text:p>
          </table:table-cell>
          <table:table-cell office:value-type="float" office:value="0.86031985" calcext:value-type="float">
            <text:p>0.86031985</text:p>
          </table:table-cell>
          <table:table-cell/>
          <table:table-cell office:value-type="float" office:value="0.24346279" calcext:value-type="float">
            <text:p>0.24346279</text:p>
          </table:table-cell>
          <table:table-cell office:value-type="float" office:value="667.33798403" calcext:value-type="float">
            <text:p>667.33798403</text:p>
          </table:table-cell>
          <table:table-cell/>
          <table:table-cell office:value-type="float" office:value="0.24346279" calcext:value-type="float">
            <text:p>0.24346279</text:p>
          </table:table-cell>
          <table:table-cell office:value-type="float" office:value="543.58903351" calcext:value-type="float">
            <text:p>543.58903351</text:p>
          </table:table-cell>
          <table:table-cell/>
          <table:table-cell office:value-type="float" office:value="0.24346279" calcext:value-type="float">
            <text:p>0.24346279</text:p>
          </table:table-cell>
          <table:table-cell office:value-type="float" office:value="499.56452997" calcext:value-type="float">
            <text:p>499.564529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82622669" calcext:value-type="float">
            <text:p>0.82622669</text:p>
          </table:table-cell>
        </table:table-row>
        <table:table-row table:style-name="ro1">
          <table:table-cell office:value-type="float" office:value="7.58577575" calcext:value-type="float">
            <text:p>7.58577575</text:p>
          </table:table-cell>
          <table:table-cell office:value-type="float" office:value="139.84948385" calcext:value-type="float">
            <text:p>139.84948385</text:p>
          </table:table-cell>
          <table:table-cell/>
          <table:table-cell office:value-type="float" office:value="27.54228703" calcext:value-type="float">
            <text:p>27.54228703</text:p>
          </table:table-cell>
          <table:table-cell office:value-type="float" office:value="19.77582478" calcext:value-type="float">
            <text:p>19.77582478</text:p>
          </table:table-cell>
          <table:table-cell/>
          <table:table-cell office:value-type="float" office:value="7.58577575" calcext:value-type="float">
            <text:p>7.58577575</text:p>
          </table:table-cell>
          <table:table-cell office:value-type="float" office:value="374.12121212" calcext:value-type="float">
            <text:p>374.12121212</text:p>
          </table:table-cell>
          <table:table-cell/>
          <table:table-cell office:value-type="float" office:value="0.75857758" calcext:value-type="float">
            <text:p>0.75857758</text:p>
          </table:table-cell>
          <table:table-cell office:value-type="float" office:value="603.36724138" calcext:value-type="float">
            <text:p>603.36724138</text:p>
          </table:table-cell>
          <table:table-cell/>
          <table:table-cell office:value-type="float" office:value="68.76375658" calcext:value-type="float">
            <text:p>68.76375658</text:p>
          </table:table-cell>
          <table:table-cell office:value-type="float" office:value="0.86899945" calcext:value-type="float">
            <text:p>0.86899945</text:p>
          </table:table-cell>
          <table:table-cell/>
          <table:table-cell office:value-type="float" office:value="0.28343482" calcext:value-type="float">
            <text:p>0.28343482</text:p>
          </table:table-cell>
          <table:table-cell office:value-type="float" office:value="674.01476089" calcext:value-type="float">
            <text:p>674.01476089</text:p>
          </table:table-cell>
          <table:table-cell/>
          <table:table-cell office:value-type="float" office:value="0.28343482" calcext:value-type="float">
            <text:p>0.28343482</text:p>
          </table:table-cell>
          <table:table-cell office:value-type="float" office:value="551.20926798" calcext:value-type="float">
            <text:p>551.20926798</text:p>
          </table:table-cell>
          <table:table-cell/>
          <table:table-cell office:value-type="float" office:value="0.28343482" calcext:value-type="float">
            <text:p>0.28343482</text:p>
          </table:table-cell>
          <table:table-cell office:value-type="float" office:value="507.76844197" calcext:value-type="float">
            <text:p>507.7684419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82550847" calcext:value-type="float">
            <text:p>0.82550847</text:p>
          </table:table-cell>
        </table:table-row>
        <table:table-row table:style-name="ro1">
          <table:table-cell office:value-type="float" office:value="8.31763771" calcext:value-type="float">
            <text:p>8.31763771</text:p>
          </table:table-cell>
          <table:table-cell office:value-type="float" office:value="140.07900433" calcext:value-type="float">
            <text:p>140.07900433</text:p>
          </table:table-cell>
          <table:table-cell/>
          <table:table-cell office:value-type="float" office:value="28.84031503" calcext:value-type="float">
            <text:p>28.84031503</text:p>
          </table:table-cell>
          <table:table-cell office:value-type="float" office:value="20.08642086" calcext:value-type="float">
            <text:p>20.08642086</text:p>
          </table:table-cell>
          <table:table-cell/>
          <table:table-cell office:value-type="float" office:value="8.31763771" calcext:value-type="float">
            <text:p>8.31763771</text:p>
          </table:table-cell>
          <table:table-cell office:value-type="float" office:value="378.83333333" calcext:value-type="float">
            <text:p>378.83333333</text:p>
          </table:table-cell>
          <table:table-cell/>
          <table:table-cell office:value-type="float" office:value="0.83176377" calcext:value-type="float">
            <text:p>0.83176377</text:p>
          </table:table-cell>
          <table:table-cell office:value-type="float" office:value="608.19310345" calcext:value-type="float">
            <text:p>608.19310345</text:p>
          </table:table-cell>
          <table:table-cell/>
          <table:table-cell office:value-type="float" office:value="75.06221815" calcext:value-type="float">
            <text:p>75.06221815</text:p>
          </table:table-cell>
          <table:table-cell office:value-type="float" office:value="0.87767906" calcext:value-type="float">
            <text:p>0.87767906</text:p>
          </table:table-cell>
          <table:table-cell/>
          <table:table-cell office:value-type="float" office:value="0.3299695" calcext:value-type="float">
            <text:p>0.3299695</text:p>
          </table:table-cell>
          <table:table-cell office:value-type="float" office:value="680.53945145" calcext:value-type="float">
            <text:p>680.53945145</text:p>
          </table:table-cell>
          <table:table-cell/>
          <table:table-cell office:value-type="float" office:value="0.3299695" calcext:value-type="float">
            <text:p>0.3299695</text:p>
          </table:table-cell>
          <table:table-cell office:value-type="float" office:value="558.98089172" calcext:value-type="float">
            <text:p>558.98089172</text:p>
          </table:table-cell>
          <table:table-cell/>
          <table:table-cell office:value-type="float" office:value="0.3299695" calcext:value-type="float">
            <text:p>0.3299695</text:p>
          </table:table-cell>
          <table:table-cell office:value-type="float" office:value="515.99051085" calcext:value-type="float">
            <text:p>515.9905108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82483581" calcext:value-type="float">
            <text:p>0.82483581</text:p>
          </table:table-cell>
        </table:table-row>
        <table:table-row table:style-name="ro1">
          <table:table-cell office:value-type="float" office:value="9.12010839" calcext:value-type="float">
            <text:p>9.12010839</text:p>
          </table:table-cell>
          <table:table-cell office:value-type="float" office:value="140.3037518" calcext:value-type="float">
            <text:p>140.3037518</text:p>
          </table:table-cell>
          <table:table-cell/>
          <table:table-cell office:value-type="float" office:value="30.1995172" calcext:value-type="float">
            <text:p>30.1995172</text:p>
          </table:table-cell>
          <table:table-cell office:value-type="float" office:value="20.43781805" calcext:value-type="float">
            <text:p>20.43781805</text:p>
          </table:table-cell>
          <table:table-cell/>
          <table:table-cell office:value-type="float" office:value="9.12010839" calcext:value-type="float">
            <text:p>9.12010839</text:p>
          </table:table-cell>
          <table:table-cell office:value-type="float" office:value="383.54545455" calcext:value-type="float">
            <text:p>383.54545455</text:p>
          </table:table-cell>
          <table:table-cell/>
          <table:table-cell office:value-type="float" office:value="0.91201084" calcext:value-type="float">
            <text:p>0.91201084</text:p>
          </table:table-cell>
          <table:table-cell office:value-type="float" office:value="612.83946878" calcext:value-type="float">
            <text:p>612.83946878</text:p>
          </table:table-cell>
          <table:table-cell/>
          <table:table-cell office:value-type="float" office:value="81.93759145" calcext:value-type="float">
            <text:p>81.93759145</text:p>
          </table:table-cell>
          <table:table-cell office:value-type="float" office:value="0.88784027" calcext:value-type="float">
            <text:p>0.88784027</text:p>
          </table:table-cell>
          <table:table-cell/>
          <table:table-cell office:value-type="float" office:value="0.3841443" calcext:value-type="float">
            <text:p>0.3841443</text:p>
          </table:table-cell>
          <table:table-cell office:value-type="float" office:value="686.977772" calcext:value-type="float">
            <text:p>686.977772</text:p>
          </table:table-cell>
          <table:table-cell/>
          <table:table-cell office:value-type="float" office:value="0.3841443" calcext:value-type="float">
            <text:p>0.3841443</text:p>
          </table:table-cell>
          <table:table-cell office:value-type="float" office:value="567.07006369" calcext:value-type="float">
            <text:p>567.07006369</text:p>
          </table:table-cell>
          <table:table-cell/>
          <table:table-cell office:value-type="float" office:value="0.3841443" calcext:value-type="float">
            <text:p>0.3841443</text:p>
          </table:table-cell>
          <table:table-cell office:value-type="float" office:value="524.21725378" calcext:value-type="float">
            <text:p>524.2172537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82416314" calcext:value-type="float">
            <text:p>0.82416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.52849928" calcext:value-type="float">
            <text:p>140.52849928</text:p>
          </table:table-cell>
          <table:table-cell/>
          <table:table-cell office:value-type="float" office:value="31.6227766" calcext:value-type="float">
            <text:p>31.6227766</text:p>
          </table:table-cell>
          <table:table-cell office:value-type="float" office:value="20.78921525" calcext:value-type="float">
            <text:p>20.789215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8.1549485" calcext:value-type="float">
            <text:p>388.15494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7.40447344" calcext:value-type="float">
            <text:p>617.40447344</text:p>
          </table:table-cell>
          <table:table-cell/>
          <table:table-cell office:value-type="float" office:value="89.4427191" calcext:value-type="float">
            <text:p>89.4427191</text:p>
          </table:table-cell>
          <table:table-cell office:value-type="float" office:value="0.89843991" calcext:value-type="float">
            <text:p>0.89843991</text:p>
          </table:table-cell>
          <table:table-cell/>
          <table:table-cell office:value-type="float" office:value="0.4472136" calcext:value-type="float">
            <text:p>0.4472136</text:p>
          </table:table-cell>
          <table:table-cell office:value-type="float" office:value="693.41609255" calcext:value-type="float">
            <text:p>693.41609255</text:p>
          </table:table-cell>
          <table:table-cell/>
          <table:table-cell office:value-type="float" office:value="0.4472136" calcext:value-type="float">
            <text:p>0.4472136</text:p>
          </table:table-cell>
          <table:table-cell office:value-type="float" office:value="575.15923567" calcext:value-type="float">
            <text:p>575.15923567</text:p>
          </table:table-cell>
          <table:table-cell/>
          <table:table-cell office:value-type="float" office:value="0.4472136" calcext:value-type="float">
            <text:p>0.4472136</text:p>
          </table:table-cell>
          <table:table-cell office:value-type="float" office:value="532.44399671" calcext:value-type="float">
            <text:p>532.4439967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82349047" calcext:value-type="float">
            <text:p>0.82349047</text:p>
          </table:table-cell>
        </table:table-row>
        <table:table-row table:style-name="ro1">
          <table:table-cell office:value-type="float" office:value="10.96478196" calcext:value-type="float">
            <text:p>10.96478196</text:p>
          </table:table-cell>
          <table:table-cell office:value-type="float" office:value="140.75324675" calcext:value-type="float">
            <text:p>140.75324675</text:p>
          </table:table-cell>
          <table:table-cell/>
          <table:table-cell office:value-type="float" office:value="33.11311215" calcext:value-type="float">
            <text:p>33.11311215</text:p>
          </table:table-cell>
          <table:table-cell office:value-type="float" office:value="21.14061245" calcext:value-type="float">
            <text:p>21.14061245</text:p>
          </table:table-cell>
          <table:table-cell/>
          <table:table-cell office:value-type="float" office:value="10.96478196" calcext:value-type="float">
            <text:p>10.96478196</text:p>
          </table:table-cell>
          <table:table-cell office:value-type="float" office:value="392.61173309" calcext:value-type="float">
            <text:p>392.61173309</text:p>
          </table:table-cell>
          <table:table-cell/>
          <table:table-cell office:value-type="float" office:value="1.0964782" calcext:value-type="float">
            <text:p>1.0964782</text:p>
          </table:table-cell>
          <table:table-cell office:value-type="float" office:value="621.9694781" calcext:value-type="float">
            <text:p>621.9694781</text:p>
          </table:table-cell>
          <table:table-cell/>
          <table:table-cell office:value-type="float" office:value="97.63528386" calcext:value-type="float">
            <text:p>97.63528386</text:p>
          </table:table-cell>
          <table:table-cell office:value-type="float" office:value="0.90945354" calcext:value-type="float">
            <text:p>0.90945354</text:p>
          </table:table-cell>
          <table:table-cell/>
          <table:table-cell office:value-type="float" office:value="0.52063768" calcext:value-type="float">
            <text:p>0.52063768</text:p>
          </table:table-cell>
          <table:table-cell office:value-type="float" office:value="699.8544131" calcext:value-type="float">
            <text:p>699.8544131</text:p>
          </table:table-cell>
          <table:table-cell/>
          <table:table-cell office:value-type="float" office:value="0.52063768" calcext:value-type="float">
            <text:p>0.52063768</text:p>
          </table:table-cell>
          <table:table-cell office:value-type="float" office:value="583.24840764" calcext:value-type="float">
            <text:p>583.24840764</text:p>
          </table:table-cell>
          <table:table-cell/>
          <table:table-cell office:value-type="float" office:value="0.52063768" calcext:value-type="float">
            <text:p>0.52063768</text:p>
          </table:table-cell>
          <table:table-cell office:value-type="float" office:value="540.67073963" calcext:value-type="float">
            <text:p>540.6707396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82290254" calcext:value-type="float">
            <text:p>0.82290254</text:p>
          </table:table-cell>
        </table:table-row>
        <table:table-row table:style-name="ro1">
          <table:table-cell office:value-type="float" office:value="12.02264435" calcext:value-type="float">
            <text:p>12.02264435</text:p>
          </table:table-cell>
          <table:table-cell office:value-type="float" office:value="140.9709501" calcext:value-type="float">
            <text:p>140.9709501</text:p>
          </table:table-cell>
          <table:table-cell/>
          <table:table-cell office:value-type="float" office:value="34.67368505" calcext:value-type="float">
            <text:p>34.67368505</text:p>
          </table:table-cell>
          <table:table-cell office:value-type="float" office:value="21.56863916" calcext:value-type="float">
            <text:p>21.56863916</text:p>
          </table:table-cell>
          <table:table-cell/>
          <table:table-cell office:value-type="float" office:value="12.02264435" calcext:value-type="float">
            <text:p>12.02264435</text:p>
          </table:table-cell>
          <table:table-cell office:value-type="float" office:value="397.07757108" calcext:value-type="float">
            <text:p>397.07757108</text:p>
          </table:table-cell>
          <table:table-cell/>
          <table:table-cell office:value-type="float" office:value="1.20226443" calcext:value-type="float">
            <text:p>1.20226443</text:p>
          </table:table-cell>
          <table:table-cell office:value-type="float" office:value="626.66180371" calcext:value-type="float">
            <text:p>626.66180371</text:p>
          </table:table-cell>
          <table:table-cell/>
          <table:table-cell office:value-type="float" office:value="106.57825198" calcext:value-type="float">
            <text:p>106.57825198</text:p>
          </table:table-cell>
          <table:table-cell office:value-type="float" office:value="0.92244302" calcext:value-type="float">
            <text:p>0.92244302</text:p>
          </table:table-cell>
          <table:table-cell/>
          <table:table-cell office:value-type="float" office:value="0.60611663" calcext:value-type="float">
            <text:p>0.60611663</text:p>
          </table:table-cell>
          <table:table-cell office:value-type="float" office:value="706.22062376" calcext:value-type="float">
            <text:p>706.22062376</text:p>
          </table:table-cell>
          <table:table-cell/>
          <table:table-cell office:value-type="float" office:value="0.60611663" calcext:value-type="float">
            <text:p>0.60611663</text:p>
          </table:table-cell>
          <table:table-cell office:value-type="float" office:value="591.20564149" calcext:value-type="float">
            <text:p>591.20564149</text:p>
          </table:table-cell>
          <table:table-cell/>
          <table:table-cell office:value-type="float" office:value="0.60611663" calcext:value-type="float">
            <text:p>0.60611663</text:p>
          </table:table-cell>
          <table:table-cell office:value-type="float" office:value="549.05807679" calcext:value-type="float">
            <text:p>549.058076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2232597" calcext:value-type="float">
            <text:p>0.82232597</text:p>
          </table:table-cell>
        </table:table-row>
        <table:table-row table:style-name="ro1">
          <table:table-cell office:value-type="float" office:value="13.18256739" calcext:value-type="float">
            <text:p>13.18256739</text:p>
          </table:table-cell>
          <table:table-cell office:value-type="float" office:value="141.18386876" calcext:value-type="float">
            <text:p>141.18386876</text:p>
          </table:table-cell>
          <table:table-cell/>
          <table:table-cell office:value-type="float" office:value="36.30780548" calcext:value-type="float">
            <text:p>36.30780548</text:p>
          </table:table-cell>
          <table:table-cell office:value-type="float" office:value="22.00948292" calcext:value-type="float">
            <text:p>22.00948292</text:p>
          </table:table-cell>
          <table:table-cell/>
          <table:table-cell office:value-type="float" office:value="13.18256739" calcext:value-type="float">
            <text:p>13.18256739</text:p>
          </table:table-cell>
          <table:table-cell office:value-type="float" office:value="401.66233766" calcext:value-type="float">
            <text:p>401.66233766</text:p>
          </table:table-cell>
          <table:table-cell/>
          <table:table-cell office:value-type="float" office:value="1.31825674" calcext:value-type="float">
            <text:p>1.31825674</text:p>
          </table:table-cell>
          <table:table-cell office:value-type="float" office:value="631.40517241" calcext:value-type="float">
            <text:p>631.40517241</text:p>
          </table:table-cell>
          <table:table-cell/>
          <table:table-cell office:value-type="float" office:value="116.34035716" calcext:value-type="float">
            <text:p>116.34035716</text:p>
          </table:table-cell>
          <table:table-cell office:value-type="float" office:value="0.9354325" calcext:value-type="float">
            <text:p>0.9354325</text:p>
          </table:table-cell>
          <table:table-cell/>
          <table:table-cell office:value-type="float" office:value="0.70562961" calcext:value-type="float">
            <text:p>0.70562961</text:p>
          </table:table-cell>
          <table:table-cell office:value-type="float" office:value="712.56643971" calcext:value-type="float">
            <text:p>712.56643971</text:p>
          </table:table-cell>
          <table:table-cell/>
          <table:table-cell office:value-type="float" office:value="0.70562961" calcext:value-type="float">
            <text:p>0.70562961</text:p>
          </table:table-cell>
          <table:table-cell office:value-type="float" office:value="598.71701547" calcext:value-type="float">
            <text:p>598.71701547</text:p>
          </table:table-cell>
          <table:table-cell/>
          <table:table-cell office:value-type="float" office:value="0.70562961" calcext:value-type="float">
            <text:p>0.70562961</text:p>
          </table:table-cell>
          <table:table-cell office:value-type="float" office:value="557.45621019" calcext:value-type="float">
            <text:p>557.4562101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82174939" calcext:value-type="float">
            <text:p>0.82174939</text:p>
          </table:table-cell>
        </table:table-row>
        <table:table-row table:style-name="ro1">
          <table:table-cell office:value-type="float" office:value="14.45439771" calcext:value-type="float">
            <text:p>14.45439771</text:p>
          </table:table-cell>
          <table:table-cell office:value-type="float" office:value="141.39678742" calcext:value-type="float">
            <text:p>141.39678742</text:p>
          </table:table-cell>
          <table:table-cell/>
          <table:table-cell office:value-type="float" office:value="38.01893963" calcext:value-type="float">
            <text:p>38.01893963</text:p>
          </table:table-cell>
          <table:table-cell office:value-type="float" office:value="22.45032668" calcext:value-type="float">
            <text:p>22.45032668</text:p>
          </table:table-cell>
          <table:table-cell/>
          <table:table-cell office:value-type="float" office:value="14.45439771" calcext:value-type="float">
            <text:p>14.45439771</text:p>
          </table:table-cell>
          <table:table-cell office:value-type="float" office:value="406.24710425" calcext:value-type="float">
            <text:p>406.24710425</text:p>
          </table:table-cell>
          <table:table-cell/>
          <table:table-cell office:value-type="float" office:value="1.44543977" calcext:value-type="float">
            <text:p>1.44543977</text:p>
          </table:table-cell>
          <table:table-cell office:value-type="float" office:value="636.14854111" calcext:value-type="float">
            <text:p>636.14854111</text:p>
          </table:table-cell>
          <table:table-cell/>
          <table:table-cell office:value-type="float" office:value="126.99662878" calcext:value-type="float">
            <text:p>126.99662878</text:p>
          </table:table-cell>
          <table:table-cell office:value-type="float" office:value="0.95033104" calcext:value-type="float">
            <text:p>0.95033104</text:p>
          </table:table-cell>
          <table:table-cell/>
          <table:table-cell office:value-type="float" office:value="0.82148076" calcext:value-type="float">
            <text:p>0.82148076</text:p>
          </table:table-cell>
          <table:table-cell office:value-type="float" office:value="718.91225566" calcext:value-type="float">
            <text:p>718.91225566</text:p>
          </table:table-cell>
          <table:table-cell/>
          <table:table-cell office:value-type="float" office:value="0.82148076" calcext:value-type="float">
            <text:p>0.82148076</text:p>
          </table:table-cell>
          <table:table-cell office:value-type="float" office:value="606.22838944" calcext:value-type="float">
            <text:p>606.22838944</text:p>
          </table:table-cell>
          <table:table-cell/>
          <table:table-cell office:value-type="float" office:value="0.82148076" calcext:value-type="float">
            <text:p>0.82148076</text:p>
          </table:table-cell>
          <table:table-cell office:value-type="float" office:value="565.8543436" calcext:value-type="float">
            <text:p>565.85434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82117282" calcext:value-type="float">
            <text:p>0.82117282</text:p>
          </table:table-cell>
        </table:table-row>
        <table:table-row table:style-name="ro1">
          <table:table-cell office:value-type="float" office:value="15.84893192" calcext:value-type="float">
            <text:p>15.84893192</text:p>
          </table:table-cell>
          <table:table-cell office:value-type="float" office:value="141.61616162" calcext:value-type="float">
            <text:p>141.61616162</text:p>
          </table:table-cell>
          <table:table-cell/>
          <table:table-cell office:value-type="float" office:value="39.81071706" calcext:value-type="float">
            <text:p>39.81071706</text:p>
          </table:table-cell>
          <table:table-cell office:value-type="float" office:value="22.93414832" calcext:value-type="float">
            <text:p>22.93414832</text:p>
          </table:table-cell>
          <table:table-cell/>
          <table:table-cell office:value-type="float" office:value="15.84893192" calcext:value-type="float">
            <text:p>15.84893192</text:p>
          </table:table-cell>
          <table:table-cell office:value-type="float" office:value="410.83187083" calcext:value-type="float">
            <text:p>410.83187083</text:p>
          </table:table-cell>
          <table:table-cell/>
          <table:table-cell office:value-type="float" office:value="1.58489319" calcext:value-type="float">
            <text:p>1.58489319</text:p>
          </table:table-cell>
          <table:table-cell office:value-type="float" office:value="640.82680251" calcext:value-type="float">
            <text:p>640.82680251</text:p>
          </table:table-cell>
          <table:table-cell/>
          <table:table-cell office:value-type="float" office:value="138.62896863" calcext:value-type="float">
            <text:p>138.62896863</text:p>
          </table:table-cell>
          <table:table-cell office:value-type="float" office:value="0.9654661" calcext:value-type="float">
            <text:p>0.9654661</text:p>
          </table:table-cell>
          <table:table-cell/>
          <table:table-cell office:value-type="float" office:value="0.9563525" calcext:value-type="float">
            <text:p>0.9563525</text:p>
          </table:table-cell>
          <table:table-cell office:value-type="float" office:value="725.2580716" calcext:value-type="float">
            <text:p>725.2580716</text:p>
          </table:table-cell>
          <table:table-cell/>
          <table:table-cell office:value-type="float" office:value="0.9563525" calcext:value-type="float">
            <text:p>0.9563525</text:p>
          </table:table-cell>
          <table:table-cell office:value-type="float" office:value="613.73976342" calcext:value-type="float">
            <text:p>613.73976342</text:p>
          </table:table-cell>
          <table:table-cell/>
          <table:table-cell office:value-type="float" office:value="0.9563525" calcext:value-type="float">
            <text:p>0.9563525</text:p>
          </table:table-cell>
          <table:table-cell office:value-type="float" office:value="574.2287998" calcext:value-type="float">
            <text:p>574.22879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2060103" calcext:value-type="float">
            <text:p>0.82060103</text:p>
          </table:table-cell>
        </table:table-row>
        <table:table-row table:style-name="ro1">
          <table:table-cell office:value-type="float" office:value="17.37800829" calcext:value-type="float">
            <text:p>17.37800829</text:p>
          </table:table-cell>
          <table:table-cell office:value-type="float" office:value="141.84090909" calcext:value-type="float">
            <text:p>141.84090909</text:p>
          </table:table-cell>
          <table:table-cell/>
          <table:table-cell office:value-type="float" office:value="41.68693835" calcext:value-type="float">
            <text:p>41.68693835</text:p>
          </table:table-cell>
          <table:table-cell office:value-type="float" office:value="23.46042691" calcext:value-type="float">
            <text:p>23.46042691</text:p>
          </table:table-cell>
          <table:table-cell/>
          <table:table-cell office:value-type="float" office:value="17.37800829" calcext:value-type="float">
            <text:p>17.37800829</text:p>
          </table:table-cell>
          <table:table-cell office:value-type="float" office:value="415.41663742" calcext:value-type="float">
            <text:p>415.41663742</text:p>
          </table:table-cell>
          <table:table-cell/>
          <table:table-cell office:value-type="float" office:value="1.73780083" calcext:value-type="float">
            <text:p>1.73780083</text:p>
          </table:table-cell>
          <table:table-cell office:value-type="float" office:value="645.45768025" calcext:value-type="float">
            <text:p>645.45768025</text:p>
          </table:table-cell>
          <table:table-cell/>
          <table:table-cell office:value-type="float" office:value="151.32678031" calcext:value-type="float">
            <text:p>151.32678031</text:p>
          </table:table-cell>
          <table:table-cell office:value-type="float" office:value="0.98144317" calcext:value-type="float">
            <text:p>0.98144317</text:p>
          </table:table-cell>
          <table:table-cell/>
          <table:table-cell office:value-type="float" office:value="1.11336765" calcext:value-type="float">
            <text:p>1.11336765</text:p>
          </table:table-cell>
          <table:table-cell office:value-type="float" office:value="731.65207006" calcext:value-type="float">
            <text:p>731.65207006</text:p>
          </table:table-cell>
          <table:table-cell/>
          <table:table-cell office:value-type="float" office:value="1.11336765" calcext:value-type="float">
            <text:p>1.11336765</text:p>
          </table:table-cell>
          <table:table-cell office:value-type="float" office:value="621.74987089" calcext:value-type="float">
            <text:p>621.74987089</text:p>
          </table:table-cell>
          <table:table-cell/>
          <table:table-cell office:value-type="float" office:value="1.11336765" calcext:value-type="float">
            <text:p>1.11336765</text:p>
          </table:table-cell>
          <table:table-cell office:value-type="float" office:value="582.47658299" calcext:value-type="float">
            <text:p>582.476582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2003457" calcext:value-type="float">
            <text:p>0.82003457</text:p>
          </table:table-cell>
        </table:table-row>
        <table:table-row table:style-name="ro1">
          <table:table-cell office:value-type="float" office:value="19.05460718" calcext:value-type="float">
            <text:p>19.05460718</text:p>
          </table:table-cell>
          <table:table-cell office:value-type="float" office:value="142.06565657" calcext:value-type="float">
            <text:p>142.06565657</text:p>
          </table:table-cell>
          <table:table-cell/>
          <table:table-cell office:value-type="float" office:value="43.65158322" calcext:value-type="float">
            <text:p>43.65158322</text:p>
          </table:table-cell>
          <table:table-cell office:value-type="float" office:value="23.98670551" calcext:value-type="float">
            <text:p>23.98670551</text:p>
          </table:table-cell>
          <table:table-cell/>
          <table:table-cell office:value-type="float" office:value="19.05460718" calcext:value-type="float">
            <text:p>19.05460718</text:p>
          </table:table-cell>
          <table:table-cell office:value-type="float" office:value="420.001404" calcext:value-type="float">
            <text:p>420.001404</text:p>
          </table:table-cell>
          <table:table-cell/>
          <table:table-cell office:value-type="float" office:value="1.90546072" calcext:value-type="float">
            <text:p>1.90546072</text:p>
          </table:table-cell>
          <table:table-cell office:value-type="float" office:value="650.08855799" calcext:value-type="float">
            <text:p>650.08855799</text:p>
          </table:table-cell>
          <table:table-cell/>
          <table:table-cell office:value-type="float" office:value="165.1876564" calcext:value-type="float">
            <text:p>165.1876564</text:p>
          </table:table-cell>
          <table:table-cell office:value-type="float" office:value="0.99885344" calcext:value-type="float">
            <text:p>0.99885344</text:p>
          </table:table-cell>
          <table:table-cell/>
          <table:table-cell office:value-type="float" office:value="1.29616174" calcext:value-type="float">
            <text:p>1.29616174</text:p>
          </table:table-cell>
          <table:table-cell office:value-type="float" office:value="738.22452229" calcext:value-type="float">
            <text:p>738.22452229</text:p>
          </table:table-cell>
          <table:table-cell/>
          <table:table-cell office:value-type="float" office:value="1.29616174" calcext:value-type="float">
            <text:p>1.29616174</text:p>
          </table:table-cell>
          <table:table-cell office:value-type="float" office:value="629.80260515" calcext:value-type="float">
            <text:p>629.80260515</text:p>
          </table:table-cell>
          <table:table-cell/>
          <table:table-cell office:value-type="float" office:value="1.29616174" calcext:value-type="float">
            <text:p>1.29616174</text:p>
          </table:table-cell>
          <table:table-cell office:value-type="float" office:value="590.72436618" calcext:value-type="float">
            <text:p>590.7243661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81946811" calcext:value-type="float">
            <text:p>0.81946811</text:p>
          </table:table-cell>
        </table:table-row>
        <table:table-row table:style-name="ro1">
          <table:table-cell office:value-type="float" office:value="20.89296131" calcext:value-type="float">
            <text:p>20.89296131</text:p>
          </table:table-cell>
          <table:table-cell office:value-type="float" office:value="142.28948958" calcext:value-type="float">
            <text:p>142.28948958</text:p>
          </table:table-cell>
          <table:table-cell/>
          <table:table-cell office:value-type="float" office:value="45.70881896" calcext:value-type="float">
            <text:p>45.70881896</text:p>
          </table:table-cell>
          <table:table-cell office:value-type="float" office:value="24.55835729" calcext:value-type="float">
            <text:p>24.55835729</text:p>
          </table:table-cell>
          <table:table-cell/>
          <table:table-cell office:value-type="float" office:value="20.89296131" calcext:value-type="float">
            <text:p>20.89296131</text:p>
          </table:table-cell>
          <table:table-cell office:value-type="float" office:value="424.59425423" calcext:value-type="float">
            <text:p>424.59425423</text:p>
          </table:table-cell>
          <table:table-cell/>
          <table:table-cell office:value-type="float" office:value="2.08929613" calcext:value-type="float">
            <text:p>2.08929613</text:p>
          </table:table-cell>
          <table:table-cell office:value-type="float" office:value="654.85344828" calcext:value-type="float">
            <text:p>654.85344828</text:p>
          </table:table-cell>
          <table:table-cell/>
          <table:table-cell office:value-type="float" office:value="180.31812857" calcext:value-type="float">
            <text:p>180.31812857</text:p>
          </table:table-cell>
          <table:table-cell office:value-type="float" office:value="1.01626371" calcext:value-type="float">
            <text:p>1.01626371</text:p>
          </table:table-cell>
          <table:table-cell/>
          <table:table-cell office:value-type="float" office:value="1.50896719" calcext:value-type="float">
            <text:p>1.50896719</text:p>
          </table:table-cell>
          <table:table-cell office:value-type="float" office:value="744.79697452" calcext:value-type="float">
            <text:p>744.79697452</text:p>
          </table:table-cell>
          <table:table-cell/>
          <table:table-cell office:value-type="float" office:value="1.50896719" calcext:value-type="float">
            <text:p>1.50896719</text:p>
          </table:table-cell>
          <table:table-cell office:value-type="float" office:value="637.85403397" calcext:value-type="float">
            <text:p>637.85403397</text:p>
          </table:table-cell>
          <table:table-cell/>
          <table:table-cell office:value-type="float" office:value="1.50896719" calcext:value-type="float">
            <text:p>1.50896719</text:p>
          </table:table-cell>
          <table:table-cell office:value-type="float" office:value="598.97214937" calcext:value-type="float">
            <text:p>598.9721493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81890165" calcext:value-type="float">
            <text:p>0.81890165</text:p>
          </table:table-cell>
        </table:table-row>
        <table:table-row table:style-name="ro1">
          <table:table-cell office:value-type="float" office:value="22.90867653" calcext:value-type="float">
            <text:p>22.90867653</text:p>
          </table:table-cell>
          <table:table-cell office:value-type="float" office:value="142.50901037" calcext:value-type="float">
            <text:p>142.50901037</text:p>
          </table:table-cell>
          <table:table-cell/>
          <table:table-cell office:value-type="float" office:value="47.86300923" calcext:value-type="float">
            <text:p>47.86300923</text:p>
          </table:table-cell>
          <table:table-cell office:value-type="float" office:value="25.28574949" calcext:value-type="float">
            <text:p>25.28574949</text:p>
          </table:table-cell>
          <table:table-cell/>
          <table:table-cell office:value-type="float" office:value="22.90867653" calcext:value-type="float">
            <text:p>22.90867653</text:p>
          </table:table-cell>
          <table:table-cell office:value-type="float" office:value="429.24517906" calcext:value-type="float">
            <text:p>429.24517906</text:p>
          </table:table-cell>
          <table:table-cell/>
          <table:table-cell office:value-type="float" office:value="2.29086765" calcext:value-type="float">
            <text:p>2.29086765</text:p>
          </table:table-cell>
          <table:table-cell office:value-type="float" office:value="659.62904095" calcext:value-type="float">
            <text:p>659.62904095</text:p>
          </table:table-cell>
          <table:table-cell/>
          <table:table-cell office:value-type="float" office:value="196.83448631" calcext:value-type="float">
            <text:p>196.83448631</text:p>
          </table:table-cell>
          <table:table-cell office:value-type="float" office:value="1.03466102" calcext:value-type="float">
            <text:p>1.03466102</text:p>
          </table:table-cell>
          <table:table-cell/>
          <table:table-cell office:value-type="float" office:value="1.75671131" calcext:value-type="float">
            <text:p>1.75671131</text:p>
          </table:table-cell>
          <table:table-cell office:value-type="float" office:value="751.36621735" calcext:value-type="float">
            <text:p>751.36621735</text:p>
          </table:table-cell>
          <table:table-cell/>
          <table:table-cell office:value-type="float" office:value="1.75671131" calcext:value-type="float">
            <text:p>1.75671131</text:p>
          </table:table-cell>
          <table:table-cell office:value-type="float" office:value="645.74097665" calcext:value-type="float">
            <text:p>645.74097665</text:p>
          </table:table-cell>
          <table:table-cell/>
          <table:table-cell office:value-type="float" office:value="1.75671131" calcext:value-type="float">
            <text:p>1.75671131</text:p>
          </table:table-cell>
          <table:table-cell office:value-type="float" office:value="607.24124204" calcext:value-type="float">
            <text:p>607.24124204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.81833519" calcext:value-type="float">
            <text:p>0.81833519</text:p>
          </table:table-cell>
        </table:table-row>
        <table:table-row table:style-name="ro1">
          <table:table-cell office:value-type="float" office:value="25.11886432" calcext:value-type="float">
            <text:p>25.11886432</text:p>
          </table:table-cell>
          <table:table-cell office:value-type="float" office:value="142.72853116" calcext:value-type="float">
            <text:p>142.72853116</text:p>
          </table:table-cell>
          <table:table-cell/>
          <table:table-cell office:value-type="float" office:value="50.11872336" calcext:value-type="float">
            <text:p>50.11872336</text:p>
          </table:table-cell>
          <table:table-cell office:value-type="float" office:value="26.01314168" calcext:value-type="float">
            <text:p>26.01314168</text:p>
          </table:table-cell>
          <table:table-cell/>
          <table:table-cell office:value-type="float" office:value="25.11886432" calcext:value-type="float">
            <text:p>25.11886432</text:p>
          </table:table-cell>
          <table:table-cell office:value-type="float" office:value="433.8961039" calcext:value-type="float">
            <text:p>433.8961039</text:p>
          </table:table-cell>
          <table:table-cell/>
          <table:table-cell office:value-type="float" office:value="2.51188643" calcext:value-type="float">
            <text:p>2.51188643</text:p>
          </table:table-cell>
          <table:table-cell office:value-type="float" office:value="664.375" calcext:value-type="float">
            <text:p>664.375</text:p>
          </table:table-cell>
          <table:table-cell/>
          <table:table-cell office:value-type="float" office:value="214.86367071" calcext:value-type="float">
            <text:p>214.86367071</text:p>
          </table:table-cell>
          <table:table-cell office:value-type="float" office:value="1.05349576" calcext:value-type="float">
            <text:p>1.05349576</text:p>
          </table:table-cell>
          <table:table-cell/>
          <table:table-cell office:value-type="float" office:value="2.04513037" calcext:value-type="float">
            <text:p>2.04513037</text:p>
          </table:table-cell>
          <table:table-cell office:value-type="float" office:value="757.88772034" calcext:value-type="float">
            <text:p>757.88772034</text:p>
          </table:table-cell>
          <table:table-cell/>
          <table:table-cell office:value-type="float" office:value="2.04513037" calcext:value-type="float">
            <text:p>2.04513037</text:p>
          </table:table-cell>
          <table:table-cell office:value-type="float" office:value="653.62791932" calcext:value-type="float">
            <text:p>653.62791932</text:p>
          </table:table-cell>
          <table:table-cell/>
          <table:table-cell office:value-type="float" office:value="2.04513037" calcext:value-type="float">
            <text:p>2.04513037</text:p>
          </table:table-cell>
          <table:table-cell office:value-type="float" office:value="615.63937544" calcext:value-type="float">
            <text:p>615.6393754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81777835" calcext:value-type="float">
            <text:p>0.81777835</text:p>
          </table:table-cell>
        </table:table-row>
        <table:table-row table:style-name="ro1">
          <table:table-cell office:value-type="float" office:value="27.54228703" calcext:value-type="float">
            <text:p>27.54228703</text:p>
          </table:table-cell>
          <table:table-cell office:value-type="float" office:value="142.94805195" calcext:value-type="float">
            <text:p>142.94805195</text:p>
          </table:table-cell>
          <table:table-cell/>
          <table:table-cell office:value-type="float" office:value="52.48074602" calcext:value-type="float">
            <text:p>52.48074602</text:p>
          </table:table-cell>
          <table:table-cell office:value-type="float" office:value="26.84414784" calcext:value-type="float">
            <text:p>26.84414784</text:p>
          </table:table-cell>
          <table:table-cell/>
          <table:table-cell office:value-type="float" office:value="27.54228703" calcext:value-type="float">
            <text:p>27.54228703</text:p>
          </table:table-cell>
          <table:table-cell office:value-type="float" office:value="438.49675325" calcext:value-type="float">
            <text:p>438.49675325</text:p>
          </table:table-cell>
          <table:table-cell/>
          <table:table-cell office:value-type="float" office:value="2.7542287" calcext:value-type="float">
            <text:p>2.7542287</text:p>
          </table:table-cell>
          <table:table-cell office:value-type="float" office:value="669.06681034" calcext:value-type="float">
            <text:p>669.06681034</text:p>
          </table:table-cell>
          <table:table-cell/>
          <table:table-cell office:value-type="float" office:value="234.54425012" calcext:value-type="float">
            <text:p>234.54425012</text:p>
          </table:table-cell>
          <table:table-cell office:value-type="float" office:value="1.07299071" calcext:value-type="float">
            <text:p>1.07299071</text:p>
          </table:table-cell>
          <table:table-cell/>
          <table:table-cell office:value-type="float" office:value="2.38090242" calcext:value-type="float">
            <text:p>2.38090242</text:p>
          </table:table-cell>
          <table:table-cell office:value-type="float" office:value="764.40922332" calcext:value-type="float">
            <text:p>764.40922332</text:p>
          </table:table-cell>
          <table:table-cell/>
          <table:table-cell office:value-type="float" office:value="2.38090242" calcext:value-type="float">
            <text:p>2.38090242</text:p>
          </table:table-cell>
          <table:table-cell office:value-type="float" office:value="661.514862" calcext:value-type="float">
            <text:p>661.514862</text:p>
          </table:table-cell>
          <table:table-cell/>
          <table:table-cell office:value-type="float" office:value="2.38090242" calcext:value-type="float">
            <text:p>2.38090242</text:p>
          </table:table-cell>
          <table:table-cell office:value-type="float" office:value="624.03750885" calcext:value-type="float">
            <text:p>624.0375088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0.81722165" calcext:value-type="float">
            <text:p>0.81722165</text:p>
          </table:table-cell>
        </table:table-row>
        <table:table-row table:style-name="ro1">
          <table:table-cell office:value-type="float" office:value="30.1995172" calcext:value-type="float">
            <text:p>30.1995172</text:p>
          </table:table-cell>
          <table:table-cell office:value-type="float" office:value="143.16695917" calcext:value-type="float">
            <text:p>143.16695917</text:p>
          </table:table-cell>
          <table:table-cell/>
          <table:table-cell office:value-type="float" office:value="54.95408739" calcext:value-type="float">
            <text:p>54.95408739</text:p>
          </table:table-cell>
          <table:table-cell office:value-type="float" office:value="28.15749487" calcext:value-type="float">
            <text:p>28.15749487</text:p>
          </table:table-cell>
          <table:table-cell/>
          <table:table-cell office:value-type="float" office:value="30.1995172" calcext:value-type="float">
            <text:p>30.1995172</text:p>
          </table:table-cell>
          <table:table-cell office:value-type="float" office:value="443.04058442" calcext:value-type="float">
            <text:p>443.04058442</text:p>
          </table:table-cell>
          <table:table-cell/>
          <table:table-cell office:value-type="float" office:value="3.01995172" calcext:value-type="float">
            <text:p>3.01995172</text:p>
          </table:table-cell>
          <table:table-cell office:value-type="float" office:value="673.75862069" calcext:value-type="float">
            <text:p>673.75862069</text:p>
          </table:table-cell>
          <table:table-cell/>
          <table:table-cell office:value-type="float" office:value="256.02748517" calcext:value-type="float">
            <text:p>256.02748517</text:p>
          </table:table-cell>
          <table:table-cell office:value-type="float" office:value="1.09382176" calcext:value-type="float">
            <text:p>1.09382176</text:p>
          </table:table-cell>
          <table:table-cell/>
          <table:table-cell office:value-type="float" office:value="2.77180196" calcext:value-type="float">
            <text:p>2.77180196</text:p>
          </table:table-cell>
          <table:table-cell office:value-type="float" office:value="770.93072631" calcext:value-type="float">
            <text:p>770.93072631</text:p>
          </table:table-cell>
          <table:table-cell/>
          <table:table-cell office:value-type="float" office:value="2.77180196" calcext:value-type="float">
            <text:p>2.77180196</text:p>
          </table:table-cell>
          <table:table-cell office:value-type="float" office:value="669.13754519" calcext:value-type="float">
            <text:p>669.13754519</text:p>
          </table:table-cell>
          <table:table-cell/>
          <table:table-cell office:value-type="float" office:value="2.77180196" calcext:value-type="float">
            <text:p>2.77180196</text:p>
          </table:table-cell>
          <table:table-cell office:value-type="float" office:value="632.43564225" calcext:value-type="float">
            <text:p>632.43564225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0.81666496" calcext:value-type="float">
            <text:p>0.81666496</text:p>
          </table:table-cell>
        </table:table-row>
        <table:table-row table:style-name="ro1">
          <table:table-cell office:value-type="float" office:value="33.11311215" calcext:value-type="float">
            <text:p>33.11311215</text:p>
          </table:table-cell>
          <table:table-cell office:value-type="float" office:value="143.38563239" calcext:value-type="float">
            <text:p>143.38563239</text:p>
          </table:table-cell>
          <table:table-cell/>
          <table:table-cell office:value-type="float" office:value="57.54399373" calcext:value-type="float">
            <text:p>57.54399373</text:p>
          </table:table-cell>
          <table:table-cell office:value-type="float" office:value="29.47084189" calcext:value-type="float">
            <text:p>29.47084189</text:p>
          </table:table-cell>
          <table:table-cell/>
          <table:table-cell office:value-type="float" office:value="33.11311215" calcext:value-type="float">
            <text:p>33.11311215</text:p>
          </table:table-cell>
          <table:table-cell office:value-type="float" office:value="447.58441558" calcext:value-type="float">
            <text:p>447.58441558</text:p>
          </table:table-cell>
          <table:table-cell/>
          <table:table-cell office:value-type="float" office:value="3.31131121" calcext:value-type="float">
            <text:p>3.31131121</text:p>
          </table:table-cell>
          <table:table-cell office:value-type="float" office:value="678.46105826" calcext:value-type="float">
            <text:p>678.46105826</text:p>
          </table:table-cell>
          <table:table-cell/>
          <table:table-cell office:value-type="float" office:value="279.47849128" calcext:value-type="float">
            <text:p>279.47849128</text:p>
          </table:table-cell>
          <table:table-cell office:value-type="float" office:value="1.11465282" calcext:value-type="float">
            <text:p>1.11465282</text:p>
          </table:table-cell>
          <table:table-cell/>
          <table:table-cell office:value-type="float" office:value="3.22687986" calcext:value-type="float">
            <text:p>3.22687986</text:p>
          </table:table-cell>
          <table:table-cell office:value-type="float" office:value="777.44434334" calcext:value-type="float">
            <text:p>777.44434334</text:p>
          </table:table-cell>
          <table:table-cell/>
          <table:table-cell office:value-type="float" office:value="3.22687986" calcext:value-type="float">
            <text:p>3.22687986</text:p>
          </table:table-cell>
          <table:table-cell office:value-type="float" office:value="676.7165892" calcext:value-type="float">
            <text:p>676.7165892</text:p>
          </table:table-cell>
          <table:table-cell/>
          <table:table-cell office:value-type="float" office:value="3.22687986" calcext:value-type="float">
            <text:p>3.22687986</text:p>
          </table:table-cell>
          <table:table-cell office:value-type="float" office:value="640.74458105" calcext:value-type="float">
            <text:p>640.7445810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0.81610827" calcext:value-type="float">
            <text:p>0.81610827</text:p>
          </table:table-cell>
        </table:table-row>
        <table:table-row table:style-name="ro1">
          <table:table-cell office:value-type="float" office:value="36.30780548" calcext:value-type="float">
            <text:p>36.30780548</text:p>
          </table:table-cell>
          <table:table-cell office:value-type="float" office:value="143.6043056" calcext:value-type="float">
            <text:p>143.6043056</text:p>
          </table:table-cell>
          <table:table-cell/>
          <table:table-cell office:value-type="float" office:value="60.25595861" calcext:value-type="float">
            <text:p>60.25595861</text:p>
          </table:table-cell>
          <table:table-cell office:value-type="float" office:value="31.44147844" calcext:value-type="float">
            <text:p>31.44147844</text:p>
          </table:table-cell>
          <table:table-cell/>
          <table:table-cell office:value-type="float" office:value="36.30780548" calcext:value-type="float">
            <text:p>36.30780548</text:p>
          </table:table-cell>
          <table:table-cell office:value-type="float" office:value="452.12824675" calcext:value-type="float">
            <text:p>452.12824675</text:p>
          </table:table-cell>
          <table:table-cell/>
          <table:table-cell office:value-type="float" office:value="3.63078055" calcext:value-type="float">
            <text:p>3.63078055</text:p>
          </table:table-cell>
          <table:table-cell office:value-type="float" office:value="683.17598098" calcext:value-type="float">
            <text:p>683.17598098</text:p>
          </table:table-cell>
          <table:table-cell/>
          <table:table-cell office:value-type="float" office:value="305.07750773" calcext:value-type="float">
            <text:p>305.07750773</text:p>
          </table:table-cell>
          <table:table-cell office:value-type="float" office:value="1.13758767" calcext:value-type="float">
            <text:p>1.13758767</text:p>
          </table:table-cell>
          <table:table-cell/>
          <table:table-cell office:value-type="float" office:value="3.75667303" calcext:value-type="float">
            <text:p>3.75667303</text:p>
          </table:table-cell>
          <table:table-cell office:value-type="float" office:value="783.95420079" calcext:value-type="float">
            <text:p>783.95420079</text:p>
          </table:table-cell>
          <table:table-cell/>
          <table:table-cell office:value-type="float" office:value="3.75667303" calcext:value-type="float">
            <text:p>3.75667303</text:p>
          </table:table-cell>
          <table:table-cell office:value-type="float" office:value="684.29563321" calcext:value-type="float">
            <text:p>684.29563321</text:p>
          </table:table-cell>
          <table:table-cell/>
          <table:table-cell office:value-type="float" office:value="3.75667303" calcext:value-type="float">
            <text:p>3.75667303</text:p>
          </table:table-cell>
          <table:table-cell office:value-type="float" office:value="648.89645978" calcext:value-type="float">
            <text:p>648.89645978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0.81558574" calcext:value-type="float">
            <text:p>0.81558574</text:p>
          </table:table-cell>
        </table:table-row>
        <table:table-row table:style-name="ro1">
          <table:table-cell office:value-type="float" office:value="39.81071706" calcext:value-type="float">
            <text:p>39.81071706</text:p>
          </table:table-cell>
          <table:table-cell office:value-type="float" office:value="143.82756133" calcext:value-type="float">
            <text:p>143.82756133</text:p>
          </table:table-cell>
          <table:table-cell/>
          <table:table-cell office:value-type="float" office:value="63.09573445" calcext:value-type="float">
            <text:p>63.09573445</text:p>
          </table:table-cell>
          <table:table-cell office:value-type="float" office:value="33.68651608" calcext:value-type="float">
            <text:p>33.68651608</text:p>
          </table:table-cell>
          <table:table-cell/>
          <table:table-cell office:value-type="float" office:value="39.81071706" calcext:value-type="float">
            <text:p>39.81071706</text:p>
          </table:table-cell>
          <table:table-cell office:value-type="float" office:value="456.67207792" calcext:value-type="float">
            <text:p>456.67207792</text:p>
          </table:table-cell>
          <table:table-cell/>
          <table:table-cell office:value-type="float" office:value="3.98107171" calcext:value-type="float">
            <text:p>3.98107171</text:p>
          </table:table-cell>
          <table:table-cell office:value-type="float" office:value="687.87561576" calcext:value-type="float">
            <text:p>687.87561576</text:p>
          </table:table-cell>
          <table:table-cell/>
          <table:table-cell office:value-type="float" office:value="333.02128296" calcext:value-type="float">
            <text:p>333.02128296</text:p>
          </table:table-cell>
          <table:table-cell office:value-type="float" office:value="1.16078317" calcext:value-type="float">
            <text:p>1.16078317</text:p>
          </table:table-cell>
          <table:table-cell/>
          <table:table-cell office:value-type="float" office:value="4.3734483" calcext:value-type="float">
            <text:p>4.3734483</text:p>
          </table:table-cell>
          <table:table-cell office:value-type="float" office:value="790.46405823" calcext:value-type="float">
            <text:p>790.46405823</text:p>
          </table:table-cell>
          <table:table-cell/>
          <table:table-cell office:value-type="float" office:value="4.3734483" calcext:value-type="float">
            <text:p>4.3734483</text:p>
          </table:table-cell>
          <table:table-cell office:value-type="float" office:value="692.28389445" calcext:value-type="float">
            <text:p>692.28389445</text:p>
          </table:table-cell>
          <table:table-cell/>
          <table:table-cell office:value-type="float" office:value="4.3734483" calcext:value-type="float">
            <text:p>4.3734483</text:p>
          </table:table-cell>
          <table:table-cell office:value-type="float" office:value="657.04833852" calcext:value-type="float">
            <text:p>657.048338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1511092" calcext:value-type="float">
            <text:p>0.81511092</text:p>
          </table:table-cell>
        </table:table-row>
        <table:table-row table:style-name="ro1">
          <table:table-cell office:value-type="float" office:value="43.65158322" calcext:value-type="float">
            <text:p>43.65158322</text:p>
          </table:table-cell>
          <table:table-cell office:value-type="float" office:value="144.0523088" calcext:value-type="float">
            <text:p>144.0523088</text:p>
          </table:table-cell>
          <table:table-cell/>
          <table:table-cell office:value-type="float" office:value="66.0693448" calcext:value-type="float">
            <text:p>66.0693448</text:p>
          </table:table-cell>
          <table:table-cell office:value-type="float" office:value="36.56016427" calcext:value-type="float">
            <text:p>36.56016427</text:p>
          </table:table-cell>
          <table:table-cell/>
          <table:table-cell office:value-type="float" office:value="43.65158322" calcext:value-type="float">
            <text:p>43.65158322</text:p>
          </table:table-cell>
          <table:table-cell office:value-type="float" office:value="461.18763995" calcext:value-type="float">
            <text:p>461.18763995</text:p>
          </table:table-cell>
          <table:table-cell/>
          <table:table-cell office:value-type="float" office:value="4.36515832" calcext:value-type="float">
            <text:p>4.36515832</text:p>
          </table:table-cell>
          <table:table-cell office:value-type="float" office:value="692.47167488" calcext:value-type="float">
            <text:p>692.47167488</text:p>
          </table:table-cell>
          <table:table-cell/>
          <table:table-cell office:value-type="float" office:value="363.52458668" calcext:value-type="float">
            <text:p>363.52458668</text:p>
          </table:table-cell>
          <table:table-cell office:value-type="float" office:value="1.18524011" calcext:value-type="float">
            <text:p>1.18524011</text:p>
          </table:table-cell>
          <table:table-cell/>
          <table:table-cell office:value-type="float" office:value="5.0914865" calcext:value-type="float">
            <text:p>5.0914865</text:p>
          </table:table-cell>
          <table:table-cell office:value-type="float" office:value="797.03158174" calcext:value-type="float">
            <text:p>797.03158174</text:p>
          </table:table-cell>
          <table:table-cell/>
          <table:table-cell office:value-type="float" office:value="5.0914865" calcext:value-type="float">
            <text:p>5.0914865</text:p>
          </table:table-cell>
          <table:table-cell office:value-type="float" office:value="700.29602669" calcext:value-type="float">
            <text:p>700.29602669</text:p>
          </table:table-cell>
          <table:table-cell/>
          <table:table-cell office:value-type="float" office:value="5.0914865" calcext:value-type="float">
            <text:p>5.0914865</text:p>
          </table:table-cell>
          <table:table-cell office:value-type="float" office:value="665.20021725" calcext:value-type="float">
            <text:p>665.20021725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0.81463609" calcext:value-type="float">
            <text:p>0.81463609</text:p>
          </table:table-cell>
        </table:table-row>
        <table:table-row table:style-name="ro1">
          <table:table-cell office:value-type="float" office:value="47.86300923" calcext:value-type="float">
            <text:p>47.86300923</text:p>
          </table:table-cell>
          <table:table-cell office:value-type="float" office:value="144.27705628" calcext:value-type="float">
            <text:p>144.27705628</text:p>
          </table:table-cell>
          <table:table-cell/>
          <table:table-cell office:value-type="float" office:value="69.18309709" calcext:value-type="float">
            <text:p>69.18309709</text:p>
          </table:table-cell>
          <table:table-cell office:value-type="float" office:value="39.68131417" calcext:value-type="float">
            <text:p>39.68131417</text:p>
          </table:table-cell>
          <table:table-cell/>
          <table:table-cell office:value-type="float" office:value="47.86300923" calcext:value-type="float">
            <text:p>47.86300923</text:p>
          </table:table-cell>
          <table:table-cell office:value-type="float" office:value="465.64442454" calcext:value-type="float">
            <text:p>465.64442454</text:p>
          </table:table-cell>
          <table:table-cell/>
          <table:table-cell office:value-type="float" office:value="4.78630092" calcext:value-type="float">
            <text:p>4.78630092</text:p>
          </table:table-cell>
          <table:table-cell office:value-type="float" office:value="697.06773399" calcext:value-type="float">
            <text:p>697.06773399</text:p>
          </table:table-cell>
          <table:table-cell/>
          <table:table-cell office:value-type="float" office:value="396.8218606" calcext:value-type="float">
            <text:p>396.8218606</text:p>
          </table:table-cell>
          <table:table-cell office:value-type="float" office:value="1.21051618" calcext:value-type="float">
            <text:p>1.21051618</text:p>
          </table:table-cell>
          <table:table-cell/>
          <table:table-cell office:value-type="float" office:value="5.92741311" calcext:value-type="float">
            <text:p>5.92741311</text:p>
          </table:table-cell>
          <table:table-cell office:value-type="float" office:value="803.60403397" calcext:value-type="float">
            <text:p>803.60403397</text:p>
          </table:table-cell>
          <table:table-cell/>
          <table:table-cell office:value-type="float" office:value="5.92741311" calcext:value-type="float">
            <text:p>5.92741311</text:p>
          </table:table-cell>
          <table:table-cell office:value-type="float" office:value="708.23779193" calcext:value-type="float">
            <text:p>708.23779193</text:p>
          </table:table-cell>
          <table:table-cell/>
          <table:table-cell office:value-type="float" office:value="5.92741311" calcext:value-type="float">
            <text:p>5.92741311</text:p>
          </table:table-cell>
          <table:table-cell office:value-type="float" office:value="673.44573498" calcext:value-type="float">
            <text:p>673.4457349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0.81416127" calcext:value-type="float">
            <text:p>0.81416127</text:p>
          </table:table-cell>
        </table:table-row>
        <table:table-row table:style-name="ro1">
          <table:table-cell office:value-type="float" office:value="52.48074602" calcext:value-type="float">
            <text:p>52.48074602</text:p>
          </table:table-cell>
          <table:table-cell office:value-type="float" office:value="144.50180375" calcext:value-type="float">
            <text:p>144.50180375</text:p>
          </table:table-cell>
          <table:table-cell/>
          <table:table-cell office:value-type="float" office:value="72.44359601" calcext:value-type="float">
            <text:p>72.44359601</text:p>
          </table:table-cell>
          <table:table-cell office:value-type="float" office:value="43.13382224" calcext:value-type="float">
            <text:p>43.13382224</text:p>
          </table:table-cell>
          <table:table-cell/>
          <table:table-cell office:value-type="float" office:value="52.48074602" calcext:value-type="float">
            <text:p>52.48074602</text:p>
          </table:table-cell>
          <table:table-cell office:value-type="float" office:value="470.10120914" calcext:value-type="float">
            <text:p>470.10120914</text:p>
          </table:table-cell>
          <table:table-cell/>
          <table:table-cell office:value-type="float" office:value="5.2480746" calcext:value-type="float">
            <text:p>5.2480746</text:p>
          </table:table-cell>
          <table:table-cell office:value-type="float" office:value="701.70638945" calcext:value-type="float">
            <text:p>701.70638945</text:p>
          </table:table-cell>
          <table:table-cell/>
          <table:table-cell office:value-type="float" office:value="433.16902024" calcext:value-type="float">
            <text:p>433.16902024</text:p>
          </table:table-cell>
          <table:table-cell office:value-type="float" office:value="1.23582022" calcext:value-type="float">
            <text:p>1.23582022</text:p>
          </table:table-cell>
          <table:table-cell/>
          <table:table-cell office:value-type="float" office:value="6.9005832" calcext:value-type="float">
            <text:p>6.9005832</text:p>
          </table:table-cell>
          <table:table-cell office:value-type="float" office:value="810.1764862" calcext:value-type="float">
            <text:p>810.1764862</text:p>
          </table:table-cell>
          <table:table-cell/>
          <table:table-cell office:value-type="float" office:value="6.9005832" calcext:value-type="float">
            <text:p>6.9005832</text:p>
          </table:table-cell>
          <table:table-cell office:value-type="float" office:value="715.87756546" calcext:value-type="float">
            <text:p>715.87756546</text:p>
          </table:table-cell>
          <table:table-cell/>
          <table:table-cell office:value-type="float" office:value="6.9005832" calcext:value-type="float">
            <text:p>6.9005832</text:p>
          </table:table-cell>
          <table:table-cell office:value-type="float" office:value="681.69351817" calcext:value-type="float">
            <text:p>681.69351817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0.81366102" calcext:value-type="float">
            <text:p>0.81366102</text:p>
          </table:table-cell>
        </table:table-row>
        <table:table-row table:style-name="ro1">
          <table:table-cell office:value-type="float" office:value="57.54399373" calcext:value-type="float">
            <text:p>57.54399373</text:p>
          </table:table-cell>
          <table:table-cell office:value-type="float" office:value="144.72655123" calcext:value-type="float">
            <text:p>144.72655123</text:p>
          </table:table-cell>
          <table:table-cell/>
          <table:table-cell office:value-type="float" office:value="75.8577575" calcext:value-type="float">
            <text:p>75.8577575</text:p>
          </table:table-cell>
          <table:table-cell office:value-type="float" office:value="47.20952772" calcext:value-type="float">
            <text:p>47.20952772</text:p>
          </table:table-cell>
          <table:table-cell/>
          <table:table-cell office:value-type="float" office:value="57.54399373" calcext:value-type="float">
            <text:p>57.54399373</text:p>
          </table:table-cell>
          <table:table-cell office:value-type="float" office:value="474.79011311" calcext:value-type="float">
            <text:p>474.79011311</text:p>
          </table:table-cell>
          <table:table-cell/>
          <table:table-cell office:value-type="float" office:value="5.75439937" calcext:value-type="float">
            <text:p>5.75439937</text:p>
          </table:table-cell>
          <table:table-cell office:value-type="float" office:value="706.43762677" calcext:value-type="float">
            <text:p>706.43762677</text:p>
          </table:table-cell>
          <table:table-cell/>
          <table:table-cell office:value-type="float" office:value="472.84542191" calcext:value-type="float">
            <text:p>472.84542191</text:p>
          </table:table-cell>
          <table:table-cell office:value-type="float" office:value="1.26464891" calcext:value-type="float">
            <text:p>1.26464891</text:p>
          </table:table-cell>
          <table:table-cell/>
          <table:table-cell office:value-type="float" office:value="8.03352956" calcext:value-type="float">
            <text:p>8.03352956</text:p>
          </table:table-cell>
          <table:table-cell office:value-type="float" office:value="816.65996201" calcext:value-type="float">
            <text:p>816.65996201</text:p>
          </table:table-cell>
          <table:table-cell/>
          <table:table-cell office:value-type="float" office:value="8.03352956" calcext:value-type="float">
            <text:p>8.03352956</text:p>
          </table:table-cell>
          <table:table-cell office:value-type="float" office:value="723.517339" calcext:value-type="float">
            <text:p>723.517339</text:p>
          </table:table-cell>
          <table:table-cell/>
          <table:table-cell office:value-type="float" office:value="8.03352956" calcext:value-type="float">
            <text:p>8.03352956</text:p>
          </table:table-cell>
          <table:table-cell office:value-type="float" office:value="690.02467436" calcext:value-type="float">
            <text:p>690.02467436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0.81312288" calcext:value-type="float">
            <text:p>0.81312288</text:p>
          </table:table-cell>
        </table:table-row>
        <table:table-row table:style-name="ro1">
          <table:table-cell office:value-type="float" office:value="63.09573445" calcext:value-type="float">
            <text:p>63.09573445</text:p>
          </table:table-cell>
          <table:table-cell office:value-type="float" office:value="144.9512987" calcext:value-type="float">
            <text:p>144.9512987</text:p>
          </table:table-cell>
          <table:table-cell/>
          <table:table-cell office:value-type="float" office:value="79.43282347" calcext:value-type="float">
            <text:p>79.43282347</text:p>
          </table:table-cell>
          <table:table-cell office:value-type="float" office:value="51.88943295" calcext:value-type="float">
            <text:p>51.88943295</text:p>
          </table:table-cell>
          <table:table-cell/>
          <table:table-cell office:value-type="float" office:value="63.09573445" calcext:value-type="float">
            <text:p>63.09573445</text:p>
          </table:table-cell>
          <table:table-cell office:value-type="float" office:value="479.48051948" calcext:value-type="float">
            <text:p>479.48051948</text:p>
          </table:table-cell>
          <table:table-cell/>
          <table:table-cell office:value-type="float" office:value="6.30957344" calcext:value-type="float">
            <text:p>6.30957344</text:p>
          </table:table-cell>
          <table:table-cell office:value-type="float" office:value="711.1688641" calcext:value-type="float">
            <text:p>711.1688641</text:p>
          </table:table-cell>
          <table:table-cell/>
          <table:table-cell office:value-type="float" office:value="516.15600972" calcext:value-type="float">
            <text:p>516.15600972</text:p>
          </table:table-cell>
          <table:table-cell office:value-type="float" office:value="1.2934776" calcext:value-type="float">
            <text:p>1.2934776</text:p>
          </table:table-cell>
          <table:table-cell/>
          <table:table-cell office:value-type="float" office:value="9.35248448" calcext:value-type="float">
            <text:p>9.35248448</text:p>
          </table:table-cell>
          <table:table-cell office:value-type="float" office:value="823.11710806" calcext:value-type="float">
            <text:p>823.11710806</text:p>
          </table:table-cell>
          <table:table-cell/>
          <table:table-cell office:value-type="float" office:value="9.35248448" calcext:value-type="float">
            <text:p>9.35248448</text:p>
          </table:table-cell>
          <table:table-cell office:value-type="float" office:value="731.17480538" calcext:value-type="float">
            <text:p>731.17480538</text:p>
          </table:table-cell>
          <table:table-cell/>
          <table:table-cell office:value-type="float" office:value="9.35248448" calcext:value-type="float">
            <text:p>9.35248448</text:p>
          </table:table-cell>
          <table:table-cell office:value-type="float" office:value="698.55109887" calcext:value-type="float">
            <text:p>698.55109887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81258475" calcext:value-type="float">
            <text:p>0.81258475</text:p>
          </table:table-cell>
        </table:table-row>
        <table:table-row table:style-name="ro1">
          <table:table-cell office:value-type="float" office:value="69.18309709" calcext:value-type="float">
            <text:p>69.18309709</text:p>
          </table:table-cell>
          <table:table-cell office:value-type="float" office:value="145.17246195" calcext:value-type="float">
            <text:p>145.17246195</text:p>
          </table:table-cell>
          <table:table-cell/>
          <table:table-cell office:value-type="float" office:value="83.17637711" calcext:value-type="float">
            <text:p>83.17637711</text:p>
          </table:table-cell>
          <table:table-cell office:value-type="float" office:value="58.11969386" calcext:value-type="float">
            <text:p>58.11969386</text:p>
          </table:table-cell>
          <table:table-cell/>
          <table:table-cell office:value-type="float" office:value="69.18309709" calcext:value-type="float">
            <text:p>69.18309709</text:p>
          </table:table-cell>
          <table:table-cell office:value-type="float" office:value="484.15584416" calcext:value-type="float">
            <text:p>484.15584416</text:p>
          </table:table-cell>
          <table:table-cell/>
          <table:table-cell office:value-type="float" office:value="6.91830971" calcext:value-type="float">
            <text:p>6.91830971</text:p>
          </table:table-cell>
          <table:table-cell office:value-type="float" office:value="715.84714854" calcext:value-type="float">
            <text:p>715.84714854</text:p>
          </table:table-cell>
          <table:table-cell/>
          <table:table-cell office:value-type="float" office:value="563.43365934" calcext:value-type="float">
            <text:p>563.43365934</text:p>
          </table:table-cell>
          <table:table-cell office:value-type="float" office:value="1.32272727" calcext:value-type="float">
            <text:p>1.32272727</text:p>
          </table:table-cell>
          <table:table-cell/>
          <table:table-cell office:value-type="float" office:value="10.88798706" calcext:value-type="float">
            <text:p>10.88798706</text:p>
          </table:table-cell>
          <table:table-cell office:value-type="float" office:value="829.57425411" calcext:value-type="float">
            <text:p>829.57425411</text:p>
          </table:table-cell>
          <table:table-cell/>
          <table:table-cell office:value-type="float" office:value="10.88798706" calcext:value-type="float">
            <text:p>10.88798706</text:p>
          </table:table-cell>
          <table:table-cell office:value-type="float" office:value="738.96437839" calcext:value-type="float">
            <text:p>738.96437839</text:p>
          </table:table-cell>
          <table:table-cell/>
          <table:table-cell office:value-type="float" office:value="10.88798706" calcext:value-type="float">
            <text:p>10.88798706</text:p>
          </table:table-cell>
          <table:table-cell office:value-type="float" office:value="707.07752338" calcext:value-type="float">
            <text:p>707.07752338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0.81204661" calcext:value-type="float">
            <text:p>0.81204661</text:p>
          </table:table-cell>
        </table:table-row>
        <table:table-row table:style-name="ro1">
          <table:table-cell office:value-type="float" office:value="75.8577575" calcext:value-type="float">
            <text:p>75.8577575</text:p>
          </table:table-cell>
          <table:table-cell office:value-type="float" office:value="145.3899595" calcext:value-type="float">
            <text:p>145.3899595</text:p>
          </table:table-cell>
          <table:table-cell/>
          <table:table-cell office:value-type="float" office:value="87.096359" calcext:value-type="float">
            <text:p>87.096359</text:p>
          </table:table-cell>
          <table:table-cell office:value-type="float" office:value="66.84616016" calcext:value-type="float">
            <text:p>66.84616016</text:p>
          </table:table-cell>
          <table:table-cell/>
          <table:table-cell office:value-type="float" office:value="75.8577575" calcext:value-type="float">
            <text:p>75.8577575</text:p>
          </table:table-cell>
          <table:table-cell office:value-type="float" office:value="488.81618382" calcext:value-type="float">
            <text:p>488.81618382</text:p>
          </table:table-cell>
          <table:table-cell/>
          <table:table-cell office:value-type="float" office:value="7.58577575" calcext:value-type="float">
            <text:p>7.58577575</text:p>
          </table:table-cell>
          <table:table-cell office:value-type="float" office:value="720.48740053" calcext:value-type="float">
            <text:p>720.48740053</text:p>
          </table:table-cell>
          <table:table-cell/>
          <table:table-cell office:value-type="float" office:value="615.04173641" calcext:value-type="float">
            <text:p>615.04173641</text:p>
          </table:table-cell>
          <table:table-cell office:value-type="float" office:value="1.35217918" calcext:value-type="float">
            <text:p>1.35217918</text:p>
          </table:table-cell>
          <table:table-cell/>
          <table:table-cell office:value-type="float" office:value="12.67559037" calcext:value-type="float">
            <text:p>12.67559037</text:p>
          </table:table-cell>
          <table:table-cell office:value-type="float" office:value="836.1212845" calcext:value-type="float">
            <text:p>836.1212845</text:p>
          </table:table-cell>
          <table:table-cell/>
          <table:table-cell office:value-type="float" office:value="12.67559037" calcext:value-type="float">
            <text:p>12.67559037</text:p>
          </table:table-cell>
          <table:table-cell office:value-type="float" office:value="746.7539514" calcext:value-type="float">
            <text:p>746.7539514</text:p>
          </table:table-cell>
          <table:table-cell/>
          <table:table-cell office:value-type="float" office:value="12.67559037" calcext:value-type="float">
            <text:p>12.67559037</text:p>
          </table:table-cell>
          <table:table-cell office:value-type="float" office:value="715.54164254" calcext:value-type="float">
            <text:p>715.54164254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0.81154618" calcext:value-type="float">
            <text:p>0.81154618</text:p>
          </table:table-cell>
        </table:table-row>
        <table:table-row table:style-name="ro1">
          <table:table-cell office:value-type="float" office:value="83.17637711" calcext:value-type="float">
            <text:p>83.17637711</text:p>
          </table:table-cell>
          <table:table-cell office:value-type="float" office:value="145.60744589" calcext:value-type="float">
            <text:p>145.60744589</text:p>
          </table:table-cell>
          <table:table-cell/>
          <table:table-cell office:value-type="float" office:value="91.20108394" calcext:value-type="float">
            <text:p>91.20108394</text:p>
          </table:table-cell>
          <table:table-cell office:value-type="float" office:value="78.36714579" calcext:value-type="float">
            <text:p>78.36714579</text:p>
          </table:table-cell>
          <table:table-cell/>
          <table:table-cell office:value-type="float" office:value="83.17637711" calcext:value-type="float">
            <text:p>83.17637711</text:p>
          </table:table-cell>
          <table:table-cell office:value-type="float" office:value="493.44242424" calcext:value-type="float">
            <text:p>493.44242424</text:p>
          </table:table-cell>
          <table:table-cell/>
          <table:table-cell office:value-type="float" office:value="8.31763771" calcext:value-type="float">
            <text:p>8.31763771</text:p>
          </table:table-cell>
          <table:table-cell office:value-type="float" office:value="725.14238042" calcext:value-type="float">
            <text:p>725.14238042</text:p>
          </table:table-cell>
          <table:table-cell/>
          <table:table-cell office:value-type="float" office:value="671.37688929" calcext:value-type="float">
            <text:p>671.37688929</text:p>
          </table:table-cell>
          <table:table-cell office:value-type="float" office:value="1.38292978" calcext:value-type="float">
            <text:p>1.38292978</text:p>
          </table:table-cell>
          <table:table-cell/>
          <table:table-cell office:value-type="float" office:value="14.75668463" calcext:value-type="float">
            <text:p>14.75668463</text:p>
          </table:table-cell>
          <table:table-cell office:value-type="float" office:value="842.69373673" calcext:value-type="float">
            <text:p>842.69373673</text:p>
          </table:table-cell>
          <table:table-cell/>
          <table:table-cell office:value-type="float" office:value="14.75668463" calcext:value-type="float">
            <text:p>14.75668463</text:p>
          </table:table-cell>
          <table:table-cell office:value-type="float" office:value="754.56255948" calcext:value-type="float">
            <text:p>754.56255948</text:p>
          </table:table-cell>
          <table:table-cell/>
          <table:table-cell office:value-type="float" office:value="14.75668463" calcext:value-type="float">
            <text:p>14.75668463</text:p>
          </table:table-cell>
          <table:table-cell office:value-type="float" office:value="723.90658174" calcext:value-type="float">
            <text:p>723.90658174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0.81105197" calcext:value-type="float">
            <text:p>0.81105197</text:p>
          </table:table-cell>
        </table:table-row>
        <table:table-row table:style-name="ro1">
          <table:table-cell office:value-type="float" office:value="91.20108394" calcext:value-type="float">
            <text:p>91.20108394</text:p>
          </table:table-cell>
          <table:table-cell office:value-type="float" office:value="145.82320346" calcext:value-type="float">
            <text:p>145.82320346</text:p>
          </table:table-cell>
          <table:table-cell/>
          <table:table-cell office:value-type="float" office:value="95.4992586" calcext:value-type="float">
            <text:p>95.4992586</text:p>
          </table:table-cell>
          <table:table-cell office:value-type="float" office:value="95.20305075" calcext:value-type="float">
            <text:p>95.20305075</text:p>
          </table:table-cell>
          <table:table-cell/>
          <table:table-cell office:value-type="float" office:value="91.20108394" calcext:value-type="float">
            <text:p>91.20108394</text:p>
          </table:table-cell>
          <table:table-cell office:value-type="float" office:value="498.01991342" calcext:value-type="float">
            <text:p>498.01991342</text:p>
          </table:table-cell>
          <table:table-cell/>
          <table:table-cell office:value-type="float" office:value="9.12010839" calcext:value-type="float">
            <text:p>9.12010839</text:p>
          </table:table-cell>
          <table:table-cell office:value-type="float" office:value="729.81256952" calcext:value-type="float">
            <text:p>729.81256952</text:p>
          </table:table-cell>
          <table:table-cell/>
          <table:table-cell office:value-type="float" office:value="732.87209759" calcext:value-type="float">
            <text:p>732.87209759</text:p>
          </table:table-cell>
          <table:table-cell office:value-type="float" office:value="1.41207627" calcext:value-type="float">
            <text:p>1.41207627</text:p>
          </table:table-cell>
          <table:table-cell/>
          <table:table-cell office:value-type="float" office:value="17.17945554" calcext:value-type="float">
            <text:p>17.17945554</text:p>
          </table:table-cell>
          <table:table-cell office:value-type="float" office:value="849.26618896" calcext:value-type="float">
            <text:p>849.26618896</text:p>
          </table:table-cell>
          <table:table-cell/>
          <table:table-cell office:value-type="float" office:value="17.17945554" calcext:value-type="float">
            <text:p>17.17945554</text:p>
          </table:table-cell>
          <table:table-cell office:value-type="float" office:value="762.41928399" calcext:value-type="float">
            <text:p>762.41928399</text:p>
          </table:table-cell>
          <table:table-cell/>
          <table:table-cell office:value-type="float" office:value="17.17945554" calcext:value-type="float">
            <text:p>17.17945554</text:p>
          </table:table-cell>
          <table:table-cell office:value-type="float" office:value="732.27152094" calcext:value-type="float">
            <text:p>732.27152094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0.81055777" calcext:value-type="float">
            <text:p>0.81055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.03896104" calcext:value-type="float">
            <text:p>146.03896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.34702259" calcext:value-type="float">
            <text:p>113.347022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2.5974026" calcext:value-type="float">
            <text:p>502.59740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4.48275862" calcext:value-type="float">
            <text:p>734.4827586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43898305" calcext:value-type="float">
            <text:p>1.438983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55.83864119" calcext:value-type="float">
            <text:p>855.838641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70.27600849" calcext:value-type="float">
            <text:p>770.276008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40.63646014" calcext:value-type="float">
            <text:p>740.63646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1006356" calcext:value-type="float">
            <text:p>0.81006356</text:p>
          </table:table-cell>
        </table:table-row>
      </table:table>
      <table:table table:name="Reverse Current vs Reverse Voltage" table:style-name="ta1">
        <table:shapes>
          <draw:frame draw:z-index="0" draw:style-name="gr1" draw:text-style-name="P1" svg:width="15.999cm" svg:height="8.999cm" svg:x="9.132cm" svg:y="0.1cm">
            <draw:object draw:notify-on-update-of-ranges="'Reverse Current vs Reverse Voltage'.A2:'Reverse Current vs Reverse Voltage'.A103 'Reverse Current vs Reverse Voltage'.D1:'Reverse Current vs Reverse Voltage'.D1 'Reverse Current vs Reverse Voltage'.D2:'Reverse Current vs Reverse Voltage'.D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Vr [V]</text:p>
          </table:table-cell>
          <table:table-cell office:value-type="string" calcext:value-type="string">
            <text:p>Ir [nA]</text:p>
          </table:table-cell>
          <table:table-cell office:value-type="string" calcext:value-type="string">
            <text:p>Ir [uA]</text:p>
          </table:table-cell>
          <table:table-cell office:value-type="string" calcext:value-type="string">
            <text:p>Ir [A]</text:p>
          </table:table-cell>
        </table:table-row>
        <table:table-row table:style-name="ro1">
          <table:table-cell office:value-type="float" office:value="10" calcext:value-type="float">
            <text:p>1.000E+01</text:p>
          </table:table-cell>
          <table:table-cell office:value-type="float" office:value="15.03080082" calcext:value-type="float">
            <text:p>1.503E+01</text:p>
          </table:table-cell>
          <table:table-cell/>
          <table:table-cell table:formula="of:=[.B2]*0.000000001" office:value-type="float" office:value="0.00000001503080082" calcext:value-type="float">
            <text:p>1.503E-08</text:p>
          </table:table-cell>
        </table:table-row>
        <table:table-row table:style-name="ro1">
          <table:table-cell office:value-type="float" office:value="10.47128548" calcext:value-type="float">
            <text:p>1.047E+01</text:p>
          </table:table-cell>
          <table:table-cell office:value-type="float" office:value="15.21553535" calcext:value-type="float">
            <text:p>1.522E+01</text:p>
          </table:table-cell>
          <table:table-cell/>
          <table:table-cell table:formula="of:=[.B3]*0.000000001" office:value-type="float" office:value="0.00000001521553535" calcext:value-type="float">
            <text:p>1.522E-08</text:p>
          </table:table-cell>
        </table:table-row>
        <table:table-row table:style-name="ro1">
          <table:table-cell office:value-type="float" office:value="10.96478196" calcext:value-type="float">
            <text:p>1.096E+01</text:p>
          </table:table-cell>
          <table:table-cell office:value-type="float" office:value="15.40026987" calcext:value-type="float">
            <text:p>1.540E+01</text:p>
          </table:table-cell>
          <table:table-cell/>
          <table:table-cell table:formula="of:=[.B4]*0.000000001" office:value-type="float" office:value="0.00000001540026987" calcext:value-type="float">
            <text:p>1.540E-08</text:p>
          </table:table-cell>
        </table:table-row>
        <table:table-row table:style-name="ro1">
          <table:table-cell office:value-type="float" office:value="11.48153621" calcext:value-type="float">
            <text:p>1.148E+01</text:p>
          </table:table-cell>
          <table:table-cell office:value-type="float" office:value="15.5985674" calcext:value-type="float">
            <text:p>1.560E+01</text:p>
          </table:table-cell>
          <table:table-cell/>
          <table:table-cell table:formula="of:=[.B5]*0.000000001" office:value-type="float" office:value="0.0000000155985674" calcext:value-type="float">
            <text:p>1.560E-08</text:p>
          </table:table-cell>
        </table:table-row>
        <table:table-row table:style-name="ro1">
          <table:table-cell office:value-type="float" office:value="12.02264435" calcext:value-type="float">
            <text:p>1.202E+01</text:p>
          </table:table-cell>
          <table:table-cell office:value-type="float" office:value="15.82411537" calcext:value-type="float">
            <text:p>1.582E+01</text:p>
          </table:table-cell>
          <table:table-cell/>
          <table:table-cell table:formula="of:=[.B6]*0.000000001" office:value-type="float" office:value="0.00000001582411537" calcext:value-type="float">
            <text:p>1.582E-08</text:p>
          </table:table-cell>
        </table:table-row>
        <table:table-row table:style-name="ro1">
          <table:table-cell office:value-type="float" office:value="12.58925412" calcext:value-type="float">
            <text:p>1.259E+01</text:p>
          </table:table-cell>
          <table:table-cell office:value-type="float" office:value="16.04966334" calcext:value-type="float">
            <text:p>1.605E+01</text:p>
          </table:table-cell>
          <table:table-cell/>
          <table:table-cell table:formula="of:=[.B7]*0.000000001" office:value-type="float" office:value="0.00000001604966334" calcext:value-type="float">
            <text:p>1.605E-08</text:p>
          </table:table-cell>
        </table:table-row>
        <table:table-row table:style-name="ro1">
          <table:table-cell office:value-type="float" office:value="13.18256739" calcext:value-type="float">
            <text:p>1.318E+01</text:p>
          </table:table-cell>
          <table:table-cell office:value-type="float" office:value="16.27268994" calcext:value-type="float">
            <text:p>1.627E+01</text:p>
          </table:table-cell>
          <table:table-cell/>
          <table:table-cell table:formula="of:=[.B8]*0.000000001" office:value-type="float" office:value="0.00000001627268994" calcext:value-type="float">
            <text:p>1.627E-08</text:p>
          </table:table-cell>
        </table:table-row>
        <table:table-row table:style-name="ro1">
          <table:table-cell office:value-type="float" office:value="13.80384265" calcext:value-type="float">
            <text:p>1.380E+01</text:p>
          </table:table-cell>
          <table:table-cell office:value-type="float" office:value="16.45229295" calcext:value-type="float">
            <text:p>1.645E+01</text:p>
          </table:table-cell>
          <table:table-cell/>
          <table:table-cell table:formula="of:=[.B9]*0.000000001" office:value-type="float" office:value="0.00000001645229295" calcext:value-type="float">
            <text:p>1.645E-08</text:p>
          </table:table-cell>
        </table:table-row>
        <table:table-row table:style-name="ro1">
          <table:table-cell office:value-type="float" office:value="14.45439771" calcext:value-type="float">
            <text:p>1.445E+01</text:p>
          </table:table-cell>
          <table:table-cell office:value-type="float" office:value="16.63189596" calcext:value-type="float">
            <text:p>1.663E+01</text:p>
          </table:table-cell>
          <table:table-cell/>
          <table:table-cell table:formula="of:=[.B10]*0.000000001" office:value-type="float" office:value="0.00000001663189596" calcext:value-type="float">
            <text:p>1.663E-08</text:p>
          </table:table-cell>
        </table:table-row>
        <table:table-row table:style-name="ro1">
          <table:table-cell office:value-type="float" office:value="15.13561248" calcext:value-type="float">
            <text:p>1.514E+01</text:p>
          </table:table-cell>
          <table:table-cell office:value-type="float" office:value="16.81848049" calcext:value-type="float">
            <text:p>1.682E+01</text:p>
          </table:table-cell>
          <table:table-cell/>
          <table:table-cell table:formula="of:=[.B11]*0.000000001" office:value-type="float" office:value="0.00000001681848049" calcext:value-type="float">
            <text:p>1.682E-08</text:p>
          </table:table-cell>
        </table:table-row>
        <table:table-row table:style-name="ro1">
          <table:table-cell office:value-type="float" office:value="15.84893192" calcext:value-type="float">
            <text:p>1.585E+01</text:p>
          </table:table-cell>
          <table:table-cell office:value-type="float" office:value="17.02053388" calcext:value-type="float">
            <text:p>1.702E+01</text:p>
          </table:table-cell>
          <table:table-cell/>
          <table:table-cell table:formula="of:=[.B12]*0.000000001" office:value-type="float" office:value="0.00000001702053388" calcext:value-type="float">
            <text:p>1.702E-08</text:p>
          </table:table-cell>
        </table:table-row>
        <table:table-row table:style-name="ro1">
          <table:table-cell office:value-type="float" office:value="16.59586907" calcext:value-type="float">
            <text:p>1.660E+01</text:p>
          </table:table-cell>
          <table:table-cell office:value-type="float" office:value="17.22258727" calcext:value-type="float">
            <text:p>1.722E+01</text:p>
          </table:table-cell>
          <table:table-cell/>
          <table:table-cell table:formula="of:=[.B13]*0.000000001" office:value-type="float" office:value="0.00000001722258727" calcext:value-type="float">
            <text:p>1.722E-08</text:p>
          </table:table-cell>
        </table:table-row>
        <table:table-row table:style-name="ro1">
          <table:table-cell office:value-type="float" office:value="17.37800829" calcext:value-type="float">
            <text:p>1.738E+01</text:p>
          </table:table-cell>
          <table:table-cell office:value-type="float" office:value="17.42464066" calcext:value-type="float">
            <text:p>1.742E+01</text:p>
          </table:table-cell>
          <table:table-cell/>
          <table:table-cell table:formula="of:=[.B14]*0.000000001" office:value-type="float" office:value="0.00000001742464066" calcext:value-type="float">
            <text:p>1.742E-08</text:p>
          </table:table-cell>
        </table:table-row>
        <table:table-row table:style-name="ro1">
          <table:table-cell office:value-type="float" office:value="18.19700859" calcext:value-type="float">
            <text:p>1.820E+01</text:p>
          </table:table-cell>
          <table:table-cell office:value-type="float" office:value="17.63242568" calcext:value-type="float">
            <text:p>1.763E+01</text:p>
          </table:table-cell>
          <table:table-cell/>
          <table:table-cell table:formula="of:=[.B15]*0.000000001" office:value-type="float" office:value="0.00000001763242568" calcext:value-type="float">
            <text:p>1.763E-08</text:p>
          </table:table-cell>
        </table:table-row>
        <table:table-row table:style-name="ro1">
          <table:table-cell office:value-type="float" office:value="19.05460718" calcext:value-type="float">
            <text:p>1.905E+01</text:p>
          </table:table-cell>
          <table:table-cell office:value-type="float" office:value="17.84326399" calcext:value-type="float">
            <text:p>1.784E+01</text:p>
          </table:table-cell>
          <table:table-cell/>
          <table:table-cell table:formula="of:=[.B16]*0.000000001" office:value-type="float" office:value="0.00000001784326399" calcext:value-type="float">
            <text:p>1.784E-08</text:p>
          </table:table-cell>
        </table:table-row>
        <table:table-row table:style-name="ro1">
          <table:table-cell office:value-type="float" office:value="19.95262315" calcext:value-type="float">
            <text:p>1.995E+01</text:p>
          </table:table-cell>
          <table:table-cell office:value-type="float" office:value="18.05410231" calcext:value-type="float">
            <text:p>1.805E+01</text:p>
          </table:table-cell>
          <table:table-cell/>
          <table:table-cell table:formula="of:=[.B17]*0.000000001" office:value-type="float" office:value="0.00000001805410231" calcext:value-type="float">
            <text:p>1.805E-08</text:p>
          </table:table-cell>
        </table:table-row>
        <table:table-row table:style-name="ro1">
          <table:table-cell office:value-type="float" office:value="20.89296131" calcext:value-type="float">
            <text:p>2.089E+01</text:p>
          </table:table-cell>
          <table:table-cell office:value-type="float" office:value="18.2663431" calcext:value-type="float">
            <text:p>1.827E+01</text:p>
          </table:table-cell>
          <table:table-cell/>
          <table:table-cell table:formula="of:=[.B18]*0.000000001" office:value-type="float" office:value="0.0000000182663431" calcext:value-type="float">
            <text:p>1.827E-08</text:p>
          </table:table-cell>
        </table:table-row>
        <table:table-row table:style-name="ro1">
          <table:table-cell office:value-type="float" office:value="21.87761624" calcext:value-type="float">
            <text:p>2.188E+01</text:p>
          </table:table-cell>
          <table:table-cell office:value-type="float" office:value="18.48676498" calcext:value-type="float">
            <text:p>1.849E+01</text:p>
          </table:table-cell>
          <table:table-cell/>
          <table:table-cell table:formula="of:=[.B19]*0.000000001" office:value-type="float" office:value="0.00000001848676498" calcext:value-type="float">
            <text:p>1.849E-08</text:p>
          </table:table-cell>
        </table:table-row>
        <table:table-row table:style-name="ro1">
          <table:table-cell office:value-type="float" office:value="22.90867653" calcext:value-type="float">
            <text:p>2.291E+01</text:p>
          </table:table-cell>
          <table:table-cell office:value-type="float" office:value="18.70718686" calcext:value-type="float">
            <text:p>1.871E+01</text:p>
          </table:table-cell>
          <table:table-cell/>
          <table:table-cell table:formula="of:=[.B20]*0.000000001" office:value-type="float" office:value="0.00000001870718686" calcext:value-type="float">
            <text:p>1.871E-08</text:p>
          </table:table-cell>
        </table:table-row>
        <table:table-row table:style-name="ro1">
          <table:table-cell office:value-type="float" office:value="23.98832919" calcext:value-type="float">
            <text:p>2.399E+01</text:p>
          </table:table-cell>
          <table:table-cell office:value-type="float" office:value="18.92760874" calcext:value-type="float">
            <text:p>1.893E+01</text:p>
          </table:table-cell>
          <table:table-cell/>
          <table:table-cell table:formula="of:=[.B21]*0.000000001" office:value-type="float" office:value="0.00000001892760874" calcext:value-type="float">
            <text:p>1.893E-08</text:p>
          </table:table-cell>
        </table:table-row>
        <table:table-row table:style-name="ro1">
          <table:table-cell office:value-type="float" office:value="25.11886432" calcext:value-type="float">
            <text:p>2.512E+01</text:p>
          </table:table-cell>
          <table:table-cell office:value-type="float" office:value="19.20109514" calcext:value-type="float">
            <text:p>1.920E+01</text:p>
          </table:table-cell>
          <table:table-cell/>
          <table:table-cell table:formula="of:=[.B22]*0.000000001" office:value-type="float" office:value="0.00000001920109514" calcext:value-type="float">
            <text:p>1.920E-08</text:p>
          </table:table-cell>
        </table:table-row>
        <table:table-row table:style-name="ro1">
          <table:table-cell office:value-type="float" office:value="26.30267992" calcext:value-type="float">
            <text:p>2.630E+01</text:p>
          </table:table-cell>
          <table:table-cell office:value-type="float" office:value="19.48845996" calcext:value-type="float">
            <text:p>1.949E+01</text:p>
          </table:table-cell>
          <table:table-cell/>
          <table:table-cell table:formula="of:=[.B23]*0.000000001" office:value-type="float" office:value="0.00000001948845996" calcext:value-type="float">
            <text:p>1.949E-08</text:p>
          </table:table-cell>
        </table:table-row>
        <table:table-row table:style-name="ro1">
          <table:table-cell office:value-type="float" office:value="27.54228703" calcext:value-type="float">
            <text:p>2.754E+01</text:p>
          </table:table-cell>
          <table:table-cell office:value-type="float" office:value="19.77582478" calcext:value-type="float">
            <text:p>1.978E+01</text:p>
          </table:table-cell>
          <table:table-cell/>
          <table:table-cell table:formula="of:=[.B24]*0.000000001" office:value-type="float" office:value="0.00000001977582478" calcext:value-type="float">
            <text:p>1.978E-08</text:p>
          </table:table-cell>
        </table:table-row>
        <table:table-row table:style-name="ro1">
          <table:table-cell office:value-type="float" office:value="28.84031503" calcext:value-type="float">
            <text:p>2.884E+01</text:p>
          </table:table-cell>
          <table:table-cell office:value-type="float" office:value="20.08642086" calcext:value-type="float">
            <text:p>2.009E+01</text:p>
          </table:table-cell>
          <table:table-cell/>
          <table:table-cell table:formula="of:=[.B25]*0.000000001" office:value-type="float" office:value="0.00000002008642086" calcext:value-type="float">
            <text:p>2.009E-08</text:p>
          </table:table-cell>
        </table:table-row>
        <table:table-row table:style-name="ro1">
          <table:table-cell office:value-type="float" office:value="30.1995172" calcext:value-type="float">
            <text:p>3.020E+01</text:p>
          </table:table-cell>
          <table:table-cell office:value-type="float" office:value="20.43781805" calcext:value-type="float">
            <text:p>2.044E+01</text:p>
          </table:table-cell>
          <table:table-cell/>
          <table:table-cell table:formula="of:=[.B26]*0.000000001" office:value-type="float" office:value="0.00000002043781805" calcext:value-type="float">
            <text:p>2.044E-08</text:p>
          </table:table-cell>
        </table:table-row>
        <table:table-row table:style-name="ro1">
          <table:table-cell office:value-type="float" office:value="31.6227766" calcext:value-type="float">
            <text:p>3.162E+01</text:p>
          </table:table-cell>
          <table:table-cell office:value-type="float" office:value="20.78921525" calcext:value-type="float">
            <text:p>2.079E+01</text:p>
          </table:table-cell>
          <table:table-cell/>
          <table:table-cell table:formula="of:=[.B27]*0.000000001" office:value-type="float" office:value="0.00000002078921525" calcext:value-type="float">
            <text:p>2.079E-08</text:p>
          </table:table-cell>
        </table:table-row>
        <table:table-row table:style-name="ro1">
          <table:table-cell office:value-type="float" office:value="33.11311215" calcext:value-type="float">
            <text:p>3.311E+01</text:p>
          </table:table-cell>
          <table:table-cell office:value-type="float" office:value="21.14061245" calcext:value-type="float">
            <text:p>2.114E+01</text:p>
          </table:table-cell>
          <table:table-cell/>
          <table:table-cell table:formula="of:=[.B28]*0.000000001" office:value-type="float" office:value="0.00000002114061245" calcext:value-type="float">
            <text:p>2.114E-08</text:p>
          </table:table-cell>
        </table:table-row>
        <table:table-row table:style-name="ro1">
          <table:table-cell office:value-type="float" office:value="34.67368505" calcext:value-type="float">
            <text:p>3.467E+01</text:p>
          </table:table-cell>
          <table:table-cell office:value-type="float" office:value="21.56863916" calcext:value-type="float">
            <text:p>2.157E+01</text:p>
          </table:table-cell>
          <table:table-cell/>
          <table:table-cell table:formula="of:=[.B29]*0.000000001" office:value-type="float" office:value="0.00000002156863916" calcext:value-type="float">
            <text:p>2.157E-08</text:p>
          </table:table-cell>
        </table:table-row>
        <table:table-row table:style-name="ro1">
          <table:table-cell office:value-type="float" office:value="36.30780548" calcext:value-type="float">
            <text:p>3.631E+01</text:p>
          </table:table-cell>
          <table:table-cell office:value-type="float" office:value="22.00948292" calcext:value-type="float">
            <text:p>2.201E+01</text:p>
          </table:table-cell>
          <table:table-cell/>
          <table:table-cell table:formula="of:=[.B30]*0.000000001" office:value-type="float" office:value="0.00000002200948292" calcext:value-type="float">
            <text:p>2.201E-08</text:p>
          </table:table-cell>
        </table:table-row>
        <table:table-row table:style-name="ro1">
          <table:table-cell office:value-type="float" office:value="38.01893963" calcext:value-type="float">
            <text:p>3.802E+01</text:p>
          </table:table-cell>
          <table:table-cell office:value-type="float" office:value="22.45032668" calcext:value-type="float">
            <text:p>2.245E+01</text:p>
          </table:table-cell>
          <table:table-cell/>
          <table:table-cell table:formula="of:=[.B31]*0.000000001" office:value-type="float" office:value="0.00000002245032668" calcext:value-type="float">
            <text:p>2.245E-08</text:p>
          </table:table-cell>
        </table:table-row>
        <table:table-row table:style-name="ro1">
          <table:table-cell office:value-type="float" office:value="39.81071706" calcext:value-type="float">
            <text:p>3.981E+01</text:p>
          </table:table-cell>
          <table:table-cell office:value-type="float" office:value="22.93414832" calcext:value-type="float">
            <text:p>2.293E+01</text:p>
          </table:table-cell>
          <table:table-cell/>
          <table:table-cell table:formula="of:=[.B32]*0.000000001" office:value-type="float" office:value="0.00000002293414832" calcext:value-type="float">
            <text:p>2.293E-08</text:p>
          </table:table-cell>
        </table:table-row>
        <table:table-row table:style-name="ro1">
          <table:table-cell office:value-type="float" office:value="41.68693835" calcext:value-type="float">
            <text:p>4.169E+01</text:p>
          </table:table-cell>
          <table:table-cell office:value-type="float" office:value="23.46042691" calcext:value-type="float">
            <text:p>2.346E+01</text:p>
          </table:table-cell>
          <table:table-cell/>
          <table:table-cell table:formula="of:=[.B33]*0.000000001" office:value-type="float" office:value="0.00000002346042691" calcext:value-type="float">
            <text:p>2.346E-08</text:p>
          </table:table-cell>
        </table:table-row>
        <table:table-row table:style-name="ro1">
          <table:table-cell office:value-type="float" office:value="43.65158322" calcext:value-type="float">
            <text:p>4.365E+01</text:p>
          </table:table-cell>
          <table:table-cell office:value-type="float" office:value="23.98670551" calcext:value-type="float">
            <text:p>2.399E+01</text:p>
          </table:table-cell>
          <table:table-cell/>
          <table:table-cell table:formula="of:=[.B34]*0.000000001" office:value-type="float" office:value="0.00000002398670551" calcext:value-type="float">
            <text:p>2.399E-08</text:p>
          </table:table-cell>
        </table:table-row>
        <table:table-row table:style-name="ro1">
          <table:table-cell office:value-type="float" office:value="45.70881896" calcext:value-type="float">
            <text:p>4.571E+01</text:p>
          </table:table-cell>
          <table:table-cell office:value-type="float" office:value="24.55835729" calcext:value-type="float">
            <text:p>2.456E+01</text:p>
          </table:table-cell>
          <table:table-cell/>
          <table:table-cell table:formula="of:=[.B35]*0.000000001" office:value-type="float" office:value="0.00000002455835729" calcext:value-type="float">
            <text:p>2.456E-08</text:p>
          </table:table-cell>
        </table:table-row>
        <table:table-row table:style-name="ro1">
          <table:table-cell office:value-type="float" office:value="47.86300923" calcext:value-type="float">
            <text:p>4.786E+01</text:p>
          </table:table-cell>
          <table:table-cell office:value-type="float" office:value="25.28574949" calcext:value-type="float">
            <text:p>2.529E+01</text:p>
          </table:table-cell>
          <table:table-cell/>
          <table:table-cell table:formula="of:=[.B36]*0.000000001" office:value-type="float" office:value="0.00000002528574949" calcext:value-type="float">
            <text:p>2.529E-08</text:p>
          </table:table-cell>
        </table:table-row>
        <table:table-row table:style-name="ro1">
          <table:table-cell office:value-type="float" office:value="50.11872336" calcext:value-type="float">
            <text:p>5.012E+01</text:p>
          </table:table-cell>
          <table:table-cell office:value-type="float" office:value="26.01314168" calcext:value-type="float">
            <text:p>2.601E+01</text:p>
          </table:table-cell>
          <table:table-cell/>
          <table:table-cell table:formula="of:=[.B37]*0.000000001" office:value-type="float" office:value="0.00000002601314168" calcext:value-type="float">
            <text:p>2.601E-08</text:p>
          </table:table-cell>
        </table:table-row>
        <table:table-row table:style-name="ro1">
          <table:table-cell office:value-type="float" office:value="52.48074602" calcext:value-type="float">
            <text:p>5.248E+01</text:p>
          </table:table-cell>
          <table:table-cell office:value-type="float" office:value="26.84414784" calcext:value-type="float">
            <text:p>2.684E+01</text:p>
          </table:table-cell>
          <table:table-cell/>
          <table:table-cell table:formula="of:=[.B38]*0.000000001" office:value-type="float" office:value="0.00000002684414784" calcext:value-type="float">
            <text:p>2.684E-08</text:p>
          </table:table-cell>
        </table:table-row>
        <table:table-row table:style-name="ro1">
          <table:table-cell office:value-type="float" office:value="54.95408739" calcext:value-type="float">
            <text:p>5.495E+01</text:p>
          </table:table-cell>
          <table:table-cell office:value-type="float" office:value="28.15749487" calcext:value-type="float">
            <text:p>2.816E+01</text:p>
          </table:table-cell>
          <table:table-cell/>
          <table:table-cell table:formula="of:=[.B39]*0.000000001" office:value-type="float" office:value="0.00000002815749487" calcext:value-type="float">
            <text:p>2.816E-08</text:p>
          </table:table-cell>
        </table:table-row>
        <table:table-row table:style-name="ro1">
          <table:table-cell office:value-type="float" office:value="57.54399373" calcext:value-type="float">
            <text:p>5.754E+01</text:p>
          </table:table-cell>
          <table:table-cell office:value-type="float" office:value="29.47084189" calcext:value-type="float">
            <text:p>2.947E+01</text:p>
          </table:table-cell>
          <table:table-cell/>
          <table:table-cell table:formula="of:=[.B40]*0.000000001" office:value-type="float" office:value="0.00000002947084189" calcext:value-type="float">
            <text:p>2.947E-08</text:p>
          </table:table-cell>
        </table:table-row>
        <table:table-row table:style-name="ro1">
          <table:table-cell office:value-type="float" office:value="60.25595861" calcext:value-type="float">
            <text:p>6.026E+01</text:p>
          </table:table-cell>
          <table:table-cell office:value-type="float" office:value="31.44147844" calcext:value-type="float">
            <text:p>3.144E+01</text:p>
          </table:table-cell>
          <table:table-cell/>
          <table:table-cell table:formula="of:=[.B41]*0.000000001" office:value-type="float" office:value="0.00000003144147844" calcext:value-type="float">
            <text:p>3.144E-08</text:p>
          </table:table-cell>
        </table:table-row>
        <table:table-row table:style-name="ro1">
          <table:table-cell office:value-type="float" office:value="63.09573445" calcext:value-type="float">
            <text:p>6.310E+01</text:p>
          </table:table-cell>
          <table:table-cell office:value-type="float" office:value="33.68651608" calcext:value-type="float">
            <text:p>3.369E+01</text:p>
          </table:table-cell>
          <table:table-cell/>
          <table:table-cell table:formula="of:=[.B42]*0.000000001" office:value-type="float" office:value="0.00000003368651608" calcext:value-type="float">
            <text:p>3.369E-08</text:p>
          </table:table-cell>
        </table:table-row>
        <table:table-row table:style-name="ro1">
          <table:table-cell office:value-type="float" office:value="66.0693448" calcext:value-type="float">
            <text:p>6.607E+01</text:p>
          </table:table-cell>
          <table:table-cell office:value-type="float" office:value="36.56016427" calcext:value-type="float">
            <text:p>3.656E+01</text:p>
          </table:table-cell>
          <table:table-cell/>
          <table:table-cell table:formula="of:=[.B43]*0.000000001" office:value-type="float" office:value="0.00000003656016427" calcext:value-type="float">
            <text:p>3.656E-08</text:p>
          </table:table-cell>
        </table:table-row>
        <table:table-row table:style-name="ro1">
          <table:table-cell office:value-type="float" office:value="69.18309709" calcext:value-type="float">
            <text:p>6.918E+01</text:p>
          </table:table-cell>
          <table:table-cell office:value-type="float" office:value="39.68131417" calcext:value-type="float">
            <text:p>3.968E+01</text:p>
          </table:table-cell>
          <table:table-cell/>
          <table:table-cell table:formula="of:=[.B44]*0.000000001" office:value-type="float" office:value="0.00000003968131417" calcext:value-type="float">
            <text:p>3.968E-08</text:p>
          </table:table-cell>
        </table:table-row>
        <table:table-row table:style-name="ro1">
          <table:table-cell office:value-type="float" office:value="72.44359601" calcext:value-type="float">
            <text:p>7.244E+01</text:p>
          </table:table-cell>
          <table:table-cell office:value-type="float" office:value="43.13382224" calcext:value-type="float">
            <text:p>4.313E+01</text:p>
          </table:table-cell>
          <table:table-cell/>
          <table:table-cell table:formula="of:=[.B45]*0.000000001" office:value-type="float" office:value="0.00000004313382224" calcext:value-type="float">
            <text:p>4.313E-08</text:p>
          </table:table-cell>
        </table:table-row>
        <table:table-row table:style-name="ro1">
          <table:table-cell office:value-type="float" office:value="75.8577575" calcext:value-type="float">
            <text:p>7.586E+01</text:p>
          </table:table-cell>
          <table:table-cell office:value-type="float" office:value="47.20952772" calcext:value-type="float">
            <text:p>4.721E+01</text:p>
          </table:table-cell>
          <table:table-cell/>
          <table:table-cell table:formula="of:=[.B46]*0.000000001" office:value-type="float" office:value="0.00000004720952772" calcext:value-type="float">
            <text:p>4.721E-08</text:p>
          </table:table-cell>
        </table:table-row>
        <table:table-row table:style-name="ro1">
          <table:table-cell office:value-type="float" office:value="79.43282347" calcext:value-type="float">
            <text:p>7.943E+01</text:p>
          </table:table-cell>
          <table:table-cell office:value-type="float" office:value="51.88943295" calcext:value-type="float">
            <text:p>5.189E+01</text:p>
          </table:table-cell>
          <table:table-cell/>
          <table:table-cell table:formula="of:=[.B47]*0.000000001" office:value-type="float" office:value="0.00000005188943295" calcext:value-type="float">
            <text:p>5.189E-08</text:p>
          </table:table-cell>
        </table:table-row>
        <table:table-row table:style-name="ro1">
          <table:table-cell office:value-type="float" office:value="83.17637711" calcext:value-type="float">
            <text:p>8.318E+01</text:p>
          </table:table-cell>
          <table:table-cell office:value-type="float" office:value="58.11969386" calcext:value-type="float">
            <text:p>5.812E+01</text:p>
          </table:table-cell>
          <table:table-cell/>
          <table:table-cell table:formula="of:=[.B48]*0.000000001" office:value-type="float" office:value="0.00000005811969386" calcext:value-type="float">
            <text:p>5.812E-08</text:p>
          </table:table-cell>
        </table:table-row>
        <table:table-row table:style-name="ro1">
          <table:table-cell office:value-type="float" office:value="87.096359" calcext:value-type="float">
            <text:p>8.710E+01</text:p>
          </table:table-cell>
          <table:table-cell office:value-type="float" office:value="66.84616016" calcext:value-type="float">
            <text:p>6.685E+01</text:p>
          </table:table-cell>
          <table:table-cell/>
          <table:table-cell table:formula="of:=[.B49]*0.000000001" office:value-type="float" office:value="0.00000006684616016" calcext:value-type="float">
            <text:p>6.685E-08</text:p>
          </table:table-cell>
        </table:table-row>
        <table:table-row table:style-name="ro1">
          <table:table-cell office:value-type="float" office:value="91.20108394" calcext:value-type="float">
            <text:p>9.120E+01</text:p>
          </table:table-cell>
          <table:table-cell office:value-type="float" office:value="78.36714579" calcext:value-type="float">
            <text:p>7.837E+01</text:p>
          </table:table-cell>
          <table:table-cell/>
          <table:table-cell table:formula="of:=[.B50]*0.000000001" office:value-type="float" office:value="0.00000007836714579" calcext:value-type="float">
            <text:p>7.837E-08</text:p>
          </table:table-cell>
        </table:table-row>
        <table:table-row table:style-name="ro1">
          <table:table-cell office:value-type="float" office:value="95.4992586" calcext:value-type="float">
            <text:p>9.550E+01</text:p>
          </table:table-cell>
          <table:table-cell office:value-type="float" office:value="95.20305075" calcext:value-type="float">
            <text:p>9.520E+01</text:p>
          </table:table-cell>
          <table:table-cell/>
          <table:table-cell table:formula="of:=[.B51]*0.000000001" office:value-type="float" office:value="0.00000009520305075" calcext:value-type="float">
            <text:p>9.520E-08</text:p>
          </table:table-cell>
        </table:table-row>
        <table:table-row table:style-name="ro1">
          <table:table-cell office:value-type="float" office:value="100" calcext:value-type="float">
            <text:p>1.000E+02</text:p>
          </table:table-cell>
          <table:table-cell office:value-type="float" office:value="113.34702259" calcext:value-type="float">
            <text:p>1.133E+02</text:p>
          </table:table-cell>
          <table:table-cell/>
          <table:table-cell table:formula="of:=[.B52]*0.000000001" office:value-type="float" office:value="0.00000011334702259" calcext:value-type="float">
            <text:p>1.133E-07</text:p>
          </table:table-cell>
        </table:table-row>
        <table:table-row table:style-name="ro1">
          <table:table-cell office:value-type="float" office:value="135.01761804" calcext:value-type="float">
            <text:p>1.350E+02</text:p>
          </table:table-cell>
          <table:table-cell/>
          <table:table-cell office:value-type="float" office:value="1" calcext:value-type="float">
            <text:p>1.000E+00</text:p>
          </table:table-cell>
          <table:table-cell table:formula="of:=[.C53]*0.000001" office:value-type="float" office:value="0.000001" calcext:value-type="float">
            <text:p>1.000E-06</text:p>
          </table:table-cell>
        </table:table-row>
        <table:table-row table:style-name="ro1">
          <table:table-cell office:value-type="float" office:value="135.23713883" calcext:value-type="float">
            <text:p>1.352E+02</text:p>
          </table:table-cell>
          <table:table-cell/>
          <table:table-cell office:value-type="float" office:value="1.0964782" calcext:value-type="float">
            <text:p>1.096E+00</text:p>
          </table:table-cell>
          <table:table-cell table:formula="of:=[.C54]*0.000001" office:value-type="float" office:value="0.0000010964782" calcext:value-type="float">
            <text:p>1.096E-06</text:p>
          </table:table-cell>
        </table:table-row>
        <table:table-row table:style-name="ro1">
          <table:table-cell office:value-type="float" office:value="135.45665962" calcext:value-type="float">
            <text:p>1.355E+02</text:p>
          </table:table-cell>
          <table:table-cell/>
          <table:table-cell office:value-type="float" office:value="1.20226443" calcext:value-type="float">
            <text:p>1.202E+00</text:p>
          </table:table-cell>
          <table:table-cell table:formula="of:=[.C55]*0.000001" office:value-type="float" office:value="0.00000120226443" calcext:value-type="float">
            <text:p>1.202E-06</text:p>
          </table:table-cell>
        </table:table-row>
        <table:table-row table:style-name="ro1">
          <table:table-cell office:value-type="float" office:value="135.67618041" calcext:value-type="float">
            <text:p>1.357E+02</text:p>
          </table:table-cell>
          <table:table-cell/>
          <table:table-cell office:value-type="float" office:value="1.31825674" calcext:value-type="float">
            <text:p>1.318E+00</text:p>
          </table:table-cell>
          <table:table-cell table:formula="of:=[.C56]*0.000001" office:value-type="float" office:value="0.00000131825674" calcext:value-type="float">
            <text:p>1.318E-06</text:p>
          </table:table-cell>
        </table:table-row>
        <table:table-row table:style-name="ro1">
          <table:table-cell office:value-type="float" office:value="135.8989899" calcext:value-type="float">
            <text:p>1.359E+02</text:p>
          </table:table-cell>
          <table:table-cell/>
          <table:table-cell office:value-type="float" office:value="1.44543977" calcext:value-type="float">
            <text:p>1.445E+00</text:p>
          </table:table-cell>
          <table:table-cell table:formula="of:=[.C57]*0.000001" office:value-type="float" office:value="0.00000144543977" calcext:value-type="float">
            <text:p>1.445E-06</text:p>
          </table:table-cell>
        </table:table-row>
        <table:table-row table:style-name="ro1">
          <table:table-cell office:value-type="float" office:value="136.12373737" calcext:value-type="float">
            <text:p>1.361E+02</text:p>
          </table:table-cell>
          <table:table-cell/>
          <table:table-cell office:value-type="float" office:value="1.58489319" calcext:value-type="float">
            <text:p>1.585E+00</text:p>
          </table:table-cell>
          <table:table-cell table:formula="of:=[.C58]*0.000001" office:value-type="float" office:value="0.00000158489319" calcext:value-type="float">
            <text:p>1.585E-06</text:p>
          </table:table-cell>
        </table:table-row>
        <table:table-row table:style-name="ro1">
          <table:table-cell office:value-type="float" office:value="136.34848485" calcext:value-type="float">
            <text:p>1.363E+02</text:p>
          </table:table-cell>
          <table:table-cell/>
          <table:table-cell office:value-type="float" office:value="1.73780083" calcext:value-type="float">
            <text:p>1.738E+00</text:p>
          </table:table-cell>
          <table:table-cell table:formula="of:=[.C59]*0.000001" office:value-type="float" office:value="0.00000173780083" calcext:value-type="float">
            <text:p>1.738E-06</text:p>
          </table:table-cell>
        </table:table-row>
        <table:table-row table:style-name="ro1">
          <table:table-cell office:value-type="float" office:value="136.57059229" calcext:value-type="float">
            <text:p>1.366E+02</text:p>
          </table:table-cell>
          <table:table-cell/>
          <table:table-cell office:value-type="float" office:value="1.90546072" calcext:value-type="float">
            <text:p>1.905E+00</text:p>
          </table:table-cell>
          <table:table-cell table:formula="of:=[.C60]*0.000001" office:value-type="float" office:value="0.00000190546072" calcext:value-type="float">
            <text:p>1.905E-06</text:p>
          </table:table-cell>
        </table:table-row>
        <table:table-row table:style-name="ro1">
          <table:table-cell office:value-type="float" office:value="136.78512397" calcext:value-type="float">
            <text:p>1.368E+02</text:p>
          </table:table-cell>
          <table:table-cell/>
          <table:table-cell office:value-type="float" office:value="2.08929613" calcext:value-type="float">
            <text:p>2.089E+00</text:p>
          </table:table-cell>
          <table:table-cell table:formula="of:=[.C61]*0.000001" office:value-type="float" office:value="0.00000208929613" calcext:value-type="float">
            <text:p>2.089E-06</text:p>
          </table:table-cell>
        </table:table-row>
        <table:table-row table:style-name="ro1">
          <table:table-cell office:value-type="float" office:value="136.99965565" calcext:value-type="float">
            <text:p>1.370E+02</text:p>
          </table:table-cell>
          <table:table-cell/>
          <table:table-cell office:value-type="float" office:value="2.29086765" calcext:value-type="float">
            <text:p>2.291E+00</text:p>
          </table:table-cell>
          <table:table-cell table:formula="of:=[.C62]*0.000001" office:value-type="float" office:value="0.00000229086765" calcext:value-type="float">
            <text:p>2.291E-06</text:p>
          </table:table-cell>
        </table:table-row>
        <table:table-row table:style-name="ro1">
          <table:table-cell office:value-type="float" office:value="137.21418733" calcext:value-type="float">
            <text:p>1.372E+02</text:p>
          </table:table-cell>
          <table:table-cell/>
          <table:table-cell office:value-type="float" office:value="2.51188643" calcext:value-type="float">
            <text:p>2.512E+00</text:p>
          </table:table-cell>
          <table:table-cell table:formula="of:=[.C63]*0.000001" office:value-type="float" office:value="0.00000251188643" calcext:value-type="float">
            <text:p>2.512E-06</text:p>
          </table:table-cell>
        </table:table-row>
        <table:table-row table:style-name="ro1">
          <table:table-cell office:value-type="float" office:value="137.42961039" calcext:value-type="float">
            <text:p>1.374E+02</text:p>
          </table:table-cell>
          <table:table-cell/>
          <table:table-cell office:value-type="float" office:value="2.7542287" calcext:value-type="float">
            <text:p>2.754E+00</text:p>
          </table:table-cell>
          <table:table-cell table:formula="of:=[.C64]*0.000001" office:value-type="float" office:value="0.0000027542287" calcext:value-type="float">
            <text:p>2.754E-06</text:p>
          </table:table-cell>
        </table:table-row>
        <table:table-row table:style-name="ro1">
          <table:table-cell office:value-type="float" office:value="137.64536797" calcext:value-type="float">
            <text:p>1.376E+02</text:p>
          </table:table-cell>
          <table:table-cell/>
          <table:table-cell office:value-type="float" office:value="3.01995172" calcext:value-type="float">
            <text:p>3.020E+00</text:p>
          </table:table-cell>
          <table:table-cell table:formula="of:=[.C65]*0.000001" office:value-type="float" office:value="0.00000301995172" calcext:value-type="float">
            <text:p>3.020E-06</text:p>
          </table:table-cell>
        </table:table-row>
        <table:table-row table:style-name="ro1">
          <table:table-cell office:value-type="float" office:value="137.86112554" calcext:value-type="float">
            <text:p>1.379E+02</text:p>
          </table:table-cell>
          <table:table-cell/>
          <table:table-cell office:value-type="float" office:value="3.31131121" calcext:value-type="float">
            <text:p>3.311E+00</text:p>
          </table:table-cell>
          <table:table-cell table:formula="of:=[.C66]*0.000001" office:value-type="float" office:value="0.00000331131121" calcext:value-type="float">
            <text:p>3.311E-06</text:p>
          </table:table-cell>
        </table:table-row>
        <table:table-row table:style-name="ro1">
          <table:table-cell office:value-type="float" office:value="138.07688312" calcext:value-type="float">
            <text:p>1.381E+02</text:p>
          </table:table-cell>
          <table:table-cell/>
          <table:table-cell office:value-type="float" office:value="3.63078055" calcext:value-type="float">
            <text:p>3.631E+00</text:p>
          </table:table-cell>
          <table:table-cell table:formula="of:=[.C67]*0.000001" office:value-type="float" office:value="0.00000363078055" calcext:value-type="float">
            <text:p>3.631E-06</text:p>
          </table:table-cell>
        </table:table-row>
        <table:table-row table:style-name="ro1">
          <table:table-cell office:value-type="float" office:value="138.28961888" calcext:value-type="float">
            <text:p>1.383E+02</text:p>
          </table:table-cell>
          <table:table-cell/>
          <table:table-cell office:value-type="float" office:value="3.98107171" calcext:value-type="float">
            <text:p>3.981E+00</text:p>
          </table:table-cell>
          <table:table-cell table:formula="of:=[.C68]*0.000001" office:value-type="float" office:value="0.00000398107171" calcext:value-type="float">
            <text:p>3.981E-06</text:p>
          </table:table-cell>
        </table:table-row>
        <table:table-row table:style-name="ro1">
          <table:table-cell office:value-type="float" office:value="138.50114591" calcext:value-type="float">
            <text:p>1.385E+02</text:p>
          </table:table-cell>
          <table:table-cell/>
          <table:table-cell office:value-type="float" office:value="4.36515832" calcext:value-type="float">
            <text:p>4.365E+00</text:p>
          </table:table-cell>
          <table:table-cell table:formula="of:=[.C69]*0.000001" office:value-type="float" office:value="0.00000436515832" calcext:value-type="float">
            <text:p>4.365E-06</text:p>
          </table:table-cell>
        </table:table-row>
        <table:table-row table:style-name="ro1">
          <table:table-cell office:value-type="float" office:value="138.71267295" calcext:value-type="float">
            <text:p>1.387E+02</text:p>
          </table:table-cell>
          <table:table-cell/>
          <table:table-cell office:value-type="float" office:value="4.78630092" calcext:value-type="float">
            <text:p>4.786E+00</text:p>
          </table:table-cell>
          <table:table-cell table:formula="of:=[.C70]*0.000001" office:value-type="float" office:value="0.00000478630092" calcext:value-type="float">
            <text:p>4.786E-06</text:p>
          </table:table-cell>
        </table:table-row>
        <table:table-row table:style-name="ro1">
          <table:table-cell office:value-type="float" office:value="138.92419998" calcext:value-type="float">
            <text:p>1.389E+02</text:p>
          </table:table-cell>
          <table:table-cell/>
          <table:table-cell office:value-type="float" office:value="5.2480746" calcext:value-type="float">
            <text:p>5.248E+00</text:p>
          </table:table-cell>
          <table:table-cell table:formula="of:=[.C71]*0.000001" office:value-type="float" office:value="0.0000052480746" calcext:value-type="float">
            <text:p>5.248E-06</text:p>
          </table:table-cell>
        </table:table-row>
        <table:table-row table:style-name="ro1">
          <table:table-cell office:value-type="float" office:value="139.14930902" calcext:value-type="float">
            <text:p>1.391E+02</text:p>
          </table:table-cell>
          <table:table-cell/>
          <table:table-cell office:value-type="float" office:value="5.75439937" calcext:value-type="float">
            <text:p>5.754E+00</text:p>
          </table:table-cell>
          <table:table-cell table:formula="of:=[.C72]*0.000001" office:value-type="float" office:value="0.00000575439937" calcext:value-type="float">
            <text:p>5.754E-06</text:p>
          </table:table-cell>
        </table:table-row>
        <table:table-row table:style-name="ro1">
          <table:table-cell office:value-type="float" office:value="139.38270063" calcext:value-type="float">
            <text:p>1.394E+02</text:p>
          </table:table-cell>
          <table:table-cell/>
          <table:table-cell office:value-type="float" office:value="6.30957344" calcext:value-type="float">
            <text:p>6.310E+00</text:p>
          </table:table-cell>
          <table:table-cell table:formula="of:=[.C73]*0.000001" office:value-type="float" office:value="0.00000630957344" calcext:value-type="float">
            <text:p>6.310E-06</text:p>
          </table:table-cell>
        </table:table-row>
        <table:table-row table:style-name="ro1">
          <table:table-cell office:value-type="float" office:value="139.61609224" calcext:value-type="float">
            <text:p>1.396E+02</text:p>
          </table:table-cell>
          <table:table-cell/>
          <table:table-cell office:value-type="float" office:value="6.91830971" calcext:value-type="float">
            <text:p>6.918E+00</text:p>
          </table:table-cell>
          <table:table-cell table:formula="of:=[.C74]*0.000001" office:value-type="float" office:value="0.00000691830971" calcext:value-type="float">
            <text:p>6.918E-06</text:p>
          </table:table-cell>
        </table:table-row>
        <table:table-row table:style-name="ro1">
          <table:table-cell office:value-type="float" office:value="139.84948385" calcext:value-type="float">
            <text:p>1.398E+02</text:p>
          </table:table-cell>
          <table:table-cell/>
          <table:table-cell office:value-type="float" office:value="7.58577575" calcext:value-type="float">
            <text:p>7.586E+00</text:p>
          </table:table-cell>
          <table:table-cell table:formula="of:=[.C75]*0.000001" office:value-type="float" office:value="0.00000758577575" calcext:value-type="float">
            <text:p>7.586E-06</text:p>
          </table:table-cell>
        </table:table-row>
        <table:table-row table:style-name="ro1">
          <table:table-cell office:value-type="float" office:value="140.07900433" calcext:value-type="float">
            <text:p>1.401E+02</text:p>
          </table:table-cell>
          <table:table-cell/>
          <table:table-cell office:value-type="float" office:value="8.31763771" calcext:value-type="float">
            <text:p>8.318E+00</text:p>
          </table:table-cell>
          <table:table-cell table:formula="of:=[.C76]*0.000001" office:value-type="float" office:value="0.00000831763771" calcext:value-type="float">
            <text:p>8.318E-06</text:p>
          </table:table-cell>
        </table:table-row>
        <table:table-row table:style-name="ro1">
          <table:table-cell office:value-type="float" office:value="140.3037518" calcext:value-type="float">
            <text:p>1.403E+02</text:p>
          </table:table-cell>
          <table:table-cell/>
          <table:table-cell office:value-type="float" office:value="9.12010839" calcext:value-type="float">
            <text:p>9.120E+00</text:p>
          </table:table-cell>
          <table:table-cell table:formula="of:=[.C77]*0.000001" office:value-type="float" office:value="0.00000912010839" calcext:value-type="float">
            <text:p>9.120E-06</text:p>
          </table:table-cell>
        </table:table-row>
        <table:table-row table:style-name="ro1">
          <table:table-cell office:value-type="float" office:value="140.52849928" calcext:value-type="float">
            <text:p>1.405E+02</text:p>
          </table:table-cell>
          <table:table-cell/>
          <table:table-cell office:value-type="float" office:value="10" calcext:value-type="float">
            <text:p>1.000E+01</text:p>
          </table:table-cell>
          <table:table-cell table:formula="of:=[.C78]*0.000001" office:value-type="float" office:value="0.00001" calcext:value-type="float">
            <text:p>1.000E-05</text:p>
          </table:table-cell>
        </table:table-row>
        <table:table-row table:style-name="ro1">
          <table:table-cell office:value-type="float" office:value="140.75324675" calcext:value-type="float">
            <text:p>1.408E+02</text:p>
          </table:table-cell>
          <table:table-cell/>
          <table:table-cell office:value-type="float" office:value="10.96478196" calcext:value-type="float">
            <text:p>1.096E+01</text:p>
          </table:table-cell>
          <table:table-cell table:formula="of:=[.C79]*0.000001" office:value-type="float" office:value="0.00001096478196" calcext:value-type="float">
            <text:p>1.096E-05</text:p>
          </table:table-cell>
        </table:table-row>
        <table:table-row table:style-name="ro1">
          <table:table-cell office:value-type="float" office:value="140.9709501" calcext:value-type="float">
            <text:p>1.410E+02</text:p>
          </table:table-cell>
          <table:table-cell/>
          <table:table-cell office:value-type="float" office:value="12.02264435" calcext:value-type="float">
            <text:p>1.202E+01</text:p>
          </table:table-cell>
          <table:table-cell table:formula="of:=[.C80]*0.000001" office:value-type="float" office:value="0.00001202264435" calcext:value-type="float">
            <text:p>1.202E-05</text:p>
          </table:table-cell>
        </table:table-row>
        <table:table-row table:style-name="ro1">
          <table:table-cell office:value-type="float" office:value="141.18386876" calcext:value-type="float">
            <text:p>1.412E+02</text:p>
          </table:table-cell>
          <table:table-cell/>
          <table:table-cell office:value-type="float" office:value="13.18256739" calcext:value-type="float">
            <text:p>1.318E+01</text:p>
          </table:table-cell>
          <table:table-cell table:formula="of:=[.C81]*0.000001" office:value-type="float" office:value="0.00001318256739" calcext:value-type="float">
            <text:p>1.318E-05</text:p>
          </table:table-cell>
        </table:table-row>
        <table:table-row table:style-name="ro1">
          <table:table-cell office:value-type="float" office:value="141.39678742" calcext:value-type="float">
            <text:p>1.414E+02</text:p>
          </table:table-cell>
          <table:table-cell/>
          <table:table-cell office:value-type="float" office:value="14.45439771" calcext:value-type="float">
            <text:p>1.445E+01</text:p>
          </table:table-cell>
          <table:table-cell table:formula="of:=[.C82]*0.000001" office:value-type="float" office:value="0.00001445439771" calcext:value-type="float">
            <text:p>1.445E-05</text:p>
          </table:table-cell>
        </table:table-row>
        <table:table-row table:style-name="ro1">
          <table:table-cell office:value-type="float" office:value="141.61616162" calcext:value-type="float">
            <text:p>1.416E+02</text:p>
          </table:table-cell>
          <table:table-cell/>
          <table:table-cell office:value-type="float" office:value="15.84893192" calcext:value-type="float">
            <text:p>1.585E+01</text:p>
          </table:table-cell>
          <table:table-cell table:formula="of:=[.C83]*0.000001" office:value-type="float" office:value="0.00001584893192" calcext:value-type="float">
            <text:p>1.585E-05</text:p>
          </table:table-cell>
        </table:table-row>
        <table:table-row table:style-name="ro1">
          <table:table-cell office:value-type="float" office:value="141.84090909" calcext:value-type="float">
            <text:p>1.418E+02</text:p>
          </table:table-cell>
          <table:table-cell/>
          <table:table-cell office:value-type="float" office:value="17.37800829" calcext:value-type="float">
            <text:p>1.738E+01</text:p>
          </table:table-cell>
          <table:table-cell table:formula="of:=[.C84]*0.000001" office:value-type="float" office:value="0.00001737800829" calcext:value-type="float">
            <text:p>1.738E-05</text:p>
          </table:table-cell>
        </table:table-row>
        <table:table-row table:style-name="ro1">
          <table:table-cell office:value-type="float" office:value="142.06565657" calcext:value-type="float">
            <text:p>1.421E+02</text:p>
          </table:table-cell>
          <table:table-cell/>
          <table:table-cell office:value-type="float" office:value="19.05460718" calcext:value-type="float">
            <text:p>1.905E+01</text:p>
          </table:table-cell>
          <table:table-cell table:formula="of:=[.C85]*0.000001" office:value-type="float" office:value="0.00001905460718" calcext:value-type="float">
            <text:p>1.905E-05</text:p>
          </table:table-cell>
        </table:table-row>
        <table:table-row table:style-name="ro1">
          <table:table-cell office:value-type="float" office:value="142.28948958" calcext:value-type="float">
            <text:p>1.423E+02</text:p>
          </table:table-cell>
          <table:table-cell/>
          <table:table-cell office:value-type="float" office:value="20.89296131" calcext:value-type="float">
            <text:p>2.089E+01</text:p>
          </table:table-cell>
          <table:table-cell table:formula="of:=[.C86]*0.000001" office:value-type="float" office:value="0.00002089296131" calcext:value-type="float">
            <text:p>2.089E-05</text:p>
          </table:table-cell>
        </table:table-row>
        <table:table-row table:style-name="ro1">
          <table:table-cell office:value-type="float" office:value="142.50901037" calcext:value-type="float">
            <text:p>1.425E+02</text:p>
          </table:table-cell>
          <table:table-cell/>
          <table:table-cell office:value-type="float" office:value="22.90867653" calcext:value-type="float">
            <text:p>2.291E+01</text:p>
          </table:table-cell>
          <table:table-cell table:formula="of:=[.C87]*0.000001" office:value-type="float" office:value="0.00002290867653" calcext:value-type="float">
            <text:p>2.291E-05</text:p>
          </table:table-cell>
        </table:table-row>
        <table:table-row table:style-name="ro1">
          <table:table-cell office:value-type="float" office:value="142.72853116" calcext:value-type="float">
            <text:p>1.427E+02</text:p>
          </table:table-cell>
          <table:table-cell/>
          <table:table-cell office:value-type="float" office:value="25.11886432" calcext:value-type="float">
            <text:p>2.512E+01</text:p>
          </table:table-cell>
          <table:table-cell table:formula="of:=[.C88]*0.000001" office:value-type="float" office:value="0.00002511886432" calcext:value-type="float">
            <text:p>2.512E-05</text:p>
          </table:table-cell>
        </table:table-row>
        <table:table-row table:style-name="ro1">
          <table:table-cell office:value-type="float" office:value="142.94805195" calcext:value-type="float">
            <text:p>1.429E+02</text:p>
          </table:table-cell>
          <table:table-cell/>
          <table:table-cell office:value-type="float" office:value="27.54228703" calcext:value-type="float">
            <text:p>2.754E+01</text:p>
          </table:table-cell>
          <table:table-cell table:formula="of:=[.C89]*0.000001" office:value-type="float" office:value="0.00002754228703" calcext:value-type="float">
            <text:p>2.754E-05</text:p>
          </table:table-cell>
        </table:table-row>
        <table:table-row table:style-name="ro1">
          <table:table-cell office:value-type="float" office:value="143.16695917" calcext:value-type="float">
            <text:p>1.432E+02</text:p>
          </table:table-cell>
          <table:table-cell/>
          <table:table-cell office:value-type="float" office:value="30.1995172" calcext:value-type="float">
            <text:p>3.020E+01</text:p>
          </table:table-cell>
          <table:table-cell table:formula="of:=[.C90]*0.000001" office:value-type="float" office:value="0.0000301995172" calcext:value-type="float">
            <text:p>3.020E-05</text:p>
          </table:table-cell>
        </table:table-row>
        <table:table-row table:style-name="ro1">
          <table:table-cell office:value-type="float" office:value="143.38563239" calcext:value-type="float">
            <text:p>1.434E+02</text:p>
          </table:table-cell>
          <table:table-cell/>
          <table:table-cell office:value-type="float" office:value="33.11311215" calcext:value-type="float">
            <text:p>3.311E+01</text:p>
          </table:table-cell>
          <table:table-cell table:formula="of:=[.C91]*0.000001" office:value-type="float" office:value="0.00003311311215" calcext:value-type="float">
            <text:p>3.311E-05</text:p>
          </table:table-cell>
        </table:table-row>
        <table:table-row table:style-name="ro1">
          <table:table-cell office:value-type="float" office:value="143.6043056" calcext:value-type="float">
            <text:p>1.436E+02</text:p>
          </table:table-cell>
          <table:table-cell/>
          <table:table-cell office:value-type="float" office:value="36.30780548" calcext:value-type="float">
            <text:p>3.631E+01</text:p>
          </table:table-cell>
          <table:table-cell table:formula="of:=[.C92]*0.000001" office:value-type="float" office:value="0.00003630780548" calcext:value-type="float">
            <text:p>3.631E-05</text:p>
          </table:table-cell>
        </table:table-row>
        <table:table-row table:style-name="ro1">
          <table:table-cell office:value-type="float" office:value="143.82756133" calcext:value-type="float">
            <text:p>1.438E+02</text:p>
          </table:table-cell>
          <table:table-cell/>
          <table:table-cell office:value-type="float" office:value="39.81071706" calcext:value-type="float">
            <text:p>3.981E+01</text:p>
          </table:table-cell>
          <table:table-cell table:formula="of:=[.C93]*0.000001" office:value-type="float" office:value="0.00003981071706" calcext:value-type="float">
            <text:p>3.981E-05</text:p>
          </table:table-cell>
        </table:table-row>
        <table:table-row table:style-name="ro1">
          <table:table-cell office:value-type="float" office:value="144.0523088" calcext:value-type="float">
            <text:p>1.441E+02</text:p>
          </table:table-cell>
          <table:table-cell/>
          <table:table-cell office:value-type="float" office:value="43.65158322" calcext:value-type="float">
            <text:p>4.365E+01</text:p>
          </table:table-cell>
          <table:table-cell table:formula="of:=[.C94]*0.000001" office:value-type="float" office:value="0.00004365158322" calcext:value-type="float">
            <text:p>4.365E-05</text:p>
          </table:table-cell>
        </table:table-row>
        <table:table-row table:style-name="ro1">
          <table:table-cell office:value-type="float" office:value="144.27705628" calcext:value-type="float">
            <text:p>1.443E+02</text:p>
          </table:table-cell>
          <table:table-cell/>
          <table:table-cell office:value-type="float" office:value="47.86300923" calcext:value-type="float">
            <text:p>4.786E+01</text:p>
          </table:table-cell>
          <table:table-cell table:formula="of:=[.C95]*0.000001" office:value-type="float" office:value="0.00004786300923" calcext:value-type="float">
            <text:p>4.786E-05</text:p>
          </table:table-cell>
        </table:table-row>
        <table:table-row table:style-name="ro1">
          <table:table-cell office:value-type="float" office:value="144.50180375" calcext:value-type="float">
            <text:p>1.445E+02</text:p>
          </table:table-cell>
          <table:table-cell/>
          <table:table-cell office:value-type="float" office:value="52.48074602" calcext:value-type="float">
            <text:p>5.248E+01</text:p>
          </table:table-cell>
          <table:table-cell table:formula="of:=[.C96]*0.000001" office:value-type="float" office:value="0.00005248074602" calcext:value-type="float">
            <text:p>5.248E-05</text:p>
          </table:table-cell>
        </table:table-row>
        <table:table-row table:style-name="ro1">
          <table:table-cell office:value-type="float" office:value="144.72655123" calcext:value-type="float">
            <text:p>1.447E+02</text:p>
          </table:table-cell>
          <table:table-cell/>
          <table:table-cell office:value-type="float" office:value="57.54399373" calcext:value-type="float">
            <text:p>5.754E+01</text:p>
          </table:table-cell>
          <table:table-cell table:formula="of:=[.C97]*0.000001" office:value-type="float" office:value="0.00005754399373" calcext:value-type="float">
            <text:p>5.754E-05</text:p>
          </table:table-cell>
        </table:table-row>
        <table:table-row table:style-name="ro1">
          <table:table-cell office:value-type="float" office:value="144.9512987" calcext:value-type="float">
            <text:p>1.450E+02</text:p>
          </table:table-cell>
          <table:table-cell/>
          <table:table-cell office:value-type="float" office:value="63.09573445" calcext:value-type="float">
            <text:p>6.310E+01</text:p>
          </table:table-cell>
          <table:table-cell table:formula="of:=[.C98]*0.000001" office:value-type="float" office:value="0.00006309573445" calcext:value-type="float">
            <text:p>6.310E-05</text:p>
          </table:table-cell>
        </table:table-row>
        <table:table-row table:style-name="ro1">
          <table:table-cell office:value-type="float" office:value="145.17246195" calcext:value-type="float">
            <text:p>1.452E+02</text:p>
          </table:table-cell>
          <table:table-cell/>
          <table:table-cell office:value-type="float" office:value="69.18309709" calcext:value-type="float">
            <text:p>6.918E+01</text:p>
          </table:table-cell>
          <table:table-cell table:formula="of:=[.C99]*0.000001" office:value-type="float" office:value="0.00006918309709" calcext:value-type="float">
            <text:p>6.918E-05</text:p>
          </table:table-cell>
        </table:table-row>
        <table:table-row table:style-name="ro1">
          <table:table-cell office:value-type="float" office:value="145.3899595" calcext:value-type="float">
            <text:p>1.454E+02</text:p>
          </table:table-cell>
          <table:table-cell/>
          <table:table-cell office:value-type="float" office:value="75.8577575" calcext:value-type="float">
            <text:p>7.586E+01</text:p>
          </table:table-cell>
          <table:table-cell table:formula="of:=[.C100]*0.000001" office:value-type="float" office:value="0.0000758577575" calcext:value-type="float">
            <text:p>7.586E-05</text:p>
          </table:table-cell>
        </table:table-row>
        <table:table-row table:style-name="ro1">
          <table:table-cell office:value-type="float" office:value="145.60744589" calcext:value-type="float">
            <text:p>1.456E+02</text:p>
          </table:table-cell>
          <table:table-cell/>
          <table:table-cell office:value-type="float" office:value="83.17637711" calcext:value-type="float">
            <text:p>8.318E+01</text:p>
          </table:table-cell>
          <table:table-cell table:formula="of:=[.C101]*0.000001" office:value-type="float" office:value="0.00008317637711" calcext:value-type="float">
            <text:p>8.318E-05</text:p>
          </table:table-cell>
        </table:table-row>
        <table:table-row table:style-name="ro1">
          <table:table-cell office:value-type="float" office:value="145.82320346" calcext:value-type="float">
            <text:p>1.458E+02</text:p>
          </table:table-cell>
          <table:table-cell/>
          <table:table-cell office:value-type="float" office:value="91.20108394" calcext:value-type="float">
            <text:p>9.120E+01</text:p>
          </table:table-cell>
          <table:table-cell table:formula="of:=[.C102]*0.000001" office:value-type="float" office:value="0.00009120108394" calcext:value-type="float">
            <text:p>9.120E-05</text:p>
          </table:table-cell>
        </table:table-row>
        <table:table-row table:style-name="ro1">
          <table:table-cell office:value-type="float" office:value="146.03896104" calcext:value-type="float">
            <text:p>1.460E+02</text:p>
          </table:table-cell>
          <table:table-cell/>
          <table:table-cell office:value-type="float" office:value="100" calcext:value-type="float">
            <text:p>1.000E+02</text:p>
          </table:table-cell>
          <table:table-cell table:formula="of:=[.C103]*0.000001" office:value-type="float" office:value="0.0001" calcext:value-type="float">
            <text:p>1.000E-04</text:p>
          </table:table-cell>
        </table:table-row>
        <table:table-row table:style-name="ro1" table:number-rows-repeated="1048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rward Current vs Forward Voltage" table:style-name="ta1">
        <table:shapes>
          <draw:frame draw:z-index="0" draw:style-name="gr1" draw:text-style-name="P1" svg:width="15.999cm" svg:height="8.999cm" svg:x="11.39cm" svg:y="0.1cm">
            <draw:object draw:notify-on-update-of-ranges="'Forward Current vs Forward Voltage'.B1:'Forward Current vs Forward Voltage'.B1 'Forward Current vs Forward Voltage'.B2:'Forward Current vs Forward Voltage'.B307 'Forward Current vs Forward Voltage'.E1:'Forward Current vs Forward Voltage'.E1 'Forward Current vs Forward Voltage'.E2:'Forward Current vs Forward Voltage'.E3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 office:value-type="string" calcext:value-type="string">
            <text:p>Vf [mV]</text:p>
          </table:table-cell>
          <table:table-cell office:value-type="string" calcext:value-type="string">
            <text:p>Vf [V]</text:p>
          </table:table-cell>
          <table:table-cell office:value-type="string" calcext:value-type="string">
            <text:p>If [uA]</text:p>
          </table:table-cell>
          <table:table-cell office:value-type="string" calcext:value-type="string">
            <text:p>If [mA]</text:p>
          </table:table-cell>
          <table:table-cell office:value-type="string" calcext:value-type="string">
            <text:p>If [A]</text:p>
          </table:table-cell>
        </table:table-row>
        <table:table-row table:style-name="ro1">
          <table:table-cell office:value-type="float" office:value="273.10792656" calcext:value-type="float">
            <text:p>2.731E+02</text:p>
          </table:table-cell>
          <table:table-cell table:formula="of:=[.A2]*0.001" office:value-type="float" office:value="0.27310792656" calcext:value-type="float">
            <text:p>2.731E-01</text:p>
          </table:table-cell>
          <table:table-cell office:value-type="float" office:value="1" calcext:value-type="float">
            <text:p>1.000E+00</text:p>
          </table:table-cell>
          <table:table-cell/>
          <table:table-cell table:formula="of:=[.C2]*0.000001" office:value-type="float" office:value="0.000001" calcext:value-type="float">
            <text:p>1.000E-06</text:p>
          </table:table-cell>
        </table:table-row>
        <table:table-row table:style-name="ro1">
          <table:table-cell office:value-type="float" office:value="277.84326019" calcext:value-type="float">
            <text:p>2.778E+02</text:p>
          </table:table-cell>
          <table:table-cell table:formula="of:=[.A3]*0.001" office:value-type="float" office:value="0.27784326019" calcext:value-type="float">
            <text:p>2.778E-01</text:p>
          </table:table-cell>
          <table:table-cell office:value-type="float" office:value="1.0964782" calcext:value-type="float">
            <text:p>1.096E+00</text:p>
          </table:table-cell>
          <table:table-cell/>
          <table:table-cell table:formula="of:=[.C3]*0.000001" office:value-type="float" office:value="0.0000010964782" calcext:value-type="float">
            <text:p>1.096E-06</text:p>
          </table:table-cell>
        </table:table-row>
        <table:table-row table:style-name="ro1">
          <table:table-cell office:value-type="float" office:value="282.57859382" calcext:value-type="float">
            <text:p>2.826E+02</text:p>
          </table:table-cell>
          <table:table-cell table:formula="of:=[.A4]*0.001" office:value-type="float" office:value="0.28257859382" calcext:value-type="float">
            <text:p>2.826E-01</text:p>
          </table:table-cell>
          <table:table-cell office:value-type="float" office:value="1.20226443" calcext:value-type="float">
            <text:p>1.202E+00</text:p>
          </table:table-cell>
          <table:table-cell/>
          <table:table-cell table:formula="of:=[.C4]*0.000001" office:value-type="float" office:value="0.00000120226443" calcext:value-type="float">
            <text:p>1.202E-06</text:p>
          </table:table-cell>
        </table:table-row>
        <table:table-row table:style-name="ro1">
          <table:table-cell office:value-type="float" office:value="287.2244898" calcext:value-type="float">
            <text:p>2.872E+02</text:p>
          </table:table-cell>
          <table:table-cell table:formula="of:=[.A5]*0.001" office:value-type="float" office:value="0.2872244898" calcext:value-type="float">
            <text:p>2.872E-01</text:p>
          </table:table-cell>
          <table:table-cell office:value-type="float" office:value="1.31825674" calcext:value-type="float">
            <text:p>1.318E+00</text:p>
          </table:table-cell>
          <table:table-cell/>
          <table:table-cell table:formula="of:=[.C5]*0.000001" office:value-type="float" office:value="0.00000131825674" calcext:value-type="float">
            <text:p>1.318E-06</text:p>
          </table:table-cell>
        </table:table-row>
        <table:table-row table:style-name="ro1">
          <table:table-cell office:value-type="float" office:value="291.84044527" calcext:value-type="float">
            <text:p>2.918E+02</text:p>
          </table:table-cell>
          <table:table-cell table:formula="of:=[.A6]*0.001" office:value-type="float" office:value="0.29184044527" calcext:value-type="float">
            <text:p>2.918E-01</text:p>
          </table:table-cell>
          <table:table-cell office:value-type="float" office:value="1.44543977" calcext:value-type="float">
            <text:p>1.445E+00</text:p>
          </table:table-cell>
          <table:table-cell/>
          <table:table-cell table:formula="of:=[.C6]*0.000001" office:value-type="float" office:value="0.00000144543977" calcext:value-type="float">
            <text:p>1.445E-06</text:p>
          </table:table-cell>
        </table:table-row>
        <table:table-row table:style-name="ro1">
          <table:table-cell office:value-type="float" office:value="296.40565317" calcext:value-type="float">
            <text:p>2.964E+02</text:p>
          </table:table-cell>
          <table:table-cell table:formula="of:=[.A7]*0.001" office:value-type="float" office:value="0.29640565317" calcext:value-type="float">
            <text:p>2.964E-01</text:p>
          </table:table-cell>
          <table:table-cell office:value-type="float" office:value="1.58489319" calcext:value-type="float">
            <text:p>1.585E+00</text:p>
          </table:table-cell>
          <table:table-cell/>
          <table:table-cell table:formula="of:=[.C7]*0.000001" office:value-type="float" office:value="0.00000158489319" calcext:value-type="float">
            <text:p>1.585E-06</text:p>
          </table:table-cell>
        </table:table-row>
        <table:table-row table:style-name="ro1">
          <table:table-cell office:value-type="float" office:value="300.9197861" calcext:value-type="float">
            <text:p>3.009E+02</text:p>
          </table:table-cell>
          <table:table-cell table:formula="of:=[.A8]*0.001" office:value-type="float" office:value="0.3009197861" calcext:value-type="float">
            <text:p>3.009E-01</text:p>
          </table:table-cell>
          <table:table-cell office:value-type="float" office:value="1.73780083" calcext:value-type="float">
            <text:p>1.738E+00</text:p>
          </table:table-cell>
          <table:table-cell/>
          <table:table-cell table:formula="of:=[.C8]*0.000001" office:value-type="float" office:value="0.00000173780083" calcext:value-type="float">
            <text:p>1.738E-06</text:p>
          </table:table-cell>
        </table:table-row>
        <table:table-row table:style-name="ro1">
          <table:table-cell office:value-type="float" office:value="305.43391902" calcext:value-type="float">
            <text:p>3.054E+02</text:p>
          </table:table-cell>
          <table:table-cell table:formula="of:=[.A9]*0.001" office:value-type="float" office:value="0.30543391902" calcext:value-type="float">
            <text:p>3.054E-01</text:p>
          </table:table-cell>
          <table:table-cell office:value-type="float" office:value="1.90546072" calcext:value-type="float">
            <text:p>1.905E+00</text:p>
          </table:table-cell>
          <table:table-cell/>
          <table:table-cell table:formula="of:=[.C9]*0.000001" office:value-type="float" office:value="0.00000190546072" calcext:value-type="float">
            <text:p>1.905E-06</text:p>
          </table:table-cell>
        </table:table-row>
        <table:table-row table:style-name="ro1">
          <table:table-cell office:value-type="float" office:value="309.98068598" calcext:value-type="float">
            <text:p>3.100E+02</text:p>
          </table:table-cell>
          <table:table-cell table:formula="of:=[.A10]*0.001" office:value-type="float" office:value="0.30998068598" calcext:value-type="float">
            <text:p>3.100E-01</text:p>
          </table:table-cell>
          <table:table-cell office:value-type="float" office:value="2.08929613" calcext:value-type="float">
            <text:p>2.089E+00</text:p>
          </table:table-cell>
          <table:table-cell/>
          <table:table-cell table:formula="of:=[.C10]*0.000001" office:value-type="float" office:value="0.00000208929613" calcext:value-type="float">
            <text:p>2.089E-06</text:p>
          </table:table-cell>
        </table:table-row>
        <table:table-row table:style-name="ro1">
          <table:table-cell office:value-type="float" office:value="314.53746254" calcext:value-type="float">
            <text:p>3.145E+02</text:p>
          </table:table-cell>
          <table:table-cell table:formula="of:=[.A11]*0.001" office:value-type="float" office:value="0.31453746254" calcext:value-type="float">
            <text:p>3.145E-01</text:p>
          </table:table-cell>
          <table:table-cell office:value-type="float" office:value="2.29086765" calcext:value-type="float">
            <text:p>2.291E+00</text:p>
          </table:table-cell>
          <table:table-cell/>
          <table:table-cell table:formula="of:=[.C11]*0.000001" office:value-type="float" office:value="0.00000229086765" calcext:value-type="float">
            <text:p>2.291E-06</text:p>
          </table:table-cell>
        </table:table-row>
        <table:table-row table:style-name="ro1">
          <table:table-cell office:value-type="float" office:value="319.09423909" calcext:value-type="float">
            <text:p>3.191E+02</text:p>
          </table:table-cell>
          <table:table-cell table:formula="of:=[.A12]*0.001" office:value-type="float" office:value="0.31909423909" calcext:value-type="float">
            <text:p>3.191E-01</text:p>
          </table:table-cell>
          <table:table-cell office:value-type="float" office:value="2.51188643" calcext:value-type="float">
            <text:p>2.512E+00</text:p>
          </table:table-cell>
          <table:table-cell/>
          <table:table-cell table:formula="of:=[.C12]*0.000001" office:value-type="float" office:value="0.00000251188643" calcext:value-type="float">
            <text:p>2.512E-06</text:p>
          </table:table-cell>
        </table:table-row>
        <table:table-row table:style-name="ro1">
          <table:table-cell office:value-type="float" office:value="323.70649351" calcext:value-type="float">
            <text:p>3.237E+02</text:p>
          </table:table-cell>
          <table:table-cell table:formula="of:=[.A13]*0.001" office:value-type="float" office:value="0.32370649351" calcext:value-type="float">
            <text:p>3.237E-01</text:p>
          </table:table-cell>
          <table:table-cell office:value-type="float" office:value="2.7542287" calcext:value-type="float">
            <text:p>2.754E+00</text:p>
          </table:table-cell>
          <table:table-cell/>
          <table:table-cell table:formula="of:=[.C13]*0.000001" office:value-type="float" office:value="0.0000027542287" calcext:value-type="float">
            <text:p>2.754E-06</text:p>
          </table:table-cell>
        </table:table-row>
        <table:table-row table:style-name="ro1">
          <table:table-cell office:value-type="float" office:value="328.3512987" calcext:value-type="float">
            <text:p>3.284E+02</text:p>
          </table:table-cell>
          <table:table-cell table:formula="of:=[.A14]*0.001" office:value-type="float" office:value="0.3283512987" calcext:value-type="float">
            <text:p>3.284E-01</text:p>
          </table:table-cell>
          <table:table-cell office:value-type="float" office:value="3.01995172" calcext:value-type="float">
            <text:p>3.020E+00</text:p>
          </table:table-cell>
          <table:table-cell/>
          <table:table-cell table:formula="of:=[.C14]*0.000001" office:value-type="float" office:value="0.00000301995172" calcext:value-type="float">
            <text:p>3.020E-06</text:p>
          </table:table-cell>
        </table:table-row>
        <table:table-row table:style-name="ro1">
          <table:table-cell office:value-type="float" office:value="332.9961039" calcext:value-type="float">
            <text:p>3.330E+02</text:p>
          </table:table-cell>
          <table:table-cell table:formula="of:=[.A15]*0.001" office:value-type="float" office:value="0.3329961039" calcext:value-type="float">
            <text:p>3.330E-01</text:p>
          </table:table-cell>
          <table:table-cell office:value-type="float" office:value="3.31131121" calcext:value-type="float">
            <text:p>3.311E+00</text:p>
          </table:table-cell>
          <table:table-cell/>
          <table:table-cell table:formula="of:=[.C15]*0.000001" office:value-type="float" office:value="0.00000331131121" calcext:value-type="float">
            <text:p>3.311E-06</text:p>
          </table:table-cell>
        </table:table-row>
        <table:table-row table:style-name="ro1">
          <table:table-cell office:value-type="float" office:value="337.58670741" calcext:value-type="float">
            <text:p>3.376E+02</text:p>
          </table:table-cell>
          <table:table-cell table:formula="of:=[.A16]*0.001" office:value-type="float" office:value="0.33758670741" calcext:value-type="float">
            <text:p>3.376E-01</text:p>
          </table:table-cell>
          <table:table-cell office:value-type="float" office:value="3.63078055" calcext:value-type="float">
            <text:p>3.631E+00</text:p>
          </table:table-cell>
          <table:table-cell/>
          <table:table-cell table:formula="of:=[.C16]*0.000001" office:value-type="float" office:value="0.00000363078055" calcext:value-type="float">
            <text:p>3.631E-06</text:p>
          </table:table-cell>
        </table:table-row>
        <table:table-row table:style-name="ro1">
          <table:table-cell office:value-type="float" office:value="342.10084034" calcext:value-type="float">
            <text:p>3.421E+02</text:p>
          </table:table-cell>
          <table:table-cell table:formula="of:=[.A17]*0.001" office:value-type="float" office:value="0.34210084034" calcext:value-type="float">
            <text:p>3.421E-01</text:p>
          </table:table-cell>
          <table:table-cell office:value-type="float" office:value="3.98107171" calcext:value-type="float">
            <text:p>3.981E+00</text:p>
          </table:table-cell>
          <table:table-cell/>
          <table:table-cell table:formula="of:=[.C17]*0.000001" office:value-type="float" office:value="0.00000398107171" calcext:value-type="float">
            <text:p>3.981E-06</text:p>
          </table:table-cell>
        </table:table-row>
        <table:table-row table:style-name="ro1">
          <table:table-cell office:value-type="float" office:value="346.61497326" calcext:value-type="float">
            <text:p>3.466E+02</text:p>
          </table:table-cell>
          <table:table-cell table:formula="of:=[.A18]*0.001" office:value-type="float" office:value="0.34661497326" calcext:value-type="float">
            <text:p>3.466E-01</text:p>
          </table:table-cell>
          <table:table-cell office:value-type="float" office:value="4.36515832" calcext:value-type="float">
            <text:p>4.365E+00</text:p>
          </table:table-cell>
          <table:table-cell/>
          <table:table-cell table:formula="of:=[.C18]*0.000001" office:value-type="float" office:value="0.00000436515832" calcext:value-type="float">
            <text:p>4.365E-06</text:p>
          </table:table-cell>
        </table:table-row>
        <table:table-row table:style-name="ro1">
          <table:table-cell office:value-type="float" office:value="351.2223534" calcext:value-type="float">
            <text:p>3.512E+02</text:p>
          </table:table-cell>
          <table:table-cell table:formula="of:=[.A19]*0.001" office:value-type="float" office:value="0.3512223534" calcext:value-type="float">
            <text:p>3.512E-01</text:p>
          </table:table-cell>
          <table:table-cell office:value-type="float" office:value="4.78630092" calcext:value-type="float">
            <text:p>4.786E+00</text:p>
          </table:table-cell>
          <table:table-cell/>
          <table:table-cell table:formula="of:=[.C19]*0.000001" office:value-type="float" office:value="0.00000478630092" calcext:value-type="float">
            <text:p>4.786E-06</text:p>
          </table:table-cell>
        </table:table-row>
        <table:table-row table:style-name="ro1">
          <table:table-cell office:value-type="float" office:value="355.87327824" calcext:value-type="float">
            <text:p>3.559E+02</text:p>
          </table:table-cell>
          <table:table-cell table:formula="of:=[.A20]*0.001" office:value-type="float" office:value="0.35587327824" calcext:value-type="float">
            <text:p>3.559E-01</text:p>
          </table:table-cell>
          <table:table-cell office:value-type="float" office:value="5.2480746" calcext:value-type="float">
            <text:p>5.248E+00</text:p>
          </table:table-cell>
          <table:table-cell/>
          <table:table-cell table:formula="of:=[.C20]*0.000001" office:value-type="float" office:value="0.0000052480746" calcext:value-type="float">
            <text:p>5.248E-06</text:p>
          </table:table-cell>
        </table:table-row>
        <table:table-row table:style-name="ro1">
          <table:table-cell office:value-type="float" office:value="360.52024446" calcext:value-type="float">
            <text:p>3.605E+02</text:p>
          </table:table-cell>
          <table:table-cell table:formula="of:=[.A21]*0.001" office:value-type="float" office:value="0.36052024446" calcext:value-type="float">
            <text:p>3.605E-01</text:p>
          </table:table-cell>
          <table:table-cell office:value-type="float" office:value="5.75439937" calcext:value-type="float">
            <text:p>5.754E+00</text:p>
          </table:table-cell>
          <table:table-cell/>
          <table:table-cell table:formula="of:=[.C21]*0.000001" office:value-type="float" office:value="0.00000575439937" calcext:value-type="float">
            <text:p>5.754E-06</text:p>
          </table:table-cell>
        </table:table-row>
        <table:table-row table:style-name="ro1">
          <table:table-cell office:value-type="float" office:value="365.03437739" calcext:value-type="float">
            <text:p>3.650E+02</text:p>
          </table:table-cell>
          <table:table-cell table:formula="of:=[.A22]*0.001" office:value-type="float" office:value="0.36503437739" calcext:value-type="float">
            <text:p>3.650E-01</text:p>
          </table:table-cell>
          <table:table-cell office:value-type="float" office:value="6.30957344" calcext:value-type="float">
            <text:p>6.310E+00</text:p>
          </table:table-cell>
          <table:table-cell/>
          <table:table-cell table:formula="of:=[.C22]*0.000001" office:value-type="float" office:value="0.00000630957344" calcext:value-type="float">
            <text:p>6.310E-06</text:p>
          </table:table-cell>
        </table:table-row>
        <table:table-row table:style-name="ro1">
          <table:table-cell office:value-type="float" office:value="369.54851031" calcext:value-type="float">
            <text:p>3.695E+02</text:p>
          </table:table-cell>
          <table:table-cell table:formula="of:=[.A23]*0.001" office:value-type="float" office:value="0.36954851031" calcext:value-type="float">
            <text:p>3.695E-01</text:p>
          </table:table-cell>
          <table:table-cell office:value-type="float" office:value="6.91830971" calcext:value-type="float">
            <text:p>6.918E+00</text:p>
          </table:table-cell>
          <table:table-cell/>
          <table:table-cell table:formula="of:=[.C23]*0.000001" office:value-type="float" office:value="0.00000691830971" calcext:value-type="float">
            <text:p>6.918E-06</text:p>
          </table:table-cell>
        </table:table-row>
        <table:table-row table:style-name="ro1">
          <table:table-cell office:value-type="float" office:value="374.12121212" calcext:value-type="float">
            <text:p>3.741E+02</text:p>
          </table:table-cell>
          <table:table-cell table:formula="of:=[.A24]*0.001" office:value-type="float" office:value="0.37412121212" calcext:value-type="float">
            <text:p>3.741E-01</text:p>
          </table:table-cell>
          <table:table-cell office:value-type="float" office:value="7.58577575" calcext:value-type="float">
            <text:p>7.586E+00</text:p>
          </table:table-cell>
          <table:table-cell/>
          <table:table-cell table:formula="of:=[.C24]*0.000001" office:value-type="float" office:value="0.00000758577575" calcext:value-type="float">
            <text:p>7.586E-06</text:p>
          </table:table-cell>
        </table:table-row>
        <table:table-row table:style-name="ro1">
          <table:table-cell office:value-type="float" office:value="378.83333333" calcext:value-type="float">
            <text:p>3.788E+02</text:p>
          </table:table-cell>
          <table:table-cell table:formula="of:=[.A25]*0.001" office:value-type="float" office:value="0.37883333333" calcext:value-type="float">
            <text:p>3.788E-01</text:p>
          </table:table-cell>
          <table:table-cell office:value-type="float" office:value="8.31763771" calcext:value-type="float">
            <text:p>8.318E+00</text:p>
          </table:table-cell>
          <table:table-cell/>
          <table:table-cell table:formula="of:=[.C25]*0.000001" office:value-type="float" office:value="0.00000831763771" calcext:value-type="float">
            <text:p>8.318E-06</text:p>
          </table:table-cell>
        </table:table-row>
        <table:table-row table:style-name="ro1">
          <table:table-cell office:value-type="float" office:value="383.54545455" calcext:value-type="float">
            <text:p>3.835E+02</text:p>
          </table:table-cell>
          <table:table-cell table:formula="of:=[.A26]*0.001" office:value-type="float" office:value="0.38354545455" calcext:value-type="float">
            <text:p>3.835E-01</text:p>
          </table:table-cell>
          <table:table-cell office:value-type="float" office:value="9.12010839" calcext:value-type="float">
            <text:p>9.120E+00</text:p>
          </table:table-cell>
          <table:table-cell/>
          <table:table-cell table:formula="of:=[.C26]*0.000001" office:value-type="float" office:value="0.00000912010839" calcext:value-type="float">
            <text:p>9.120E-06</text:p>
          </table:table-cell>
        </table:table-row>
        <table:table-row table:style-name="ro1">
          <table:table-cell office:value-type="float" office:value="388.1549485" calcext:value-type="float">
            <text:p>3.882E+02</text:p>
          </table:table-cell>
          <table:table-cell table:formula="of:=[.A27]*0.001" office:value-type="float" office:value="0.3881549485" calcext:value-type="float">
            <text:p>3.882E-01</text:p>
          </table:table-cell>
          <table:table-cell office:value-type="float" office:value="10" calcext:value-type="float">
            <text:p>1.000E+01</text:p>
          </table:table-cell>
          <table:table-cell/>
          <table:table-cell table:formula="of:=[.C27]*0.000001" office:value-type="float" office:value="0.00001" calcext:value-type="float">
            <text:p>1.000E-05</text:p>
          </table:table-cell>
        </table:table-row>
        <table:table-row table:style-name="ro1">
          <table:table-cell office:value-type="float" office:value="392.61173309" calcext:value-type="float">
            <text:p>3.926E+02</text:p>
          </table:table-cell>
          <table:table-cell table:formula="of:=[.A28]*0.001" office:value-type="float" office:value="0.39261173309" calcext:value-type="float">
            <text:p>3.926E-01</text:p>
          </table:table-cell>
          <table:table-cell office:value-type="float" office:value="10.96478196" calcext:value-type="float">
            <text:p>1.096E+01</text:p>
          </table:table-cell>
          <table:table-cell/>
          <table:table-cell table:formula="of:=[.C28]*0.000001" office:value-type="float" office:value="0.00001096478196" calcext:value-type="float">
            <text:p>1.096E-05</text:p>
          </table:table-cell>
        </table:table-row>
        <table:table-row table:style-name="ro1">
          <table:table-cell office:value-type="float" office:value="397.07757108" calcext:value-type="float">
            <text:p>3.971E+02</text:p>
          </table:table-cell>
          <table:table-cell table:formula="of:=[.A29]*0.001" office:value-type="float" office:value="0.39707757108" calcext:value-type="float">
            <text:p>3.971E-01</text:p>
          </table:table-cell>
          <table:table-cell office:value-type="float" office:value="12.02264435" calcext:value-type="float">
            <text:p>1.202E+01</text:p>
          </table:table-cell>
          <table:table-cell/>
          <table:table-cell table:formula="of:=[.C29]*0.000001" office:value-type="float" office:value="0.00001202264435" calcext:value-type="float">
            <text:p>1.202E-05</text:p>
          </table:table-cell>
        </table:table-row>
        <table:table-row table:style-name="ro1">
          <table:table-cell office:value-type="float" office:value="401.66233766" calcext:value-type="float">
            <text:p>4.017E+02</text:p>
          </table:table-cell>
          <table:table-cell table:formula="of:=[.A30]*0.001" office:value-type="float" office:value="0.40166233766" calcext:value-type="float">
            <text:p>4.017E-01</text:p>
          </table:table-cell>
          <table:table-cell office:value-type="float" office:value="13.18256739" calcext:value-type="float">
            <text:p>1.318E+01</text:p>
          </table:table-cell>
          <table:table-cell/>
          <table:table-cell table:formula="of:=[.C30]*0.000001" office:value-type="float" office:value="0.00001318256739" calcext:value-type="float">
            <text:p>1.318E-05</text:p>
          </table:table-cell>
        </table:table-row>
        <table:table-row table:style-name="ro1">
          <table:table-cell office:value-type="float" office:value="406.24710425" calcext:value-type="float">
            <text:p>4.062E+02</text:p>
          </table:table-cell>
          <table:table-cell table:formula="of:=[.A31]*0.001" office:value-type="float" office:value="0.40624710425" calcext:value-type="float">
            <text:p>4.062E-01</text:p>
          </table:table-cell>
          <table:table-cell office:value-type="float" office:value="14.45439771" calcext:value-type="float">
            <text:p>1.445E+01</text:p>
          </table:table-cell>
          <table:table-cell/>
          <table:table-cell table:formula="of:=[.C31]*0.000001" office:value-type="float" office:value="0.00001445439771" calcext:value-type="float">
            <text:p>1.445E-05</text:p>
          </table:table-cell>
        </table:table-row>
        <table:table-row table:style-name="ro1">
          <table:table-cell office:value-type="float" office:value="410.83187083" calcext:value-type="float">
            <text:p>4.108E+02</text:p>
          </table:table-cell>
          <table:table-cell table:formula="of:=[.A32]*0.001" office:value-type="float" office:value="0.41083187083" calcext:value-type="float">
            <text:p>4.108E-01</text:p>
          </table:table-cell>
          <table:table-cell office:value-type="float" office:value="15.84893192" calcext:value-type="float">
            <text:p>1.585E+01</text:p>
          </table:table-cell>
          <table:table-cell/>
          <table:table-cell table:formula="of:=[.C32]*0.000001" office:value-type="float" office:value="0.00001584893192" calcext:value-type="float">
            <text:p>1.585E-05</text:p>
          </table:table-cell>
        </table:table-row>
        <table:table-row table:style-name="ro1">
          <table:table-cell office:value-type="float" office:value="415.41663742" calcext:value-type="float">
            <text:p>4.154E+02</text:p>
          </table:table-cell>
          <table:table-cell table:formula="of:=[.A33]*0.001" office:value-type="float" office:value="0.41541663742" calcext:value-type="float">
            <text:p>4.154E-01</text:p>
          </table:table-cell>
          <table:table-cell office:value-type="float" office:value="17.37800829" calcext:value-type="float">
            <text:p>1.738E+01</text:p>
          </table:table-cell>
          <table:table-cell/>
          <table:table-cell table:formula="of:=[.C33]*0.000001" office:value-type="float" office:value="0.00001737800829" calcext:value-type="float">
            <text:p>1.738E-05</text:p>
          </table:table-cell>
        </table:table-row>
        <table:table-row table:style-name="ro1">
          <table:table-cell office:value-type="float" office:value="420.001404" calcext:value-type="float">
            <text:p>4.200E+02</text:p>
          </table:table-cell>
          <table:table-cell table:formula="of:=[.A34]*0.001" office:value-type="float" office:value="0.420001404" calcext:value-type="float">
            <text:p>4.200E-01</text:p>
          </table:table-cell>
          <table:table-cell office:value-type="float" office:value="19.05460718" calcext:value-type="float">
            <text:p>1.905E+01</text:p>
          </table:table-cell>
          <table:table-cell/>
          <table:table-cell table:formula="of:=[.C34]*0.000001" office:value-type="float" office:value="0.00001905460718" calcext:value-type="float">
            <text:p>1.905E-05</text:p>
          </table:table-cell>
        </table:table-row>
        <table:table-row table:style-name="ro1">
          <table:table-cell office:value-type="float" office:value="424.59425423" calcext:value-type="float">
            <text:p>4.246E+02</text:p>
          </table:table-cell>
          <table:table-cell table:formula="of:=[.A35]*0.001" office:value-type="float" office:value="0.42459425423" calcext:value-type="float">
            <text:p>4.246E-01</text:p>
          </table:table-cell>
          <table:table-cell office:value-type="float" office:value="20.89296131" calcext:value-type="float">
            <text:p>2.089E+01</text:p>
          </table:table-cell>
          <table:table-cell/>
          <table:table-cell table:formula="of:=[.C35]*0.000001" office:value-type="float" office:value="0.00002089296131" calcext:value-type="float">
            <text:p>2.089E-05</text:p>
          </table:table-cell>
        </table:table-row>
        <table:table-row table:style-name="ro1">
          <table:table-cell office:value-type="float" office:value="429.24517906" calcext:value-type="float">
            <text:p>4.292E+02</text:p>
          </table:table-cell>
          <table:table-cell table:formula="of:=[.A36]*0.001" office:value-type="float" office:value="0.42924517906" calcext:value-type="float">
            <text:p>4.292E-01</text:p>
          </table:table-cell>
          <table:table-cell office:value-type="float" office:value="22.90867653" calcext:value-type="float">
            <text:p>2.291E+01</text:p>
          </table:table-cell>
          <table:table-cell/>
          <table:table-cell table:formula="of:=[.C36]*0.000001" office:value-type="float" office:value="0.00002290867653" calcext:value-type="float">
            <text:p>2.291E-05</text:p>
          </table:table-cell>
        </table:table-row>
        <table:table-row table:style-name="ro1">
          <table:table-cell office:value-type="float" office:value="433.8961039" calcext:value-type="float">
            <text:p>4.339E+02</text:p>
          </table:table-cell>
          <table:table-cell table:formula="of:=[.A37]*0.001" office:value-type="float" office:value="0.4338961039" calcext:value-type="float">
            <text:p>4.339E-01</text:p>
          </table:table-cell>
          <table:table-cell office:value-type="float" office:value="25.11886432" calcext:value-type="float">
            <text:p>2.512E+01</text:p>
          </table:table-cell>
          <table:table-cell/>
          <table:table-cell table:formula="of:=[.C37]*0.000001" office:value-type="float" office:value="0.00002511886432" calcext:value-type="float">
            <text:p>2.512E-05</text:p>
          </table:table-cell>
        </table:table-row>
        <table:table-row table:style-name="ro1">
          <table:table-cell office:value-type="float" office:value="438.49675325" calcext:value-type="float">
            <text:p>4.385E+02</text:p>
          </table:table-cell>
          <table:table-cell table:formula="of:=[.A38]*0.001" office:value-type="float" office:value="0.43849675325" calcext:value-type="float">
            <text:p>4.385E-01</text:p>
          </table:table-cell>
          <table:table-cell office:value-type="float" office:value="27.54228703" calcext:value-type="float">
            <text:p>2.754E+01</text:p>
          </table:table-cell>
          <table:table-cell/>
          <table:table-cell table:formula="of:=[.C38]*0.000001" office:value-type="float" office:value="0.00002754228703" calcext:value-type="float">
            <text:p>2.754E-05</text:p>
          </table:table-cell>
        </table:table-row>
        <table:table-row table:style-name="ro1">
          <table:table-cell office:value-type="float" office:value="443.04058442" calcext:value-type="float">
            <text:p>4.430E+02</text:p>
          </table:table-cell>
          <table:table-cell table:formula="of:=[.A39]*0.001" office:value-type="float" office:value="0.44304058442" calcext:value-type="float">
            <text:p>4.430E-01</text:p>
          </table:table-cell>
          <table:table-cell office:value-type="float" office:value="30.1995172" calcext:value-type="float">
            <text:p>3.020E+01</text:p>
          </table:table-cell>
          <table:table-cell/>
          <table:table-cell table:formula="of:=[.C39]*0.000001" office:value-type="float" office:value="0.0000301995172" calcext:value-type="float">
            <text:p>3.020E-05</text:p>
          </table:table-cell>
        </table:table-row>
        <table:table-row table:style-name="ro1">
          <table:table-cell office:value-type="float" office:value="447.58441558" calcext:value-type="float">
            <text:p>4.476E+02</text:p>
          </table:table-cell>
          <table:table-cell table:formula="of:=[.A40]*0.001" office:value-type="float" office:value="0.44758441558" calcext:value-type="float">
            <text:p>4.476E-01</text:p>
          </table:table-cell>
          <table:table-cell office:value-type="float" office:value="33.11311215" calcext:value-type="float">
            <text:p>3.311E+01</text:p>
          </table:table-cell>
          <table:table-cell/>
          <table:table-cell table:formula="of:=[.C40]*0.000001" office:value-type="float" office:value="0.00003311311215" calcext:value-type="float">
            <text:p>3.311E-05</text:p>
          </table:table-cell>
        </table:table-row>
        <table:table-row table:style-name="ro1">
          <table:table-cell office:value-type="float" office:value="452.12824675" calcext:value-type="float">
            <text:p>4.521E+02</text:p>
          </table:table-cell>
          <table:table-cell table:formula="of:=[.A41]*0.001" office:value-type="float" office:value="0.45212824675" calcext:value-type="float">
            <text:p>4.521E-01</text:p>
          </table:table-cell>
          <table:table-cell office:value-type="float" office:value="36.30780548" calcext:value-type="float">
            <text:p>3.631E+01</text:p>
          </table:table-cell>
          <table:table-cell/>
          <table:table-cell table:formula="of:=[.C41]*0.000001" office:value-type="float" office:value="0.00003630780548" calcext:value-type="float">
            <text:p>3.631E-05</text:p>
          </table:table-cell>
        </table:table-row>
        <table:table-row table:style-name="ro1">
          <table:table-cell office:value-type="float" office:value="456.67207792" calcext:value-type="float">
            <text:p>4.567E+02</text:p>
          </table:table-cell>
          <table:table-cell table:formula="of:=[.A42]*0.001" office:value-type="float" office:value="0.45667207792" calcext:value-type="float">
            <text:p>4.567E-01</text:p>
          </table:table-cell>
          <table:table-cell office:value-type="float" office:value="39.81071706" calcext:value-type="float">
            <text:p>3.981E+01</text:p>
          </table:table-cell>
          <table:table-cell/>
          <table:table-cell table:formula="of:=[.C42]*0.000001" office:value-type="float" office:value="0.00003981071706" calcext:value-type="float">
            <text:p>3.981E-05</text:p>
          </table:table-cell>
        </table:table-row>
        <table:table-row table:style-name="ro1">
          <table:table-cell office:value-type="float" office:value="461.18763995" calcext:value-type="float">
            <text:p>4.612E+02</text:p>
          </table:table-cell>
          <table:table-cell table:formula="of:=[.A43]*0.001" office:value-type="float" office:value="0.46118763995" calcext:value-type="float">
            <text:p>4.612E-01</text:p>
          </table:table-cell>
          <table:table-cell office:value-type="float" office:value="43.65158322" calcext:value-type="float">
            <text:p>4.365E+01</text:p>
          </table:table-cell>
          <table:table-cell/>
          <table:table-cell table:formula="of:=[.C43]*0.000001" office:value-type="float" office:value="0.00004365158322" calcext:value-type="float">
            <text:p>4.365E-05</text:p>
          </table:table-cell>
        </table:table-row>
        <table:table-row table:style-name="ro1">
          <table:table-cell office:value-type="float" office:value="465.64442454" calcext:value-type="float">
            <text:p>4.656E+02</text:p>
          </table:table-cell>
          <table:table-cell table:formula="of:=[.A44]*0.001" office:value-type="float" office:value="0.46564442454" calcext:value-type="float">
            <text:p>4.656E-01</text:p>
          </table:table-cell>
          <table:table-cell office:value-type="float" office:value="47.86300923" calcext:value-type="float">
            <text:p>4.786E+01</text:p>
          </table:table-cell>
          <table:table-cell/>
          <table:table-cell table:formula="of:=[.C44]*0.000001" office:value-type="float" office:value="0.00004786300923" calcext:value-type="float">
            <text:p>4.786E-05</text:p>
          </table:table-cell>
        </table:table-row>
        <table:table-row table:style-name="ro1">
          <table:table-cell office:value-type="float" office:value="470.10120914" calcext:value-type="float">
            <text:p>4.701E+02</text:p>
          </table:table-cell>
          <table:table-cell table:formula="of:=[.A45]*0.001" office:value-type="float" office:value="0.47010120914" calcext:value-type="float">
            <text:p>4.701E-01</text:p>
          </table:table-cell>
          <table:table-cell office:value-type="float" office:value="52.48074602" calcext:value-type="float">
            <text:p>5.248E+01</text:p>
          </table:table-cell>
          <table:table-cell/>
          <table:table-cell table:formula="of:=[.C45]*0.000001" office:value-type="float" office:value="0.00005248074602" calcext:value-type="float">
            <text:p>5.248E-05</text:p>
          </table:table-cell>
        </table:table-row>
        <table:table-row table:style-name="ro1">
          <table:table-cell office:value-type="float" office:value="474.79011311" calcext:value-type="float">
            <text:p>4.748E+02</text:p>
          </table:table-cell>
          <table:table-cell table:formula="of:=[.A46]*0.001" office:value-type="float" office:value="0.47479011311" calcext:value-type="float">
            <text:p>4.748E-01</text:p>
          </table:table-cell>
          <table:table-cell office:value-type="float" office:value="57.54399373" calcext:value-type="float">
            <text:p>5.754E+01</text:p>
          </table:table-cell>
          <table:table-cell/>
          <table:table-cell table:formula="of:=[.C46]*0.000001" office:value-type="float" office:value="0.00005754399373" calcext:value-type="float">
            <text:p>5.754E-05</text:p>
          </table:table-cell>
        </table:table-row>
        <table:table-row table:style-name="ro1">
          <table:table-cell office:value-type="float" office:value="479.48051948" calcext:value-type="float">
            <text:p>4.795E+02</text:p>
          </table:table-cell>
          <table:table-cell table:formula="of:=[.A47]*0.001" office:value-type="float" office:value="0.47948051948" calcext:value-type="float">
            <text:p>4.795E-01</text:p>
          </table:table-cell>
          <table:table-cell office:value-type="float" office:value="63.09573445" calcext:value-type="float">
            <text:p>6.310E+01</text:p>
          </table:table-cell>
          <table:table-cell/>
          <table:table-cell table:formula="of:=[.C47]*0.000001" office:value-type="float" office:value="0.00006309573445" calcext:value-type="float">
            <text:p>6.310E-05</text:p>
          </table:table-cell>
        </table:table-row>
        <table:table-row table:style-name="ro1">
          <table:table-cell office:value-type="float" office:value="484.15584416" calcext:value-type="float">
            <text:p>4.842E+02</text:p>
          </table:table-cell>
          <table:table-cell table:formula="of:=[.A48]*0.001" office:value-type="float" office:value="0.48415584416" calcext:value-type="float">
            <text:p>4.842E-01</text:p>
          </table:table-cell>
          <table:table-cell office:value-type="float" office:value="69.18309709" calcext:value-type="float">
            <text:p>6.918E+01</text:p>
          </table:table-cell>
          <table:table-cell/>
          <table:table-cell table:formula="of:=[.C48]*0.000001" office:value-type="float" office:value="0.00006918309709" calcext:value-type="float">
            <text:p>6.918E-05</text:p>
          </table:table-cell>
        </table:table-row>
        <table:table-row table:style-name="ro1">
          <table:table-cell office:value-type="float" office:value="488.81618382" calcext:value-type="float">
            <text:p>4.888E+02</text:p>
          </table:table-cell>
          <table:table-cell table:formula="of:=[.A49]*0.001" office:value-type="float" office:value="0.48881618382" calcext:value-type="float">
            <text:p>4.888E-01</text:p>
          </table:table-cell>
          <table:table-cell office:value-type="float" office:value="75.8577575" calcext:value-type="float">
            <text:p>7.586E+01</text:p>
          </table:table-cell>
          <table:table-cell/>
          <table:table-cell table:formula="of:=[.C49]*0.000001" office:value-type="float" office:value="0.0000758577575" calcext:value-type="float">
            <text:p>7.586E-05</text:p>
          </table:table-cell>
        </table:table-row>
        <table:table-row table:style-name="ro1">
          <table:table-cell office:value-type="float" office:value="493.44242424" calcext:value-type="float">
            <text:p>4.934E+02</text:p>
          </table:table-cell>
          <table:table-cell table:formula="of:=[.A50]*0.001" office:value-type="float" office:value="0.49344242424" calcext:value-type="float">
            <text:p>4.934E-01</text:p>
          </table:table-cell>
          <table:table-cell office:value-type="float" office:value="83.17637711" calcext:value-type="float">
            <text:p>8.318E+01</text:p>
          </table:table-cell>
          <table:table-cell/>
          <table:table-cell table:formula="of:=[.C50]*0.000001" office:value-type="float" office:value="0.00008317637711" calcext:value-type="float">
            <text:p>8.318E-05</text:p>
          </table:table-cell>
        </table:table-row>
        <table:table-row table:style-name="ro1">
          <table:table-cell office:value-type="float" office:value="498.01991342" calcext:value-type="float">
            <text:p>4.980E+02</text:p>
          </table:table-cell>
          <table:table-cell table:formula="of:=[.A51]*0.001" office:value-type="float" office:value="0.49801991342" calcext:value-type="float">
            <text:p>4.980E-01</text:p>
          </table:table-cell>
          <table:table-cell office:value-type="float" office:value="91.20108394" calcext:value-type="float">
            <text:p>9.120E+01</text:p>
          </table:table-cell>
          <table:table-cell/>
          <table:table-cell table:formula="of:=[.C51]*0.000001" office:value-type="float" office:value="0.00009120108394" calcext:value-type="float">
            <text:p>9.120E-05</text:p>
          </table:table-cell>
        </table:table-row>
        <table:table-row table:style-name="ro1">
          <table:table-cell office:value-type="float" office:value="502.5974026" calcext:value-type="float">
            <text:p>5.026E+02</text:p>
          </table:table-cell>
          <table:table-cell table:formula="of:=[.A52]*0.001" office:value-type="float" office:value="0.5025974026" calcext:value-type="float">
            <text:p>5.026E-01</text:p>
          </table:table-cell>
          <table:table-cell office:value-type="float" office:value="100" calcext:value-type="float">
            <text:p>1.000E+02</text:p>
          </table:table-cell>
          <table:table-cell/>
          <table:table-cell table:formula="of:=[.C52]*0.000001" office:value-type="float" office:value="0.0001" calcext:value-type="float">
            <text:p>1.000E-04</text:p>
          </table:table-cell>
        </table:table-row>
        <table:table-row table:style-name="ro1">
          <table:table-cell office:value-type="float" office:value="500.16762452" calcext:value-type="float">
            <text:p>5.002E+02</text:p>
          </table:table-cell>
          <table:table-cell table:formula="of:=[.A53]*0.001" office:value-type="float" office:value="0.50016762452" calcext:value-type="float">
            <text:p>5.002E-01</text:p>
          </table:table-cell>
          <table:table-cell/>
          <table:table-cell office:value-type="float" office:value="0.1" calcext:value-type="float">
            <text:p>1.000E-01</text:p>
          </table:table-cell>
          <table:table-cell table:formula="of:=[.D53]*0.001" office:value-type="float" office:value="0.0001" calcext:value-type="float">
            <text:p>1.000E-04</text:p>
          </table:table-cell>
        </table:table-row>
        <table:table-row table:style-name="ro1">
          <table:table-cell office:value-type="float" office:value="504.93390805" calcext:value-type="float">
            <text:p>5.049E+02</text:p>
          </table:table-cell>
          <table:table-cell table:formula="of:=[.A54]*0.001" office:value-type="float" office:value="0.50493390805" calcext:value-type="float">
            <text:p>5.049E-01</text:p>
          </table:table-cell>
          <table:table-cell/>
          <table:table-cell office:value-type="float" office:value="0.10964782" calcext:value-type="float">
            <text:p>1.096E-01</text:p>
          </table:table-cell>
          <table:table-cell table:formula="of:=[.D54]*0.001" office:value-type="float" office:value="0.00010964782" calcext:value-type="float">
            <text:p>1.096E-04</text:p>
          </table:table-cell>
        </table:table-row>
        <table:table-row table:style-name="ro1">
          <table:table-cell office:value-type="float" office:value="509.70019157" calcext:value-type="float">
            <text:p>5.097E+02</text:p>
          </table:table-cell>
          <table:table-cell table:formula="of:=[.A55]*0.001" office:value-type="float" office:value="0.50970019157" calcext:value-type="float">
            <text:p>5.097E-01</text:p>
          </table:table-cell>
          <table:table-cell/>
          <table:table-cell office:value-type="float" office:value="0.12022644" calcext:value-type="float">
            <text:p>1.202E-01</text:p>
          </table:table-cell>
          <table:table-cell table:formula="of:=[.D55]*0.001" office:value-type="float" office:value="0.00012022644" calcext:value-type="float">
            <text:p>1.202E-04</text:p>
          </table:table-cell>
        </table:table-row>
        <table:table-row table:style-name="ro1">
          <table:table-cell office:value-type="float" office:value="514.37903226" calcext:value-type="float">
            <text:p>5.144E+02</text:p>
          </table:table-cell>
          <table:table-cell table:formula="of:=[.A56]*0.001" office:value-type="float" office:value="0.51437903226" calcext:value-type="float">
            <text:p>5.144E-01</text:p>
          </table:table-cell>
          <table:table-cell/>
          <table:table-cell office:value-type="float" office:value="0.13182567" calcext:value-type="float">
            <text:p>1.318E-01</text:p>
          </table:table-cell>
          <table:table-cell table:formula="of:=[.D56]*0.001" office:value-type="float" office:value="0.00013182567" calcext:value-type="float">
            <text:p>1.318E-04</text:p>
          </table:table-cell>
        </table:table-row>
        <table:table-row table:style-name="ro1">
          <table:table-cell office:value-type="float" office:value="519.04922136" calcext:value-type="float">
            <text:p>5.190E+02</text:p>
          </table:table-cell>
          <table:table-cell table:formula="of:=[.A57]*0.001" office:value-type="float" office:value="0.51904922136" calcext:value-type="float">
            <text:p>5.190E-01</text:p>
          </table:table-cell>
          <table:table-cell/>
          <table:table-cell office:value-type="float" office:value="0.14454398" calcext:value-type="float">
            <text:p>1.445E-01</text:p>
          </table:table-cell>
          <table:table-cell table:formula="of:=[.D57]*0.001" office:value-type="float" office:value="0.00014454398" calcext:value-type="float">
            <text:p>1.445E-04</text:p>
          </table:table-cell>
        </table:table-row>
        <table:table-row table:style-name="ro1">
          <table:table-cell office:value-type="float" office:value="523.76346983" calcext:value-type="float">
            <text:p>5.238E+02</text:p>
          </table:table-cell>
          <table:table-cell table:formula="of:=[.A58]*0.001" office:value-type="float" office:value="0.52376346983" calcext:value-type="float">
            <text:p>5.238E-01</text:p>
          </table:table-cell>
          <table:table-cell/>
          <table:table-cell office:value-type="float" office:value="0.15848932" calcext:value-type="float">
            <text:p>1.585E-01</text:p>
          </table:table-cell>
          <table:table-cell table:formula="of:=[.D58]*0.001" office:value-type="float" office:value="0.00015848932" calcext:value-type="float">
            <text:p>1.585E-04</text:p>
          </table:table-cell>
        </table:table-row>
        <table:table-row table:style-name="ro1">
          <table:table-cell office:value-type="float" office:value="528.5390625" calcext:value-type="float">
            <text:p>5.285E+02</text:p>
          </table:table-cell>
          <table:table-cell table:formula="of:=[.A59]*0.001" office:value-type="float" office:value="0.5285390625" calcext:value-type="float">
            <text:p>5.285E-01</text:p>
          </table:table-cell>
          <table:table-cell/>
          <table:table-cell office:value-type="float" office:value="0.17378008" calcext:value-type="float">
            <text:p>1.738E-01</text:p>
          </table:table-cell>
          <table:table-cell table:formula="of:=[.D59]*0.001" office:value-type="float" office:value="0.00017378008" calcext:value-type="float">
            <text:p>1.738E-04</text:p>
          </table:table-cell>
        </table:table-row>
        <table:table-row table:style-name="ro1">
          <table:table-cell office:value-type="float" office:value="533.31465517" calcext:value-type="float">
            <text:p>5.333E+02</text:p>
          </table:table-cell>
          <table:table-cell table:formula="of:=[.A60]*0.001" office:value-type="float" office:value="0.53331465517" calcext:value-type="float">
            <text:p>5.333E-01</text:p>
          </table:table-cell>
          <table:table-cell/>
          <table:table-cell office:value-type="float" office:value="0.19054607" calcext:value-type="float">
            <text:p>1.905E-01</text:p>
          </table:table-cell>
          <table:table-cell table:formula="of:=[.D60]*0.001" office:value-type="float" office:value="0.00019054607" calcext:value-type="float">
            <text:p>1.905E-04</text:p>
          </table:table-cell>
        </table:table-row>
        <table:table-row table:style-name="ro1">
          <table:table-cell office:value-type="float" office:value="537.91216216" calcext:value-type="float">
            <text:p>5.379E+02</text:p>
          </table:table-cell>
          <table:table-cell table:formula="of:=[.A61]*0.001" office:value-type="float" office:value="0.53791216216" calcext:value-type="float">
            <text:p>5.379E-01</text:p>
          </table:table-cell>
          <table:table-cell/>
          <table:table-cell office:value-type="float" office:value="0.20892961" calcext:value-type="float">
            <text:p>2.089E-01</text:p>
          </table:table-cell>
          <table:table-cell table:formula="of:=[.D61]*0.001" office:value-type="float" office:value="0.00020892961" calcext:value-type="float">
            <text:p>2.089E-04</text:p>
          </table:table-cell>
        </table:table-row>
        <table:table-row table:style-name="ro1">
          <table:table-cell office:value-type="float" office:value="542.47716682" calcext:value-type="float">
            <text:p>5.425E+02</text:p>
          </table:table-cell>
          <table:table-cell table:formula="of:=[.A62]*0.001" office:value-type="float" office:value="0.54247716682" calcext:value-type="float">
            <text:p>5.425E-01</text:p>
          </table:table-cell>
          <table:table-cell/>
          <table:table-cell office:value-type="float" office:value="0.22908677" calcext:value-type="float">
            <text:p>2.291E-01</text:p>
          </table:table-cell>
          <table:table-cell table:formula="of:=[.D62]*0.001" office:value-type="float" office:value="0.00022908677" calcext:value-type="float">
            <text:p>2.291E-04</text:p>
          </table:table-cell>
        </table:table-row>
        <table:table-row table:style-name="ro1">
          <table:table-cell office:value-type="float" office:value="547.04217148" calcext:value-type="float">
            <text:p>5.470E+02</text:p>
          </table:table-cell>
          <table:table-cell table:formula="of:=[.A63]*0.001" office:value-type="float" office:value="0.54704217148" calcext:value-type="float">
            <text:p>5.470E-01</text:p>
          </table:table-cell>
          <table:table-cell/>
          <table:table-cell office:value-type="float" office:value="0.25118864" calcext:value-type="float">
            <text:p>2.512E-01</text:p>
          </table:table-cell>
          <table:table-cell table:formula="of:=[.D63]*0.001" office:value-type="float" office:value="0.00025118864" calcext:value-type="float">
            <text:p>2.512E-04</text:p>
          </table:table-cell>
        </table:table-row>
        <table:table-row table:style-name="ro1">
          <table:table-cell office:value-type="float" office:value="551.71767241" calcext:value-type="float">
            <text:p>5.517E+02</text:p>
          </table:table-cell>
          <table:table-cell table:formula="of:=[.A64]*0.001" office:value-type="float" office:value="0.55171767241" calcext:value-type="float">
            <text:p>5.517E-01</text:p>
          </table:table-cell>
          <table:table-cell/>
          <table:table-cell office:value-type="float" office:value="0.27542287" calcext:value-type="float">
            <text:p>2.754E-01</text:p>
          </table:table-cell>
          <table:table-cell table:formula="of:=[.D64]*0.001" office:value-type="float" office:value="0.00027542287" calcext:value-type="float">
            <text:p>2.754E-04</text:p>
          </table:table-cell>
        </table:table-row>
        <table:table-row table:style-name="ro1">
          <table:table-cell office:value-type="float" office:value="556.40948276" calcext:value-type="float">
            <text:p>5.564E+02</text:p>
          </table:table-cell>
          <table:table-cell table:formula="of:=[.A65]*0.001" office:value-type="float" office:value="0.55640948276" calcext:value-type="float">
            <text:p>5.564E-01</text:p>
          </table:table-cell>
          <table:table-cell/>
          <table:table-cell office:value-type="float" office:value="0.30199517" calcext:value-type="float">
            <text:p>3.020E-01</text:p>
          </table:table-cell>
          <table:table-cell table:formula="of:=[.D65]*0.001" office:value-type="float" office:value="0.00030199517" calcext:value-type="float">
            <text:p>3.020E-04</text:p>
          </table:table-cell>
        </table:table-row>
        <table:table-row table:style-name="ro1">
          <table:table-cell office:value-type="float" office:value="561.1012931" calcext:value-type="float">
            <text:p>5.611E+02</text:p>
          </table:table-cell>
          <table:table-cell table:formula="of:=[.A66]*0.001" office:value-type="float" office:value="0.5611012931" calcext:value-type="float">
            <text:p>5.611E-01</text:p>
          </table:table-cell>
          <table:table-cell/>
          <table:table-cell office:value-type="float" office:value="0.33113112" calcext:value-type="float">
            <text:p>3.311E-01</text:p>
          </table:table-cell>
          <table:table-cell table:formula="of:=[.D66]*0.001" office:value-type="float" office:value="0.00033113112" calcext:value-type="float">
            <text:p>3.311E-04</text:p>
          </table:table-cell>
        </table:table-row>
        <table:table-row table:style-name="ro1">
          <table:table-cell office:value-type="float" office:value="565.79398311" calcext:value-type="float">
            <text:p>5.658E+02</text:p>
          </table:table-cell>
          <table:table-cell table:formula="of:=[.A67]*0.001" office:value-type="float" office:value="0.56579398311" calcext:value-type="float">
            <text:p>5.658E-01</text:p>
          </table:table-cell>
          <table:table-cell/>
          <table:table-cell office:value-type="float" office:value="0.36307805" calcext:value-type="float">
            <text:p>3.631E-01</text:p>
          </table:table-cell>
          <table:table-cell table:formula="of:=[.D67]*0.001" office:value-type="float" office:value="0.00036307805" calcext:value-type="float">
            <text:p>3.631E-04</text:p>
          </table:table-cell>
        </table:table-row>
        <table:table-row table:style-name="ro1">
          <table:table-cell office:value-type="float" office:value="570.55418719" calcext:value-type="float">
            <text:p>5.706E+02</text:p>
          </table:table-cell>
          <table:table-cell table:formula="of:=[.A68]*0.001" office:value-type="float" office:value="0.57055418719" calcext:value-type="float">
            <text:p>5.706E-01</text:p>
          </table:table-cell>
          <table:table-cell/>
          <table:table-cell office:value-type="float" office:value="0.39810717" calcext:value-type="float">
            <text:p>3.981E-01</text:p>
          </table:table-cell>
          <table:table-cell table:formula="of:=[.D68]*0.001" office:value-type="float" office:value="0.00039810717" calcext:value-type="float">
            <text:p>3.981E-04</text:p>
          </table:table-cell>
        </table:table-row>
        <table:table-row table:style-name="ro1">
          <table:table-cell office:value-type="float" office:value="575.31439127" calcext:value-type="float">
            <text:p>5.753E+02</text:p>
          </table:table-cell>
          <table:table-cell table:formula="of:=[.A69]*0.001" office:value-type="float" office:value="0.57531439127" calcext:value-type="float">
            <text:p>5.753E-01</text:p>
          </table:table-cell>
          <table:table-cell/>
          <table:table-cell office:value-type="float" office:value="0.43651583" calcext:value-type="float">
            <text:p>4.365E-01</text:p>
          </table:table-cell>
          <table:table-cell table:formula="of:=[.D69]*0.001" office:value-type="float" office:value="0.00043651583" calcext:value-type="float">
            <text:p>4.365E-04</text:p>
          </table:table-cell>
        </table:table-row>
        <table:table-row table:style-name="ro1">
          <table:table-cell office:value-type="float" office:value="580.07459536" calcext:value-type="float">
            <text:p>5.801E+02</text:p>
          </table:table-cell>
          <table:table-cell table:formula="of:=[.A70]*0.001" office:value-type="float" office:value="0.58007459536" calcext:value-type="float">
            <text:p>5.801E-01</text:p>
          </table:table-cell>
          <table:table-cell/>
          <table:table-cell office:value-type="float" office:value="0.47863009" calcext:value-type="float">
            <text:p>4.786E-01</text:p>
          </table:table-cell>
          <table:table-cell table:formula="of:=[.D70]*0.001" office:value-type="float" office:value="0.00047863009" calcext:value-type="float">
            <text:p>4.786E-04</text:p>
          </table:table-cell>
        </table:table-row>
        <table:table-row table:style-name="ro1">
          <table:table-cell office:value-type="float" office:value="584.82036347" calcext:value-type="float">
            <text:p>5.848E+02</text:p>
          </table:table-cell>
          <table:table-cell table:formula="of:=[.A71]*0.001" office:value-type="float" office:value="0.58482036347" calcext:value-type="float">
            <text:p>5.848E-01</text:p>
          </table:table-cell>
          <table:table-cell/>
          <table:table-cell office:value-type="float" office:value="0.52480746" calcext:value-type="float">
            <text:p>5.248E-01</text:p>
          </table:table-cell>
          <table:table-cell table:formula="of:=[.D71]*0.001" office:value-type="float" office:value="0.00052480746" calcext:value-type="float">
            <text:p>5.248E-04</text:p>
          </table:table-cell>
        </table:table-row>
        <table:table-row table:style-name="ro1">
          <table:table-cell office:value-type="float" office:value="589.38536813" calcext:value-type="float">
            <text:p>5.894E+02</text:p>
          </table:table-cell>
          <table:table-cell table:formula="of:=[.A72]*0.001" office:value-type="float" office:value="0.58938536813" calcext:value-type="float">
            <text:p>5.894E-01</text:p>
          </table:table-cell>
          <table:table-cell/>
          <table:table-cell office:value-type="float" office:value="0.57543994" calcext:value-type="float">
            <text:p>5.754E-01</text:p>
          </table:table-cell>
          <table:table-cell table:formula="of:=[.D72]*0.001" office:value-type="float" office:value="0.00057543994" calcext:value-type="float">
            <text:p>5.754E-04</text:p>
          </table:table-cell>
        </table:table-row>
        <table:table-row table:style-name="ro1">
          <table:table-cell office:value-type="float" office:value="593.95037279" calcext:value-type="float">
            <text:p>5.940E+02</text:p>
          </table:table-cell>
          <table:table-cell table:formula="of:=[.A73]*0.001" office:value-type="float" office:value="0.59395037279" calcext:value-type="float">
            <text:p>5.940E-01</text:p>
          </table:table-cell>
          <table:table-cell/>
          <table:table-cell office:value-type="float" office:value="0.63095734" calcext:value-type="float">
            <text:p>6.310E-01</text:p>
          </table:table-cell>
          <table:table-cell table:formula="of:=[.D73]*0.001" office:value-type="float" office:value="0.00063095734" calcext:value-type="float">
            <text:p>6.310E-04</text:p>
          </table:table-cell>
        </table:table-row>
        <table:table-row table:style-name="ro1">
          <table:table-cell office:value-type="float" office:value="598.54137931" calcext:value-type="float">
            <text:p>5.985E+02</text:p>
          </table:table-cell>
          <table:table-cell table:formula="of:=[.A74]*0.001" office:value-type="float" office:value="0.59854137931" calcext:value-type="float">
            <text:p>5.985E-01</text:p>
          </table:table-cell>
          <table:table-cell/>
          <table:table-cell office:value-type="float" office:value="0.69183097" calcext:value-type="float">
            <text:p>6.918E-01</text:p>
          </table:table-cell>
          <table:table-cell table:formula="of:=[.D74]*0.001" office:value-type="float" office:value="0.00069183097" calcext:value-type="float">
            <text:p>6.918E-04</text:p>
          </table:table-cell>
        </table:table-row>
        <table:table-row table:style-name="ro1">
          <table:table-cell office:value-type="float" office:value="603.36724138" calcext:value-type="float">
            <text:p>6.034E+02</text:p>
          </table:table-cell>
          <table:table-cell table:formula="of:=[.A75]*0.001" office:value-type="float" office:value="0.60336724138" calcext:value-type="float">
            <text:p>6.034E-01</text:p>
          </table:table-cell>
          <table:table-cell/>
          <table:table-cell office:value-type="float" office:value="0.75857758" calcext:value-type="float">
            <text:p>7.586E-01</text:p>
          </table:table-cell>
          <table:table-cell table:formula="of:=[.D75]*0.001" office:value-type="float" office:value="0.00075857758" calcext:value-type="float">
            <text:p>7.586E-04</text:p>
          </table:table-cell>
        </table:table-row>
        <table:table-row table:style-name="ro1">
          <table:table-cell office:value-type="float" office:value="608.19310345" calcext:value-type="float">
            <text:p>6.082E+02</text:p>
          </table:table-cell>
          <table:table-cell table:formula="of:=[.A76]*0.001" office:value-type="float" office:value="0.60819310345" calcext:value-type="float">
            <text:p>6.082E-01</text:p>
          </table:table-cell>
          <table:table-cell/>
          <table:table-cell office:value-type="float" office:value="0.83176377" calcext:value-type="float">
            <text:p>8.318E-01</text:p>
          </table:table-cell>
          <table:table-cell table:formula="of:=[.D76]*0.001" office:value-type="float" office:value="0.00083176377" calcext:value-type="float">
            <text:p>8.318E-04</text:p>
          </table:table-cell>
        </table:table-row>
        <table:table-row table:style-name="ro1">
          <table:table-cell office:value-type="float" office:value="612.83946878" calcext:value-type="float">
            <text:p>6.128E+02</text:p>
          </table:table-cell>
          <table:table-cell table:formula="of:=[.A77]*0.001" office:value-type="float" office:value="0.61283946878" calcext:value-type="float">
            <text:p>6.128E-01</text:p>
          </table:table-cell>
          <table:table-cell/>
          <table:table-cell office:value-type="float" office:value="0.91201084" calcext:value-type="float">
            <text:p>9.120E-01</text:p>
          </table:table-cell>
          <table:table-cell table:formula="of:=[.D77]*0.001" office:value-type="float" office:value="0.00091201084" calcext:value-type="float">
            <text:p>9.120E-04</text:p>
          </table:table-cell>
        </table:table-row>
        <table:table-row table:style-name="ro1">
          <table:table-cell office:value-type="float" office:value="617.40447344" calcext:value-type="float">
            <text:p>6.174E+02</text:p>
          </table:table-cell>
          <table:table-cell table:formula="of:=[.A78]*0.001" office:value-type="float" office:value="0.61740447344" calcext:value-type="float">
            <text:p>6.174E-01</text:p>
          </table:table-cell>
          <table:table-cell/>
          <table:table-cell office:value-type="float" office:value="1" calcext:value-type="float">
            <text:p>1.000E+00</text:p>
          </table:table-cell>
          <table:table-cell table:formula="of:=[.D78]*0.001" office:value-type="float" office:value="0.001" calcext:value-type="float">
            <text:p>1.000E-03</text:p>
          </table:table-cell>
        </table:table-row>
        <table:table-row table:style-name="ro1">
          <table:table-cell office:value-type="float" office:value="621.9694781" calcext:value-type="float">
            <text:p>6.220E+02</text:p>
          </table:table-cell>
          <table:table-cell table:formula="of:=[.A79]*0.001" office:value-type="float" office:value="0.6219694781" calcext:value-type="float">
            <text:p>6.220E-01</text:p>
          </table:table-cell>
          <table:table-cell/>
          <table:table-cell office:value-type="float" office:value="1.0964782" calcext:value-type="float">
            <text:p>1.096E+00</text:p>
          </table:table-cell>
          <table:table-cell table:formula="of:=[.D79]*0.001" office:value-type="float" office:value="0.0010964782" calcext:value-type="float">
            <text:p>1.096E-03</text:p>
          </table:table-cell>
        </table:table-row>
        <table:table-row table:style-name="ro1">
          <table:table-cell office:value-type="float" office:value="626.66180371" calcext:value-type="float">
            <text:p>6.267E+02</text:p>
          </table:table-cell>
          <table:table-cell table:formula="of:=[.A80]*0.001" office:value-type="float" office:value="0.62666180371" calcext:value-type="float">
            <text:p>6.267E-01</text:p>
          </table:table-cell>
          <table:table-cell/>
          <table:table-cell office:value-type="float" office:value="1.20226443" calcext:value-type="float">
            <text:p>1.202E+00</text:p>
          </table:table-cell>
          <table:table-cell table:formula="of:=[.D80]*0.001" office:value-type="float" office:value="0.00120226443" calcext:value-type="float">
            <text:p>1.202E-03</text:p>
          </table:table-cell>
        </table:table-row>
        <table:table-row table:style-name="ro1">
          <table:table-cell office:value-type="float" office:value="631.40517241" calcext:value-type="float">
            <text:p>6.314E+02</text:p>
          </table:table-cell>
          <table:table-cell table:formula="of:=[.A81]*0.001" office:value-type="float" office:value="0.63140517241" calcext:value-type="float">
            <text:p>6.314E-01</text:p>
          </table:table-cell>
          <table:table-cell/>
          <table:table-cell office:value-type="float" office:value="1.31825674" calcext:value-type="float">
            <text:p>1.318E+00</text:p>
          </table:table-cell>
          <table:table-cell table:formula="of:=[.D81]*0.001" office:value-type="float" office:value="0.00131825674" calcext:value-type="float">
            <text:p>1.318E-03</text:p>
          </table:table-cell>
        </table:table-row>
        <table:table-row table:style-name="ro1">
          <table:table-cell office:value-type="float" office:value="636.14854111" calcext:value-type="float">
            <text:p>6.361E+02</text:p>
          </table:table-cell>
          <table:table-cell table:formula="of:=[.A82]*0.001" office:value-type="float" office:value="0.63614854111" calcext:value-type="float">
            <text:p>6.361E-01</text:p>
          </table:table-cell>
          <table:table-cell/>
          <table:table-cell office:value-type="float" office:value="1.44543977" calcext:value-type="float">
            <text:p>1.445E+00</text:p>
          </table:table-cell>
          <table:table-cell table:formula="of:=[.D82]*0.001" office:value-type="float" office:value="0.00144543977" calcext:value-type="float">
            <text:p>1.445E-03</text:p>
          </table:table-cell>
        </table:table-row>
        <table:table-row table:style-name="ro1">
          <table:table-cell office:value-type="float" office:value="640.82680251" calcext:value-type="float">
            <text:p>6.408E+02</text:p>
          </table:table-cell>
          <table:table-cell table:formula="of:=[.A83]*0.001" office:value-type="float" office:value="0.64082680251" calcext:value-type="float">
            <text:p>6.408E-01</text:p>
          </table:table-cell>
          <table:table-cell/>
          <table:table-cell office:value-type="float" office:value="1.58489319" calcext:value-type="float">
            <text:p>1.585E+00</text:p>
          </table:table-cell>
          <table:table-cell table:formula="of:=[.D83]*0.001" office:value-type="float" office:value="0.00158489319" calcext:value-type="float">
            <text:p>1.585E-03</text:p>
          </table:table-cell>
        </table:table-row>
        <table:table-row table:style-name="ro1">
          <table:table-cell office:value-type="float" office:value="645.45768025" calcext:value-type="float">
            <text:p>6.455E+02</text:p>
          </table:table-cell>
          <table:table-cell table:formula="of:=[.A84]*0.001" office:value-type="float" office:value="0.64545768025" calcext:value-type="float">
            <text:p>6.455E-01</text:p>
          </table:table-cell>
          <table:table-cell/>
          <table:table-cell office:value-type="float" office:value="1.73780083" calcext:value-type="float">
            <text:p>1.738E+00</text:p>
          </table:table-cell>
          <table:table-cell table:formula="of:=[.D84]*0.001" office:value-type="float" office:value="0.00173780083" calcext:value-type="float">
            <text:p>1.738E-03</text:p>
          </table:table-cell>
        </table:table-row>
        <table:table-row table:style-name="ro1">
          <table:table-cell office:value-type="float" office:value="650.08855799" calcext:value-type="float">
            <text:p>6.501E+02</text:p>
          </table:table-cell>
          <table:table-cell table:formula="of:=[.A85]*0.001" office:value-type="float" office:value="0.65008855799" calcext:value-type="float">
            <text:p>6.501E-01</text:p>
          </table:table-cell>
          <table:table-cell/>
          <table:table-cell office:value-type="float" office:value="1.90546072" calcext:value-type="float">
            <text:p>1.905E+00</text:p>
          </table:table-cell>
          <table:table-cell table:formula="of:=[.D85]*0.001" office:value-type="float" office:value="0.00190546072" calcext:value-type="float">
            <text:p>1.905E-03</text:p>
          </table:table-cell>
        </table:table-row>
        <table:table-row table:style-name="ro1">
          <table:table-cell office:value-type="float" office:value="654.85344828" calcext:value-type="float">
            <text:p>6.549E+02</text:p>
          </table:table-cell>
          <table:table-cell table:formula="of:=[.A86]*0.001" office:value-type="float" office:value="0.65485344828" calcext:value-type="float">
            <text:p>6.549E-01</text:p>
          </table:table-cell>
          <table:table-cell/>
          <table:table-cell office:value-type="float" office:value="2.08929613" calcext:value-type="float">
            <text:p>2.089E+00</text:p>
          </table:table-cell>
          <table:table-cell table:formula="of:=[.D86]*0.001" office:value-type="float" office:value="0.00208929613" calcext:value-type="float">
            <text:p>2.089E-03</text:p>
          </table:table-cell>
        </table:table-row>
        <table:table-row table:style-name="ro1">
          <table:table-cell office:value-type="float" office:value="659.62904095" calcext:value-type="float">
            <text:p>6.596E+02</text:p>
          </table:table-cell>
          <table:table-cell table:formula="of:=[.A87]*0.001" office:value-type="float" office:value="0.65962904095" calcext:value-type="float">
            <text:p>6.596E-01</text:p>
          </table:table-cell>
          <table:table-cell/>
          <table:table-cell office:value-type="float" office:value="2.29086765" calcext:value-type="float">
            <text:p>2.291E+00</text:p>
          </table:table-cell>
          <table:table-cell table:formula="of:=[.D87]*0.001" office:value-type="float" office:value="0.00229086765" calcext:value-type="float">
            <text:p>2.291E-03</text:p>
          </table:table-cell>
        </table:table-row>
        <table:table-row table:style-name="ro1">
          <table:table-cell office:value-type="float" office:value="664.375" calcext:value-type="float">
            <text:p>6.644E+02</text:p>
          </table:table-cell>
          <table:table-cell table:formula="of:=[.A88]*0.001" office:value-type="float" office:value="0.664375" calcext:value-type="float">
            <text:p>6.644E-01</text:p>
          </table:table-cell>
          <table:table-cell/>
          <table:table-cell office:value-type="float" office:value="2.51188643" calcext:value-type="float">
            <text:p>2.512E+00</text:p>
          </table:table-cell>
          <table:table-cell table:formula="of:=[.D88]*0.001" office:value-type="float" office:value="0.00251188643" calcext:value-type="float">
            <text:p>2.512E-03</text:p>
          </table:table-cell>
        </table:table-row>
        <table:table-row table:style-name="ro1">
          <table:table-cell office:value-type="float" office:value="669.06681034" calcext:value-type="float">
            <text:p>6.691E+02</text:p>
          </table:table-cell>
          <table:table-cell table:formula="of:=[.A89]*0.001" office:value-type="float" office:value="0.66906681034" calcext:value-type="float">
            <text:p>6.691E-01</text:p>
          </table:table-cell>
          <table:table-cell/>
          <table:table-cell office:value-type="float" office:value="2.7542287" calcext:value-type="float">
            <text:p>2.754E+00</text:p>
          </table:table-cell>
          <table:table-cell table:formula="of:=[.D89]*0.001" office:value-type="float" office:value="0.0027542287" calcext:value-type="float">
            <text:p>2.754E-03</text:p>
          </table:table-cell>
        </table:table-row>
        <table:table-row table:style-name="ro1">
          <table:table-cell office:value-type="float" office:value="673.75862069" calcext:value-type="float">
            <text:p>6.738E+02</text:p>
          </table:table-cell>
          <table:table-cell table:formula="of:=[.A90]*0.001" office:value-type="float" office:value="0.67375862069" calcext:value-type="float">
            <text:p>6.738E-01</text:p>
          </table:table-cell>
          <table:table-cell/>
          <table:table-cell office:value-type="float" office:value="3.01995172" calcext:value-type="float">
            <text:p>3.020E+00</text:p>
          </table:table-cell>
          <table:table-cell table:formula="of:=[.D90]*0.001" office:value-type="float" office:value="0.00301995172" calcext:value-type="float">
            <text:p>3.020E-03</text:p>
          </table:table-cell>
        </table:table-row>
        <table:table-row table:style-name="ro1">
          <table:table-cell office:value-type="float" office:value="678.46105826" calcext:value-type="float">
            <text:p>6.785E+02</text:p>
          </table:table-cell>
          <table:table-cell table:formula="of:=[.A91]*0.001" office:value-type="float" office:value="0.67846105826" calcext:value-type="float">
            <text:p>6.785E-01</text:p>
          </table:table-cell>
          <table:table-cell/>
          <table:table-cell office:value-type="float" office:value="3.31131121" calcext:value-type="float">
            <text:p>3.311E+00</text:p>
          </table:table-cell>
          <table:table-cell table:formula="of:=[.D91]*0.001" office:value-type="float" office:value="0.00331131121" calcext:value-type="float">
            <text:p>3.311E-03</text:p>
          </table:table-cell>
        </table:table-row>
        <table:table-row table:style-name="ro1">
          <table:table-cell office:value-type="float" office:value="683.17598098" calcext:value-type="float">
            <text:p>6.832E+02</text:p>
          </table:table-cell>
          <table:table-cell table:formula="of:=[.A92]*0.001" office:value-type="float" office:value="0.68317598098" calcext:value-type="float">
            <text:p>6.832E-01</text:p>
          </table:table-cell>
          <table:table-cell/>
          <table:table-cell office:value-type="float" office:value="3.63078055" calcext:value-type="float">
            <text:p>3.631E+00</text:p>
          </table:table-cell>
          <table:table-cell table:formula="of:=[.D92]*0.001" office:value-type="float" office:value="0.00363078055" calcext:value-type="float">
            <text:p>3.631E-03</text:p>
          </table:table-cell>
        </table:table-row>
        <table:table-row table:style-name="ro1">
          <table:table-cell office:value-type="float" office:value="687.87561576" calcext:value-type="float">
            <text:p>6.879E+02</text:p>
          </table:table-cell>
          <table:table-cell table:formula="of:=[.A93]*0.001" office:value-type="float" office:value="0.68787561576" calcext:value-type="float">
            <text:p>6.879E-01</text:p>
          </table:table-cell>
          <table:table-cell/>
          <table:table-cell office:value-type="float" office:value="3.98107171" calcext:value-type="float">
            <text:p>3.981E+00</text:p>
          </table:table-cell>
          <table:table-cell table:formula="of:=[.D93]*0.001" office:value-type="float" office:value="0.00398107171" calcext:value-type="float">
            <text:p>3.981E-03</text:p>
          </table:table-cell>
        </table:table-row>
        <table:table-row table:style-name="ro1">
          <table:table-cell office:value-type="float" office:value="692.47167488" calcext:value-type="float">
            <text:p>6.925E+02</text:p>
          </table:table-cell>
          <table:table-cell table:formula="of:=[.A94]*0.001" office:value-type="float" office:value="0.69247167488" calcext:value-type="float">
            <text:p>6.925E-01</text:p>
          </table:table-cell>
          <table:table-cell/>
          <table:table-cell office:value-type="float" office:value="4.36515832" calcext:value-type="float">
            <text:p>4.365E+00</text:p>
          </table:table-cell>
          <table:table-cell table:formula="of:=[.D94]*0.001" office:value-type="float" office:value="0.00436515832" calcext:value-type="float">
            <text:p>4.365E-03</text:p>
          </table:table-cell>
        </table:table-row>
        <table:table-row table:style-name="ro1">
          <table:table-cell office:value-type="float" office:value="697.06773399" calcext:value-type="float">
            <text:p>6.971E+02</text:p>
          </table:table-cell>
          <table:table-cell table:formula="of:=[.A95]*0.001" office:value-type="float" office:value="0.69706773399" calcext:value-type="float">
            <text:p>6.971E-01</text:p>
          </table:table-cell>
          <table:table-cell/>
          <table:table-cell office:value-type="float" office:value="4.78630092" calcext:value-type="float">
            <text:p>4.786E+00</text:p>
          </table:table-cell>
          <table:table-cell table:formula="of:=[.D95]*0.001" office:value-type="float" office:value="0.00478630092" calcext:value-type="float">
            <text:p>4.786E-03</text:p>
          </table:table-cell>
        </table:table-row>
        <table:table-row table:style-name="ro1">
          <table:table-cell office:value-type="float" office:value="701.70638945" calcext:value-type="float">
            <text:p>7.017E+02</text:p>
          </table:table-cell>
          <table:table-cell table:formula="of:=[.A96]*0.001" office:value-type="float" office:value="0.70170638945" calcext:value-type="float">
            <text:p>7.017E-01</text:p>
          </table:table-cell>
          <table:table-cell/>
          <table:table-cell office:value-type="float" office:value="5.2480746" calcext:value-type="float">
            <text:p>5.248E+00</text:p>
          </table:table-cell>
          <table:table-cell table:formula="of:=[.D96]*0.001" office:value-type="float" office:value="0.0052480746" calcext:value-type="float">
            <text:p>5.248E-03</text:p>
          </table:table-cell>
        </table:table-row>
        <table:table-row table:style-name="ro1">
          <table:table-cell office:value-type="float" office:value="706.43762677" calcext:value-type="float">
            <text:p>7.064E+02</text:p>
          </table:table-cell>
          <table:table-cell table:formula="of:=[.A97]*0.001" office:value-type="float" office:value="0.70643762677" calcext:value-type="float">
            <text:p>7.064E-01</text:p>
          </table:table-cell>
          <table:table-cell/>
          <table:table-cell office:value-type="float" office:value="5.75439937" calcext:value-type="float">
            <text:p>5.754E+00</text:p>
          </table:table-cell>
          <table:table-cell table:formula="of:=[.D97]*0.001" office:value-type="float" office:value="0.00575439937" calcext:value-type="float">
            <text:p>5.754E-03</text:p>
          </table:table-cell>
        </table:table-row>
        <table:table-row table:style-name="ro1">
          <table:table-cell office:value-type="float" office:value="711.1688641" calcext:value-type="float">
            <text:p>7.112E+02</text:p>
          </table:table-cell>
          <table:table-cell table:formula="of:=[.A98]*0.001" office:value-type="float" office:value="0.7111688641" calcext:value-type="float">
            <text:p>7.112E-01</text:p>
          </table:table-cell>
          <table:table-cell/>
          <table:table-cell office:value-type="float" office:value="6.30957344" calcext:value-type="float">
            <text:p>6.310E+00</text:p>
          </table:table-cell>
          <table:table-cell table:formula="of:=[.D98]*0.001" office:value-type="float" office:value="0.00630957344" calcext:value-type="float">
            <text:p>6.310E-03</text:p>
          </table:table-cell>
        </table:table-row>
        <table:table-row table:style-name="ro1">
          <table:table-cell office:value-type="float" office:value="715.84714854" calcext:value-type="float">
            <text:p>7.158E+02</text:p>
          </table:table-cell>
          <table:table-cell table:formula="of:=[.A99]*0.001" office:value-type="float" office:value="0.71584714854" calcext:value-type="float">
            <text:p>7.158E-01</text:p>
          </table:table-cell>
          <table:table-cell/>
          <table:table-cell office:value-type="float" office:value="6.91830971" calcext:value-type="float">
            <text:p>6.918E+00</text:p>
          </table:table-cell>
          <table:table-cell table:formula="of:=[.D99]*0.001" office:value-type="float" office:value="0.00691830971" calcext:value-type="float">
            <text:p>6.918E-03</text:p>
          </table:table-cell>
        </table:table-row>
        <table:table-row table:style-name="ro1">
          <table:table-cell office:value-type="float" office:value="720.48740053" calcext:value-type="float">
            <text:p>7.205E+02</text:p>
          </table:table-cell>
          <table:table-cell table:formula="of:=[.A100]*0.001" office:value-type="float" office:value="0.72048740053" calcext:value-type="float">
            <text:p>7.205E-01</text:p>
          </table:table-cell>
          <table:table-cell/>
          <table:table-cell office:value-type="float" office:value="7.58577575" calcext:value-type="float">
            <text:p>7.586E+00</text:p>
          </table:table-cell>
          <table:table-cell table:formula="of:=[.D100]*0.001" office:value-type="float" office:value="0.00758577575" calcext:value-type="float">
            <text:p>7.586E-03</text:p>
          </table:table-cell>
        </table:table-row>
        <table:table-row table:style-name="ro1">
          <table:table-cell office:value-type="float" office:value="725.14238042" calcext:value-type="float">
            <text:p>7.251E+02</text:p>
          </table:table-cell>
          <table:table-cell table:formula="of:=[.A101]*0.001" office:value-type="float" office:value="0.72514238042" calcext:value-type="float">
            <text:p>7.251E-01</text:p>
          </table:table-cell>
          <table:table-cell/>
          <table:table-cell office:value-type="float" office:value="8.31763771" calcext:value-type="float">
            <text:p>8.318E+00</text:p>
          </table:table-cell>
          <table:table-cell table:formula="of:=[.D101]*0.001" office:value-type="float" office:value="0.00831763771" calcext:value-type="float">
            <text:p>8.318E-03</text:p>
          </table:table-cell>
        </table:table-row>
        <table:table-row table:style-name="ro1">
          <table:table-cell office:value-type="float" office:value="729.81256952" calcext:value-type="float">
            <text:p>7.298E+02</text:p>
          </table:table-cell>
          <table:table-cell table:formula="of:=[.A102]*0.001" office:value-type="float" office:value="0.72981256952" calcext:value-type="float">
            <text:p>7.298E-01</text:p>
          </table:table-cell>
          <table:table-cell/>
          <table:table-cell office:value-type="float" office:value="9.12010839" calcext:value-type="float">
            <text:p>9.120E+00</text:p>
          </table:table-cell>
          <table:table-cell table:formula="of:=[.D102]*0.001" office:value-type="float" office:value="0.00912010839" calcext:value-type="float">
            <text:p>9.120E-03</text:p>
          </table:table-cell>
        </table:table-row>
        <table:table-row table:style-name="ro1">
          <table:table-cell office:value-type="float" office:value="734.48275862" calcext:value-type="float">
            <text:p>7.345E+02</text:p>
          </table:table-cell>
          <table:table-cell table:formula="of:=[.A103]*0.001" office:value-type="float" office:value="0.73448275862" calcext:value-type="float">
            <text:p>7.345E-01</text:p>
          </table:table-cell>
          <table:table-cell/>
          <table:table-cell office:value-type="float" office:value="10" calcext:value-type="float">
            <text:p>1.000E+01</text:p>
          </table:table-cell>
          <table:table-cell table:formula="of:=[.D103]*0.001" office:value-type="float" office:value="0.01" calcext:value-type="float">
            <text:p>1.000E-02</text:p>
          </table:table-cell>
        </table:table-row>
        <table:table-row table:style-name="ro1">
          <table:table-cell/>
          <table:table-cell office:value-type="float" office:value="0.72971569" calcext:value-type="float">
            <text:p>7.297E-01</text:p>
          </table:table-cell>
          <table:table-cell/>
          <table:table-cell office:value-type="float" office:value="10" calcext:value-type="float">
            <text:p>1.000E+01</text:p>
          </table:table-cell>
          <table:table-cell table:formula="of:=[.D104]*0.001" office:value-type="float" office:value="0.01" calcext:value-type="float">
            <text:p>1.000E-02</text:p>
          </table:table-cell>
        </table:table-row>
        <table:table-row table:style-name="ro1">
          <table:table-cell/>
          <table:table-cell office:value-type="float" office:value="0.73579142" calcext:value-type="float">
            <text:p>7.358E-01</text:p>
          </table:table-cell>
          <table:table-cell/>
          <table:table-cell office:value-type="float" office:value="10.91595659" calcext:value-type="float">
            <text:p>1.092E+01</text:p>
          </table:table-cell>
          <table:table-cell table:formula="of:=[.D105]*0.001" office:value-type="float" office:value="0.01091595659" calcext:value-type="float">
            <text:p>1.092E-02</text:p>
          </table:table-cell>
        </table:table-row>
        <table:table-row table:style-name="ro1">
          <table:table-cell/>
          <table:table-cell office:value-type="float" office:value="0.74186714" calcext:value-type="float">
            <text:p>7.419E-01</text:p>
          </table:table-cell>
          <table:table-cell/>
          <table:table-cell office:value-type="float" office:value="11.91581082" calcext:value-type="float">
            <text:p>1.192E+01</text:p>
          </table:table-cell>
          <table:table-cell table:formula="of:=[.D106]*0.001" office:value-type="float" office:value="0.01191581082" calcext:value-type="float">
            <text:p>1.192E-02</text:p>
          </table:table-cell>
        </table:table-row>
        <table:table-row table:style-name="ro1">
          <table:table-cell/>
          <table:table-cell office:value-type="float" office:value="0.74768064" calcext:value-type="float">
            <text:p>7.477E-01</text:p>
          </table:table-cell>
          <table:table-cell/>
          <table:table-cell office:value-type="float" office:value="13.00724736" calcext:value-type="float">
            <text:p>1.301E+01</text:p>
          </table:table-cell>
          <table:table-cell table:formula="of:=[.D107]*0.001" office:value-type="float" office:value="0.01300724736" calcext:value-type="float">
            <text:p>1.301E-02</text:p>
          </table:table-cell>
        </table:table-row>
        <table:table-row table:style-name="ro1">
          <table:table-cell/>
          <table:table-cell office:value-type="float" office:value="0.75334523" calcext:value-type="float">
            <text:p>7.533E-01</text:p>
          </table:table-cell>
          <table:table-cell/>
          <table:table-cell office:value-type="float" office:value="14.19865474" calcext:value-type="float">
            <text:p>1.420E+01</text:p>
          </table:table-cell>
          <table:table-cell table:formula="of:=[.D108]*0.001" office:value-type="float" office:value="0.01419865474" calcext:value-type="float">
            <text:p>1.420E-02</text:p>
          </table:table-cell>
        </table:table-row>
        <table:table-row table:style-name="ro1">
          <table:table-cell/>
          <table:table-cell office:value-type="float" office:value="0.75900981" calcext:value-type="float">
            <text:p>7.590E-01</text:p>
          </table:table-cell>
          <table:table-cell/>
          <table:table-cell office:value-type="float" office:value="15.49918988" calcext:value-type="float">
            <text:p>1.550E+01</text:p>
          </table:table-cell>
          <table:table-cell table:formula="of:=[.D109]*0.001" office:value-type="float" office:value="0.01549918988" calcext:value-type="float">
            <text:p>1.550E-02</text:p>
          </table:table-cell>
        </table:table-row>
        <table:table-row table:style-name="ro1">
          <table:table-cell/>
          <table:table-cell office:value-type="float" office:value="0.7646744" calcext:value-type="float">
            <text:p>7.647E-01</text:p>
          </table:table-cell>
          <table:table-cell/>
          <table:table-cell office:value-type="float" office:value="16.91884838" calcext:value-type="float">
            <text:p>1.692E+01</text:p>
          </table:table-cell>
          <table:table-cell table:formula="of:=[.D110]*0.001" office:value-type="float" office:value="0.01691884838" calcext:value-type="float">
            <text:p>1.692E-02</text:p>
          </table:table-cell>
        </table:table-row>
        <table:table-row table:style-name="ro1">
          <table:table-cell/>
          <table:table-cell office:value-type="float" office:value="0.77033898" calcext:value-type="float">
            <text:p>7.703E-01</text:p>
          </table:table-cell>
          <table:table-cell/>
          <table:table-cell office:value-type="float" office:value="18.46854144" calcext:value-type="float">
            <text:p>1.847E+01</text:p>
          </table:table-cell>
          <table:table-cell table:formula="of:=[.D111]*0.001" office:value-type="float" office:value="0.01846854144" calcext:value-type="float">
            <text:p>1.847E-02</text:p>
          </table:table-cell>
        </table:table-row>
        <table:table-row table:style-name="ro1">
          <table:table-cell/>
          <table:table-cell office:value-type="float" office:value="0.77600357" calcext:value-type="float">
            <text:p>7.760E-01</text:p>
          </table:table-cell>
          <table:table-cell/>
          <table:table-cell office:value-type="float" office:value="20.16017965" calcext:value-type="float">
            <text:p>2.016E+01</text:p>
          </table:table-cell>
          <table:table-cell table:formula="of:=[.D112]*0.001" office:value-type="float" office:value="0.02016017965" calcext:value-type="float">
            <text:p>2.016E-02</text:p>
          </table:table-cell>
        </table:table-row>
        <table:table-row table:style-name="ro1">
          <table:table-cell/>
          <table:table-cell office:value-type="float" office:value="0.78192267" calcext:value-type="float">
            <text:p>7.819E-01</text:p>
          </table:table-cell>
          <table:table-cell/>
          <table:table-cell office:value-type="float" office:value="22.00676459" calcext:value-type="float">
            <text:p>2.201E+01</text:p>
          </table:table-cell>
          <table:table-cell table:formula="of:=[.D113]*0.001" office:value-type="float" office:value="0.02200676459" calcext:value-type="float">
            <text:p>2.201E-02</text:p>
          </table:table-cell>
        </table:table-row>
        <table:table-row table:style-name="ro1">
          <table:table-cell/>
          <table:table-cell office:value-type="float" office:value="0.78797669" calcext:value-type="float">
            <text:p>7.880E-01</text:p>
          </table:table-cell>
          <table:table-cell/>
          <table:table-cell office:value-type="float" office:value="24.02248868" calcext:value-type="float">
            <text:p>2.402E+01</text:p>
          </table:table-cell>
          <table:table-cell table:formula="of:=[.D114]*0.001" office:value-type="float" office:value="0.02402248868" calcext:value-type="float">
            <text:p>2.402E-02</text:p>
          </table:table-cell>
        </table:table-row>
        <table:table-row table:style-name="ro1">
          <table:table-cell/>
          <table:table-cell office:value-type="float" office:value="0.79403072" calcext:value-type="float">
            <text:p>7.940E-01</text:p>
          </table:table-cell>
          <table:table-cell/>
          <table:table-cell office:value-type="float" office:value="26.22284435" calcext:value-type="float">
            <text:p>2.622E+01</text:p>
          </table:table-cell>
          <table:table-cell table:formula="of:=[.D115]*0.001" office:value-type="float" office:value="0.02622284435" calcext:value-type="float">
            <text:p>2.622E-02</text:p>
          </table:table-cell>
        </table:table-row>
        <table:table-row table:style-name="ro1">
          <table:table-cell/>
          <table:table-cell office:value-type="float" office:value="0.80001033" calcext:value-type="float">
            <text:p>8.000E-01</text:p>
          </table:table-cell>
          <table:table-cell/>
          <table:table-cell office:value-type="float" office:value="28.62474305" calcext:value-type="float">
            <text:p>2.862E+01</text:p>
          </table:table-cell>
          <table:table-cell table:formula="of:=[.D116]*0.001" office:value-type="float" office:value="0.02862474305" calcext:value-type="float">
            <text:p>2.862E-02</text:p>
          </table:table-cell>
        </table:table-row>
        <table:table-row table:style-name="ro1">
          <table:table-cell/>
          <table:table-cell office:value-type="float" office:value="0.8059167" calcext:value-type="float">
            <text:p>8.059E-01</text:p>
          </table:table-cell>
          <table:table-cell/>
          <table:table-cell office:value-type="float" office:value="31.24664524" calcext:value-type="float">
            <text:p>3.125E+01</text:p>
          </table:table-cell>
          <table:table-cell table:formula="of:=[.D117]*0.001" office:value-type="float" office:value="0.03124664524" calcext:value-type="float">
            <text:p>3.125E-02</text:p>
          </table:table-cell>
        </table:table-row>
        <table:table-row table:style-name="ro1">
          <table:table-cell/>
          <table:table-cell office:value-type="float" office:value="0.81182307" calcext:value-type="float">
            <text:p>8.118E-01</text:p>
          </table:table-cell>
          <table:table-cell/>
          <table:table-cell office:value-type="float" office:value="34.10870228" calcext:value-type="float">
            <text:p>3.411E+01</text:p>
          </table:table-cell>
          <table:table-cell table:formula="of:=[.D118]*0.001" office:value-type="float" office:value="0.03410870228" calcext:value-type="float">
            <text:p>3.411E-02</text:p>
          </table:table-cell>
        </table:table-row>
        <table:table-row table:style-name="ro1">
          <table:table-cell/>
          <table:table-cell office:value-type="float" office:value="0.81790541" calcext:value-type="float">
            <text:p>8.179E-01</text:p>
          </table:table-cell>
          <table:table-cell/>
          <table:table-cell office:value-type="float" office:value="37.23291133" calcext:value-type="float">
            <text:p>3.723E+01</text:p>
          </table:table-cell>
          <table:table-cell table:formula="of:=[.D119]*0.001" office:value-type="float" office:value="0.03723291133" calcext:value-type="float">
            <text:p>3.723E-02</text:p>
          </table:table-cell>
        </table:table-row>
        <table:table-row table:style-name="ro1">
          <table:table-cell/>
          <table:table-cell office:value-type="float" office:value="0.8244503" calcext:value-type="float">
            <text:p>8.245E-01</text:p>
          </table:table-cell>
          <table:table-cell/>
          <table:table-cell office:value-type="float" office:value="40.64328437" calcext:value-type="float">
            <text:p>4.064E+01</text:p>
          </table:table-cell>
          <table:table-cell table:formula="of:=[.D120]*0.001" office:value-type="float" office:value="0.04064328437" calcext:value-type="float">
            <text:p>4.064E-02</text:p>
          </table:table-cell>
        </table:table-row>
        <table:table-row table:style-name="ro1">
          <table:table-cell/>
          <table:table-cell office:value-type="float" office:value="0.83099519" calcext:value-type="float">
            <text:p>8.310E-01</text:p>
          </table:table-cell>
          <table:table-cell/>
          <table:table-cell office:value-type="float" office:value="44.36603276" calcext:value-type="float">
            <text:p>4.437E+01</text:p>
          </table:table-cell>
          <table:table-cell table:formula="of:=[.D121]*0.001" office:value-type="float" office:value="0.04436603276" calcext:value-type="float">
            <text:p>4.437E-02</text:p>
          </table:table-cell>
        </table:table-row>
        <table:table-row table:style-name="ro1">
          <table:table-cell/>
          <table:table-cell office:value-type="float" office:value="0.83784958" calcext:value-type="float">
            <text:p>8.378E-01</text:p>
          </table:table-cell>
          <table:table-cell/>
          <table:table-cell office:value-type="float" office:value="48.42976875" calcext:value-type="float">
            <text:p>4.843E+01</text:p>
          </table:table-cell>
          <table:table-cell table:formula="of:=[.D122]*0.001" office:value-type="float" office:value="0.04842976875" calcext:value-type="float">
            <text:p>4.843E-02</text:p>
          </table:table-cell>
        </table:table-row>
        <table:table-row table:style-name="ro1">
          <table:table-cell/>
          <table:table-cell office:value-type="float" office:value="0.84524894" calcext:value-type="float">
            <text:p>8.452E-01</text:p>
          </table:table-cell>
          <table:table-cell/>
          <table:table-cell office:value-type="float" office:value="52.86572531" calcext:value-type="float">
            <text:p>5.287E+01</text:p>
          </table:table-cell>
          <table:table-cell table:formula="of:=[.D123]*0.001" office:value-type="float" office:value="0.05286572531" calcext:value-type="float">
            <text:p>5.287E-02</text:p>
          </table:table-cell>
        </table:table-row>
        <table:table-row table:style-name="ro1">
          <table:table-cell/>
          <table:table-cell office:value-type="float" office:value="0.85264831" calcext:value-type="float">
            <text:p>8.526E-01</text:p>
          </table:table-cell>
          <table:table-cell/>
          <table:table-cell office:value-type="float" office:value="57.70799624" calcext:value-type="float">
            <text:p>5.771E+01</text:p>
          </table:table-cell>
          <table:table-cell table:formula="of:=[.D124]*0.001" office:value-type="float" office:value="0.05770799624" calcext:value-type="float">
            <text:p>5.771E-02</text:p>
          </table:table-cell>
        </table:table-row>
        <table:table-row table:style-name="ro1">
          <table:table-cell/>
          <table:table-cell office:value-type="float" office:value="0.86031985" calcext:value-type="float">
            <text:p>8.603E-01</text:p>
          </table:table-cell>
          <table:table-cell/>
          <table:table-cell office:value-type="float" office:value="62.99379815" calcext:value-type="float">
            <text:p>6.299E+01</text:p>
          </table:table-cell>
          <table:table-cell table:formula="of:=[.D125]*0.001" office:value-type="float" office:value="0.06299379815" calcext:value-type="float">
            <text:p>6.299E-02</text:p>
          </table:table-cell>
        </table:table-row>
        <table:table-row table:style-name="ro1">
          <table:table-cell/>
          <table:table-cell office:value-type="float" office:value="0.86899945" calcext:value-type="float">
            <text:p>8.690E-01</text:p>
          </table:table-cell>
          <table:table-cell/>
          <table:table-cell office:value-type="float" office:value="68.76375658" calcext:value-type="float">
            <text:p>6.876E+01</text:p>
          </table:table-cell>
          <table:table-cell table:formula="of:=[.D126]*0.001" office:value-type="float" office:value="0.06876375658" calcext:value-type="float">
            <text:p>6.876E-02</text:p>
          </table:table-cell>
        </table:table-row>
        <table:table-row table:style-name="ro1">
          <table:table-cell/>
          <table:table-cell office:value-type="float" office:value="0.87767906" calcext:value-type="float">
            <text:p>8.777E-01</text:p>
          </table:table-cell>
          <table:table-cell/>
          <table:table-cell office:value-type="float" office:value="75.06221815" calcext:value-type="float">
            <text:p>7.506E+01</text:p>
          </table:table-cell>
          <table:table-cell table:formula="of:=[.D127]*0.001" office:value-type="float" office:value="0.07506221815" calcext:value-type="float">
            <text:p>7.506E-02</text:p>
          </table:table-cell>
        </table:table-row>
        <table:table-row table:style-name="ro1">
          <table:table-cell/>
          <table:table-cell office:value-type="float" office:value="0.88784027" calcext:value-type="float">
            <text:p>8.878E-01</text:p>
          </table:table-cell>
          <table:table-cell/>
          <table:table-cell office:value-type="float" office:value="81.93759145" calcext:value-type="float">
            <text:p>8.194E+01</text:p>
          </table:table-cell>
          <table:table-cell table:formula="of:=[.D128]*0.001" office:value-type="float" office:value="0.08193759145" calcext:value-type="float">
            <text:p>8.194E-02</text:p>
          </table:table-cell>
        </table:table-row>
        <table:table-row table:style-name="ro1">
          <table:table-cell/>
          <table:table-cell office:value-type="float" office:value="0.89843991" calcext:value-type="float">
            <text:p>8.984E-01</text:p>
          </table:table-cell>
          <table:table-cell/>
          <table:table-cell office:value-type="float" office:value="89.4427191" calcext:value-type="float">
            <text:p>8.944E+01</text:p>
          </table:table-cell>
          <table:table-cell table:formula="of:=[.D129]*0.001" office:value-type="float" office:value="0.0894427191" calcext:value-type="float">
            <text:p>8.944E-02</text:p>
          </table:table-cell>
        </table:table-row>
        <table:table-row table:style-name="ro1">
          <table:table-cell/>
          <table:table-cell office:value-type="float" office:value="0.90945354" calcext:value-type="float">
            <text:p>9.095E-01</text:p>
          </table:table-cell>
          <table:table-cell/>
          <table:table-cell office:value-type="float" office:value="97.63528386" calcext:value-type="float">
            <text:p>9.764E+01</text:p>
          </table:table-cell>
          <table:table-cell table:formula="of:=[.D130]*0.001" office:value-type="float" office:value="0.09763528386" calcext:value-type="float">
            <text:p>9.764E-02</text:p>
          </table:table-cell>
        </table:table-row>
        <table:table-row table:style-name="ro1">
          <table:table-cell/>
          <table:table-cell office:value-type="float" office:value="0.92244302" calcext:value-type="float">
            <text:p>9.224E-01</text:p>
          </table:table-cell>
          <table:table-cell/>
          <table:table-cell office:value-type="float" office:value="106.57825198" calcext:value-type="float">
            <text:p>1.066E+02</text:p>
          </table:table-cell>
          <table:table-cell table:formula="of:=[.D131]*0.001" office:value-type="float" office:value="0.10657825198" calcext:value-type="float">
            <text:p>1.066E-01</text:p>
          </table:table-cell>
        </table:table-row>
        <table:table-row table:style-name="ro1">
          <table:table-cell/>
          <table:table-cell office:value-type="float" office:value="0.9354325" calcext:value-type="float">
            <text:p>9.354E-01</text:p>
          </table:table-cell>
          <table:table-cell/>
          <table:table-cell office:value-type="float" office:value="116.34035716" calcext:value-type="float">
            <text:p>1.163E+02</text:p>
          </table:table-cell>
          <table:table-cell table:formula="of:=[.D132]*0.001" office:value-type="float" office:value="0.11634035716" calcext:value-type="float">
            <text:p>1.163E-01</text:p>
          </table:table-cell>
        </table:table-row>
        <table:table-row table:style-name="ro1">
          <table:table-cell/>
          <table:table-cell office:value-type="float" office:value="0.95033104" calcext:value-type="float">
            <text:p>9.503E-01</text:p>
          </table:table-cell>
          <table:table-cell/>
          <table:table-cell office:value-type="float" office:value="126.99662878" calcext:value-type="float">
            <text:p>1.270E+02</text:p>
          </table:table-cell>
          <table:table-cell table:formula="of:=[.D133]*0.001" office:value-type="float" office:value="0.12699662878" calcext:value-type="float">
            <text:p>1.270E-01</text:p>
          </table:table-cell>
        </table:table-row>
        <table:table-row table:style-name="ro1">
          <table:table-cell/>
          <table:table-cell office:value-type="float" office:value="0.9654661" calcext:value-type="float">
            <text:p>9.655E-01</text:p>
          </table:table-cell>
          <table:table-cell/>
          <table:table-cell office:value-type="float" office:value="138.62896863" calcext:value-type="float">
            <text:p>1.386E+02</text:p>
          </table:table-cell>
          <table:table-cell table:formula="of:=[.D134]*0.001" office:value-type="float" office:value="0.13862896863" calcext:value-type="float">
            <text:p>1.386E-01</text:p>
          </table:table-cell>
        </table:table-row>
        <table:table-row table:style-name="ro1">
          <table:table-cell/>
          <table:table-cell office:value-type="float" office:value="0.98144317" calcext:value-type="float">
            <text:p>9.814E-01</text:p>
          </table:table-cell>
          <table:table-cell/>
          <table:table-cell office:value-type="float" office:value="151.32678031" calcext:value-type="float">
            <text:p>1.513E+02</text:p>
          </table:table-cell>
          <table:table-cell table:formula="of:=[.D135]*0.001" office:value-type="float" office:value="0.15132678031" calcext:value-type="float">
            <text:p>1.513E-01</text:p>
          </table:table-cell>
        </table:table-row>
        <table:table-row table:style-name="ro1">
          <table:table-cell/>
          <table:table-cell office:value-type="float" office:value="0.99885344" calcext:value-type="float">
            <text:p>9.989E-01</text:p>
          </table:table-cell>
          <table:table-cell/>
          <table:table-cell office:value-type="float" office:value="165.1876564" calcext:value-type="float">
            <text:p>1.652E+02</text:p>
          </table:table-cell>
          <table:table-cell table:formula="of:=[.D136]*0.001" office:value-type="float" office:value="0.1651876564" calcext:value-type="float">
            <text:p>1.652E-01</text:p>
          </table:table-cell>
        </table:table-row>
        <table:table-row table:style-name="ro1">
          <table:table-cell/>
          <table:table-cell office:value-type="float" office:value="1.01626371" calcext:value-type="float">
            <text:p>1.016E+00</text:p>
          </table:table-cell>
          <table:table-cell/>
          <table:table-cell office:value-type="float" office:value="180.31812857" calcext:value-type="float">
            <text:p>1.803E+02</text:p>
          </table:table-cell>
          <table:table-cell table:formula="of:=[.D137]*0.001" office:value-type="float" office:value="0.18031812857" calcext:value-type="float">
            <text:p>1.803E-01</text:p>
          </table:table-cell>
        </table:table-row>
        <table:table-row table:style-name="ro1">
          <table:table-cell/>
          <table:table-cell office:value-type="float" office:value="1.03466102" calcext:value-type="float">
            <text:p>1.035E+00</text:p>
          </table:table-cell>
          <table:table-cell/>
          <table:table-cell office:value-type="float" office:value="196.83448631" calcext:value-type="float">
            <text:p>1.968E+02</text:p>
          </table:table-cell>
          <table:table-cell table:formula="of:=[.D138]*0.001" office:value-type="float" office:value="0.19683448631" calcext:value-type="float">
            <text:p>1.968E-01</text:p>
          </table:table-cell>
        </table:table-row>
        <table:table-row table:style-name="ro1">
          <table:table-cell/>
          <table:table-cell office:value-type="float" office:value="1.05349576" calcext:value-type="float">
            <text:p>1.053E+00</text:p>
          </table:table-cell>
          <table:table-cell/>
          <table:table-cell office:value-type="float" office:value="214.86367071" calcext:value-type="float">
            <text:p>2.149E+02</text:p>
          </table:table-cell>
          <table:table-cell table:formula="of:=[.D139]*0.001" office:value-type="float" office:value="0.21486367071" calcext:value-type="float">
            <text:p>2.149E-01</text:p>
          </table:table-cell>
        </table:table-row>
        <table:table-row table:style-name="ro1">
          <table:table-cell/>
          <table:table-cell office:value-type="float" office:value="1.07299071" calcext:value-type="float">
            <text:p>1.073E+00</text:p>
          </table:table-cell>
          <table:table-cell/>
          <table:table-cell office:value-type="float" office:value="234.54425012" calcext:value-type="float">
            <text:p>2.345E+02</text:p>
          </table:table-cell>
          <table:table-cell table:formula="of:=[.D140]*0.001" office:value-type="float" office:value="0.23454425012" calcext:value-type="float">
            <text:p>2.345E-01</text:p>
          </table:table-cell>
        </table:table-row>
        <table:table-row table:style-name="ro1">
          <table:table-cell/>
          <table:table-cell office:value-type="float" office:value="1.09382176" calcext:value-type="float">
            <text:p>1.094E+00</text:p>
          </table:table-cell>
          <table:table-cell/>
          <table:table-cell office:value-type="float" office:value="256.02748517" calcext:value-type="float">
            <text:p>2.560E+02</text:p>
          </table:table-cell>
          <table:table-cell table:formula="of:=[.D141]*0.001" office:value-type="float" office:value="0.25602748517" calcext:value-type="float">
            <text:p>2.560E-01</text:p>
          </table:table-cell>
        </table:table-row>
        <table:table-row table:style-name="ro1">
          <table:table-cell/>
          <table:table-cell office:value-type="float" office:value="1.11465282" calcext:value-type="float">
            <text:p>1.115E+00</text:p>
          </table:table-cell>
          <table:table-cell/>
          <table:table-cell office:value-type="float" office:value="279.47849128" calcext:value-type="float">
            <text:p>2.795E+02</text:p>
          </table:table-cell>
          <table:table-cell table:formula="of:=[.D142]*0.001" office:value-type="float" office:value="0.27947849128" calcext:value-type="float">
            <text:p>2.795E-01</text:p>
          </table:table-cell>
        </table:table-row>
        <table:table-row table:style-name="ro1">
          <table:table-cell/>
          <table:table-cell office:value-type="float" office:value="1.13758767" calcext:value-type="float">
            <text:p>1.138E+00</text:p>
          </table:table-cell>
          <table:table-cell/>
          <table:table-cell office:value-type="float" office:value="305.07750773" calcext:value-type="float">
            <text:p>3.051E+02</text:p>
          </table:table-cell>
          <table:table-cell table:formula="of:=[.D143]*0.001" office:value-type="float" office:value="0.30507750773" calcext:value-type="float">
            <text:p>3.051E-01</text:p>
          </table:table-cell>
        </table:table-row>
        <table:table-row table:style-name="ro1">
          <table:table-cell/>
          <table:table-cell office:value-type="float" office:value="1.16078317" calcext:value-type="float">
            <text:p>1.161E+00</text:p>
          </table:table-cell>
          <table:table-cell/>
          <table:table-cell office:value-type="float" office:value="333.02128296" calcext:value-type="float">
            <text:p>3.330E+02</text:p>
          </table:table-cell>
          <table:table-cell table:formula="of:=[.D144]*0.001" office:value-type="float" office:value="0.33302128296" calcext:value-type="float">
            <text:p>3.330E-01</text:p>
          </table:table-cell>
        </table:table-row>
        <table:table-row table:style-name="ro1">
          <table:table-cell/>
          <table:table-cell office:value-type="float" office:value="1.18524011" calcext:value-type="float">
            <text:p>1.185E+00</text:p>
          </table:table-cell>
          <table:table-cell/>
          <table:table-cell office:value-type="float" office:value="363.52458668" calcext:value-type="float">
            <text:p>3.635E+02</text:p>
          </table:table-cell>
          <table:table-cell table:formula="of:=[.D145]*0.001" office:value-type="float" office:value="0.36352458668" calcext:value-type="float">
            <text:p>3.635E-01</text:p>
          </table:table-cell>
        </table:table-row>
        <table:table-row table:style-name="ro1">
          <table:table-cell/>
          <table:table-cell office:value-type="float" office:value="1.21051618" calcext:value-type="float">
            <text:p>1.211E+00</text:p>
          </table:table-cell>
          <table:table-cell/>
          <table:table-cell office:value-type="float" office:value="396.8218606" calcext:value-type="float">
            <text:p>3.968E+02</text:p>
          </table:table-cell>
          <table:table-cell table:formula="of:=[.D146]*0.001" office:value-type="float" office:value="0.3968218606" calcext:value-type="float">
            <text:p>3.968E-01</text:p>
          </table:table-cell>
        </table:table-row>
        <table:table-row table:style-name="ro1">
          <table:table-cell/>
          <table:table-cell office:value-type="float" office:value="1.23582022" calcext:value-type="float">
            <text:p>1.236E+00</text:p>
          </table:table-cell>
          <table:table-cell/>
          <table:table-cell office:value-type="float" office:value="433.16902024" calcext:value-type="float">
            <text:p>4.332E+02</text:p>
          </table:table-cell>
          <table:table-cell table:formula="of:=[.D147]*0.001" office:value-type="float" office:value="0.43316902024" calcext:value-type="float">
            <text:p>4.332E-01</text:p>
          </table:table-cell>
        </table:table-row>
        <table:table-row table:style-name="ro1">
          <table:table-cell/>
          <table:table-cell office:value-type="float" office:value="1.26464891" calcext:value-type="float">
            <text:p>1.265E+00</text:p>
          </table:table-cell>
          <table:table-cell/>
          <table:table-cell office:value-type="float" office:value="472.84542191" calcext:value-type="float">
            <text:p>4.728E+02</text:p>
          </table:table-cell>
          <table:table-cell table:formula="of:=[.D148]*0.001" office:value-type="float" office:value="0.47284542191" calcext:value-type="float">
            <text:p>4.728E-01</text:p>
          </table:table-cell>
        </table:table-row>
        <table:table-row table:style-name="ro1">
          <table:table-cell/>
          <table:table-cell office:value-type="float" office:value="1.2934776" calcext:value-type="float">
            <text:p>1.293E+00</text:p>
          </table:table-cell>
          <table:table-cell/>
          <table:table-cell office:value-type="float" office:value="516.15600972" calcext:value-type="float">
            <text:p>5.162E+02</text:p>
          </table:table-cell>
          <table:table-cell table:formula="of:=[.D149]*0.001" office:value-type="float" office:value="0.51615600972" calcext:value-type="float">
            <text:p>5.162E-01</text:p>
          </table:table-cell>
        </table:table-row>
        <table:table-row table:style-name="ro1">
          <table:table-cell/>
          <table:table-cell office:value-type="float" office:value="1.32272727" calcext:value-type="float">
            <text:p>1.323E+00</text:p>
          </table:table-cell>
          <table:table-cell/>
          <table:table-cell office:value-type="float" office:value="563.43365934" calcext:value-type="float">
            <text:p>5.634E+02</text:p>
          </table:table-cell>
          <table:table-cell table:formula="of:=[.D150]*0.001" office:value-type="float" office:value="0.56343365934" calcext:value-type="float">
            <text:p>5.634E-01</text:p>
          </table:table-cell>
        </table:table-row>
        <table:table-row table:style-name="ro1">
          <table:table-cell/>
          <table:table-cell office:value-type="float" office:value="1.35217918" calcext:value-type="float">
            <text:p>1.352E+00</text:p>
          </table:table-cell>
          <table:table-cell/>
          <table:table-cell office:value-type="float" office:value="615.04173641" calcext:value-type="float">
            <text:p>6.150E+02</text:p>
          </table:table-cell>
          <table:table-cell table:formula="of:=[.D151]*0.001" office:value-type="float" office:value="0.61504173641" calcext:value-type="float">
            <text:p>6.150E-01</text:p>
          </table:table-cell>
        </table:table-row>
        <table:table-row table:style-name="ro1">
          <table:table-cell/>
          <table:table-cell office:value-type="float" office:value="1.38292978" calcext:value-type="float">
            <text:p>1.383E+00</text:p>
          </table:table-cell>
          <table:table-cell/>
          <table:table-cell office:value-type="float" office:value="671.37688929" calcext:value-type="float">
            <text:p>6.714E+02</text:p>
          </table:table-cell>
          <table:table-cell table:formula="of:=[.D152]*0.001" office:value-type="float" office:value="0.67137688929" calcext:value-type="float">
            <text:p>6.714E-01</text:p>
          </table:table-cell>
        </table:table-row>
        <table:table-row table:style-name="ro1">
          <table:table-cell/>
          <table:table-cell office:value-type="float" office:value="1.41207627" calcext:value-type="float">
            <text:p>1.412E+00</text:p>
          </table:table-cell>
          <table:table-cell/>
          <table:table-cell office:value-type="float" office:value="732.87209759" calcext:value-type="float">
            <text:p>7.329E+02</text:p>
          </table:table-cell>
          <table:table-cell table:formula="of:=[.D153]*0.001" office:value-type="float" office:value="0.73287209759" calcext:value-type="float">
            <text:p>7.329E-01</text:p>
          </table:table-cell>
        </table:table-row>
        <table:table-row table:style-name="ro1">
          <table:table-cell/>
          <table:table-cell office:value-type="float" office:value="1.43898305" calcext:value-type="float">
            <text:p>1.439E+00</text:p>
          </table:table-cell>
          <table:table-cell/>
          <table:table-cell office:value-type="float" office:value="800" calcext:value-type="float">
            <text:p>8.000E+02</text:p>
          </table:table-cell>
          <table:table-cell table:formula="of:=[.D154]*0.001" office:value-type="float" office:value="0.8" calcext:value-type="float">
            <text:p>8.000E-01</text:p>
          </table:table-cell>
        </table:table-row>
        <table:table-row table:style-name="ro1">
          <table:table-cell office:value-type="float" office:value="529.31223059" calcext:value-type="float">
            <text:p>5.293E+02</text:p>
          </table:table-cell>
          <table:table-cell table:formula="of:=[.A155]*0.001" office:value-type="float" office:value="0.52931223059" calcext:value-type="float">
            <text:p>5.293E-01</text:p>
          </table:table-cell>
          <table:table-cell/>
          <table:table-cell office:value-type="float" office:value="0.01" calcext:value-type="float">
            <text:p>1.000E-02</text:p>
          </table:table-cell>
          <table:table-cell table:formula="of:=[.D155]*0.001" office:value-type="float" office:value="0.00001" calcext:value-type="float">
            <text:p>1.000E-05</text:p>
          </table:table-cell>
        </table:table-row>
        <table:table-row table:style-name="ro1">
          <table:table-cell office:value-type="float" office:value="536.21662485" calcext:value-type="float">
            <text:p>5.362E+02</text:p>
          </table:table-cell>
          <table:table-cell table:formula="of:=[.A156]*0.001" office:value-type="float" office:value="0.53621662485" calcext:value-type="float">
            <text:p>5.362E-01</text:p>
          </table:table-cell>
          <table:table-cell/>
          <table:table-cell office:value-type="float" office:value="0.01164181" calcext:value-type="float">
            <text:p>1.164E-02</text:p>
          </table:table-cell>
          <table:table-cell table:formula="of:=[.D156]*0.001" office:value-type="float" office:value="0.00001164181" calcext:value-type="float">
            <text:p>1.164E-05</text:p>
          </table:table-cell>
        </table:table-row>
        <table:table-row table:style-name="ro1">
          <table:table-cell office:value-type="float" office:value="543.12101911" calcext:value-type="float">
            <text:p>5.431E+02</text:p>
          </table:table-cell>
          <table:table-cell table:formula="of:=[.A157]*0.001" office:value-type="float" office:value="0.54312101911" calcext:value-type="float">
            <text:p>5.431E-01</text:p>
          </table:table-cell>
          <table:table-cell/>
          <table:table-cell office:value-type="float" office:value="0.01355318" calcext:value-type="float">
            <text:p>1.355E-02</text:p>
          </table:table-cell>
          <table:table-cell table:formula="of:=[.D157]*0.001" office:value-type="float" office:value="0.00001355318" calcext:value-type="float">
            <text:p>1.355E-05</text:p>
          </table:table-cell>
        </table:table-row>
        <table:table-row table:style-name="ro1">
          <table:table-cell office:value-type="float" office:value="549.78898037" calcext:value-type="float">
            <text:p>5.498E+02</text:p>
          </table:table-cell>
          <table:table-cell table:formula="of:=[.A158]*0.001" office:value-type="float" office:value="0.54978898037" calcext:value-type="float">
            <text:p>5.498E-01</text:p>
          </table:table-cell>
          <table:table-cell/>
          <table:table-cell office:value-type="float" office:value="0.01577836" calcext:value-type="float">
            <text:p>1.578E-02</text:p>
          </table:table-cell>
          <table:table-cell table:formula="of:=[.D158]*0.001" office:value-type="float" office:value="0.00001577836" calcext:value-type="float">
            <text:p>1.578E-05</text:p>
          </table:table-cell>
        </table:table-row>
        <table:table-row table:style-name="ro1">
          <table:table-cell office:value-type="float" office:value="556.20112889" calcext:value-type="float">
            <text:p>5.562E+02</text:p>
          </table:table-cell>
          <table:table-cell table:formula="of:=[.A159]*0.001" office:value-type="float" office:value="0.55620112889" calcext:value-type="float">
            <text:p>5.562E-01</text:p>
          </table:table-cell>
          <table:table-cell/>
          <table:table-cell office:value-type="float" office:value="0.01836887" calcext:value-type="float">
            <text:p>1.837E-02</text:p>
          </table:table-cell>
          <table:table-cell table:formula="of:=[.D159]*0.001" office:value-type="float" office:value="0.00001836887" calcext:value-type="float">
            <text:p>1.837E-05</text:p>
          </table:table-cell>
        </table:table-row>
        <table:table-row table:style-name="ro1">
          <table:table-cell office:value-type="float" office:value="562.61327741" calcext:value-type="float">
            <text:p>5.626E+02</text:p>
          </table:table-cell>
          <table:table-cell table:formula="of:=[.A160]*0.001" office:value-type="float" office:value="0.56261327741" calcext:value-type="float">
            <text:p>5.626E-01</text:p>
          </table:table-cell>
          <table:table-cell/>
          <table:table-cell office:value-type="float" office:value="0.02138469" calcext:value-type="float">
            <text:p>2.138E-02</text:p>
          </table:table-cell>
          <table:table-cell table:formula="of:=[.D160]*0.001" office:value-type="float" office:value="0.00002138469" calcext:value-type="float">
            <text:p>2.138E-05</text:p>
          </table:table-cell>
        </table:table-row>
        <table:table-row table:style-name="ro1">
          <table:table-cell office:value-type="float" office:value="569.09210393" calcext:value-type="float">
            <text:p>5.691E+02</text:p>
          </table:table-cell>
          <table:table-cell table:formula="of:=[.A161]*0.001" office:value-type="float" office:value="0.56909210393" calcext:value-type="float">
            <text:p>5.691E-01</text:p>
          </table:table-cell>
          <table:table-cell/>
          <table:table-cell office:value-type="float" office:value="0.02489566" calcext:value-type="float">
            <text:p>2.490E-02</text:p>
          </table:table-cell>
          <table:table-cell table:formula="of:=[.D161]*0.001" office:value-type="float" office:value="0.00002489566" calcext:value-type="float">
            <text:p>2.490E-05</text:p>
          </table:table-cell>
        </table:table-row>
        <table:table-row table:style-name="ro1">
          <table:table-cell office:value-type="float" office:value="575.7688808" calcext:value-type="float">
            <text:p>5.758E+02</text:p>
          </table:table-cell>
          <table:table-cell table:formula="of:=[.A162]*0.001" office:value-type="float" office:value="0.5757688808" calcext:value-type="float">
            <text:p>5.758E-01</text:p>
          </table:table-cell>
          <table:table-cell/>
          <table:table-cell office:value-type="float" office:value="0.02898306" calcext:value-type="float">
            <text:p>2.898E-02</text:p>
          </table:table-cell>
          <table:table-cell table:formula="of:=[.D162]*0.001" office:value-type="float" office:value="0.00002898306" calcext:value-type="float">
            <text:p>2.898E-05</text:p>
          </table:table-cell>
        </table:table-row>
        <table:table-row table:style-name="ro1">
          <table:table-cell office:value-type="float" office:value="582.44565767" calcext:value-type="float">
            <text:p>5.824E+02</text:p>
          </table:table-cell>
          <table:table-cell table:formula="of:=[.A163]*0.001" office:value-type="float" office:value="0.58244565767" calcext:value-type="float">
            <text:p>5.824E-01</text:p>
          </table:table-cell>
          <table:table-cell/>
          <table:table-cell office:value-type="float" office:value="0.03374153" calcext:value-type="float">
            <text:p>3.374E-02</text:p>
          </table:table-cell>
          <table:table-cell table:formula="of:=[.D163]*0.001" office:value-type="float" office:value="0.00003374153" calcext:value-type="float">
            <text:p>3.374E-05</text:p>
          </table:table-cell>
        </table:table-row>
        <table:table-row table:style-name="ro1">
          <table:table-cell office:value-type="float" office:value="589.12243454" calcext:value-type="float">
            <text:p>5.891E+02</text:p>
          </table:table-cell>
          <table:table-cell table:formula="of:=[.A164]*0.001" office:value-type="float" office:value="0.58912243454" calcext:value-type="float">
            <text:p>5.891E-01</text:p>
          </table:table-cell>
          <table:table-cell/>
          <table:table-cell office:value-type="float" office:value="0.03928126" calcext:value-type="float">
            <text:p>3.928E-02</text:p>
          </table:table-cell>
          <table:table-cell table:formula="of:=[.D164]*0.001" office:value-type="float" office:value="0.00003928126" calcext:value-type="float">
            <text:p>3.928E-05</text:p>
          </table:table-cell>
        </table:table-row>
        <table:table-row table:style-name="ro1">
          <table:table-cell office:value-type="float" office:value="595.65249593" calcext:value-type="float">
            <text:p>5.957E+02</text:p>
          </table:table-cell>
          <table:table-cell table:formula="of:=[.A165]*0.001" office:value-type="float" office:value="0.59565249593" calcext:value-type="float">
            <text:p>5.957E-01</text:p>
          </table:table-cell>
          <table:table-cell/>
          <table:table-cell office:value-type="float" office:value="0.04573051" calcext:value-type="float">
            <text:p>4.573E-02</text:p>
          </table:table-cell>
          <table:table-cell table:formula="of:=[.D165]*0.001" office:value-type="float" office:value="0.00004573051" calcext:value-type="float">
            <text:p>4.573E-05</text:p>
          </table:table-cell>
        </table:table-row>
        <table:table-row table:style-name="ro1">
          <table:table-cell office:value-type="float" office:value="602.17399891" calcext:value-type="float">
            <text:p>6.022E+02</text:p>
          </table:table-cell>
          <table:table-cell table:formula="of:=[.A166]*0.001" office:value-type="float" office:value="0.60217399891" calcext:value-type="float">
            <text:p>6.022E-01</text:p>
          </table:table-cell>
          <table:table-cell/>
          <table:table-cell office:value-type="float" office:value="0.0532386" calcext:value-type="float">
            <text:p>5.324E-02</text:p>
          </table:table-cell>
          <table:table-cell table:formula="of:=[.D166]*0.001" office:value-type="float" office:value="0.0000532386" calcext:value-type="float">
            <text:p>5.324E-05</text:p>
          </table:table-cell>
        </table:table-row>
        <table:table-row table:style-name="ro1">
          <table:table-cell office:value-type="float" office:value="608.6955019" calcext:value-type="float">
            <text:p>6.087E+02</text:p>
          </table:table-cell>
          <table:table-cell table:formula="of:=[.A167]*0.001" office:value-type="float" office:value="0.6086955019" calcext:value-type="float">
            <text:p>6.087E-01</text:p>
          </table:table-cell>
          <table:table-cell/>
          <table:table-cell office:value-type="float" office:value="0.06197938" calcext:value-type="float">
            <text:p>6.198E-02</text:p>
          </table:table-cell>
          <table:table-cell table:formula="of:=[.D167]*0.001" office:value-type="float" office:value="0.00006197938" calcext:value-type="float">
            <text:p>6.198E-05</text:p>
          </table:table-cell>
        </table:table-row>
        <table:table-row table:style-name="ro1">
          <table:table-cell office:value-type="float" office:value="615.15586971" calcext:value-type="float">
            <text:p>6.152E+02</text:p>
          </table:table-cell>
          <table:table-cell table:formula="of:=[.A168]*0.001" office:value-type="float" office:value="0.61515586971" calcext:value-type="float">
            <text:p>6.152E-01</text:p>
          </table:table-cell>
          <table:table-cell/>
          <table:table-cell office:value-type="float" office:value="0.07215523" calcext:value-type="float">
            <text:p>7.216E-02</text:p>
          </table:table-cell>
          <table:table-cell table:formula="of:=[.D168]*0.001" office:value-type="float" office:value="0.00007215523" calcext:value-type="float">
            <text:p>7.216E-05</text:p>
          </table:table-cell>
        </table:table-row>
        <table:table-row table:style-name="ro1">
          <table:table-cell office:value-type="float" office:value="621.56801823" calcext:value-type="float">
            <text:p>6.216E+02</text:p>
          </table:table-cell>
          <table:table-cell table:formula="of:=[.A169]*0.001" office:value-type="float" office:value="0.62156801823" calcext:value-type="float">
            <text:p>6.216E-01</text:p>
          </table:table-cell>
          <table:table-cell/>
          <table:table-cell office:value-type="float" office:value="0.08400176" calcext:value-type="float">
            <text:p>8.400E-02</text:p>
          </table:table-cell>
          <table:table-cell table:formula="of:=[.D169]*0.001" office:value-type="float" office:value="0.00008400176" calcext:value-type="float">
            <text:p>8.400E-05</text:p>
          </table:table-cell>
        </table:table-row>
        <table:table-row table:style-name="ro1">
          <table:table-cell office:value-type="float" office:value="627.98016674" calcext:value-type="float">
            <text:p>6.280E+02</text:p>
          </table:table-cell>
          <table:table-cell table:formula="of:=[.A170]*0.001" office:value-type="float" office:value="0.62798016674" calcext:value-type="float">
            <text:p>6.280E-01</text:p>
          </table:table-cell>
          <table:table-cell/>
          <table:table-cell office:value-type="float" office:value="0.09779328" calcext:value-type="float">
            <text:p>9.779E-02</text:p>
          </table:table-cell>
          <table:table-cell table:formula="of:=[.D170]*0.001" office:value-type="float" office:value="0.00009779328" calcext:value-type="float">
            <text:p>9.779E-05</text:p>
          </table:table-cell>
        </table:table-row>
        <table:table-row table:style-name="ro1">
          <table:table-cell office:value-type="float" office:value="634.42847973" calcext:value-type="float">
            <text:p>6.344E+02</text:p>
          </table:table-cell>
          <table:table-cell table:formula="of:=[.A171]*0.001" office:value-type="float" office:value="0.63442847973" calcext:value-type="float">
            <text:p>6.344E-01</text:p>
          </table:table-cell>
          <table:table-cell/>
          <table:table-cell office:value-type="float" office:value="0.1138491" calcext:value-type="float">
            <text:p>1.138E-01</text:p>
          </table:table-cell>
          <table:table-cell table:formula="of:=[.D171]*0.001" office:value-type="float" office:value="0.0001138491" calcext:value-type="float">
            <text:p>1.138E-04</text:p>
          </table:table-cell>
        </table:table-row>
        <table:table-row table:style-name="ro1">
          <table:table-cell office:value-type="float" office:value="640.94998272" calcext:value-type="float">
            <text:p>6.409E+02</text:p>
          </table:table-cell>
          <table:table-cell table:formula="of:=[.A172]*0.001" office:value-type="float" office:value="0.64094998272" calcext:value-type="float">
            <text:p>6.409E-01</text:p>
          </table:table-cell>
          <table:table-cell/>
          <table:table-cell office:value-type="float" office:value="0.13254099" calcext:value-type="float">
            <text:p>1.325E-01</text:p>
          </table:table-cell>
          <table:table-cell table:formula="of:=[.D172]*0.001" office:value-type="float" office:value="0.00013254099" calcext:value-type="float">
            <text:p>1.325E-04</text:p>
          </table:table-cell>
        </table:table-row>
        <table:table-row table:style-name="ro1">
          <table:table-cell office:value-type="float" office:value="647.47148571" calcext:value-type="float">
            <text:p>6.475E+02</text:p>
          </table:table-cell>
          <table:table-cell table:formula="of:=[.A173]*0.001" office:value-type="float" office:value="0.64747148571" calcext:value-type="float">
            <text:p>6.475E-01</text:p>
          </table:table-cell>
          <table:table-cell/>
          <table:table-cell office:value-type="float" office:value="0.15430173" calcext:value-type="float">
            <text:p>1.543E-01</text:p>
          </table:table-cell>
          <table:table-cell table:formula="of:=[.D173]*0.001" office:value-type="float" office:value="0.00015430173" calcext:value-type="float">
            <text:p>1.543E-04</text:p>
          </table:table-cell>
        </table:table-row>
        <table:table-row table:style-name="ro1">
          <table:table-cell office:value-type="float" office:value="653.99298869" calcext:value-type="float">
            <text:p>6.540E+02</text:p>
          </table:table-cell>
          <table:table-cell table:formula="of:=[.A174]*0.001" office:value-type="float" office:value="0.65399298869" calcext:value-type="float">
            <text:p>6.540E-01</text:p>
          </table:table-cell>
          <table:table-cell/>
          <table:table-cell office:value-type="float" office:value="0.17963518" calcext:value-type="float">
            <text:p>1.796E-01</text:p>
          </table:table-cell>
          <table:table-cell table:formula="of:=[.D174]*0.001" office:value-type="float" office:value="0.00017963518" calcext:value-type="float">
            <text:p>1.796E-04</text:p>
          </table:table-cell>
        </table:table-row>
        <table:table-row table:style-name="ro1">
          <table:table-cell office:value-type="float" office:value="660.66120716" calcext:value-type="float">
            <text:p>6.607E+02</text:p>
          </table:table-cell>
          <table:table-cell table:formula="of:=[.A175]*0.001" office:value-type="float" office:value="0.66066120716" calcext:value-type="float">
            <text:p>6.607E-01</text:p>
          </table:table-cell>
          <table:table-cell/>
          <table:table-cell office:value-type="float" office:value="0.20912791" calcext:value-type="float">
            <text:p>2.091E-01</text:p>
          </table:table-cell>
          <table:table-cell table:formula="of:=[.D175]*0.001" office:value-type="float" office:value="0.00020912791" calcext:value-type="float">
            <text:p>2.091E-04</text:p>
          </table:table-cell>
        </table:table-row>
        <table:table-row table:style-name="ro1">
          <table:table-cell office:value-type="float" office:value="667.33798403" calcext:value-type="float">
            <text:p>6.673E+02</text:p>
          </table:table-cell>
          <table:table-cell table:formula="of:=[.A176]*0.001" office:value-type="float" office:value="0.66733798403" calcext:value-type="float">
            <text:p>6.673E-01</text:p>
          </table:table-cell>
          <table:table-cell/>
          <table:table-cell office:value-type="float" office:value="0.24346279" calcext:value-type="float">
            <text:p>2.435E-01</text:p>
          </table:table-cell>
          <table:table-cell table:formula="of:=[.D176]*0.001" office:value-type="float" office:value="0.00024346279" calcext:value-type="float">
            <text:p>2.435E-04</text:p>
          </table:table-cell>
        </table:table-row>
        <table:table-row table:style-name="ro1">
          <table:table-cell office:value-type="float" office:value="674.01476089" calcext:value-type="float">
            <text:p>6.740E+02</text:p>
          </table:table-cell>
          <table:table-cell table:formula="of:=[.A177]*0.001" office:value-type="float" office:value="0.67401476089" calcext:value-type="float">
            <text:p>6.740E-01</text:p>
          </table:table-cell>
          <table:table-cell/>
          <table:table-cell office:value-type="float" office:value="0.28343482" calcext:value-type="float">
            <text:p>2.834E-01</text:p>
          </table:table-cell>
          <table:table-cell table:formula="of:=[.D177]*0.001" office:value-type="float" office:value="0.00028343482" calcext:value-type="float">
            <text:p>2.834E-04</text:p>
          </table:table-cell>
        </table:table-row>
        <table:table-row table:style-name="ro1">
          <table:table-cell office:value-type="float" office:value="680.53945145" calcext:value-type="float">
            <text:p>6.805E+02</text:p>
          </table:table-cell>
          <table:table-cell table:formula="of:=[.A178]*0.001" office:value-type="float" office:value="0.68053945145" calcext:value-type="float">
            <text:p>6.805E-01</text:p>
          </table:table-cell>
          <table:table-cell/>
          <table:table-cell office:value-type="float" office:value="0.3299695" calcext:value-type="float">
            <text:p>3.300E-01</text:p>
          </table:table-cell>
          <table:table-cell table:formula="of:=[.D178]*0.001" office:value-type="float" office:value="0.0003299695" calcext:value-type="float">
            <text:p>3.300E-04</text:p>
          </table:table-cell>
        </table:table-row>
        <table:table-row table:style-name="ro1">
          <table:table-cell office:value-type="float" office:value="686.977772" calcext:value-type="float">
            <text:p>6.870E+02</text:p>
          </table:table-cell>
          <table:table-cell table:formula="of:=[.A179]*0.001" office:value-type="float" office:value="0.686977772" calcext:value-type="float">
            <text:p>6.870E-01</text:p>
          </table:table-cell>
          <table:table-cell/>
          <table:table-cell office:value-type="float" office:value="0.3841443" calcext:value-type="float">
            <text:p>3.841E-01</text:p>
          </table:table-cell>
          <table:table-cell table:formula="of:=[.D179]*0.001" office:value-type="float" office:value="0.0003841443" calcext:value-type="float">
            <text:p>3.841E-04</text:p>
          </table:table-cell>
        </table:table-row>
        <table:table-row table:style-name="ro1">
          <table:table-cell office:value-type="float" office:value="693.41609255" calcext:value-type="float">
            <text:p>6.934E+02</text:p>
          </table:table-cell>
          <table:table-cell table:formula="of:=[.A180]*0.001" office:value-type="float" office:value="0.69341609255" calcext:value-type="float">
            <text:p>6.934E-01</text:p>
          </table:table-cell>
          <table:table-cell/>
          <table:table-cell office:value-type="float" office:value="0.4472136" calcext:value-type="float">
            <text:p>4.472E-01</text:p>
          </table:table-cell>
          <table:table-cell table:formula="of:=[.D180]*0.001" office:value-type="float" office:value="0.0004472136" calcext:value-type="float">
            <text:p>4.472E-04</text:p>
          </table:table-cell>
        </table:table-row>
        <table:table-row table:style-name="ro1">
          <table:table-cell office:value-type="float" office:value="699.8544131" calcext:value-type="float">
            <text:p>6.999E+02</text:p>
          </table:table-cell>
          <table:table-cell table:formula="of:=[.A181]*0.001" office:value-type="float" office:value="0.6998544131" calcext:value-type="float">
            <text:p>6.999E-01</text:p>
          </table:table-cell>
          <table:table-cell/>
          <table:table-cell office:value-type="float" office:value="0.52063768" calcext:value-type="float">
            <text:p>5.206E-01</text:p>
          </table:table-cell>
          <table:table-cell table:formula="of:=[.D181]*0.001" office:value-type="float" office:value="0.00052063768" calcext:value-type="float">
            <text:p>5.206E-04</text:p>
          </table:table-cell>
        </table:table-row>
        <table:table-row table:style-name="ro1">
          <table:table-cell office:value-type="float" office:value="706.22062376" calcext:value-type="float">
            <text:p>7.062E+02</text:p>
          </table:table-cell>
          <table:table-cell table:formula="of:=[.A182]*0.001" office:value-type="float" office:value="0.70622062376" calcext:value-type="float">
            <text:p>7.062E-01</text:p>
          </table:table-cell>
          <table:table-cell/>
          <table:table-cell office:value-type="float" office:value="0.60611663" calcext:value-type="float">
            <text:p>6.061E-01</text:p>
          </table:table-cell>
          <table:table-cell table:formula="of:=[.D182]*0.001" office:value-type="float" office:value="0.00060611663" calcext:value-type="float">
            <text:p>6.061E-04</text:p>
          </table:table-cell>
        </table:table-row>
        <table:table-row table:style-name="ro1">
          <table:table-cell office:value-type="float" office:value="712.56643971" calcext:value-type="float">
            <text:p>7.126E+02</text:p>
          </table:table-cell>
          <table:table-cell table:formula="of:=[.A183]*0.001" office:value-type="float" office:value="0.71256643971" calcext:value-type="float">
            <text:p>7.126E-01</text:p>
          </table:table-cell>
          <table:table-cell/>
          <table:table-cell office:value-type="float" office:value="0.70562961" calcext:value-type="float">
            <text:p>7.056E-01</text:p>
          </table:table-cell>
          <table:table-cell table:formula="of:=[.D183]*0.001" office:value-type="float" office:value="0.00070562961" calcext:value-type="float">
            <text:p>7.056E-04</text:p>
          </table:table-cell>
        </table:table-row>
        <table:table-row table:style-name="ro1">
          <table:table-cell office:value-type="float" office:value="718.91225566" calcext:value-type="float">
            <text:p>7.189E+02</text:p>
          </table:table-cell>
          <table:table-cell table:formula="of:=[.A184]*0.001" office:value-type="float" office:value="0.71891225566" calcext:value-type="float">
            <text:p>7.189E-01</text:p>
          </table:table-cell>
          <table:table-cell/>
          <table:table-cell office:value-type="float" office:value="0.82148076" calcext:value-type="float">
            <text:p>8.215E-01</text:p>
          </table:table-cell>
          <table:table-cell table:formula="of:=[.D184]*0.001" office:value-type="float" office:value="0.00082148076" calcext:value-type="float">
            <text:p>8.215E-04</text:p>
          </table:table-cell>
        </table:table-row>
        <table:table-row table:style-name="ro1">
          <table:table-cell office:value-type="float" office:value="725.2580716" calcext:value-type="float">
            <text:p>7.253E+02</text:p>
          </table:table-cell>
          <table:table-cell table:formula="of:=[.A185]*0.001" office:value-type="float" office:value="0.7252580716" calcext:value-type="float">
            <text:p>7.253E-01</text:p>
          </table:table-cell>
          <table:table-cell/>
          <table:table-cell office:value-type="float" office:value="0.9563525" calcext:value-type="float">
            <text:p>9.564E-01</text:p>
          </table:table-cell>
          <table:table-cell table:formula="of:=[.D185]*0.001" office:value-type="float" office:value="0.0009563525" calcext:value-type="float">
            <text:p>9.564E-04</text:p>
          </table:table-cell>
        </table:table-row>
        <table:table-row table:style-name="ro1">
          <table:table-cell office:value-type="float" office:value="731.65207006" calcext:value-type="float">
            <text:p>7.317E+02</text:p>
          </table:table-cell>
          <table:table-cell table:formula="of:=[.A186]*0.001" office:value-type="float" office:value="0.73165207006" calcext:value-type="float">
            <text:p>7.317E-01</text:p>
          </table:table-cell>
          <table:table-cell/>
          <table:table-cell office:value-type="float" office:value="1.11336765" calcext:value-type="float">
            <text:p>1.113E+00</text:p>
          </table:table-cell>
          <table:table-cell table:formula="of:=[.D186]*0.001" office:value-type="float" office:value="0.00111336765" calcext:value-type="float">
            <text:p>1.113E-03</text:p>
          </table:table-cell>
        </table:table-row>
        <table:table-row table:style-name="ro1">
          <table:table-cell office:value-type="float" office:value="738.22452229" calcext:value-type="float">
            <text:p>7.382E+02</text:p>
          </table:table-cell>
          <table:table-cell table:formula="of:=[.A187]*0.001" office:value-type="float" office:value="0.73822452229" calcext:value-type="float">
            <text:p>7.382E-01</text:p>
          </table:table-cell>
          <table:table-cell/>
          <table:table-cell office:value-type="float" office:value="1.29616174" calcext:value-type="float">
            <text:p>1.296E+00</text:p>
          </table:table-cell>
          <table:table-cell table:formula="of:=[.D187]*0.001" office:value-type="float" office:value="0.00129616174" calcext:value-type="float">
            <text:p>1.296E-03</text:p>
          </table:table-cell>
        </table:table-row>
        <table:table-row table:style-name="ro1">
          <table:table-cell office:value-type="float" office:value="744.79697452" calcext:value-type="float">
            <text:p>7.448E+02</text:p>
          </table:table-cell>
          <table:table-cell table:formula="of:=[.A188]*0.001" office:value-type="float" office:value="0.74479697452" calcext:value-type="float">
            <text:p>7.448E-01</text:p>
          </table:table-cell>
          <table:table-cell/>
          <table:table-cell office:value-type="float" office:value="1.50896719" calcext:value-type="float">
            <text:p>1.509E+00</text:p>
          </table:table-cell>
          <table:table-cell table:formula="of:=[.D188]*0.001" office:value-type="float" office:value="0.00150896719" calcext:value-type="float">
            <text:p>1.509E-03</text:p>
          </table:table-cell>
        </table:table-row>
        <table:table-row table:style-name="ro1">
          <table:table-cell office:value-type="float" office:value="751.36621735" calcext:value-type="float">
            <text:p>7.514E+02</text:p>
          </table:table-cell>
          <table:table-cell table:formula="of:=[.A189]*0.001" office:value-type="float" office:value="0.75136621735" calcext:value-type="float">
            <text:p>7.514E-01</text:p>
          </table:table-cell>
          <table:table-cell/>
          <table:table-cell office:value-type="float" office:value="1.75671131" calcext:value-type="float">
            <text:p>1.757E+00</text:p>
          </table:table-cell>
          <table:table-cell table:formula="of:=[.D189]*0.001" office:value-type="float" office:value="0.00175671131" calcext:value-type="float">
            <text:p>1.757E-03</text:p>
          </table:table-cell>
        </table:table-row>
        <table:table-row table:style-name="ro1">
          <table:table-cell office:value-type="float" office:value="757.88772034" calcext:value-type="float">
            <text:p>7.579E+02</text:p>
          </table:table-cell>
          <table:table-cell table:formula="of:=[.A190]*0.001" office:value-type="float" office:value="0.75788772034" calcext:value-type="float">
            <text:p>7.579E-01</text:p>
          </table:table-cell>
          <table:table-cell/>
          <table:table-cell office:value-type="float" office:value="2.04513037" calcext:value-type="float">
            <text:p>2.045E+00</text:p>
          </table:table-cell>
          <table:table-cell table:formula="of:=[.D190]*0.001" office:value-type="float" office:value="0.00204513037" calcext:value-type="float">
            <text:p>2.045E-03</text:p>
          </table:table-cell>
        </table:table-row>
        <table:table-row table:style-name="ro1">
          <table:table-cell office:value-type="float" office:value="764.40922332" calcext:value-type="float">
            <text:p>7.644E+02</text:p>
          </table:table-cell>
          <table:table-cell table:formula="of:=[.A191]*0.001" office:value-type="float" office:value="0.76440922332" calcext:value-type="float">
            <text:p>7.644E-01</text:p>
          </table:table-cell>
          <table:table-cell/>
          <table:table-cell office:value-type="float" office:value="2.38090242" calcext:value-type="float">
            <text:p>2.381E+00</text:p>
          </table:table-cell>
          <table:table-cell table:formula="of:=[.D191]*0.001" office:value-type="float" office:value="0.00238090242" calcext:value-type="float">
            <text:p>2.381E-03</text:p>
          </table:table-cell>
        </table:table-row>
        <table:table-row table:style-name="ro1">
          <table:table-cell office:value-type="float" office:value="770.93072631" calcext:value-type="float">
            <text:p>7.709E+02</text:p>
          </table:table-cell>
          <table:table-cell table:formula="of:=[.A192]*0.001" office:value-type="float" office:value="0.77093072631" calcext:value-type="float">
            <text:p>7.709E-01</text:p>
          </table:table-cell>
          <table:table-cell/>
          <table:table-cell office:value-type="float" office:value="2.77180196" calcext:value-type="float">
            <text:p>2.772E+00</text:p>
          </table:table-cell>
          <table:table-cell table:formula="of:=[.D192]*0.001" office:value-type="float" office:value="0.00277180196" calcext:value-type="float">
            <text:p>2.772E-03</text:p>
          </table:table-cell>
        </table:table-row>
        <table:table-row table:style-name="ro1">
          <table:table-cell office:value-type="float" office:value="777.44434334" calcext:value-type="float">
            <text:p>7.774E+02</text:p>
          </table:table-cell>
          <table:table-cell table:formula="of:=[.A193]*0.001" office:value-type="float" office:value="0.77744434334" calcext:value-type="float">
            <text:p>7.774E-01</text:p>
          </table:table-cell>
          <table:table-cell/>
          <table:table-cell office:value-type="float" office:value="3.22687986" calcext:value-type="float">
            <text:p>3.227E+00</text:p>
          </table:table-cell>
          <table:table-cell table:formula="of:=[.D193]*0.001" office:value-type="float" office:value="0.00322687986" calcext:value-type="float">
            <text:p>3.227E-03</text:p>
          </table:table-cell>
        </table:table-row>
        <table:table-row table:style-name="ro1">
          <table:table-cell office:value-type="float" office:value="783.95420079" calcext:value-type="float">
            <text:p>7.840E+02</text:p>
          </table:table-cell>
          <table:table-cell table:formula="of:=[.A194]*0.001" office:value-type="float" office:value="0.78395420079" calcext:value-type="float">
            <text:p>7.840E-01</text:p>
          </table:table-cell>
          <table:table-cell/>
          <table:table-cell office:value-type="float" office:value="3.75667303" calcext:value-type="float">
            <text:p>3.757E+00</text:p>
          </table:table-cell>
          <table:table-cell table:formula="of:=[.D194]*0.001" office:value-type="float" office:value="0.00375667303" calcext:value-type="float">
            <text:p>3.757E-03</text:p>
          </table:table-cell>
        </table:table-row>
        <table:table-row table:style-name="ro1">
          <table:table-cell office:value-type="float" office:value="790.46405823" calcext:value-type="float">
            <text:p>7.905E+02</text:p>
          </table:table-cell>
          <table:table-cell table:formula="of:=[.A195]*0.001" office:value-type="float" office:value="0.79046405823" calcext:value-type="float">
            <text:p>7.905E-01</text:p>
          </table:table-cell>
          <table:table-cell/>
          <table:table-cell office:value-type="float" office:value="4.3734483" calcext:value-type="float">
            <text:p>4.373E+00</text:p>
          </table:table-cell>
          <table:table-cell table:formula="of:=[.D195]*0.001" office:value-type="float" office:value="0.0043734483" calcext:value-type="float">
            <text:p>4.373E-03</text:p>
          </table:table-cell>
        </table:table-row>
        <table:table-row table:style-name="ro1">
          <table:table-cell office:value-type="float" office:value="797.03158174" calcext:value-type="float">
            <text:p>7.970E+02</text:p>
          </table:table-cell>
          <table:table-cell table:formula="of:=[.A196]*0.001" office:value-type="float" office:value="0.79703158174" calcext:value-type="float">
            <text:p>7.970E-01</text:p>
          </table:table-cell>
          <table:table-cell/>
          <table:table-cell office:value-type="float" office:value="5.0914865" calcext:value-type="float">
            <text:p>5.091E+00</text:p>
          </table:table-cell>
          <table:table-cell table:formula="of:=[.D196]*0.001" office:value-type="float" office:value="0.0050914865" calcext:value-type="float">
            <text:p>5.091E-03</text:p>
          </table:table-cell>
        </table:table-row>
        <table:table-row table:style-name="ro1">
          <table:table-cell office:value-type="float" office:value="803.60403397" calcext:value-type="float">
            <text:p>8.036E+02</text:p>
          </table:table-cell>
          <table:table-cell table:formula="of:=[.A197]*0.001" office:value-type="float" office:value="0.80360403397" calcext:value-type="float">
            <text:p>8.036E-01</text:p>
          </table:table-cell>
          <table:table-cell/>
          <table:table-cell office:value-type="float" office:value="5.92741311" calcext:value-type="float">
            <text:p>5.927E+00</text:p>
          </table:table-cell>
          <table:table-cell table:formula="of:=[.D197]*0.001" office:value-type="float" office:value="0.00592741311" calcext:value-type="float">
            <text:p>5.927E-03</text:p>
          </table:table-cell>
        </table:table-row>
        <table:table-row table:style-name="ro1">
          <table:table-cell office:value-type="float" office:value="810.1764862" calcext:value-type="float">
            <text:p>8.102E+02</text:p>
          </table:table-cell>
          <table:table-cell table:formula="of:=[.A198]*0.001" office:value-type="float" office:value="0.8101764862" calcext:value-type="float">
            <text:p>8.102E-01</text:p>
          </table:table-cell>
          <table:table-cell/>
          <table:table-cell office:value-type="float" office:value="6.9005832" calcext:value-type="float">
            <text:p>6.901E+00</text:p>
          </table:table-cell>
          <table:table-cell table:formula="of:=[.D198]*0.001" office:value-type="float" office:value="0.0069005832" calcext:value-type="float">
            <text:p>6.901E-03</text:p>
          </table:table-cell>
        </table:table-row>
        <table:table-row table:style-name="ro1">
          <table:table-cell office:value-type="float" office:value="816.65996201" calcext:value-type="float">
            <text:p>8.167E+02</text:p>
          </table:table-cell>
          <table:table-cell table:formula="of:=[.A199]*0.001" office:value-type="float" office:value="0.81665996201" calcext:value-type="float">
            <text:p>8.167E-01</text:p>
          </table:table-cell>
          <table:table-cell/>
          <table:table-cell office:value-type="float" office:value="8.03352956" calcext:value-type="float">
            <text:p>8.034E+00</text:p>
          </table:table-cell>
          <table:table-cell table:formula="of:=[.D199]*0.001" office:value-type="float" office:value="0.00803352956" calcext:value-type="float">
            <text:p>8.034E-03</text:p>
          </table:table-cell>
        </table:table-row>
        <table:table-row table:style-name="ro1">
          <table:table-cell office:value-type="float" office:value="823.11710806" calcext:value-type="float">
            <text:p>8.231E+02</text:p>
          </table:table-cell>
          <table:table-cell table:formula="of:=[.A200]*0.001" office:value-type="float" office:value="0.82311710806" calcext:value-type="float">
            <text:p>8.231E-01</text:p>
          </table:table-cell>
          <table:table-cell/>
          <table:table-cell office:value-type="float" office:value="9.35248448" calcext:value-type="float">
            <text:p>9.352E+00</text:p>
          </table:table-cell>
          <table:table-cell table:formula="of:=[.D200]*0.001" office:value-type="float" office:value="0.00935248448" calcext:value-type="float">
            <text:p>9.352E-03</text:p>
          </table:table-cell>
        </table:table-row>
        <table:table-row table:style-name="ro1">
          <table:table-cell office:value-type="float" office:value="829.57425411" calcext:value-type="float">
            <text:p>8.296E+02</text:p>
          </table:table-cell>
          <table:table-cell table:formula="of:=[.A201]*0.001" office:value-type="float" office:value="0.82957425411" calcext:value-type="float">
            <text:p>8.296E-01</text:p>
          </table:table-cell>
          <table:table-cell/>
          <table:table-cell office:value-type="float" office:value="10.88798706" calcext:value-type="float">
            <text:p>1.089E+01</text:p>
          </table:table-cell>
          <table:table-cell table:formula="of:=[.D201]*0.001" office:value-type="float" office:value="0.01088798706" calcext:value-type="float">
            <text:p>1.089E-02</text:p>
          </table:table-cell>
        </table:table-row>
        <table:table-row table:style-name="ro1">
          <table:table-cell office:value-type="float" office:value="836.1212845" calcext:value-type="float">
            <text:p>8.361E+02</text:p>
          </table:table-cell>
          <table:table-cell table:formula="of:=[.A202]*0.001" office:value-type="float" office:value="0.8361212845" calcext:value-type="float">
            <text:p>8.361E-01</text:p>
          </table:table-cell>
          <table:table-cell/>
          <table:table-cell office:value-type="float" office:value="12.67559037" calcext:value-type="float">
            <text:p>1.268E+01</text:p>
          </table:table-cell>
          <table:table-cell table:formula="of:=[.D202]*0.001" office:value-type="float" office:value="0.01267559037" calcext:value-type="float">
            <text:p>1.268E-02</text:p>
          </table:table-cell>
        </table:table-row>
        <table:table-row table:style-name="ro1">
          <table:table-cell office:value-type="float" office:value="842.69373673" calcext:value-type="float">
            <text:p>8.427E+02</text:p>
          </table:table-cell>
          <table:table-cell table:formula="of:=[.A203]*0.001" office:value-type="float" office:value="0.84269373673" calcext:value-type="float">
            <text:p>8.427E-01</text:p>
          </table:table-cell>
          <table:table-cell/>
          <table:table-cell office:value-type="float" office:value="14.75668463" calcext:value-type="float">
            <text:p>1.476E+01</text:p>
          </table:table-cell>
          <table:table-cell table:formula="of:=[.D203]*0.001" office:value-type="float" office:value="0.01475668463" calcext:value-type="float">
            <text:p>1.476E-02</text:p>
          </table:table-cell>
        </table:table-row>
        <table:table-row table:style-name="ro1">
          <table:table-cell office:value-type="float" office:value="849.26618896" calcext:value-type="float">
            <text:p>8.493E+02</text:p>
          </table:table-cell>
          <table:table-cell table:formula="of:=[.A204]*0.001" office:value-type="float" office:value="0.84926618896" calcext:value-type="float">
            <text:p>8.493E-01</text:p>
          </table:table-cell>
          <table:table-cell/>
          <table:table-cell office:value-type="float" office:value="17.17945554" calcext:value-type="float">
            <text:p>1.718E+01</text:p>
          </table:table-cell>
          <table:table-cell table:formula="of:=[.D204]*0.001" office:value-type="float" office:value="0.01717945554" calcext:value-type="float">
            <text:p>1.718E-02</text:p>
          </table:table-cell>
        </table:table-row>
        <table:table-row table:style-name="ro1">
          <table:table-cell office:value-type="float" office:value="855.83864119" calcext:value-type="float">
            <text:p>8.558E+02</text:p>
          </table:table-cell>
          <table:table-cell table:formula="of:=[.A205]*0.001" office:value-type="float" office:value="0.85583864119" calcext:value-type="float">
            <text:p>8.558E-01</text:p>
          </table:table-cell>
          <table:table-cell/>
          <table:table-cell office:value-type="float" office:value="20" calcext:value-type="float">
            <text:p>2.000E+01</text:p>
          </table:table-cell>
          <table:table-cell table:formula="of:=[.D205]*0.001" office:value-type="float" office:value="0.02" calcext:value-type="float">
            <text:p>2.000E-02</text:p>
          </table:table-cell>
        </table:table-row>
        <table:table-row table:style-name="ro1">
          <table:table-cell office:value-type="float" office:value="380.33734371" calcext:value-type="float">
            <text:p>3.803E+02</text:p>
          </table:table-cell>
          <table:table-cell table:formula="of:=[.A206]*0.001" office:value-type="float" office:value="0.38033734371" calcext:value-type="float">
            <text:p>3.803E-01</text:p>
          </table:table-cell>
          <table:table-cell/>
          <table:table-cell office:value-type="float" office:value="0.01" calcext:value-type="float">
            <text:p>1.000E-02</text:p>
          </table:table-cell>
          <table:table-cell table:formula="of:=[.D206]*0.001" office:value-type="float" office:value="0.00001" calcext:value-type="float">
            <text:p>1.000E-05</text:p>
          </table:table-cell>
        </table:table-row>
        <table:table-row table:style-name="ro1">
          <table:table-cell office:value-type="float" office:value="388.12691673" calcext:value-type="float">
            <text:p>3.881E+02</text:p>
          </table:table-cell>
          <table:table-cell table:formula="of:=[.A207]*0.001" office:value-type="float" office:value="0.38812691673" calcext:value-type="float">
            <text:p>3.881E-01</text:p>
          </table:table-cell>
          <table:table-cell/>
          <table:table-cell office:value-type="float" office:value="0.01164181" calcext:value-type="float">
            <text:p>1.164E-02</text:p>
          </table:table-cell>
          <table:table-cell table:formula="of:=[.D207]*0.001" office:value-type="float" office:value="0.00001164181" calcext:value-type="float">
            <text:p>1.164E-05</text:p>
          </table:table-cell>
        </table:table-row>
        <table:table-row table:style-name="ro1">
          <table:table-cell office:value-type="float" office:value="395.91648974" calcext:value-type="float">
            <text:p>3.959E+02</text:p>
          </table:table-cell>
          <table:table-cell table:formula="of:=[.A208]*0.001" office:value-type="float" office:value="0.39591648974" calcext:value-type="float">
            <text:p>3.959E-01</text:p>
          </table:table-cell>
          <table:table-cell/>
          <table:table-cell office:value-type="float" office:value="0.01355318" calcext:value-type="float">
            <text:p>1.355E-02</text:p>
          </table:table-cell>
          <table:table-cell table:formula="of:=[.D208]*0.001" office:value-type="float" office:value="0.00001355318" calcext:value-type="float">
            <text:p>1.355E-05</text:p>
          </table:table-cell>
        </table:table-row>
        <table:table-row table:style-name="ro1">
          <table:table-cell office:value-type="float" office:value="403.66949752" calcext:value-type="float">
            <text:p>4.037E+02</text:p>
          </table:table-cell>
          <table:table-cell table:formula="of:=[.A209]*0.001" office:value-type="float" office:value="0.40366949752" calcext:value-type="float">
            <text:p>4.037E-01</text:p>
          </table:table-cell>
          <table:table-cell/>
          <table:table-cell office:value-type="float" office:value="0.01577836" calcext:value-type="float">
            <text:p>1.578E-02</text:p>
          </table:table-cell>
          <table:table-cell table:formula="of:=[.D209]*0.001" office:value-type="float" office:value="0.00001577836" calcext:value-type="float">
            <text:p>1.578E-05</text:p>
          </table:table-cell>
        </table:table-row>
        <table:table-row table:style-name="ro1">
          <table:table-cell office:value-type="float" office:value="411.30927105" calcext:value-type="float">
            <text:p>4.113E+02</text:p>
          </table:table-cell>
          <table:table-cell table:formula="of:=[.A210]*0.001" office:value-type="float" office:value="0.41130927105" calcext:value-type="float">
            <text:p>4.113E-01</text:p>
          </table:table-cell>
          <table:table-cell/>
          <table:table-cell office:value-type="float" office:value="0.01836887" calcext:value-type="float">
            <text:p>1.837E-02</text:p>
          </table:table-cell>
          <table:table-cell table:formula="of:=[.D210]*0.001" office:value-type="float" office:value="0.00001836887" calcext:value-type="float">
            <text:p>1.837E-05</text:p>
          </table:table-cell>
        </table:table-row>
        <table:table-row table:style-name="ro1">
          <table:table-cell office:value-type="float" office:value="418.94904459" calcext:value-type="float">
            <text:p>4.189E+02</text:p>
          </table:table-cell>
          <table:table-cell table:formula="of:=[.A211]*0.001" office:value-type="float" office:value="0.41894904459" calcext:value-type="float">
            <text:p>4.189E-01</text:p>
          </table:table-cell>
          <table:table-cell/>
          <table:table-cell office:value-type="float" office:value="0.02138469" calcext:value-type="float">
            <text:p>2.138E-02</text:p>
          </table:table-cell>
          <table:table-cell table:formula="of:=[.D211]*0.001" office:value-type="float" office:value="0.00002138469" calcext:value-type="float">
            <text:p>2.138E-05</text:p>
          </table:table-cell>
        </table:table-row>
        <table:table-row table:style-name="ro1">
          <table:table-cell office:value-type="float" office:value="426.60692243" calcext:value-type="float">
            <text:p>4.266E+02</text:p>
          </table:table-cell>
          <table:table-cell table:formula="of:=[.A212]*0.001" office:value-type="float" office:value="0.42660692243" calcext:value-type="float">
            <text:p>4.266E-01</text:p>
          </table:table-cell>
          <table:table-cell/>
          <table:table-cell office:value-type="float" office:value="0.02489566" calcext:value-type="float">
            <text:p>2.490E-02</text:p>
          </table:table-cell>
          <table:table-cell table:formula="of:=[.D212]*0.001" office:value-type="float" office:value="0.00002489566" calcext:value-type="float">
            <text:p>2.490E-05</text:p>
          </table:table-cell>
        </table:table-row>
        <table:table-row table:style-name="ro1">
          <table:table-cell office:value-type="float" office:value="434.35120723" calcext:value-type="float">
            <text:p>4.344E+02</text:p>
          </table:table-cell>
          <table:table-cell table:formula="of:=[.A213]*0.001" office:value-type="float" office:value="0.43435120723" calcext:value-type="float">
            <text:p>4.344E-01</text:p>
          </table:table-cell>
          <table:table-cell/>
          <table:table-cell office:value-type="float" office:value="0.02898306" calcext:value-type="float">
            <text:p>2.898E-02</text:p>
          </table:table-cell>
          <table:table-cell table:formula="of:=[.D213]*0.001" office:value-type="float" office:value="0.00002898306" calcext:value-type="float">
            <text:p>2.898E-05</text:p>
          </table:table-cell>
        </table:table-row>
        <table:table-row table:style-name="ro1">
          <table:table-cell office:value-type="float" office:value="442.09549203" calcext:value-type="float">
            <text:p>4.421E+02</text:p>
          </table:table-cell>
          <table:table-cell table:formula="of:=[.A214]*0.001" office:value-type="float" office:value="0.44209549203" calcext:value-type="float">
            <text:p>4.421E-01</text:p>
          </table:table-cell>
          <table:table-cell/>
          <table:table-cell office:value-type="float" office:value="0.03374153" calcext:value-type="float">
            <text:p>3.374E-02</text:p>
          </table:table-cell>
          <table:table-cell table:formula="of:=[.D214]*0.001" office:value-type="float" office:value="0.00003374153" calcext:value-type="float">
            <text:p>3.374E-05</text:p>
          </table:table-cell>
        </table:table-row>
        <table:table-row table:style-name="ro1">
          <table:table-cell office:value-type="float" office:value="449.83977682" calcext:value-type="float">
            <text:p>4.498E+02</text:p>
          </table:table-cell>
          <table:table-cell table:formula="of:=[.A215]*0.001" office:value-type="float" office:value="0.44983977682" calcext:value-type="float">
            <text:p>4.498E-01</text:p>
          </table:table-cell>
          <table:table-cell/>
          <table:table-cell office:value-type="float" office:value="0.03928126" calcext:value-type="float">
            <text:p>3.928E-02</text:p>
          </table:table-cell>
          <table:table-cell table:formula="of:=[.D215]*0.001" office:value-type="float" office:value="0.00003928126" calcext:value-type="float">
            <text:p>3.928E-05</text:p>
          </table:table-cell>
        </table:table-row>
        <table:table-row table:style-name="ro1">
          <table:table-cell office:value-type="float" office:value="457.72924881" calcext:value-type="float">
            <text:p>4.577E+02</text:p>
          </table:table-cell>
          <table:table-cell table:formula="of:=[.A216]*0.001" office:value-type="float" office:value="0.45772924881" calcext:value-type="float">
            <text:p>4.577E-01</text:p>
          </table:table-cell>
          <table:table-cell/>
          <table:table-cell office:value-type="float" office:value="0.04573051" calcext:value-type="float">
            <text:p>4.573E-02</text:p>
          </table:table-cell>
          <table:table-cell table:formula="of:=[.D216]*0.001" office:value-type="float" office:value="0.00004573051" calcext:value-type="float">
            <text:p>4.573E-05</text:p>
          </table:table-cell>
        </table:table-row>
        <table:table-row table:style-name="ro1">
          <table:table-cell office:value-type="float" office:value="465.65792134" calcext:value-type="float">
            <text:p>4.657E+02</text:p>
          </table:table-cell>
          <table:table-cell table:formula="of:=[.A217]*0.001" office:value-type="float" office:value="0.46565792134" calcext:value-type="float">
            <text:p>4.657E-01</text:p>
          </table:table-cell>
          <table:table-cell/>
          <table:table-cell office:value-type="float" office:value="0.0532386" calcext:value-type="float">
            <text:p>5.324E-02</text:p>
          </table:table-cell>
          <table:table-cell table:formula="of:=[.D217]*0.001" office:value-type="float" office:value="0.0000532386" calcext:value-type="float">
            <text:p>5.324E-05</text:p>
          </table:table-cell>
        </table:table-row>
        <table:table-row table:style-name="ro1">
          <table:table-cell office:value-type="float" office:value="473.58659387" calcext:value-type="float">
            <text:p>4.736E+02</text:p>
          </table:table-cell>
          <table:table-cell table:formula="of:=[.A218]*0.001" office:value-type="float" office:value="0.47358659387" calcext:value-type="float">
            <text:p>4.736E-01</text:p>
          </table:table-cell>
          <table:table-cell/>
          <table:table-cell office:value-type="float" office:value="0.06197938" calcext:value-type="float">
            <text:p>6.198E-02</text:p>
          </table:table-cell>
          <table:table-cell table:formula="of:=[.D218]*0.001" office:value-type="float" office:value="0.00006197938" calcext:value-type="float">
            <text:p>6.198E-05</text:p>
          </table:table-cell>
        </table:table-row>
        <table:table-row table:style-name="ro1">
          <table:table-cell office:value-type="float" office:value="481.42670222" calcext:value-type="float">
            <text:p>4.814E+02</text:p>
          </table:table-cell>
          <table:table-cell table:formula="of:=[.A219]*0.001" office:value-type="float" office:value="0.48142670222" calcext:value-type="float">
            <text:p>4.814E-01</text:p>
          </table:table-cell>
          <table:table-cell/>
          <table:table-cell office:value-type="float" office:value="0.07215523" calcext:value-type="float">
            <text:p>7.216E-02</text:p>
          </table:table-cell>
          <table:table-cell table:formula="of:=[.D219]*0.001" office:value-type="float" office:value="0.00007215523" calcext:value-type="float">
            <text:p>7.216E-05</text:p>
          </table:table-cell>
        </table:table-row>
        <table:table-row table:style-name="ro1">
          <table:table-cell office:value-type="float" office:value="489.17098701" calcext:value-type="float">
            <text:p>4.892E+02</text:p>
          </table:table-cell>
          <table:table-cell table:formula="of:=[.A220]*0.001" office:value-type="float" office:value="0.48917098701" calcext:value-type="float">
            <text:p>4.892E-01</text:p>
          </table:table-cell>
          <table:table-cell/>
          <table:table-cell office:value-type="float" office:value="0.08400176" calcext:value-type="float">
            <text:p>8.400E-02</text:p>
          </table:table-cell>
          <table:table-cell table:formula="of:=[.D220]*0.001" office:value-type="float" office:value="0.00008400176" calcext:value-type="float">
            <text:p>8.400E-05</text:p>
          </table:table-cell>
        </table:table-row>
        <table:table-row table:style-name="ro1">
          <table:table-cell office:value-type="float" office:value="496.91527181" calcext:value-type="float">
            <text:p>4.969E+02</text:p>
          </table:table-cell>
          <table:table-cell table:formula="of:=[.A221]*0.001" office:value-type="float" office:value="0.49691527181" calcext:value-type="float">
            <text:p>4.969E-01</text:p>
          </table:table-cell>
          <table:table-cell/>
          <table:table-cell office:value-type="float" office:value="0.09779328" calcext:value-type="float">
            <text:p>9.779E-02</text:p>
          </table:table-cell>
          <table:table-cell table:formula="of:=[.D221]*0.001" office:value-type="float" office:value="0.00009779328" calcext:value-type="float">
            <text:p>9.779E-05</text:p>
          </table:table-cell>
        </table:table-row>
        <table:table-row table:style-name="ro1">
          <table:table-cell office:value-type="float" office:value="504.67303609" calcext:value-type="float">
            <text:p>5.047E+02</text:p>
          </table:table-cell>
          <table:table-cell table:formula="of:=[.A222]*0.001" office:value-type="float" office:value="0.50467303609" calcext:value-type="float">
            <text:p>5.047E-01</text:p>
          </table:table-cell>
          <table:table-cell/>
          <table:table-cell office:value-type="float" office:value="0.1138491" calcext:value-type="float">
            <text:p>1.138E-01</text:p>
          </table:table-cell>
          <table:table-cell table:formula="of:=[.D222]*0.001" office:value-type="float" office:value="0.0001138491" calcext:value-type="float">
            <text:p>1.138E-04</text:p>
          </table:table-cell>
        </table:table-row>
        <table:table-row table:style-name="ro1">
          <table:table-cell office:value-type="float" office:value="512.55997877" calcext:value-type="float">
            <text:p>5.126E+02</text:p>
          </table:table-cell>
          <table:table-cell table:formula="of:=[.A223]*0.001" office:value-type="float" office:value="0.51255997877" calcext:value-type="float">
            <text:p>5.126E-01</text:p>
          </table:table-cell>
          <table:table-cell/>
          <table:table-cell office:value-type="float" office:value="0.13254099" calcext:value-type="float">
            <text:p>1.325E-01</text:p>
          </table:table-cell>
          <table:table-cell table:formula="of:=[.D223]*0.001" office:value-type="float" office:value="0.00013254099" calcext:value-type="float">
            <text:p>1.325E-04</text:p>
          </table:table-cell>
        </table:table-row>
        <table:table-row table:style-name="ro1">
          <table:table-cell office:value-type="float" office:value="520.44692144" calcext:value-type="float">
            <text:p>5.204E+02</text:p>
          </table:table-cell>
          <table:table-cell table:formula="of:=[.A224]*0.001" office:value-type="float" office:value="0.52044692144" calcext:value-type="float">
            <text:p>5.204E-01</text:p>
          </table:table-cell>
          <table:table-cell/>
          <table:table-cell office:value-type="float" office:value="0.15430173" calcext:value-type="float">
            <text:p>1.543E-01</text:p>
          </table:table-cell>
          <table:table-cell table:formula="of:=[.D224]*0.001" office:value-type="float" office:value="0.00015430173" calcext:value-type="float">
            <text:p>1.543E-04</text:p>
          </table:table-cell>
        </table:table-row>
        <table:table-row table:style-name="ro1">
          <table:table-cell office:value-type="float" office:value="528.33386412" calcext:value-type="float">
            <text:p>5.283E+02</text:p>
          </table:table-cell>
          <table:table-cell table:formula="of:=[.A225]*0.001" office:value-type="float" office:value="0.52833386412" calcext:value-type="float">
            <text:p>5.283E-01</text:p>
          </table:table-cell>
          <table:table-cell/>
          <table:table-cell office:value-type="float" office:value="0.17963518" calcext:value-type="float">
            <text:p>1.796E-01</text:p>
          </table:table-cell>
          <table:table-cell table:formula="of:=[.D225]*0.001" office:value-type="float" office:value="0.00017963518" calcext:value-type="float">
            <text:p>1.796E-04</text:p>
          </table:table-cell>
        </table:table-row>
        <table:table-row table:style-name="ro1">
          <table:table-cell office:value-type="float" office:value="535.96879904" calcext:value-type="float">
            <text:p>5.360E+02</text:p>
          </table:table-cell>
          <table:table-cell table:formula="of:=[.A226]*0.001" office:value-type="float" office:value="0.53596879904" calcext:value-type="float">
            <text:p>5.360E-01</text:p>
          </table:table-cell>
          <table:table-cell/>
          <table:table-cell office:value-type="float" office:value="0.20912791" calcext:value-type="float">
            <text:p>2.091E-01</text:p>
          </table:table-cell>
          <table:table-cell table:formula="of:=[.D226]*0.001" office:value-type="float" office:value="0.00020912791" calcext:value-type="float">
            <text:p>2.091E-04</text:p>
          </table:table-cell>
        </table:table-row>
        <table:table-row table:style-name="ro1">
          <table:table-cell office:value-type="float" office:value="543.58903351" calcext:value-type="float">
            <text:p>5.436E+02</text:p>
          </table:table-cell>
          <table:table-cell table:formula="of:=[.A227]*0.001" office:value-type="float" office:value="0.54358903351" calcext:value-type="float">
            <text:p>5.436E-01</text:p>
          </table:table-cell>
          <table:table-cell/>
          <table:table-cell office:value-type="float" office:value="0.24346279" calcext:value-type="float">
            <text:p>2.435E-01</text:p>
          </table:table-cell>
          <table:table-cell table:formula="of:=[.D227]*0.001" office:value-type="float" office:value="0.00024346279" calcext:value-type="float">
            <text:p>2.435E-04</text:p>
          </table:table-cell>
        </table:table-row>
        <table:table-row table:style-name="ro1">
          <table:table-cell office:value-type="float" office:value="551.20926798" calcext:value-type="float">
            <text:p>5.512E+02</text:p>
          </table:table-cell>
          <table:table-cell table:formula="of:=[.A228]*0.001" office:value-type="float" office:value="0.55120926798" calcext:value-type="float">
            <text:p>5.512E-01</text:p>
          </table:table-cell>
          <table:table-cell/>
          <table:table-cell office:value-type="float" office:value="0.28343482" calcext:value-type="float">
            <text:p>2.834E-01</text:p>
          </table:table-cell>
          <table:table-cell table:formula="of:=[.D228]*0.001" office:value-type="float" office:value="0.00028343482" calcext:value-type="float">
            <text:p>2.834E-04</text:p>
          </table:table-cell>
        </table:table-row>
        <table:table-row table:style-name="ro1">
          <table:table-cell office:value-type="float" office:value="558.98089172" calcext:value-type="float">
            <text:p>5.590E+02</text:p>
          </table:table-cell>
          <table:table-cell table:formula="of:=[.A229]*0.001" office:value-type="float" office:value="0.55898089172" calcext:value-type="float">
            <text:p>5.590E-01</text:p>
          </table:table-cell>
          <table:table-cell/>
          <table:table-cell office:value-type="float" office:value="0.3299695" calcext:value-type="float">
            <text:p>3.300E-01</text:p>
          </table:table-cell>
          <table:table-cell table:formula="of:=[.D229]*0.001" office:value-type="float" office:value="0.0003299695" calcext:value-type="float">
            <text:p>3.300E-04</text:p>
          </table:table-cell>
        </table:table-row>
        <table:table-row table:style-name="ro1">
          <table:table-cell office:value-type="float" office:value="567.07006369" calcext:value-type="float">
            <text:p>5.671E+02</text:p>
          </table:table-cell>
          <table:table-cell table:formula="of:=[.A230]*0.001" office:value-type="float" office:value="0.56707006369" calcext:value-type="float">
            <text:p>5.671E-01</text:p>
          </table:table-cell>
          <table:table-cell/>
          <table:table-cell office:value-type="float" office:value="0.3841443" calcext:value-type="float">
            <text:p>3.841E-01</text:p>
          </table:table-cell>
          <table:table-cell table:formula="of:=[.D230]*0.001" office:value-type="float" office:value="0.0003841443" calcext:value-type="float">
            <text:p>3.841E-04</text:p>
          </table:table-cell>
        </table:table-row>
        <table:table-row table:style-name="ro1">
          <table:table-cell office:value-type="float" office:value="575.15923567" calcext:value-type="float">
            <text:p>5.752E+02</text:p>
          </table:table-cell>
          <table:table-cell table:formula="of:=[.A231]*0.001" office:value-type="float" office:value="0.57515923567" calcext:value-type="float">
            <text:p>5.752E-01</text:p>
          </table:table-cell>
          <table:table-cell/>
          <table:table-cell office:value-type="float" office:value="0.4472136" calcext:value-type="float">
            <text:p>4.472E-01</text:p>
          </table:table-cell>
          <table:table-cell table:formula="of:=[.D231]*0.001" office:value-type="float" office:value="0.0004472136" calcext:value-type="float">
            <text:p>4.472E-04</text:p>
          </table:table-cell>
        </table:table-row>
        <table:table-row table:style-name="ro1">
          <table:table-cell office:value-type="float" office:value="583.24840764" calcext:value-type="float">
            <text:p>5.832E+02</text:p>
          </table:table-cell>
          <table:table-cell table:formula="of:=[.A232]*0.001" office:value-type="float" office:value="0.58324840764" calcext:value-type="float">
            <text:p>5.832E-01</text:p>
          </table:table-cell>
          <table:table-cell/>
          <table:table-cell office:value-type="float" office:value="0.52063768" calcext:value-type="float">
            <text:p>5.206E-01</text:p>
          </table:table-cell>
          <table:table-cell table:formula="of:=[.D232]*0.001" office:value-type="float" office:value="0.00052063768" calcext:value-type="float">
            <text:p>5.206E-04</text:p>
          </table:table-cell>
        </table:table-row>
        <table:table-row table:style-name="ro1">
          <table:table-cell office:value-type="float" office:value="591.20564149" calcext:value-type="float">
            <text:p>5.912E+02</text:p>
          </table:table-cell>
          <table:table-cell table:formula="of:=[.A233]*0.001" office:value-type="float" office:value="0.59120564149" calcext:value-type="float">
            <text:p>5.912E-01</text:p>
          </table:table-cell>
          <table:table-cell/>
          <table:table-cell office:value-type="float" office:value="0.60611663" calcext:value-type="float">
            <text:p>6.061E-01</text:p>
          </table:table-cell>
          <table:table-cell table:formula="of:=[.D233]*0.001" office:value-type="float" office:value="0.00060611663" calcext:value-type="float">
            <text:p>6.061E-04</text:p>
          </table:table-cell>
        </table:table-row>
        <table:table-row table:style-name="ro1">
          <table:table-cell office:value-type="float" office:value="598.71701547" calcext:value-type="float">
            <text:p>5.987E+02</text:p>
          </table:table-cell>
          <table:table-cell table:formula="of:=[.A234]*0.001" office:value-type="float" office:value="0.59871701547" calcext:value-type="float">
            <text:p>5.987E-01</text:p>
          </table:table-cell>
          <table:table-cell/>
          <table:table-cell office:value-type="float" office:value="0.70562961" calcext:value-type="float">
            <text:p>7.056E-01</text:p>
          </table:table-cell>
          <table:table-cell table:formula="of:=[.D234]*0.001" office:value-type="float" office:value="0.00070562961" calcext:value-type="float">
            <text:p>7.056E-04</text:p>
          </table:table-cell>
        </table:table-row>
        <table:table-row table:style-name="ro1">
          <table:table-cell office:value-type="float" office:value="606.22838944" calcext:value-type="float">
            <text:p>6.062E+02</text:p>
          </table:table-cell>
          <table:table-cell table:formula="of:=[.A235]*0.001" office:value-type="float" office:value="0.60622838944" calcext:value-type="float">
            <text:p>6.062E-01</text:p>
          </table:table-cell>
          <table:table-cell/>
          <table:table-cell office:value-type="float" office:value="0.82148076" calcext:value-type="float">
            <text:p>8.215E-01</text:p>
          </table:table-cell>
          <table:table-cell table:formula="of:=[.D235]*0.001" office:value-type="float" office:value="0.00082148076" calcext:value-type="float">
            <text:p>8.215E-04</text:p>
          </table:table-cell>
        </table:table-row>
        <table:table-row table:style-name="ro1">
          <table:table-cell office:value-type="float" office:value="613.73976342" calcext:value-type="float">
            <text:p>6.137E+02</text:p>
          </table:table-cell>
          <table:table-cell table:formula="of:=[.A236]*0.001" office:value-type="float" office:value="0.61373976342" calcext:value-type="float">
            <text:p>6.137E-01</text:p>
          </table:table-cell>
          <table:table-cell/>
          <table:table-cell office:value-type="float" office:value="0.9563525" calcext:value-type="float">
            <text:p>9.564E-01</text:p>
          </table:table-cell>
          <table:table-cell table:formula="of:=[.D236]*0.001" office:value-type="float" office:value="0.0009563525" calcext:value-type="float">
            <text:p>9.564E-04</text:p>
          </table:table-cell>
        </table:table-row>
        <table:table-row table:style-name="ro1">
          <table:table-cell office:value-type="float" office:value="621.74987089" calcext:value-type="float">
            <text:p>6.217E+02</text:p>
          </table:table-cell>
          <table:table-cell table:formula="of:=[.A237]*0.001" office:value-type="float" office:value="0.62174987089" calcext:value-type="float">
            <text:p>6.217E-01</text:p>
          </table:table-cell>
          <table:table-cell/>
          <table:table-cell office:value-type="float" office:value="1.11336765" calcext:value-type="float">
            <text:p>1.113E+00</text:p>
          </table:table-cell>
          <table:table-cell table:formula="of:=[.D237]*0.001" office:value-type="float" office:value="0.00111336765" calcext:value-type="float">
            <text:p>1.113E-03</text:p>
          </table:table-cell>
        </table:table-row>
        <table:table-row table:style-name="ro1">
          <table:table-cell office:value-type="float" office:value="629.80260515" calcext:value-type="float">
            <text:p>6.298E+02</text:p>
          </table:table-cell>
          <table:table-cell table:formula="of:=[.A238]*0.001" office:value-type="float" office:value="0.62980260515" calcext:value-type="float">
            <text:p>6.298E-01</text:p>
          </table:table-cell>
          <table:table-cell/>
          <table:table-cell office:value-type="float" office:value="1.29616174" calcext:value-type="float">
            <text:p>1.296E+00</text:p>
          </table:table-cell>
          <table:table-cell table:formula="of:=[.D238]*0.001" office:value-type="float" office:value="0.00129616174" calcext:value-type="float">
            <text:p>1.296E-03</text:p>
          </table:table-cell>
        </table:table-row>
        <table:table-row table:style-name="ro1">
          <table:table-cell office:value-type="float" office:value="637.85403397" calcext:value-type="float">
            <text:p>6.379E+02</text:p>
          </table:table-cell>
          <table:table-cell table:formula="of:=[.A239]*0.001" office:value-type="float" office:value="0.63785403397" calcext:value-type="float">
            <text:p>6.379E-01</text:p>
          </table:table-cell>
          <table:table-cell/>
          <table:table-cell office:value-type="float" office:value="1.50896719" calcext:value-type="float">
            <text:p>1.509E+00</text:p>
          </table:table-cell>
          <table:table-cell table:formula="of:=[.D239]*0.001" office:value-type="float" office:value="0.00150896719" calcext:value-type="float">
            <text:p>1.509E-03</text:p>
          </table:table-cell>
        </table:table-row>
        <table:table-row table:style-name="ro1">
          <table:table-cell office:value-type="float" office:value="645.74097665" calcext:value-type="float">
            <text:p>6.457E+02</text:p>
          </table:table-cell>
          <table:table-cell table:formula="of:=[.A240]*0.001" office:value-type="float" office:value="0.64574097665" calcext:value-type="float">
            <text:p>6.457E-01</text:p>
          </table:table-cell>
          <table:table-cell/>
          <table:table-cell office:value-type="float" office:value="1.75671131" calcext:value-type="float">
            <text:p>1.757E+00</text:p>
          </table:table-cell>
          <table:table-cell table:formula="of:=[.D240]*0.001" office:value-type="float" office:value="0.00175671131" calcext:value-type="float">
            <text:p>1.757E-03</text:p>
          </table:table-cell>
        </table:table-row>
        <table:table-row table:style-name="ro1">
          <table:table-cell office:value-type="float" office:value="653.62791932" calcext:value-type="float">
            <text:p>6.536E+02</text:p>
          </table:table-cell>
          <table:table-cell table:formula="of:=[.A241]*0.001" office:value-type="float" office:value="0.65362791932" calcext:value-type="float">
            <text:p>6.536E-01</text:p>
          </table:table-cell>
          <table:table-cell/>
          <table:table-cell office:value-type="float" office:value="2.04513037" calcext:value-type="float">
            <text:p>2.045E+00</text:p>
          </table:table-cell>
          <table:table-cell table:formula="of:=[.D241]*0.001" office:value-type="float" office:value="0.00204513037" calcext:value-type="float">
            <text:p>2.045E-03</text:p>
          </table:table-cell>
        </table:table-row>
        <table:table-row table:style-name="ro1">
          <table:table-cell office:value-type="float" office:value="661.514862" calcext:value-type="float">
            <text:p>6.615E+02</text:p>
          </table:table-cell>
          <table:table-cell table:formula="of:=[.A242]*0.001" office:value-type="float" office:value="0.661514862" calcext:value-type="float">
            <text:p>6.615E-01</text:p>
          </table:table-cell>
          <table:table-cell/>
          <table:table-cell office:value-type="float" office:value="2.38090242" calcext:value-type="float">
            <text:p>2.381E+00</text:p>
          </table:table-cell>
          <table:table-cell table:formula="of:=[.D242]*0.001" office:value-type="float" office:value="0.00238090242" calcext:value-type="float">
            <text:p>2.381E-03</text:p>
          </table:table-cell>
        </table:table-row>
        <table:table-row table:style-name="ro1">
          <table:table-cell office:value-type="float" office:value="669.13754519" calcext:value-type="float">
            <text:p>6.691E+02</text:p>
          </table:table-cell>
          <table:table-cell table:formula="of:=[.A243]*0.001" office:value-type="float" office:value="0.66913754519" calcext:value-type="float">
            <text:p>6.691E-01</text:p>
          </table:table-cell>
          <table:table-cell/>
          <table:table-cell office:value-type="float" office:value="2.77180196" calcext:value-type="float">
            <text:p>2.772E+00</text:p>
          </table:table-cell>
          <table:table-cell table:formula="of:=[.D243]*0.001" office:value-type="float" office:value="0.00277180196" calcext:value-type="float">
            <text:p>2.772E-03</text:p>
          </table:table-cell>
        </table:table-row>
        <table:table-row table:style-name="ro1">
          <table:table-cell office:value-type="float" office:value="676.7165892" calcext:value-type="float">
            <text:p>6.767E+02</text:p>
          </table:table-cell>
          <table:table-cell table:formula="of:=[.A244]*0.001" office:value-type="float" office:value="0.6767165892" calcext:value-type="float">
            <text:p>6.767E-01</text:p>
          </table:table-cell>
          <table:table-cell/>
          <table:table-cell office:value-type="float" office:value="3.22687986" calcext:value-type="float">
            <text:p>3.227E+00</text:p>
          </table:table-cell>
          <table:table-cell table:formula="of:=[.D244]*0.001" office:value-type="float" office:value="0.00322687986" calcext:value-type="float">
            <text:p>3.227E-03</text:p>
          </table:table-cell>
        </table:table-row>
        <table:table-row table:style-name="ro1">
          <table:table-cell office:value-type="float" office:value="684.29563321" calcext:value-type="float">
            <text:p>6.843E+02</text:p>
          </table:table-cell>
          <table:table-cell table:formula="of:=[.A245]*0.001" office:value-type="float" office:value="0.68429563321" calcext:value-type="float">
            <text:p>6.843E-01</text:p>
          </table:table-cell>
          <table:table-cell/>
          <table:table-cell office:value-type="float" office:value="3.75667303" calcext:value-type="float">
            <text:p>3.757E+00</text:p>
          </table:table-cell>
          <table:table-cell table:formula="of:=[.D245]*0.001" office:value-type="float" office:value="0.00375667303" calcext:value-type="float">
            <text:p>3.757E-03</text:p>
          </table:table-cell>
        </table:table-row>
        <table:table-row table:style-name="ro1">
          <table:table-cell office:value-type="float" office:value="692.28389445" calcext:value-type="float">
            <text:p>6.923E+02</text:p>
          </table:table-cell>
          <table:table-cell table:formula="of:=[.A246]*0.001" office:value-type="float" office:value="0.69228389445" calcext:value-type="float">
            <text:p>6.923E-01</text:p>
          </table:table-cell>
          <table:table-cell/>
          <table:table-cell office:value-type="float" office:value="4.3734483" calcext:value-type="float">
            <text:p>4.373E+00</text:p>
          </table:table-cell>
          <table:table-cell table:formula="of:=[.D246]*0.001" office:value-type="float" office:value="0.0043734483" calcext:value-type="float">
            <text:p>4.373E-03</text:p>
          </table:table-cell>
        </table:table-row>
        <table:table-row table:style-name="ro1">
          <table:table-cell office:value-type="float" office:value="700.29602669" calcext:value-type="float">
            <text:p>7.003E+02</text:p>
          </table:table-cell>
          <table:table-cell table:formula="of:=[.A247]*0.001" office:value-type="float" office:value="0.70029602669" calcext:value-type="float">
            <text:p>7.003E-01</text:p>
          </table:table-cell>
          <table:table-cell/>
          <table:table-cell office:value-type="float" office:value="5.0914865" calcext:value-type="float">
            <text:p>5.091E+00</text:p>
          </table:table-cell>
          <table:table-cell table:formula="of:=[.D247]*0.001" office:value-type="float" office:value="0.0050914865" calcext:value-type="float">
            <text:p>5.091E-03</text:p>
          </table:table-cell>
        </table:table-row>
        <table:table-row table:style-name="ro1">
          <table:table-cell office:value-type="float" office:value="708.23779193" calcext:value-type="float">
            <text:p>7.082E+02</text:p>
          </table:table-cell>
          <table:table-cell table:formula="of:=[.A248]*0.001" office:value-type="float" office:value="0.70823779193" calcext:value-type="float">
            <text:p>7.082E-01</text:p>
          </table:table-cell>
          <table:table-cell/>
          <table:table-cell office:value-type="float" office:value="5.92741311" calcext:value-type="float">
            <text:p>5.927E+00</text:p>
          </table:table-cell>
          <table:table-cell table:formula="of:=[.D248]*0.001" office:value-type="float" office:value="0.00592741311" calcext:value-type="float">
            <text:p>5.927E-03</text:p>
          </table:table-cell>
        </table:table-row>
        <table:table-row table:style-name="ro1">
          <table:table-cell office:value-type="float" office:value="715.87756546" calcext:value-type="float">
            <text:p>7.159E+02</text:p>
          </table:table-cell>
          <table:table-cell table:formula="of:=[.A249]*0.001" office:value-type="float" office:value="0.71587756546" calcext:value-type="float">
            <text:p>7.159E-01</text:p>
          </table:table-cell>
          <table:table-cell/>
          <table:table-cell office:value-type="float" office:value="6.9005832" calcext:value-type="float">
            <text:p>6.901E+00</text:p>
          </table:table-cell>
          <table:table-cell table:formula="of:=[.D249]*0.001" office:value-type="float" office:value="0.0069005832" calcext:value-type="float">
            <text:p>6.901E-03</text:p>
          </table:table-cell>
        </table:table-row>
        <table:table-row table:style-name="ro1">
          <table:table-cell office:value-type="float" office:value="723.517339" calcext:value-type="float">
            <text:p>7.235E+02</text:p>
          </table:table-cell>
          <table:table-cell table:formula="of:=[.A250]*0.001" office:value-type="float" office:value="0.723517339" calcext:value-type="float">
            <text:p>7.235E-01</text:p>
          </table:table-cell>
          <table:table-cell/>
          <table:table-cell office:value-type="float" office:value="8.03352956" calcext:value-type="float">
            <text:p>8.034E+00</text:p>
          </table:table-cell>
          <table:table-cell table:formula="of:=[.D250]*0.001" office:value-type="float" office:value="0.00803352956" calcext:value-type="float">
            <text:p>8.034E-03</text:p>
          </table:table-cell>
        </table:table-row>
        <table:table-row table:style-name="ro1">
          <table:table-cell office:value-type="float" office:value="731.17480538" calcext:value-type="float">
            <text:p>7.312E+02</text:p>
          </table:table-cell>
          <table:table-cell table:formula="of:=[.A251]*0.001" office:value-type="float" office:value="0.73117480538" calcext:value-type="float">
            <text:p>7.312E-01</text:p>
          </table:table-cell>
          <table:table-cell/>
          <table:table-cell office:value-type="float" office:value="9.35248448" calcext:value-type="float">
            <text:p>9.352E+00</text:p>
          </table:table-cell>
          <table:table-cell table:formula="of:=[.D251]*0.001" office:value-type="float" office:value="0.00935248448" calcext:value-type="float">
            <text:p>9.352E-03</text:p>
          </table:table-cell>
        </table:table-row>
        <table:table-row table:style-name="ro1">
          <table:table-cell office:value-type="float" office:value="738.96437839" calcext:value-type="float">
            <text:p>7.390E+02</text:p>
          </table:table-cell>
          <table:table-cell table:formula="of:=[.A252]*0.001" office:value-type="float" office:value="0.73896437839" calcext:value-type="float">
            <text:p>7.390E-01</text:p>
          </table:table-cell>
          <table:table-cell/>
          <table:table-cell office:value-type="float" office:value="10.88798706" calcext:value-type="float">
            <text:p>1.089E+01</text:p>
          </table:table-cell>
          <table:table-cell table:formula="of:=[.D252]*0.001" office:value-type="float" office:value="0.01088798706" calcext:value-type="float">
            <text:p>1.089E-02</text:p>
          </table:table-cell>
        </table:table-row>
        <table:table-row table:style-name="ro1">
          <table:table-cell office:value-type="float" office:value="746.7539514" calcext:value-type="float">
            <text:p>7.468E+02</text:p>
          </table:table-cell>
          <table:table-cell table:formula="of:=[.A253]*0.001" office:value-type="float" office:value="0.7467539514" calcext:value-type="float">
            <text:p>7.468E-01</text:p>
          </table:table-cell>
          <table:table-cell/>
          <table:table-cell office:value-type="float" office:value="12.67559037" calcext:value-type="float">
            <text:p>1.268E+01</text:p>
          </table:table-cell>
          <table:table-cell table:formula="of:=[.D253]*0.001" office:value-type="float" office:value="0.01267559037" calcext:value-type="float">
            <text:p>1.268E-02</text:p>
          </table:table-cell>
        </table:table-row>
        <table:table-row table:style-name="ro1">
          <table:table-cell office:value-type="float" office:value="754.56255948" calcext:value-type="float">
            <text:p>7.546E+02</text:p>
          </table:table-cell>
          <table:table-cell table:formula="of:=[.A254]*0.001" office:value-type="float" office:value="0.75456255948" calcext:value-type="float">
            <text:p>7.546E-01</text:p>
          </table:table-cell>
          <table:table-cell/>
          <table:table-cell office:value-type="float" office:value="14.75668463" calcext:value-type="float">
            <text:p>1.476E+01</text:p>
          </table:table-cell>
          <table:table-cell table:formula="of:=[.D254]*0.001" office:value-type="float" office:value="0.01475668463" calcext:value-type="float">
            <text:p>1.476E-02</text:p>
          </table:table-cell>
        </table:table-row>
        <table:table-row table:style-name="ro1">
          <table:table-cell office:value-type="float" office:value="762.41928399" calcext:value-type="float">
            <text:p>7.624E+02</text:p>
          </table:table-cell>
          <table:table-cell table:formula="of:=[.A255]*0.001" office:value-type="float" office:value="0.76241928399" calcext:value-type="float">
            <text:p>7.624E-01</text:p>
          </table:table-cell>
          <table:table-cell/>
          <table:table-cell office:value-type="float" office:value="17.17945554" calcext:value-type="float">
            <text:p>1.718E+01</text:p>
          </table:table-cell>
          <table:table-cell table:formula="of:=[.D255]*0.001" office:value-type="float" office:value="0.01717945554" calcext:value-type="float">
            <text:p>1.718E-02</text:p>
          </table:table-cell>
        </table:table-row>
        <table:table-row table:style-name="ro1">
          <table:table-cell office:value-type="float" office:value="770.27600849" calcext:value-type="float">
            <text:p>7.703E+02</text:p>
          </table:table-cell>
          <table:table-cell table:formula="of:=[.A256]*0.001" office:value-type="float" office:value="0.77027600849" calcext:value-type="float">
            <text:p>7.703E-01</text:p>
          </table:table-cell>
          <table:table-cell/>
          <table:table-cell office:value-type="float" office:value="20" calcext:value-type="float">
            <text:p>2.000E+01</text:p>
          </table:table-cell>
          <table:table-cell table:formula="of:=[.D256]*0.001" office:value-type="float" office:value="0.02" calcext:value-type="float">
            <text:p>2.000E-02</text:p>
          </table:table-cell>
        </table:table-row>
        <table:table-row table:style-name="ro1">
          <table:table-cell office:value-type="float" office:value="325.17397971" calcext:value-type="float">
            <text:p>3.252E+02</text:p>
          </table:table-cell>
          <table:table-cell table:formula="of:=[.A257]*0.001" office:value-type="float" office:value="0.32517397971" calcext:value-type="float">
            <text:p>3.252E-01</text:p>
          </table:table-cell>
          <table:table-cell/>
          <table:table-cell office:value-type="float" office:value="0.01" calcext:value-type="float">
            <text:p>1.000E-02</text:p>
          </table:table-cell>
          <table:table-cell table:formula="of:=[.D257]*0.001" office:value-type="float" office:value="0.00001" calcext:value-type="float">
            <text:p>1.000E-05</text:p>
          </table:table-cell>
        </table:table-row>
        <table:table-row table:style-name="ro1">
          <table:table-cell office:value-type="float" office:value="333.45040104" calcext:value-type="float">
            <text:p>3.335E+02</text:p>
          </table:table-cell>
          <table:table-cell table:formula="of:=[.A258]*0.001" office:value-type="float" office:value="0.33345040104" calcext:value-type="float">
            <text:p>3.335E-01</text:p>
          </table:table-cell>
          <table:table-cell/>
          <table:table-cell office:value-type="float" office:value="0.01164181" calcext:value-type="float">
            <text:p>1.164E-02</text:p>
          </table:table-cell>
          <table:table-cell table:formula="of:=[.D258]*0.001" office:value-type="float" office:value="0.00001164181" calcext:value-type="float">
            <text:p>1.164E-05</text:p>
          </table:table-cell>
        </table:table-row>
        <table:table-row table:style-name="ro1">
          <table:table-cell office:value-type="float" office:value="341.72682236" calcext:value-type="float">
            <text:p>3.417E+02</text:p>
          </table:table-cell>
          <table:table-cell table:formula="of:=[.A259]*0.001" office:value-type="float" office:value="0.34172682236" calcext:value-type="float">
            <text:p>3.417E-01</text:p>
          </table:table-cell>
          <table:table-cell/>
          <table:table-cell office:value-type="float" office:value="0.01355318" calcext:value-type="float">
            <text:p>1.355E-02</text:p>
          </table:table-cell>
          <table:table-cell table:formula="of:=[.D259]*0.001" office:value-type="float" office:value="0.00001355318" calcext:value-type="float">
            <text:p>1.355E-05</text:p>
          </table:table-cell>
        </table:table-row>
        <table:table-row table:style-name="ro1">
          <table:table-cell office:value-type="float" office:value="349.98554456" calcext:value-type="float">
            <text:p>3.500E+02</text:p>
          </table:table-cell>
          <table:table-cell table:formula="of:=[.A260]*0.001" office:value-type="float" office:value="0.34998554456" calcext:value-type="float">
            <text:p>3.500E-01</text:p>
          </table:table-cell>
          <table:table-cell/>
          <table:table-cell office:value-type="float" office:value="0.01577836" calcext:value-type="float">
            <text:p>1.578E-02</text:p>
          </table:table-cell>
          <table:table-cell table:formula="of:=[.D260]*0.001" office:value-type="float" office:value="0.00001577836" calcext:value-type="float">
            <text:p>1.578E-05</text:p>
          </table:table-cell>
        </table:table-row>
        <table:table-row table:style-name="ro1">
          <table:table-cell office:value-type="float" office:value="358.18945657" calcext:value-type="float">
            <text:p>3.582E+02</text:p>
          </table:table-cell>
          <table:table-cell table:formula="of:=[.A261]*0.001" office:value-type="float" office:value="0.35818945657" calcext:value-type="float">
            <text:p>3.582E-01</text:p>
          </table:table-cell>
          <table:table-cell/>
          <table:table-cell office:value-type="float" office:value="0.01836887" calcext:value-type="float">
            <text:p>1.837E-02</text:p>
          </table:table-cell>
          <table:table-cell table:formula="of:=[.D261]*0.001" office:value-type="float" office:value="0.00001836887" calcext:value-type="float">
            <text:p>1.837E-05</text:p>
          </table:table-cell>
        </table:table-row>
        <table:table-row table:style-name="ro1">
          <table:table-cell office:value-type="float" office:value="366.39336857" calcext:value-type="float">
            <text:p>3.664E+02</text:p>
          </table:table-cell>
          <table:table-cell table:formula="of:=[.A262]*0.001" office:value-type="float" office:value="0.36639336857" calcext:value-type="float">
            <text:p>3.664E-01</text:p>
          </table:table-cell>
          <table:table-cell/>
          <table:table-cell office:value-type="float" office:value="0.02138469" calcext:value-type="float">
            <text:p>2.138E-02</text:p>
          </table:table-cell>
          <table:table-cell table:formula="of:=[.D262]*0.001" office:value-type="float" office:value="0.00002138469" calcext:value-type="float">
            <text:p>2.138E-05</text:p>
          </table:table-cell>
        </table:table-row>
        <table:table-row table:style-name="ro1">
          <table:table-cell office:value-type="float" office:value="374.59728057" calcext:value-type="float">
            <text:p>3.746E+02</text:p>
          </table:table-cell>
          <table:table-cell table:formula="of:=[.A263]*0.001" office:value-type="float" office:value="0.37459728057" calcext:value-type="float">
            <text:p>3.746E-01</text:p>
          </table:table-cell>
          <table:table-cell/>
          <table:table-cell office:value-type="float" office:value="0.02489566" calcext:value-type="float">
            <text:p>2.490E-02</text:p>
          </table:table-cell>
          <table:table-cell table:formula="of:=[.D263]*0.001" office:value-type="float" office:value="0.00002489566" calcext:value-type="float">
            <text:p>2.490E-05</text:p>
          </table:table-cell>
        </table:table-row>
        <table:table-row table:style-name="ro1">
          <table:table-cell office:value-type="float" office:value="382.85450888" calcext:value-type="float">
            <text:p>3.829E+02</text:p>
          </table:table-cell>
          <table:table-cell table:formula="of:=[.A264]*0.001" office:value-type="float" office:value="0.38285450888" calcext:value-type="float">
            <text:p>3.829E-01</text:p>
          </table:table-cell>
          <table:table-cell/>
          <table:table-cell office:value-type="float" office:value="0.02898306" calcext:value-type="float">
            <text:p>2.898E-02</text:p>
          </table:table-cell>
          <table:table-cell table:formula="of:=[.D264]*0.001" office:value-type="float" office:value="0.00002898306" calcext:value-type="float">
            <text:p>2.898E-05</text:p>
          </table:table-cell>
        </table:table-row>
        <table:table-row table:style-name="ro1">
          <table:table-cell office:value-type="float" office:value="391.1565538" calcext:value-type="float">
            <text:p>3.912E+02</text:p>
          </table:table-cell>
          <table:table-cell table:formula="of:=[.A265]*0.001" office:value-type="float" office:value="0.3911565538" calcext:value-type="float">
            <text:p>3.912E-01</text:p>
          </table:table-cell>
          <table:table-cell/>
          <table:table-cell office:value-type="float" office:value="0.03374153" calcext:value-type="float">
            <text:p>3.374E-02</text:p>
          </table:table-cell>
          <table:table-cell table:formula="of:=[.D265]*0.001" office:value-type="float" office:value="0.00003374153" calcext:value-type="float">
            <text:p>3.374E-05</text:p>
          </table:table-cell>
        </table:table-row>
        <table:table-row table:style-name="ro1">
          <table:table-cell office:value-type="float" office:value="399.45859873" calcext:value-type="float">
            <text:p>3.995E+02</text:p>
          </table:table-cell>
          <table:table-cell table:formula="of:=[.A266]*0.001" office:value-type="float" office:value="0.39945859873" calcext:value-type="float">
            <text:p>3.995E-01</text:p>
          </table:table-cell>
          <table:table-cell/>
          <table:table-cell office:value-type="float" office:value="0.03928126" calcext:value-type="float">
            <text:p>3.928E-02</text:p>
          </table:table-cell>
          <table:table-cell table:formula="of:=[.D266]*0.001" office:value-type="float" office:value="0.00003928126" calcext:value-type="float">
            <text:p>3.928E-05</text:p>
          </table:table-cell>
        </table:table-row>
        <table:table-row table:style-name="ro1">
          <table:table-cell office:value-type="float" office:value="407.76064365" calcext:value-type="float">
            <text:p>4.078E+02</text:p>
          </table:table-cell>
          <table:table-cell table:formula="of:=[.A267]*0.001" office:value-type="float" office:value="0.40776064365" calcext:value-type="float">
            <text:p>4.078E-01</text:p>
          </table:table-cell>
          <table:table-cell/>
          <table:table-cell office:value-type="float" office:value="0.04573051" calcext:value-type="float">
            <text:p>4.573E-02</text:p>
          </table:table-cell>
          <table:table-cell table:formula="of:=[.D267]*0.001" office:value-type="float" office:value="0.00004573051" calcext:value-type="float">
            <text:p>4.573E-05</text:p>
          </table:table-cell>
        </table:table-row>
        <table:table-row table:style-name="ro1">
          <table:table-cell office:value-type="float" office:value="416.06798478" calcext:value-type="float">
            <text:p>4.161E+02</text:p>
          </table:table-cell>
          <table:table-cell table:formula="of:=[.A268]*0.001" office:value-type="float" office:value="0.41606798478" calcext:value-type="float">
            <text:p>4.161E-01</text:p>
          </table:table-cell>
          <table:table-cell/>
          <table:table-cell office:value-type="float" office:value="0.0532386" calcext:value-type="float">
            <text:p>5.324E-02</text:p>
          </table:table-cell>
          <table:table-cell table:formula="of:=[.D268]*0.001" office:value-type="float" office:value="0.0000532386" calcext:value-type="float">
            <text:p>5.324E-05</text:p>
          </table:table-cell>
        </table:table-row>
        <table:table-row table:style-name="ro1">
          <table:table-cell office:value-type="float" office:value="424.46611819" calcext:value-type="float">
            <text:p>4.245E+02</text:p>
          </table:table-cell>
          <table:table-cell table:formula="of:=[.A269]*0.001" office:value-type="float" office:value="0.42446611819" calcext:value-type="float">
            <text:p>4.245E-01</text:p>
          </table:table-cell>
          <table:table-cell/>
          <table:table-cell office:value-type="float" office:value="0.06197938" calcext:value-type="float">
            <text:p>6.198E-02</text:p>
          </table:table-cell>
          <table:table-cell table:formula="of:=[.D269]*0.001" office:value-type="float" office:value="0.00006197938" calcext:value-type="float">
            <text:p>6.198E-05</text:p>
          </table:table-cell>
        </table:table-row>
        <table:table-row table:style-name="ro1">
          <table:table-cell office:value-type="float" office:value="432.86425159" calcext:value-type="float">
            <text:p>4.329E+02</text:p>
          </table:table-cell>
          <table:table-cell table:formula="of:=[.A270]*0.001" office:value-type="float" office:value="0.43286425159" calcext:value-type="float">
            <text:p>4.329E-01</text:p>
          </table:table-cell>
          <table:table-cell/>
          <table:table-cell office:value-type="float" office:value="0.07215523" calcext:value-type="float">
            <text:p>7.216E-02</text:p>
          </table:table-cell>
          <table:table-cell table:formula="of:=[.D270]*0.001" office:value-type="float" office:value="0.00007215523" calcext:value-type="float">
            <text:p>7.216E-05</text:p>
          </table:table-cell>
        </table:table-row>
        <table:table-row table:style-name="ro1">
          <table:table-cell office:value-type="float" office:value="441.262385" calcext:value-type="float">
            <text:p>4.413E+02</text:p>
          </table:table-cell>
          <table:table-cell table:formula="of:=[.A271]*0.001" office:value-type="float" office:value="0.441262385" calcext:value-type="float">
            <text:p>4.413E-01</text:p>
          </table:table-cell>
          <table:table-cell/>
          <table:table-cell office:value-type="float" office:value="0.08400176" calcext:value-type="float">
            <text:p>8.400E-02</text:p>
          </table:table-cell>
          <table:table-cell table:formula="of:=[.D271]*0.001" office:value-type="float" office:value="0.00008400176" calcext:value-type="float">
            <text:p>8.400E-05</text:p>
          </table:table-cell>
        </table:table-row>
        <table:table-row table:style-name="ro1">
          <table:table-cell office:value-type="float" office:value="449.6605184" calcext:value-type="float">
            <text:p>4.497E+02</text:p>
          </table:table-cell>
          <table:table-cell table:formula="of:=[.A272]*0.001" office:value-type="float" office:value="0.4496605184" calcext:value-type="float">
            <text:p>4.497E-01</text:p>
          </table:table-cell>
          <table:table-cell/>
          <table:table-cell office:value-type="float" office:value="0.09779328" calcext:value-type="float">
            <text:p>9.779E-02</text:p>
          </table:table-cell>
          <table:table-cell table:formula="of:=[.D272]*0.001" office:value-type="float" office:value="0.00009779328" calcext:value-type="float">
            <text:p>9.779E-05</text:p>
          </table:table-cell>
        </table:table-row>
        <table:table-row table:style-name="ro1">
          <table:table-cell office:value-type="float" office:value="458.0586518" calcext:value-type="float">
            <text:p>4.581E+02</text:p>
          </table:table-cell>
          <table:table-cell table:formula="of:=[.A273]*0.001" office:value-type="float" office:value="0.4580586518" calcext:value-type="float">
            <text:p>4.581E-01</text:p>
          </table:table-cell>
          <table:table-cell/>
          <table:table-cell office:value-type="float" office:value="0.1138491" calcext:value-type="float">
            <text:p>1.138E-01</text:p>
          </table:table-cell>
          <table:table-cell table:formula="of:=[.D273]*0.001" office:value-type="float" office:value="0.0001138491" calcext:value-type="float">
            <text:p>1.138E-04</text:p>
          </table:table-cell>
        </table:table-row>
        <table:table-row table:style-name="ro1">
          <table:table-cell office:value-type="float" office:value="466.45678521" calcext:value-type="float">
            <text:p>4.665E+02</text:p>
          </table:table-cell>
          <table:table-cell table:formula="of:=[.A274]*0.001" office:value-type="float" office:value="0.46645678521" calcext:value-type="float">
            <text:p>4.665E-01</text:p>
          </table:table-cell>
          <table:table-cell/>
          <table:table-cell office:value-type="float" office:value="0.13254099" calcext:value-type="float">
            <text:p>1.325E-01</text:p>
          </table:table-cell>
          <table:table-cell table:formula="of:=[.D274]*0.001" office:value-type="float" office:value="0.00013254099" calcext:value-type="float">
            <text:p>1.325E-04</text:p>
          </table:table-cell>
        </table:table-row>
        <table:table-row table:style-name="ro1">
          <table:table-cell office:value-type="float" office:value="474.85491861" calcext:value-type="float">
            <text:p>4.749E+02</text:p>
          </table:table-cell>
          <table:table-cell table:formula="of:=[.A275]*0.001" office:value-type="float" office:value="0.47485491861" calcext:value-type="float">
            <text:p>4.749E-01</text:p>
          </table:table-cell>
          <table:table-cell/>
          <table:table-cell office:value-type="float" office:value="0.15430173" calcext:value-type="float">
            <text:p>1.543E-01</text:p>
          </table:table-cell>
          <table:table-cell table:formula="of:=[.D275]*0.001" office:value-type="float" office:value="0.00015430173" calcext:value-type="float">
            <text:p>1.543E-04</text:p>
          </table:table-cell>
        </table:table-row>
        <table:table-row table:style-name="ro1">
          <table:table-cell office:value-type="float" office:value="483.15670597" calcext:value-type="float">
            <text:p>4.832E+02</text:p>
          </table:table-cell>
          <table:table-cell table:formula="of:=[.A276]*0.001" office:value-type="float" office:value="0.48315670597" calcext:value-type="float">
            <text:p>4.832E-01</text:p>
          </table:table-cell>
          <table:table-cell/>
          <table:table-cell office:value-type="float" office:value="0.17963518" calcext:value-type="float">
            <text:p>1.796E-01</text:p>
          </table:table-cell>
          <table:table-cell table:formula="of:=[.D276]*0.001" office:value-type="float" office:value="0.00017963518" calcext:value-type="float">
            <text:p>1.796E-04</text:p>
          </table:table-cell>
        </table:table-row>
        <table:table-row table:style-name="ro1">
          <table:table-cell office:value-type="float" office:value="491.36061797" calcext:value-type="float">
            <text:p>4.914E+02</text:p>
          </table:table-cell>
          <table:table-cell table:formula="of:=[.A277]*0.001" office:value-type="float" office:value="0.49136061797" calcext:value-type="float">
            <text:p>4.914E-01</text:p>
          </table:table-cell>
          <table:table-cell/>
          <table:table-cell office:value-type="float" office:value="0.20912791" calcext:value-type="float">
            <text:p>2.091E-01</text:p>
          </table:table-cell>
          <table:table-cell table:formula="of:=[.D277]*0.001" office:value-type="float" office:value="0.00020912791" calcext:value-type="float">
            <text:p>2.091E-04</text:p>
          </table:table-cell>
        </table:table-row>
        <table:table-row table:style-name="ro1">
          <table:table-cell office:value-type="float" office:value="499.56452997" calcext:value-type="float">
            <text:p>4.996E+02</text:p>
          </table:table-cell>
          <table:table-cell table:formula="of:=[.A278]*0.001" office:value-type="float" office:value="0.49956452997" calcext:value-type="float">
            <text:p>4.996E-01</text:p>
          </table:table-cell>
          <table:table-cell/>
          <table:table-cell office:value-type="float" office:value="0.24346279" calcext:value-type="float">
            <text:p>2.435E-01</text:p>
          </table:table-cell>
          <table:table-cell table:formula="of:=[.D278]*0.001" office:value-type="float" office:value="0.00024346279" calcext:value-type="float">
            <text:p>2.435E-04</text:p>
          </table:table-cell>
        </table:table-row>
        <table:table-row table:style-name="ro1">
          <table:table-cell office:value-type="float" office:value="507.76844197" calcext:value-type="float">
            <text:p>5.078E+02</text:p>
          </table:table-cell>
          <table:table-cell table:formula="of:=[.A279]*0.001" office:value-type="float" office:value="0.50776844197" calcext:value-type="float">
            <text:p>5.078E-01</text:p>
          </table:table-cell>
          <table:table-cell/>
          <table:table-cell office:value-type="float" office:value="0.28343482" calcext:value-type="float">
            <text:p>2.834E-01</text:p>
          </table:table-cell>
          <table:table-cell table:formula="of:=[.D279]*0.001" office:value-type="float" office:value="0.00028343482" calcext:value-type="float">
            <text:p>2.834E-04</text:p>
          </table:table-cell>
        </table:table-row>
        <table:table-row table:style-name="ro1">
          <table:table-cell office:value-type="float" office:value="515.99051085" calcext:value-type="float">
            <text:p>5.160E+02</text:p>
          </table:table-cell>
          <table:table-cell table:formula="of:=[.A280]*0.001" office:value-type="float" office:value="0.51599051085" calcext:value-type="float">
            <text:p>5.160E-01</text:p>
          </table:table-cell>
          <table:table-cell/>
          <table:table-cell office:value-type="float" office:value="0.3299695" calcext:value-type="float">
            <text:p>3.300E-01</text:p>
          </table:table-cell>
          <table:table-cell table:formula="of:=[.D280]*0.001" office:value-type="float" office:value="0.0003299695" calcext:value-type="float">
            <text:p>3.300E-04</text:p>
          </table:table-cell>
        </table:table-row>
        <table:table-row table:style-name="ro1">
          <table:table-cell office:value-type="float" office:value="524.21725378" calcext:value-type="float">
            <text:p>5.242E+02</text:p>
          </table:table-cell>
          <table:table-cell table:formula="of:=[.A281]*0.001" office:value-type="float" office:value="0.52421725378" calcext:value-type="float">
            <text:p>5.242E-01</text:p>
          </table:table-cell>
          <table:table-cell/>
          <table:table-cell office:value-type="float" office:value="0.3841443" calcext:value-type="float">
            <text:p>3.841E-01</text:p>
          </table:table-cell>
          <table:table-cell table:formula="of:=[.D281]*0.001" office:value-type="float" office:value="0.0003841443" calcext:value-type="float">
            <text:p>3.841E-04</text:p>
          </table:table-cell>
        </table:table-row>
        <table:table-row table:style-name="ro1">
          <table:table-cell office:value-type="float" office:value="532.44399671" calcext:value-type="float">
            <text:p>5.324E+02</text:p>
          </table:table-cell>
          <table:table-cell table:formula="of:=[.A282]*0.001" office:value-type="float" office:value="0.53244399671" calcext:value-type="float">
            <text:p>5.324E-01</text:p>
          </table:table-cell>
          <table:table-cell/>
          <table:table-cell office:value-type="float" office:value="0.4472136" calcext:value-type="float">
            <text:p>4.472E-01</text:p>
          </table:table-cell>
          <table:table-cell table:formula="of:=[.D282]*0.001" office:value-type="float" office:value="0.0004472136" calcext:value-type="float">
            <text:p>4.472E-04</text:p>
          </table:table-cell>
        </table:table-row>
        <table:table-row table:style-name="ro1">
          <table:table-cell office:value-type="float" office:value="540.67073963" calcext:value-type="float">
            <text:p>5.407E+02</text:p>
          </table:table-cell>
          <table:table-cell table:formula="of:=[.A283]*0.001" office:value-type="float" office:value="0.54067073963" calcext:value-type="float">
            <text:p>5.407E-01</text:p>
          </table:table-cell>
          <table:table-cell/>
          <table:table-cell office:value-type="float" office:value="0.52063768" calcext:value-type="float">
            <text:p>5.206E-01</text:p>
          </table:table-cell>
          <table:table-cell table:formula="of:=[.D283]*0.001" office:value-type="float" office:value="0.00052063768" calcext:value-type="float">
            <text:p>5.206E-04</text:p>
          </table:table-cell>
        </table:table-row>
        <table:table-row table:style-name="ro1">
          <table:table-cell office:value-type="float" office:value="549.05807679" calcext:value-type="float">
            <text:p>5.491E+02</text:p>
          </table:table-cell>
          <table:table-cell table:formula="of:=[.A284]*0.001" office:value-type="float" office:value="0.54905807679" calcext:value-type="float">
            <text:p>5.491E-01</text:p>
          </table:table-cell>
          <table:table-cell/>
          <table:table-cell office:value-type="float" office:value="0.60611663" calcext:value-type="float">
            <text:p>6.061E-01</text:p>
          </table:table-cell>
          <table:table-cell table:formula="of:=[.D284]*0.001" office:value-type="float" office:value="0.00060611663" calcext:value-type="float">
            <text:p>6.061E-04</text:p>
          </table:table-cell>
        </table:table-row>
        <table:table-row table:style-name="ro1">
          <table:table-cell office:value-type="float" office:value="557.45621019" calcext:value-type="float">
            <text:p>5.575E+02</text:p>
          </table:table-cell>
          <table:table-cell table:formula="of:=[.A285]*0.001" office:value-type="float" office:value="0.55745621019" calcext:value-type="float">
            <text:p>5.575E-01</text:p>
          </table:table-cell>
          <table:table-cell/>
          <table:table-cell office:value-type="float" office:value="0.70562961" calcext:value-type="float">
            <text:p>7.056E-01</text:p>
          </table:table-cell>
          <table:table-cell table:formula="of:=[.D285]*0.001" office:value-type="float" office:value="0.00070562961" calcext:value-type="float">
            <text:p>7.056E-04</text:p>
          </table:table-cell>
        </table:table-row>
        <table:table-row table:style-name="ro1">
          <table:table-cell office:value-type="float" office:value="565.8543436" calcext:value-type="float">
            <text:p>5.659E+02</text:p>
          </table:table-cell>
          <table:table-cell table:formula="of:=[.A286]*0.001" office:value-type="float" office:value="0.5658543436" calcext:value-type="float">
            <text:p>5.659E-01</text:p>
          </table:table-cell>
          <table:table-cell/>
          <table:table-cell office:value-type="float" office:value="0.82148076" calcext:value-type="float">
            <text:p>8.215E-01</text:p>
          </table:table-cell>
          <table:table-cell table:formula="of:=[.D286]*0.001" office:value-type="float" office:value="0.00082148076" calcext:value-type="float">
            <text:p>8.215E-04</text:p>
          </table:table-cell>
        </table:table-row>
        <table:table-row table:style-name="ro1">
          <table:table-cell office:value-type="float" office:value="574.2287998" calcext:value-type="float">
            <text:p>5.742E+02</text:p>
          </table:table-cell>
          <table:table-cell table:formula="of:=[.A287]*0.001" office:value-type="float" office:value="0.5742287998" calcext:value-type="float">
            <text:p>5.742E-01</text:p>
          </table:table-cell>
          <table:table-cell/>
          <table:table-cell office:value-type="float" office:value="0.9563525" calcext:value-type="float">
            <text:p>9.564E-01</text:p>
          </table:table-cell>
          <table:table-cell table:formula="of:=[.D287]*0.001" office:value-type="float" office:value="0.0009563525" calcext:value-type="float">
            <text:p>9.564E-04</text:p>
          </table:table-cell>
        </table:table-row>
        <table:table-row table:style-name="ro1">
          <table:table-cell office:value-type="float" office:value="582.47658299" calcext:value-type="float">
            <text:p>5.825E+02</text:p>
          </table:table-cell>
          <table:table-cell table:formula="of:=[.A288]*0.001" office:value-type="float" office:value="0.58247658299" calcext:value-type="float">
            <text:p>5.825E-01</text:p>
          </table:table-cell>
          <table:table-cell/>
          <table:table-cell office:value-type="float" office:value="1.11336765" calcext:value-type="float">
            <text:p>1.113E+00</text:p>
          </table:table-cell>
          <table:table-cell table:formula="of:=[.D288]*0.001" office:value-type="float" office:value="0.00111336765" calcext:value-type="float">
            <text:p>1.113E-03</text:p>
          </table:table-cell>
        </table:table-row>
        <table:table-row table:style-name="ro1">
          <table:table-cell office:value-type="float" office:value="590.72436618" calcext:value-type="float">
            <text:p>5.907E+02</text:p>
          </table:table-cell>
          <table:table-cell table:formula="of:=[.A289]*0.001" office:value-type="float" office:value="0.59072436618" calcext:value-type="float">
            <text:p>5.907E-01</text:p>
          </table:table-cell>
          <table:table-cell/>
          <table:table-cell office:value-type="float" office:value="1.29616174" calcext:value-type="float">
            <text:p>1.296E+00</text:p>
          </table:table-cell>
          <table:table-cell table:formula="of:=[.D289]*0.001" office:value-type="float" office:value="0.00129616174" calcext:value-type="float">
            <text:p>1.296E-03</text:p>
          </table:table-cell>
        </table:table-row>
        <table:table-row table:style-name="ro1">
          <table:table-cell office:value-type="float" office:value="598.97214937" calcext:value-type="float">
            <text:p>5.990E+02</text:p>
          </table:table-cell>
          <table:table-cell table:formula="of:=[.A290]*0.001" office:value-type="float" office:value="0.59897214937" calcext:value-type="float">
            <text:p>5.990E-01</text:p>
          </table:table-cell>
          <table:table-cell/>
          <table:table-cell office:value-type="float" office:value="1.50896719" calcext:value-type="float">
            <text:p>1.509E+00</text:p>
          </table:table-cell>
          <table:table-cell table:formula="of:=[.D290]*0.001" office:value-type="float" office:value="0.00150896719" calcext:value-type="float">
            <text:p>1.509E-03</text:p>
          </table:table-cell>
        </table:table-row>
        <table:table-row table:style-name="ro1">
          <table:table-cell office:value-type="float" office:value="607.24124204" calcext:value-type="float">
            <text:p>6.072E+02</text:p>
          </table:table-cell>
          <table:table-cell table:formula="of:=[.A291]*0.001" office:value-type="float" office:value="0.60724124204" calcext:value-type="float">
            <text:p>6.072E-01</text:p>
          </table:table-cell>
          <table:table-cell/>
          <table:table-cell office:value-type="float" office:value="1.75671131" calcext:value-type="float">
            <text:p>1.757E+00</text:p>
          </table:table-cell>
          <table:table-cell table:formula="of:=[.D291]*0.001" office:value-type="float" office:value="0.00175671131" calcext:value-type="float">
            <text:p>1.757E-03</text:p>
          </table:table-cell>
        </table:table-row>
        <table:table-row table:style-name="ro1">
          <table:table-cell office:value-type="float" office:value="615.63937544" calcext:value-type="float">
            <text:p>6.156E+02</text:p>
          </table:table-cell>
          <table:table-cell table:formula="of:=[.A292]*0.001" office:value-type="float" office:value="0.61563937544" calcext:value-type="float">
            <text:p>6.156E-01</text:p>
          </table:table-cell>
          <table:table-cell/>
          <table:table-cell office:value-type="float" office:value="2.04513037" calcext:value-type="float">
            <text:p>2.045E+00</text:p>
          </table:table-cell>
          <table:table-cell table:formula="of:=[.D292]*0.001" office:value-type="float" office:value="0.00204513037" calcext:value-type="float">
            <text:p>2.045E-03</text:p>
          </table:table-cell>
        </table:table-row>
        <table:table-row table:style-name="ro1">
          <table:table-cell office:value-type="float" office:value="624.03750885" calcext:value-type="float">
            <text:p>6.240E+02</text:p>
          </table:table-cell>
          <table:table-cell table:formula="of:=[.A293]*0.001" office:value-type="float" office:value="0.62403750885" calcext:value-type="float">
            <text:p>6.240E-01</text:p>
          </table:table-cell>
          <table:table-cell/>
          <table:table-cell office:value-type="float" office:value="2.38090242" calcext:value-type="float">
            <text:p>2.381E+00</text:p>
          </table:table-cell>
          <table:table-cell table:formula="of:=[.D293]*0.001" office:value-type="float" office:value="0.00238090242" calcext:value-type="float">
            <text:p>2.381E-03</text:p>
          </table:table-cell>
        </table:table-row>
        <table:table-row table:style-name="ro1">
          <table:table-cell office:value-type="float" office:value="632.43564225" calcext:value-type="float">
            <text:p>6.324E+02</text:p>
          </table:table-cell>
          <table:table-cell table:formula="of:=[.A294]*0.001" office:value-type="float" office:value="0.63243564225" calcext:value-type="float">
            <text:p>6.324E-01</text:p>
          </table:table-cell>
          <table:table-cell/>
          <table:table-cell office:value-type="float" office:value="2.77180196" calcext:value-type="float">
            <text:p>2.772E+00</text:p>
          </table:table-cell>
          <table:table-cell table:formula="of:=[.D294]*0.001" office:value-type="float" office:value="0.00277180196" calcext:value-type="float">
            <text:p>2.772E-03</text:p>
          </table:table-cell>
        </table:table-row>
        <table:table-row table:style-name="ro1">
          <table:table-cell office:value-type="float" office:value="640.74458105" calcext:value-type="float">
            <text:p>6.407E+02</text:p>
          </table:table-cell>
          <table:table-cell table:formula="of:=[.A295]*0.001" office:value-type="float" office:value="0.64074458105" calcext:value-type="float">
            <text:p>6.407E-01</text:p>
          </table:table-cell>
          <table:table-cell/>
          <table:table-cell office:value-type="float" office:value="3.22687986" calcext:value-type="float">
            <text:p>3.227E+00</text:p>
          </table:table-cell>
          <table:table-cell table:formula="of:=[.D295]*0.001" office:value-type="float" office:value="0.00322687986" calcext:value-type="float">
            <text:p>3.227E-03</text:p>
          </table:table-cell>
        </table:table-row>
        <table:table-row table:style-name="ro1">
          <table:table-cell office:value-type="float" office:value="648.89645978" calcext:value-type="float">
            <text:p>6.489E+02</text:p>
          </table:table-cell>
          <table:table-cell table:formula="of:=[.A296]*0.001" office:value-type="float" office:value="0.64889645978" calcext:value-type="float">
            <text:p>6.489E-01</text:p>
          </table:table-cell>
          <table:table-cell/>
          <table:table-cell office:value-type="float" office:value="3.75667303" calcext:value-type="float">
            <text:p>3.757E+00</text:p>
          </table:table-cell>
          <table:table-cell table:formula="of:=[.D296]*0.001" office:value-type="float" office:value="0.00375667303" calcext:value-type="float">
            <text:p>3.757E-03</text:p>
          </table:table-cell>
        </table:table-row>
        <table:table-row table:style-name="ro1">
          <table:table-cell office:value-type="float" office:value="657.04833852" calcext:value-type="float">
            <text:p>6.570E+02</text:p>
          </table:table-cell>
          <table:table-cell table:formula="of:=[.A297]*0.001" office:value-type="float" office:value="0.65704833852" calcext:value-type="float">
            <text:p>6.570E-01</text:p>
          </table:table-cell>
          <table:table-cell/>
          <table:table-cell office:value-type="float" office:value="4.3734483" calcext:value-type="float">
            <text:p>4.373E+00</text:p>
          </table:table-cell>
          <table:table-cell table:formula="of:=[.D297]*0.001" office:value-type="float" office:value="0.0043734483" calcext:value-type="float">
            <text:p>4.373E-03</text:p>
          </table:table-cell>
        </table:table-row>
        <table:table-row table:style-name="ro1">
          <table:table-cell office:value-type="float" office:value="665.20021725" calcext:value-type="float">
            <text:p>6.652E+02</text:p>
          </table:table-cell>
          <table:table-cell table:formula="of:=[.A298]*0.001" office:value-type="float" office:value="0.66520021725" calcext:value-type="float">
            <text:p>6.652E-01</text:p>
          </table:table-cell>
          <table:table-cell/>
          <table:table-cell office:value-type="float" office:value="5.0914865" calcext:value-type="float">
            <text:p>5.091E+00</text:p>
          </table:table-cell>
          <table:table-cell table:formula="of:=[.D298]*0.001" office:value-type="float" office:value="0.0050914865" calcext:value-type="float">
            <text:p>5.091E-03</text:p>
          </table:table-cell>
        </table:table-row>
        <table:table-row table:style-name="ro1">
          <table:table-cell office:value-type="float" office:value="673.44573498" calcext:value-type="float">
            <text:p>6.734E+02</text:p>
          </table:table-cell>
          <table:table-cell table:formula="of:=[.A299]*0.001" office:value-type="float" office:value="0.67344573498" calcext:value-type="float">
            <text:p>6.734E-01</text:p>
          </table:table-cell>
          <table:table-cell/>
          <table:table-cell office:value-type="float" office:value="5.92741311" calcext:value-type="float">
            <text:p>5.927E+00</text:p>
          </table:table-cell>
          <table:table-cell table:formula="of:=[.D299]*0.001" office:value-type="float" office:value="0.00592741311" calcext:value-type="float">
            <text:p>5.927E-03</text:p>
          </table:table-cell>
        </table:table-row>
        <table:table-row table:style-name="ro1">
          <table:table-cell office:value-type="float" office:value="681.69351817" calcext:value-type="float">
            <text:p>6.817E+02</text:p>
          </table:table-cell>
          <table:table-cell table:formula="of:=[.A300]*0.001" office:value-type="float" office:value="0.68169351817" calcext:value-type="float">
            <text:p>6.817E-01</text:p>
          </table:table-cell>
          <table:table-cell/>
          <table:table-cell office:value-type="float" office:value="6.9005832" calcext:value-type="float">
            <text:p>6.901E+00</text:p>
          </table:table-cell>
          <table:table-cell table:formula="of:=[.D300]*0.001" office:value-type="float" office:value="0.0069005832" calcext:value-type="float">
            <text:p>6.901E-03</text:p>
          </table:table-cell>
        </table:table-row>
        <table:table-row table:style-name="ro1">
          <table:table-cell office:value-type="float" office:value="690.02467436" calcext:value-type="float">
            <text:p>6.900E+02</text:p>
          </table:table-cell>
          <table:table-cell table:formula="of:=[.A301]*0.001" office:value-type="float" office:value="0.69002467436" calcext:value-type="float">
            <text:p>6.900E-01</text:p>
          </table:table-cell>
          <table:table-cell/>
          <table:table-cell office:value-type="float" office:value="8.03352956" calcext:value-type="float">
            <text:p>8.034E+00</text:p>
          </table:table-cell>
          <table:table-cell table:formula="of:=[.D301]*0.001" office:value-type="float" office:value="0.00803352956" calcext:value-type="float">
            <text:p>8.034E-03</text:p>
          </table:table-cell>
        </table:table-row>
        <table:table-row table:style-name="ro1">
          <table:table-cell office:value-type="float" office:value="698.55109887" calcext:value-type="float">
            <text:p>6.986E+02</text:p>
          </table:table-cell>
          <table:table-cell table:formula="of:=[.A302]*0.001" office:value-type="float" office:value="0.69855109887" calcext:value-type="float">
            <text:p>6.986E-01</text:p>
          </table:table-cell>
          <table:table-cell/>
          <table:table-cell office:value-type="float" office:value="9.35248448" calcext:value-type="float">
            <text:p>9.352E+00</text:p>
          </table:table-cell>
          <table:table-cell table:formula="of:=[.D302]*0.001" office:value-type="float" office:value="0.00935248448" calcext:value-type="float">
            <text:p>9.352E-03</text:p>
          </table:table-cell>
        </table:table-row>
        <table:table-row table:style-name="ro1">
          <table:table-cell office:value-type="float" office:value="707.07752338" calcext:value-type="float">
            <text:p>7.071E+02</text:p>
          </table:table-cell>
          <table:table-cell table:formula="of:=[.A303]*0.001" office:value-type="float" office:value="0.70707752338" calcext:value-type="float">
            <text:p>7.071E-01</text:p>
          </table:table-cell>
          <table:table-cell/>
          <table:table-cell office:value-type="float" office:value="10.88798706" calcext:value-type="float">
            <text:p>1.089E+01</text:p>
          </table:table-cell>
          <table:table-cell table:formula="of:=[.D303]*0.001" office:value-type="float" office:value="0.01088798706" calcext:value-type="float">
            <text:p>1.089E-02</text:p>
          </table:table-cell>
        </table:table-row>
        <table:table-row table:style-name="ro1">
          <table:table-cell office:value-type="float" office:value="715.54164254" calcext:value-type="float">
            <text:p>7.155E+02</text:p>
          </table:table-cell>
          <table:table-cell table:formula="of:=[.A304]*0.001" office:value-type="float" office:value="0.71554164254" calcext:value-type="float">
            <text:p>7.155E-01</text:p>
          </table:table-cell>
          <table:table-cell/>
          <table:table-cell office:value-type="float" office:value="12.67559037" calcext:value-type="float">
            <text:p>1.268E+01</text:p>
          </table:table-cell>
          <table:table-cell table:formula="of:=[.D304]*0.001" office:value-type="float" office:value="0.01267559037" calcext:value-type="float">
            <text:p>1.268E-02</text:p>
          </table:table-cell>
        </table:table-row>
        <table:table-row table:style-name="ro1">
          <table:table-cell office:value-type="float" office:value="723.90658174" calcext:value-type="float">
            <text:p>7.239E+02</text:p>
          </table:table-cell>
          <table:table-cell table:formula="of:=[.A305]*0.001" office:value-type="float" office:value="0.72390658174" calcext:value-type="float">
            <text:p>7.239E-01</text:p>
          </table:table-cell>
          <table:table-cell/>
          <table:table-cell office:value-type="float" office:value="14.75668463" calcext:value-type="float">
            <text:p>1.476E+01</text:p>
          </table:table-cell>
          <table:table-cell table:formula="of:=[.D305]*0.001" office:value-type="float" office:value="0.01475668463" calcext:value-type="float">
            <text:p>1.476E-02</text:p>
          </table:table-cell>
        </table:table-row>
        <table:table-row table:style-name="ro1">
          <table:table-cell office:value-type="float" office:value="732.27152094" calcext:value-type="float">
            <text:p>7.323E+02</text:p>
          </table:table-cell>
          <table:table-cell table:formula="of:=[.A306]*0.001" office:value-type="float" office:value="0.73227152094" calcext:value-type="float">
            <text:p>7.323E-01</text:p>
          </table:table-cell>
          <table:table-cell/>
          <table:table-cell office:value-type="float" office:value="17.17945554" calcext:value-type="float">
            <text:p>1.718E+01</text:p>
          </table:table-cell>
          <table:table-cell table:formula="of:=[.D306]*0.001" office:value-type="float" office:value="0.01717945554" calcext:value-type="float">
            <text:p>1.718E-02</text:p>
          </table:table-cell>
        </table:table-row>
        <table:table-row table:style-name="ro1">
          <table:table-cell office:value-type="float" office:value="740.63646014" calcext:value-type="float">
            <text:p>7.406E+02</text:p>
          </table:table-cell>
          <table:table-cell table:formula="of:=[.A307]*0.001" office:value-type="float" office:value="0.74063646014" calcext:value-type="float">
            <text:p>7.406E-01</text:p>
          </table:table-cell>
          <table:table-cell/>
          <table:table-cell office:value-type="float" office:value="20" calcext:value-type="float">
            <text:p>2.000E+01</text:p>
          </table:table-cell>
          <table:table-cell table:formula="of:=[.D307]*0.001" office:value-type="float" office:value="0.02" calcext:value-type="float">
            <text:p>2.000E-02</text:p>
          </table:table-cell>
        </table:table-row>
        <table:table-row table:style-name="ro1" table:number-rows-repeated="10482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tal Capacitance vs Reverse Voltage" table:style-name="ta1">
        <table:shapes>
          <draw:frame draw:z-index="0" draw:style-name="gr1" draw:text-style-name="P1" svg:width="15.999cm" svg:height="8.999cm" svg:x="4.617cm" svg:y="0.1cm">
            <draw:object draw:notify-on-update-of-ranges="'Total Capacitance vs Reverse Voltage'.A2:'Total Capacitance vs Reverse Voltage'.A52 'Total Capacitance vs Reverse Voltage'.B1:'Total Capacitance vs Reverse Voltage'.B1 'Total Capacitance vs Reverse Voltage'.B2:'Total Capacitance vs Reverse Voltage'.B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r [V]</text:p>
          </table:table-cell>
          <table:table-cell office:value-type="string" calcext:value-type="string">
            <text:p>Ct [pF]</text:p>
          </table:table-cell>
        </table:table-row>
        <table:table-row table:style-name="ro1">
          <table:table-cell office:value-type="float" office:value="0" calcext:value-type="float">
            <text:p>0.000E+00</text:p>
          </table:table-cell>
          <table:table-cell office:value-type="float" office:value="0.86966808" calcext:value-type="float">
            <text:p>8.697E-01</text:p>
          </table:table-cell>
        </table:table-row>
        <table:table-row table:style-name="ro1">
          <table:table-cell office:value-type="float" office:value="0.3" calcext:value-type="float">
            <text:p>3.000E-01</text:p>
          </table:table-cell>
          <table:table-cell office:value-type="float" office:value="0.86383828" calcext:value-type="float">
            <text:p>8.638E-01</text:p>
          </table:table-cell>
        </table:table-row>
        <table:table-row table:style-name="ro1">
          <table:table-cell office:value-type="float" office:value="0.6" calcext:value-type="float">
            <text:p>6.000E-01</text:p>
          </table:table-cell>
          <table:table-cell office:value-type="float" office:value="0.85830508" calcext:value-type="float">
            <text:p>8.583E-01</text:p>
          </table:table-cell>
        </table:table-row>
        <table:table-row table:style-name="ro1">
          <table:table-cell office:value-type="float" office:value="0.9" calcext:value-type="float">
            <text:p>9.000E-01</text:p>
          </table:table-cell>
          <table:table-cell office:value-type="float" office:value="0.85337606" calcext:value-type="float">
            <text:p>8.534E-01</text:p>
          </table:table-cell>
        </table:table-row>
        <table:table-row table:style-name="ro1">
          <table:table-cell office:value-type="float" office:value="1.2" calcext:value-type="float">
            <text:p>1.200E+00</text:p>
          </table:table-cell>
          <table:table-cell office:value-type="float" office:value="0.84893644" calcext:value-type="float">
            <text:p>8.489E-01</text:p>
          </table:table-cell>
        </table:table-row>
        <table:table-row table:style-name="ro1">
          <table:table-cell office:value-type="float" office:value="1.5" calcext:value-type="float">
            <text:p>1.500E+00</text:p>
          </table:table-cell>
          <table:table-cell office:value-type="float" office:value="0.84603178" calcext:value-type="float">
            <text:p>8.460E-01</text:p>
          </table:table-cell>
        </table:table-row>
        <table:table-row table:style-name="ro1">
          <table:table-cell office:value-type="float" office:value="1.8" calcext:value-type="float">
            <text:p>1.800E+00</text:p>
          </table:table-cell>
          <table:table-cell office:value-type="float" office:value="0.84328729" calcext:value-type="float">
            <text:p>8.433E-01</text:p>
          </table:table-cell>
        </table:table-row>
        <table:table-row table:style-name="ro1">
          <table:table-cell office:value-type="float" office:value="2.1" calcext:value-type="float">
            <text:p>2.100E+00</text:p>
          </table:table-cell>
          <table:table-cell office:value-type="float" office:value="0.84149364" calcext:value-type="float">
            <text:p>8.415E-01</text:p>
          </table:table-cell>
        </table:table-row>
        <table:table-row table:style-name="ro1">
          <table:table-cell office:value-type="float" office:value="2.4" calcext:value-type="float">
            <text:p>2.400E+00</text:p>
          </table:table-cell>
          <table:table-cell office:value-type="float" office:value="0.83976392" calcext:value-type="float">
            <text:p>8.398E-01</text:p>
          </table:table-cell>
        </table:table-row>
        <table:table-row table:style-name="ro1">
          <table:table-cell office:value-type="float" office:value="2.7" calcext:value-type="float">
            <text:p>2.700E+00</text:p>
          </table:table-cell>
          <table:table-cell office:value-type="float" office:value="0.83828171" calcext:value-type="float">
            <text:p>8.383E-01</text:p>
          </table:table-cell>
        </table:table-row>
        <table:table-row table:style-name="ro1">
          <table:table-cell office:value-type="float" office:value="3" calcext:value-type="float">
            <text:p>3.000E+00</text:p>
          </table:table-cell>
          <table:table-cell office:value-type="float" office:value="0.83688998" calcext:value-type="float">
            <text:p>8.369E-01</text:p>
          </table:table-cell>
        </table:table-row>
        <table:table-row table:style-name="ro1">
          <table:table-cell office:value-type="float" office:value="3.3" calcext:value-type="float">
            <text:p>3.300E+00</text:p>
          </table:table-cell>
          <table:table-cell office:value-type="float" office:value="0.83561341" calcext:value-type="float">
            <text:p>8.356E-01</text:p>
          </table:table-cell>
        </table:table-row>
        <table:table-row table:style-name="ro1">
          <table:table-cell office:value-type="float" office:value="3.6" calcext:value-type="float">
            <text:p>3.600E+00</text:p>
          </table:table-cell>
          <table:table-cell office:value-type="float" office:value="0.83447828" calcext:value-type="float">
            <text:p>8.345E-01</text:p>
          </table:table-cell>
        </table:table-row>
        <table:table-row table:style-name="ro1">
          <table:table-cell office:value-type="float" office:value="3.9" calcext:value-type="float">
            <text:p>3.900E+00</text:p>
          </table:table-cell>
          <table:table-cell office:value-type="float" office:value="0.83334315" calcext:value-type="float">
            <text:p>8.333E-01</text:p>
          </table:table-cell>
        </table:table-row>
        <table:table-row table:style-name="ro1">
          <table:table-cell office:value-type="float" office:value="4.2" calcext:value-type="float">
            <text:p>4.200E+00</text:p>
          </table:table-cell>
          <table:table-cell office:value-type="float" office:value="0.83232521" calcext:value-type="float">
            <text:p>8.323E-01</text:p>
          </table:table-cell>
        </table:table-row>
        <table:table-row table:style-name="ro1">
          <table:table-cell office:value-type="float" office:value="4.5" calcext:value-type="float">
            <text:p>4.500E+00</text:p>
          </table:table-cell>
          <table:table-cell office:value-type="float" office:value="0.83131621" calcext:value-type="float">
            <text:p>8.313E-01</text:p>
          </table:table-cell>
        </table:table-row>
        <table:table-row table:style-name="ro1">
          <table:table-cell office:value-type="float" office:value="4.8" calcext:value-type="float">
            <text:p>4.800E+00</text:p>
          </table:table-cell>
          <table:table-cell office:value-type="float" office:value="0.83039857" calcext:value-type="float">
            <text:p>8.304E-01</text:p>
          </table:table-cell>
        </table:table-row>
        <table:table-row table:style-name="ro1">
          <table:table-cell office:value-type="float" office:value="5.1" calcext:value-type="float">
            <text:p>5.100E+00</text:p>
          </table:table-cell>
          <table:table-cell office:value-type="float" office:value="0.82951569" calcext:value-type="float">
            <text:p>8.295E-01</text:p>
          </table:table-cell>
        </table:table-row>
        <table:table-row table:style-name="ro1">
          <table:table-cell office:value-type="float" office:value="5.4" calcext:value-type="float">
            <text:p>5.400E+00</text:p>
          </table:table-cell>
          <table:table-cell office:value-type="float" office:value="0.82864831" calcext:value-type="float">
            <text:p>8.286E-01</text:p>
          </table:table-cell>
        </table:table-row>
        <table:table-row table:style-name="ro1">
          <table:table-cell office:value-type="float" office:value="5.7" calcext:value-type="float">
            <text:p>5.700E+00</text:p>
          </table:table-cell>
          <table:table-cell office:value-type="float" office:value="0.8278411" calcext:value-type="float">
            <text:p>8.278E-01</text:p>
          </table:table-cell>
        </table:table-row>
        <table:table-row table:style-name="ro1">
          <table:table-cell office:value-type="float" office:value="6" calcext:value-type="float">
            <text:p>6.000E+00</text:p>
          </table:table-cell>
          <table:table-cell office:value-type="float" office:value="0.8270339" calcext:value-type="float">
            <text:p>8.270E-01</text:p>
          </table:table-cell>
        </table:table-row>
        <table:table-row table:style-name="ro1">
          <table:table-cell office:value-type="float" office:value="6.3" calcext:value-type="float">
            <text:p>6.300E+00</text:p>
          </table:table-cell>
          <table:table-cell office:value-type="float" office:value="0.82622669" calcext:value-type="float">
            <text:p>8.262E-01</text:p>
          </table:table-cell>
        </table:table-row>
        <table:table-row table:style-name="ro1">
          <table:table-cell office:value-type="float" office:value="6.6" calcext:value-type="float">
            <text:p>6.600E+00</text:p>
          </table:table-cell>
          <table:table-cell office:value-type="float" office:value="0.82550847" calcext:value-type="float">
            <text:p>8.255E-01</text:p>
          </table:table-cell>
        </table:table-row>
        <table:table-row table:style-name="ro1">
          <table:table-cell office:value-type="float" office:value="6.9" calcext:value-type="float">
            <text:p>6.900E+00</text:p>
          </table:table-cell>
          <table:table-cell office:value-type="float" office:value="0.82483581" calcext:value-type="float">
            <text:p>8.248E-01</text:p>
          </table:table-cell>
        </table:table-row>
        <table:table-row table:style-name="ro1">
          <table:table-cell office:value-type="float" office:value="7.2" calcext:value-type="float">
            <text:p>7.200E+00</text:p>
          </table:table-cell>
          <table:table-cell office:value-type="float" office:value="0.82416314" calcext:value-type="float">
            <text:p>8.242E-01</text:p>
          </table:table-cell>
        </table:table-row>
        <table:table-row table:style-name="ro1">
          <table:table-cell office:value-type="float" office:value="7.5" calcext:value-type="float">
            <text:p>7.500E+00</text:p>
          </table:table-cell>
          <table:table-cell office:value-type="float" office:value="0.82349047" calcext:value-type="float">
            <text:p>8.235E-01</text:p>
          </table:table-cell>
        </table:table-row>
        <table:table-row table:style-name="ro1">
          <table:table-cell office:value-type="float" office:value="7.8" calcext:value-type="float">
            <text:p>7.800E+00</text:p>
          </table:table-cell>
          <table:table-cell office:value-type="float" office:value="0.82290254" calcext:value-type="float">
            <text:p>8.229E-01</text:p>
          </table:table-cell>
        </table:table-row>
        <table:table-row table:style-name="ro1">
          <table:table-cell office:value-type="float" office:value="8.1" calcext:value-type="float">
            <text:p>8.100E+00</text:p>
          </table:table-cell>
          <table:table-cell office:value-type="float" office:value="0.82232597" calcext:value-type="float">
            <text:p>8.223E-01</text:p>
          </table:table-cell>
        </table:table-row>
        <table:table-row table:style-name="ro1">
          <table:table-cell office:value-type="float" office:value="8.4" calcext:value-type="float">
            <text:p>8.400E+00</text:p>
          </table:table-cell>
          <table:table-cell office:value-type="float" office:value="0.82174939" calcext:value-type="float">
            <text:p>8.217E-01</text:p>
          </table:table-cell>
        </table:table-row>
        <table:table-row table:style-name="ro1">
          <table:table-cell office:value-type="float" office:value="8.7" calcext:value-type="float">
            <text:p>8.700E+00</text:p>
          </table:table-cell>
          <table:table-cell office:value-type="float" office:value="0.82117282" calcext:value-type="float">
            <text:p>8.212E-01</text:p>
          </table:table-cell>
        </table:table-row>
        <table:table-row table:style-name="ro1">
          <table:table-cell office:value-type="float" office:value="9" calcext:value-type="float">
            <text:p>9.000E+00</text:p>
          </table:table-cell>
          <table:table-cell office:value-type="float" office:value="0.82060103" calcext:value-type="float">
            <text:p>8.206E-01</text:p>
          </table:table-cell>
        </table:table-row>
        <table:table-row table:style-name="ro1">
          <table:table-cell office:value-type="float" office:value="9.3" calcext:value-type="float">
            <text:p>9.300E+00</text:p>
          </table:table-cell>
          <table:table-cell office:value-type="float" office:value="0.82003457" calcext:value-type="float">
            <text:p>8.200E-01</text:p>
          </table:table-cell>
        </table:table-row>
        <table:table-row table:style-name="ro1">
          <table:table-cell office:value-type="float" office:value="9.6" calcext:value-type="float">
            <text:p>9.600E+00</text:p>
          </table:table-cell>
          <table:table-cell office:value-type="float" office:value="0.81946811" calcext:value-type="float">
            <text:p>8.195E-01</text:p>
          </table:table-cell>
        </table:table-row>
        <table:table-row table:style-name="ro1">
          <table:table-cell office:value-type="float" office:value="9.9" calcext:value-type="float">
            <text:p>9.900E+00</text:p>
          </table:table-cell>
          <table:table-cell office:value-type="float" office:value="0.81890165" calcext:value-type="float">
            <text:p>8.189E-01</text:p>
          </table:table-cell>
        </table:table-row>
        <table:table-row table:style-name="ro1">
          <table:table-cell office:value-type="float" office:value="10.2" calcext:value-type="float">
            <text:p>1.020E+01</text:p>
          </table:table-cell>
          <table:table-cell office:value-type="float" office:value="0.81833519" calcext:value-type="float">
            <text:p>8.183E-01</text:p>
          </table:table-cell>
        </table:table-row>
        <table:table-row table:style-name="ro1">
          <table:table-cell office:value-type="float" office:value="10.5" calcext:value-type="float">
            <text:p>1.050E+01</text:p>
          </table:table-cell>
          <table:table-cell office:value-type="float" office:value="0.81777835" calcext:value-type="float">
            <text:p>8.178E-01</text:p>
          </table:table-cell>
        </table:table-row>
        <table:table-row table:style-name="ro1">
          <table:table-cell office:value-type="float" office:value="10.8" calcext:value-type="float">
            <text:p>1.080E+01</text:p>
          </table:table-cell>
          <table:table-cell office:value-type="float" office:value="0.81722165" calcext:value-type="float">
            <text:p>8.172E-01</text:p>
          </table:table-cell>
        </table:table-row>
        <table:table-row table:style-name="ro1">
          <table:table-cell office:value-type="float" office:value="11.1" calcext:value-type="float">
            <text:p>1.110E+01</text:p>
          </table:table-cell>
          <table:table-cell office:value-type="float" office:value="0.81666496" calcext:value-type="float">
            <text:p>8.167E-01</text:p>
          </table:table-cell>
        </table:table-row>
        <table:table-row table:style-name="ro1">
          <table:table-cell office:value-type="float" office:value="11.4" calcext:value-type="float">
            <text:p>1.140E+01</text:p>
          </table:table-cell>
          <table:table-cell office:value-type="float" office:value="0.81610827" calcext:value-type="float">
            <text:p>8.161E-01</text:p>
          </table:table-cell>
        </table:table-row>
        <table:table-row table:style-name="ro1">
          <table:table-cell office:value-type="float" office:value="11.7" calcext:value-type="float">
            <text:p>1.170E+01</text:p>
          </table:table-cell>
          <table:table-cell office:value-type="float" office:value="0.81558574" calcext:value-type="float">
            <text:p>8.156E-01</text:p>
          </table:table-cell>
        </table:table-row>
        <table:table-row table:style-name="ro1">
          <table:table-cell office:value-type="float" office:value="12" calcext:value-type="float">
            <text:p>1.200E+01</text:p>
          </table:table-cell>
          <table:table-cell office:value-type="float" office:value="0.81511092" calcext:value-type="float">
            <text:p>8.151E-01</text:p>
          </table:table-cell>
        </table:table-row>
        <table:table-row table:style-name="ro1">
          <table:table-cell office:value-type="float" office:value="12.3" calcext:value-type="float">
            <text:p>1.230E+01</text:p>
          </table:table-cell>
          <table:table-cell office:value-type="float" office:value="0.81463609" calcext:value-type="float">
            <text:p>8.146E-01</text:p>
          </table:table-cell>
        </table:table-row>
        <table:table-row table:style-name="ro1">
          <table:table-cell office:value-type="float" office:value="12.6" calcext:value-type="float">
            <text:p>1.260E+01</text:p>
          </table:table-cell>
          <table:table-cell office:value-type="float" office:value="0.81416127" calcext:value-type="float">
            <text:p>8.142E-01</text:p>
          </table:table-cell>
        </table:table-row>
        <table:table-row table:style-name="ro1">
          <table:table-cell office:value-type="float" office:value="12.9" calcext:value-type="float">
            <text:p>1.290E+01</text:p>
          </table:table-cell>
          <table:table-cell office:value-type="float" office:value="0.81366102" calcext:value-type="float">
            <text:p>8.137E-01</text:p>
          </table:table-cell>
        </table:table-row>
        <table:table-row table:style-name="ro1">
          <table:table-cell office:value-type="float" office:value="13.2" calcext:value-type="float">
            <text:p>1.320E+01</text:p>
          </table:table-cell>
          <table:table-cell office:value-type="float" office:value="0.81312288" calcext:value-type="float">
            <text:p>8.131E-01</text:p>
          </table:table-cell>
        </table:table-row>
        <table:table-row table:style-name="ro1">
          <table:table-cell office:value-type="float" office:value="13.5" calcext:value-type="float">
            <text:p>1.350E+01</text:p>
          </table:table-cell>
          <table:table-cell office:value-type="float" office:value="0.81258475" calcext:value-type="float">
            <text:p>8.126E-01</text:p>
          </table:table-cell>
        </table:table-row>
        <table:table-row table:style-name="ro1">
          <table:table-cell office:value-type="float" office:value="13.8" calcext:value-type="float">
            <text:p>1.380E+01</text:p>
          </table:table-cell>
          <table:table-cell office:value-type="float" office:value="0.81204661" calcext:value-type="float">
            <text:p>8.120E-01</text:p>
          </table:table-cell>
        </table:table-row>
        <table:table-row table:style-name="ro1">
          <table:table-cell office:value-type="float" office:value="14.1" calcext:value-type="float">
            <text:p>1.410E+01</text:p>
          </table:table-cell>
          <table:table-cell office:value-type="float" office:value="0.81154618" calcext:value-type="float">
            <text:p>8.115E-01</text:p>
          </table:table-cell>
        </table:table-row>
        <table:table-row table:style-name="ro1">
          <table:table-cell office:value-type="float" office:value="14.4" calcext:value-type="float">
            <text:p>1.440E+01</text:p>
          </table:table-cell>
          <table:table-cell office:value-type="float" office:value="0.81105197" calcext:value-type="float">
            <text:p>8.111E-01</text:p>
          </table:table-cell>
        </table:table-row>
        <table:table-row table:style-name="ro1">
          <table:table-cell office:value-type="float" office:value="14.7" calcext:value-type="float">
            <text:p>1.470E+01</text:p>
          </table:table-cell>
          <table:table-cell office:value-type="float" office:value="0.81055777" calcext:value-type="float">
            <text:p>8.106E-01</text:p>
          </table:table-cell>
        </table:table-row>
        <table:table-row table:style-name="ro1">
          <table:table-cell office:value-type="float" office:value="15" calcext:value-type="float">
            <text:p>1.500E+01</text:p>
          </table:table-cell>
          <table:table-cell office:value-type="float" office:value="0.81006356" calcext:value-type="float">
            <text:p>8.101E-01</text:p>
          </table:table-cell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/00/00</text:date>, <text:time style:data-style-name="N2" text:time-value="13:31:59.596006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0:52:30.377189600</meta:creation-date>
    <meta:generator>LibreOffice/25.2.4.3$Windows_X86_64 LibreOffice_project/33e196637044ead23f5c3226cde09b47731f7e27</meta:generator>
    <dc:date>2025-08-04T12:32:54.598999000</dc:date>
    <meta:editing-duration>PT1H36M12S</meta:editing-duration>
    <meta:editing-cycles>22</meta:editing-cycles>
    <meta:document-statistic meta:table-count="4" meta:cell-count="254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169cm" svg:y="0.379cm" svg:width="11.672cm" svg:height="6.813cm"/>
          <chart:axis chart:dimension="x" chart:name="primary-x" chart:style-name="ch3">
            <chart:title svg:x="7.036cm" svg:y="8.019cm" chart:style-name="ch4">
              <text:p><text:span text:style-name="T1">Reverse Voltage [V]</text:span></text:p>
            </chart:title>
            <chart:grid chart:style-name="ch5" chart:class="major"/>
          </chart:axis>
          <chart:axis chart:dimension="y" chart:name="primary-y" chart:style-name="ch6">
            <chart:title svg:x="0.451cm" svg:y="5.469cm" chart:style-name="ch7">
              <text:p><text:span text:style-name="T1">Reverse Current [A]</text:span></text:p>
            </chart:title>
            <chart:grid chart:style-name="ch5" chart:class="major"/>
          </chart:axis>
          <chart:series chart:style-name="ch8" chart:values-cell-range-address="'Reverse Current vs Reverse Voltage'.D2:'Reverse Current vs Reverse Voltage'.D103" chart:label-cell-address="'Reverse Current vs Reverse Voltage'.D1:'Reverse Current vs Reverse Voltage'.D1" chart:class="chart:scatter">
            <chart:domain table:cell-range-address="'Reverse Current vs Reverse Voltage'.A2:'Reverse Current vs Reverse Voltage'.A103"/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Ir [A]</text:p>
                <draw:g>
                  <svg:desc>'Reverse Current vs Reverse Voltage'.D1:'Reverse Current vs Reverse Voltag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Reverse Current vs Reverse Voltage'.A2:'Reverse Current vs Reverse Voltage'.A103</svg:desc>
                </draw:g>
              </table:table-cell>
              <table:table-cell office:value-type="float" office:value="0.00000001503080082">
                <text:p>0.00000001503080082</text:p>
                <draw:g>
                  <svg:desc>'Reverse Current vs Reverse Voltage'.D2:'Reverse Current vs Reverse Voltage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47128548">
                <text:p>10.47128548</text:p>
              </table:table-cell>
              <table:table-cell office:value-type="float" office:value="0.00000001521553535">
                <text:p>0.00000001521553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6478196">
                <text:p>10.96478196</text:p>
              </table:table-cell>
              <table:table-cell office:value-type="float" office:value="0.00000001540026987">
                <text:p>0.0000000154002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8153621">
                <text:p>11.48153621</text:p>
              </table:table-cell>
              <table:table-cell office:value-type="float" office:value="0.0000000155985674">
                <text:p>0.0000000155985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2264435">
                <text:p>12.02264435</text:p>
              </table:table-cell>
              <table:table-cell office:value-type="float" office:value="0.00000001582411537">
                <text:p>0.00000001582411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8925412">
                <text:p>12.58925412</text:p>
              </table:table-cell>
              <table:table-cell office:value-type="float" office:value="0.00000001604966334">
                <text:p>0.00000001604966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18256739">
                <text:p>13.18256739</text:p>
              </table:table-cell>
              <table:table-cell office:value-type="float" office:value="0.00000001627268994">
                <text:p>0.00000001627268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0384265">
                <text:p>13.80384265</text:p>
              </table:table-cell>
              <table:table-cell office:value-type="float" office:value="0.00000001645229295">
                <text:p>0.00000001645229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5439771">
                <text:p>14.45439771</text:p>
              </table:table-cell>
              <table:table-cell office:value-type="float" office:value="0.00000001663189596">
                <text:p>0.00000001663189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3561248">
                <text:p>15.13561248</text:p>
              </table:table-cell>
              <table:table-cell office:value-type="float" office:value="0.00000001681848049">
                <text:p>0.00000001681848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4893192">
                <text:p>15.84893192</text:p>
              </table:table-cell>
              <table:table-cell office:value-type="float" office:value="0.00000001702053388">
                <text:p>0.00000001702053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9586907">
                <text:p>16.59586907</text:p>
              </table:table-cell>
              <table:table-cell office:value-type="float" office:value="0.00000001722258727">
                <text:p>0.00000001722258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37800829">
                <text:p>17.37800829</text:p>
              </table:table-cell>
              <table:table-cell office:value-type="float" office:value="0.00000001742464066">
                <text:p>0.00000001742464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9700859">
                <text:p>18.19700859</text:p>
              </table:table-cell>
              <table:table-cell office:value-type="float" office:value="0.00000001763242568">
                <text:p>0.00000001763242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5460718">
                <text:p>19.05460718</text:p>
              </table:table-cell>
              <table:table-cell office:value-type="float" office:value="0.00000001784326399">
                <text:p>0.0000000178432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95262315">
                <text:p>19.95262315</text:p>
              </table:table-cell>
              <table:table-cell office:value-type="float" office:value="0.00000001805410231">
                <text:p>0.00000001805410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9296131">
                <text:p>20.89296131</text:p>
              </table:table-cell>
              <table:table-cell office:value-type="float" office:value="0.0000000182663431">
                <text:p>0.0000000182663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87761624">
                <text:p>21.87761624</text:p>
              </table:table-cell>
              <table:table-cell office:value-type="float" office:value="0.00000001848676498">
                <text:p>0.00000001848676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0867653">
                <text:p>22.90867653</text:p>
              </table:table-cell>
              <table:table-cell office:value-type="float" office:value="0.00000001870718686">
                <text:p>0.00000001870718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98832919">
                <text:p>23.98832919</text:p>
              </table:table-cell>
              <table:table-cell office:value-type="float" office:value="0.00000001892760874">
                <text:p>0.00000001892760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11886432">
                <text:p>25.11886432</text:p>
              </table:table-cell>
              <table:table-cell office:value-type="float" office:value="0.00000001920109514">
                <text:p>0.00000001920109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30267992">
                <text:p>26.30267992</text:p>
              </table:table-cell>
              <table:table-cell office:value-type="float" office:value="0.00000001948845996">
                <text:p>0.00000001948845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54228703">
                <text:p>27.54228703</text:p>
              </table:table-cell>
              <table:table-cell office:value-type="float" office:value="0.00000001977582478">
                <text:p>0.00000001977582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84031503">
                <text:p>28.84031503</text:p>
              </table:table-cell>
              <table:table-cell office:value-type="float" office:value="0.00000002008642086">
                <text:p>0.00000002008642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1995172">
                <text:p>30.1995172</text:p>
              </table:table-cell>
              <table:table-cell office:value-type="float" office:value="0.00000002043781805">
                <text:p>0.00000002043781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6227766">
                <text:p>31.6227766</text:p>
              </table:table-cell>
              <table:table-cell office:value-type="float" office:value="0.00000002078921525">
                <text:p>0.00000002078921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11311215">
                <text:p>33.11311215</text:p>
              </table:table-cell>
              <table:table-cell office:value-type="float" office:value="0.00000002114061245">
                <text:p>0.00000002114061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67368505">
                <text:p>34.67368505</text:p>
              </table:table-cell>
              <table:table-cell office:value-type="float" office:value="0.00000002156863916">
                <text:p>0.00000002156863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30780548">
                <text:p>36.30780548</text:p>
              </table:table-cell>
              <table:table-cell office:value-type="float" office:value="0.00000002200948292">
                <text:p>0.00000002200948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01893963">
                <text:p>38.01893963</text:p>
              </table:table-cell>
              <table:table-cell office:value-type="float" office:value="0.00000002245032668">
                <text:p>0.0000000224503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81071706">
                <text:p>39.81071706</text:p>
              </table:table-cell>
              <table:table-cell office:value-type="float" office:value="0.00000002293414832">
                <text:p>0.00000002293414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68693835">
                <text:p>41.68693835</text:p>
              </table:table-cell>
              <table:table-cell office:value-type="float" office:value="0.00000002346042691">
                <text:p>0.00000002346042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65158322">
                <text:p>43.65158322</text:p>
              </table:table-cell>
              <table:table-cell office:value-type="float" office:value="0.00000002398670551">
                <text:p>0.00000002398670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70881896">
                <text:p>45.70881896</text:p>
              </table:table-cell>
              <table:table-cell office:value-type="float" office:value="0.00000002455835729">
                <text:p>0.00000002455835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6300923">
                <text:p>47.86300923</text:p>
              </table:table-cell>
              <table:table-cell office:value-type="float" office:value="0.00000002528574949">
                <text:p>0.00000002528574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11872336">
                <text:p>50.11872336</text:p>
              </table:table-cell>
              <table:table-cell office:value-type="float" office:value="0.00000002601314168">
                <text:p>0.00000002601314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48074602">
                <text:p>52.48074602</text:p>
              </table:table-cell>
              <table:table-cell office:value-type="float" office:value="0.00000002684414784">
                <text:p>0.00000002684414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95408739">
                <text:p>54.95408739</text:p>
              </table:table-cell>
              <table:table-cell office:value-type="float" office:value="0.00000002815749487">
                <text:p>0.0000000281574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54399373">
                <text:p>57.54399373</text:p>
              </table:table-cell>
              <table:table-cell office:value-type="float" office:value="0.00000002947084189">
                <text:p>0.00000002947084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25595861">
                <text:p>60.25595861</text:p>
              </table:table-cell>
              <table:table-cell office:value-type="float" office:value="0.00000003144147844">
                <text:p>0.00000003144147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9573445">
                <text:p>63.09573445</text:p>
              </table:table-cell>
              <table:table-cell office:value-type="float" office:value="0.00000003368651608">
                <text:p>0.00000003368651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0693448">
                <text:p>66.0693448</text:p>
              </table:table-cell>
              <table:table-cell office:value-type="float" office:value="0.00000003656016427">
                <text:p>0.00000003656016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18309709">
                <text:p>69.18309709</text:p>
              </table:table-cell>
              <table:table-cell office:value-type="float" office:value="0.00000003968131417">
                <text:p>0.00000003968131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44359601">
                <text:p>72.44359601</text:p>
              </table:table-cell>
              <table:table-cell office:value-type="float" office:value="0.00000004313382224">
                <text:p>0.00000004313382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8577575">
                <text:p>75.8577575</text:p>
              </table:table-cell>
              <table:table-cell office:value-type="float" office:value="0.00000004720952772">
                <text:p>0.00000004720952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43282347">
                <text:p>79.43282347</text:p>
              </table:table-cell>
              <table:table-cell office:value-type="float" office:value="0.00000005188943295">
                <text:p>0.00000005188943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17637711">
                <text:p>83.17637711</text:p>
              </table:table-cell>
              <table:table-cell office:value-type="float" office:value="0.00000005811969386">
                <text:p>0.000000058119693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.096359">
                <text:p>87.096359</text:p>
              </table:table-cell>
              <table:table-cell office:value-type="float" office:value="0.00000006684616016">
                <text:p>0.0000000668461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20108394">
                <text:p>91.20108394</text:p>
              </table:table-cell>
              <table:table-cell office:value-type="float" office:value="0.00000007836714579">
                <text:p>0.00000007836714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.4992586">
                <text:p>95.4992586</text:p>
              </table:table-cell>
              <table:table-cell office:value-type="float" office:value="0.00000009520305075">
                <text:p>0.00000009520305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00000011334702259">
                <text:p>0.00000011334702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1761804">
                <text:p>135.017618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23713883">
                <text:p>135.23713883</text:p>
              </table:table-cell>
              <table:table-cell office:value-type="float" office:value="0.0000010964782">
                <text:p>0.0000010964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45665962">
                <text:p>135.45665962</text:p>
              </table:table-cell>
              <table:table-cell office:value-type="float" office:value="0.00000120226443">
                <text:p>0.00000120226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67618041">
                <text:p>135.67618041</text:p>
              </table:table-cell>
              <table:table-cell office:value-type="float" office:value="0.00000131825674">
                <text:p>0.00000131825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8989899">
                <text:p>135.8989899</text:p>
              </table:table-cell>
              <table:table-cell office:value-type="float" office:value="0.00000144543977">
                <text:p>0.00000144543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6.12373737">
                <text:p>136.12373737</text:p>
              </table:table-cell>
              <table:table-cell office:value-type="float" office:value="0.00000158489319">
                <text:p>0.00000158489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6.34848485">
                <text:p>136.34848485</text:p>
              </table:table-cell>
              <table:table-cell office:value-type="float" office:value="0.00000173780083">
                <text:p>0.00000173780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6.57059229">
                <text:p>136.57059229</text:p>
              </table:table-cell>
              <table:table-cell office:value-type="float" office:value="0.00000190546072">
                <text:p>0.00000190546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.78512397">
                <text:p>136.78512397</text:p>
              </table:table-cell>
              <table:table-cell office:value-type="float" office:value="0.00000208929613">
                <text:p>0.00000208929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.99965565">
                <text:p>136.99965565</text:p>
              </table:table-cell>
              <table:table-cell office:value-type="float" office:value="0.00000229086765">
                <text:p>0.00000229086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.21418733">
                <text:p>137.21418733</text:p>
              </table:table-cell>
              <table:table-cell office:value-type="float" office:value="0.00000251188643">
                <text:p>0.0000025118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.42961039">
                <text:p>137.42961039</text:p>
              </table:table-cell>
              <table:table-cell office:value-type="float" office:value="0.0000027542287">
                <text:p>0.0000027542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7.64536797">
                <text:p>137.64536797</text:p>
              </table:table-cell>
              <table:table-cell office:value-type="float" office:value="0.00000301995172">
                <text:p>0.00000301995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.86112554">
                <text:p>137.86112554</text:p>
              </table:table-cell>
              <table:table-cell office:value-type="float" office:value="0.00000331131121">
                <text:p>0.00000331131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.07688312">
                <text:p>138.07688312</text:p>
              </table:table-cell>
              <table:table-cell office:value-type="float" office:value="0.00000363078055">
                <text:p>0.00000363078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28961888">
                <text:p>138.28961888</text:p>
              </table:table-cell>
              <table:table-cell office:value-type="float" office:value="0.00000398107171">
                <text:p>0.00000398107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.50114591">
                <text:p>138.50114591</text:p>
              </table:table-cell>
              <table:table-cell office:value-type="float" office:value="0.00000436515832">
                <text:p>0.00000436515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.71267295">
                <text:p>138.71267295</text:p>
              </table:table-cell>
              <table:table-cell office:value-type="float" office:value="0.00000478630092">
                <text:p>0.00000478630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.92419998">
                <text:p>138.92419998</text:p>
              </table:table-cell>
              <table:table-cell office:value-type="float" office:value="0.0000052480746">
                <text:p>0.0000052480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9.14930902">
                <text:p>139.14930902</text:p>
              </table:table-cell>
              <table:table-cell office:value-type="float" office:value="0.00000575439937">
                <text:p>0.00000575439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.38270063">
                <text:p>139.38270063</text:p>
              </table:table-cell>
              <table:table-cell office:value-type="float" office:value="0.00000630957344">
                <text:p>0.00000630957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.61609224">
                <text:p>139.61609224</text:p>
              </table:table-cell>
              <table:table-cell office:value-type="float" office:value="0.00000691830971">
                <text:p>0.000006918309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.84948385">
                <text:p>139.84948385</text:p>
              </table:table-cell>
              <table:table-cell office:value-type="float" office:value="0.00000758577575">
                <text:p>0.00000758577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.07900433">
                <text:p>140.07900433</text:p>
              </table:table-cell>
              <table:table-cell office:value-type="float" office:value="0.00000831763771">
                <text:p>0.000008317637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.3037518">
                <text:p>140.3037518</text:p>
              </table:table-cell>
              <table:table-cell office:value-type="float" office:value="0.00000912010839">
                <text:p>0.00000912010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52849928">
                <text:p>140.5284992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.75324675">
                <text:p>140.75324675</text:p>
              </table:table-cell>
              <table:table-cell office:value-type="float" office:value="0.00001096478196">
                <text:p>0.00001096478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.9709501">
                <text:p>140.9709501</text:p>
              </table:table-cell>
              <table:table-cell office:value-type="float" office:value="0.00001202264435">
                <text:p>0.00001202264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.18386876">
                <text:p>141.18386876</text:p>
              </table:table-cell>
              <table:table-cell office:value-type="float" office:value="0.00001318256739">
                <text:p>0.000013182567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.39678742">
                <text:p>141.39678742</text:p>
              </table:table-cell>
              <table:table-cell office:value-type="float" office:value="0.00001445439771">
                <text:p>0.00001445439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.61616162">
                <text:p>141.61616162</text:p>
              </table:table-cell>
              <table:table-cell office:value-type="float" office:value="0.00001584893192">
                <text:p>0.00001584893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.84090909">
                <text:p>141.84090909</text:p>
              </table:table-cell>
              <table:table-cell office:value-type="float" office:value="0.00001737800829">
                <text:p>0.00001737800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.06565657">
                <text:p>142.06565657</text:p>
              </table:table-cell>
              <table:table-cell office:value-type="float" office:value="0.00001905460718">
                <text:p>0.00001905460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2.28948958">
                <text:p>142.28948958</text:p>
              </table:table-cell>
              <table:table-cell office:value-type="float" office:value="0.00002089296131">
                <text:p>0.00002089296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.50901037">
                <text:p>142.50901037</text:p>
              </table:table-cell>
              <table:table-cell office:value-type="float" office:value="0.00002290867653">
                <text:p>0.000022908676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.72853116">
                <text:p>142.72853116</text:p>
              </table:table-cell>
              <table:table-cell office:value-type="float" office:value="0.00002511886432">
                <text:p>0.00002511886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.94805195">
                <text:p>142.94805195</text:p>
              </table:table-cell>
              <table:table-cell office:value-type="float" office:value="0.00002754228703">
                <text:p>0.00002754228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3.16695917">
                <text:p>143.16695917</text:p>
              </table:table-cell>
              <table:table-cell office:value-type="float" office:value="0.0000301995172">
                <text:p>0.0000301995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.38563239">
                <text:p>143.38563239</text:p>
              </table:table-cell>
              <table:table-cell office:value-type="float" office:value="0.00003311311215">
                <text:p>0.00003311311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3.6043056">
                <text:p>143.6043056</text:p>
              </table:table-cell>
              <table:table-cell office:value-type="float" office:value="0.00003630780548">
                <text:p>0.00003630780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.82756133">
                <text:p>143.82756133</text:p>
              </table:table-cell>
              <table:table-cell office:value-type="float" office:value="0.00003981071706">
                <text:p>0.00003981071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.0523088">
                <text:p>144.0523088</text:p>
              </table:table-cell>
              <table:table-cell office:value-type="float" office:value="0.00004365158322">
                <text:p>0.000043651583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27705628">
                <text:p>144.27705628</text:p>
              </table:table-cell>
              <table:table-cell office:value-type="float" office:value="0.00004786300923">
                <text:p>0.00004786300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.50180375">
                <text:p>144.50180375</text:p>
              </table:table-cell>
              <table:table-cell office:value-type="float" office:value="0.00005248074602">
                <text:p>0.00005248074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.72655123">
                <text:p>144.72655123</text:p>
              </table:table-cell>
              <table:table-cell office:value-type="float" office:value="0.00005754399373">
                <text:p>0.00005754399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.9512987">
                <text:p>144.9512987</text:p>
              </table:table-cell>
              <table:table-cell office:value-type="float" office:value="0.00006309573445">
                <text:p>0.00006309573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.17246195">
                <text:p>145.17246195</text:p>
              </table:table-cell>
              <table:table-cell office:value-type="float" office:value="0.00006918309709">
                <text:p>0.00006918309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.3899595">
                <text:p>145.3899595</text:p>
              </table:table-cell>
              <table:table-cell office:value-type="float" office:value="0.0000758577575">
                <text:p>0.0000758577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.60744589">
                <text:p>145.60744589</text:p>
              </table:table-cell>
              <table:table-cell office:value-type="float" office:value="0.00008317637711">
                <text:p>0.000083176377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.82320346">
                <text:p>145.82320346</text:p>
              </table:table-cell>
              <table:table-cell office:value-type="float" office:value="0.00009120108394">
                <text:p>0.00009120108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.03896104">
                <text:p>146.03896104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448171A3.svm"/>
      </style:chart-properties>
    </style:style>
    <style:style style:name="ch3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112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017cm" svg:y="0.379cm" svg:width="12.423cm" svg:height="6.813cm"/>
          <chart:axis chart:dimension="x" chart:name="primary-x" chart:style-name="ch3">
            <chart:title svg:x="7.045cm" svg:y="8.019cm" chart:style-name="ch4">
              <text:p><text:span text:style-name="T1">Forward Voltage [V]</text:span></text:p>
            </chart:title>
            <chart:grid chart:style-name="ch5" chart:class="major"/>
          </chart:axis>
          <chart:axis chart:dimension="y" chart:name="primary-y" chart:style-name="ch6">
            <chart:title svg:x="0.451cm" svg:y="5.46cm" chart:style-name="ch7">
              <text:p><text:span text:style-name="T1">Forward Current [A]</text:span></text:p>
            </chart:title>
            <chart:grid chart:style-name="ch5" chart:class="major"/>
          </chart:axis>
          <chart:series chart:style-name="ch8" chart:values-cell-range-address="'Forward Current vs Forward Voltage'.E2:'Forward Current vs Forward Voltage'.E307" chart:label-cell-address="'Forward Current vs Forward Voltage'.E1:'Forward Current vs Forward Voltage'.E1" chart:class="chart:scatter">
            <chart:domain table:cell-range-address="'Forward Current vs Forward Voltage'.B2:'Forward Current vs Forward Voltage'.B307"/>
            <chart:data-point chart:repeated="3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If [A]</text:p>
                <draw:g>
                  <svg:desc>'Forward Current vs Forward Voltage'.E1:'Forward Current vs Forward Volta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310792656">
                <text:p>0.27310792656</text:p>
                <draw:g>
                  <svg:desc>'Forward Current vs Forward Voltage'.B2:'Forward Current vs Forward Voltage'.B307</svg:desc>
                </draw:g>
              </table:table-cell>
              <table:table-cell office:value-type="float" office:value="0.000001">
                <text:p>0.000001</text:p>
                <draw:g>
                  <svg:desc>'Forward Current vs Forward Voltage'.E2:'Forward Current vs Forward Voltage'.E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784326019">
                <text:p>0.27784326019</text:p>
              </table:table-cell>
              <table:table-cell office:value-type="float" office:value="0.0000010964782">
                <text:p>0.0000010964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257859382">
                <text:p>0.28257859382</text:p>
              </table:table-cell>
              <table:table-cell office:value-type="float" office:value="0.00000120226443">
                <text:p>0.00000120226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72244898">
                <text:p>0.2872244898</text:p>
              </table:table-cell>
              <table:table-cell office:value-type="float" office:value="0.00000131825674">
                <text:p>0.00000131825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184044527">
                <text:p>0.29184044527</text:p>
              </table:table-cell>
              <table:table-cell office:value-type="float" office:value="0.00000144543977">
                <text:p>0.00000144543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640565317">
                <text:p>0.29640565317</text:p>
              </table:table-cell>
              <table:table-cell office:value-type="float" office:value="0.00000158489319">
                <text:p>0.00000158489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9197861">
                <text:p>0.3009197861</text:p>
              </table:table-cell>
              <table:table-cell office:value-type="float" office:value="0.00000173780083">
                <text:p>0.0000017378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543391902">
                <text:p>0.30543391902</text:p>
              </table:table-cell>
              <table:table-cell office:value-type="float" office:value="0.00000190546072">
                <text:p>0.00000190546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998068598">
                <text:p>0.30998068598</text:p>
              </table:table-cell>
              <table:table-cell office:value-type="float" office:value="0.00000208929613">
                <text:p>0.00000208929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453746254">
                <text:p>0.31453746254</text:p>
              </table:table-cell>
              <table:table-cell office:value-type="float" office:value="0.00000229086765">
                <text:p>0.00000229086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909423909">
                <text:p>0.31909423909</text:p>
              </table:table-cell>
              <table:table-cell office:value-type="float" office:value="0.00000251188643">
                <text:p>0.00000251188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70649351">
                <text:p>0.32370649351</text:p>
              </table:table-cell>
              <table:table-cell office:value-type="float" office:value="0.0000027542287">
                <text:p>0.0000027542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83512987">
                <text:p>0.3283512987</text:p>
              </table:table-cell>
              <table:table-cell office:value-type="float" office:value="0.00000301995172">
                <text:p>0.00000301995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29961039">
                <text:p>0.3329961039</text:p>
              </table:table-cell>
              <table:table-cell office:value-type="float" office:value="0.00000331131121">
                <text:p>0.00000331131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58670741">
                <text:p>0.33758670741</text:p>
              </table:table-cell>
              <table:table-cell office:value-type="float" office:value="0.00000363078055">
                <text:p>0.0000036307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10084034">
                <text:p>0.34210084034</text:p>
              </table:table-cell>
              <table:table-cell office:value-type="float" office:value="0.00000398107171">
                <text:p>0.00000398107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661497326">
                <text:p>0.34661497326</text:p>
              </table:table-cell>
              <table:table-cell office:value-type="float" office:value="0.00000436515832">
                <text:p>0.00000436515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12223534">
                <text:p>0.3512223534</text:p>
              </table:table-cell>
              <table:table-cell office:value-type="float" office:value="0.00000478630092">
                <text:p>0.00000478630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587327824">
                <text:p>0.35587327824</text:p>
              </table:table-cell>
              <table:table-cell office:value-type="float" office:value="0.0000052480746">
                <text:p>0.0000052480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052024446">
                <text:p>0.36052024446</text:p>
              </table:table-cell>
              <table:table-cell office:value-type="float" office:value="0.00000575439937">
                <text:p>0.00000575439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503437739">
                <text:p>0.36503437739</text:p>
              </table:table-cell>
              <table:table-cell office:value-type="float" office:value="0.00000630957344">
                <text:p>0.00000630957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954851031">
                <text:p>0.36954851031</text:p>
              </table:table-cell>
              <table:table-cell office:value-type="float" office:value="0.00000691830971">
                <text:p>0.00000691830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412121212">
                <text:p>0.37412121212</text:p>
              </table:table-cell>
              <table:table-cell office:value-type="float" office:value="0.00000758577575">
                <text:p>0.00000758577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883333333">
                <text:p>0.37883333333</text:p>
              </table:table-cell>
              <table:table-cell office:value-type="float" office:value="0.00000831763771">
                <text:p>0.0000083176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354545455">
                <text:p>0.38354545455</text:p>
              </table:table-cell>
              <table:table-cell office:value-type="float" office:value="0.00000912010839">
                <text:p>0.00000912010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81549485">
                <text:p>0.388154948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61173309">
                <text:p>0.39261173309</text:p>
              </table:table-cell>
              <table:table-cell office:value-type="float" office:value="0.00001096478196">
                <text:p>0.00001096478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07757108">
                <text:p>0.39707757108</text:p>
              </table:table-cell>
              <table:table-cell office:value-type="float" office:value="0.00001202264435">
                <text:p>0.00001202264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166233766">
                <text:p>0.40166233766</text:p>
              </table:table-cell>
              <table:table-cell office:value-type="float" office:value="0.00001318256739">
                <text:p>0.00001318256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624710425">
                <text:p>0.40624710425</text:p>
              </table:table-cell>
              <table:table-cell office:value-type="float" office:value="0.00001445439771">
                <text:p>0.00001445439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83187083">
                <text:p>0.41083187083</text:p>
              </table:table-cell>
              <table:table-cell office:value-type="float" office:value="0.00001584893192">
                <text:p>0.00001584893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541663742">
                <text:p>0.41541663742</text:p>
              </table:table-cell>
              <table:table-cell office:value-type="float" office:value="0.00001737800829">
                <text:p>0.00001737800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0001404">
                <text:p>0.420001404</text:p>
              </table:table-cell>
              <table:table-cell office:value-type="float" office:value="0.00001905460718">
                <text:p>0.00001905460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459425423">
                <text:p>0.42459425423</text:p>
              </table:table-cell>
              <table:table-cell office:value-type="float" office:value="0.00002089296131">
                <text:p>0.00002089296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924517906">
                <text:p>0.42924517906</text:p>
              </table:table-cell>
              <table:table-cell office:value-type="float" office:value="0.00002290867653">
                <text:p>0.00002290867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38961039">
                <text:p>0.4338961039</text:p>
              </table:table-cell>
              <table:table-cell office:value-type="float" office:value="0.00002511886432">
                <text:p>0.00002511886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849675325">
                <text:p>0.43849675325</text:p>
              </table:table-cell>
              <table:table-cell office:value-type="float" office:value="0.00002754228703">
                <text:p>0.00002754228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304058442">
                <text:p>0.44304058442</text:p>
              </table:table-cell>
              <table:table-cell office:value-type="float" office:value="0.0000301995172">
                <text:p>0.0000301995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758441558">
                <text:p>0.44758441558</text:p>
              </table:table-cell>
              <table:table-cell office:value-type="float" office:value="0.00003311311215">
                <text:p>0.00003311311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212824675">
                <text:p>0.45212824675</text:p>
              </table:table-cell>
              <table:table-cell office:value-type="float" office:value="0.00003630780548">
                <text:p>0.00003630780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667207792">
                <text:p>0.45667207792</text:p>
              </table:table-cell>
              <table:table-cell office:value-type="float" office:value="0.00003981071706">
                <text:p>0.00003981071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118763995">
                <text:p>0.46118763995</text:p>
              </table:table-cell>
              <table:table-cell office:value-type="float" office:value="0.00004365158322">
                <text:p>0.000043651583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564442454">
                <text:p>0.46564442454</text:p>
              </table:table-cell>
              <table:table-cell office:value-type="float" office:value="0.00004786300923">
                <text:p>0.00004786300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010120914">
                <text:p>0.47010120914</text:p>
              </table:table-cell>
              <table:table-cell office:value-type="float" office:value="0.00005248074602">
                <text:p>0.00005248074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479011311">
                <text:p>0.47479011311</text:p>
              </table:table-cell>
              <table:table-cell office:value-type="float" office:value="0.00005754399373">
                <text:p>0.00005754399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948051948">
                <text:p>0.47948051948</text:p>
              </table:table-cell>
              <table:table-cell office:value-type="float" office:value="0.00006309573445">
                <text:p>0.00006309573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415584416">
                <text:p>0.48415584416</text:p>
              </table:table-cell>
              <table:table-cell office:value-type="float" office:value="0.00006918309709">
                <text:p>0.00006918309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881618382">
                <text:p>0.48881618382</text:p>
              </table:table-cell>
              <table:table-cell office:value-type="float" office:value="0.0000758577575">
                <text:p>0.000075857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344242424">
                <text:p>0.49344242424</text:p>
              </table:table-cell>
              <table:table-cell office:value-type="float" office:value="0.00008317637711">
                <text:p>0.0000831763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801991342">
                <text:p>0.49801991342</text:p>
              </table:table-cell>
              <table:table-cell office:value-type="float" office:value="0.00009120108394">
                <text:p>0.00009120108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25974026">
                <text:p>0.502597402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016762452">
                <text:p>0.5001676245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493390805">
                <text:p>0.50493390805</text:p>
              </table:table-cell>
              <table:table-cell office:value-type="float" office:value="0.00010964782">
                <text:p>0.00010964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970019157">
                <text:p>0.50970019157</text:p>
              </table:table-cell>
              <table:table-cell office:value-type="float" office:value="0.00012022644">
                <text:p>0.00012022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437903226">
                <text:p>0.51437903226</text:p>
              </table:table-cell>
              <table:table-cell office:value-type="float" office:value="0.00013182567">
                <text:p>0.00013182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904922136">
                <text:p>0.51904922136</text:p>
              </table:table-cell>
              <table:table-cell office:value-type="float" office:value="0.00014454398">
                <text:p>0.00014454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376346983">
                <text:p>0.52376346983</text:p>
              </table:table-cell>
              <table:table-cell office:value-type="float" office:value="0.00015848932">
                <text:p>0.00015848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85390625">
                <text:p>0.5285390625</text:p>
              </table:table-cell>
              <table:table-cell office:value-type="float" office:value="0.00017378008">
                <text:p>0.00017378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331465517">
                <text:p>0.53331465517</text:p>
              </table:table-cell>
              <table:table-cell office:value-type="float" office:value="0.00019054607">
                <text:p>0.00019054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791216216">
                <text:p>0.53791216216</text:p>
              </table:table-cell>
              <table:table-cell office:value-type="float" office:value="0.00020892961">
                <text:p>0.00020892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247716682">
                <text:p>0.54247716682</text:p>
              </table:table-cell>
              <table:table-cell office:value-type="float" office:value="0.00022908677">
                <text:p>0.00022908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704217148">
                <text:p>0.54704217148</text:p>
              </table:table-cell>
              <table:table-cell office:value-type="float" office:value="0.00025118864">
                <text:p>0.00025118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171767241">
                <text:p>0.55171767241</text:p>
              </table:table-cell>
              <table:table-cell office:value-type="float" office:value="0.00027542287">
                <text:p>0.00027542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640948276">
                <text:p>0.55640948276</text:p>
              </table:table-cell>
              <table:table-cell office:value-type="float" office:value="0.00030199517">
                <text:p>0.00030199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11012931">
                <text:p>0.5611012931</text:p>
              </table:table-cell>
              <table:table-cell office:value-type="float" office:value="0.00033113112">
                <text:p>0.00033113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579398311">
                <text:p>0.56579398311</text:p>
              </table:table-cell>
              <table:table-cell office:value-type="float" office:value="0.00036307805">
                <text:p>0.00036307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055418719">
                <text:p>0.57055418719</text:p>
              </table:table-cell>
              <table:table-cell office:value-type="float" office:value="0.00039810717">
                <text:p>0.00039810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531439127">
                <text:p>0.57531439127</text:p>
              </table:table-cell>
              <table:table-cell office:value-type="float" office:value="0.00043651583">
                <text:p>0.00043651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007459536">
                <text:p>0.58007459536</text:p>
              </table:table-cell>
              <table:table-cell office:value-type="float" office:value="0.00047863009">
                <text:p>0.00047863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482036347">
                <text:p>0.58482036347</text:p>
              </table:table-cell>
              <table:table-cell office:value-type="float" office:value="0.00052480746">
                <text:p>0.00052480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938536813">
                <text:p>0.58938536813</text:p>
              </table:table-cell>
              <table:table-cell office:value-type="float" office:value="0.00057543994">
                <text:p>0.00057543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395037279">
                <text:p>0.59395037279</text:p>
              </table:table-cell>
              <table:table-cell office:value-type="float" office:value="0.00063095734">
                <text:p>0.000630957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54137931">
                <text:p>0.59854137931</text:p>
              </table:table-cell>
              <table:table-cell office:value-type="float" office:value="0.00069183097">
                <text:p>0.00069183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336724138">
                <text:p>0.60336724138</text:p>
              </table:table-cell>
              <table:table-cell office:value-type="float" office:value="0.00075857758">
                <text:p>0.00075857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819310345">
                <text:p>0.60819310345</text:p>
              </table:table-cell>
              <table:table-cell office:value-type="float" office:value="0.00083176377">
                <text:p>0.000831763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283946878">
                <text:p>0.61283946878</text:p>
              </table:table-cell>
              <table:table-cell office:value-type="float" office:value="0.00091201084">
                <text:p>0.0009120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740447344">
                <text:p>0.617404473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219694781">
                <text:p>0.6219694781</text:p>
              </table:table-cell>
              <table:table-cell office:value-type="float" office:value="0.0010964782">
                <text:p>0.0010964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2666180371">
                <text:p>0.62666180371</text:p>
              </table:table-cell>
              <table:table-cell office:value-type="float" office:value="0.00120226443">
                <text:p>0.001202264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140517241">
                <text:p>0.63140517241</text:p>
              </table:table-cell>
              <table:table-cell office:value-type="float" office:value="0.00131825674">
                <text:p>0.00131825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614854111">
                <text:p>0.63614854111</text:p>
              </table:table-cell>
              <table:table-cell office:value-type="float" office:value="0.00144543977">
                <text:p>0.001445439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082680251">
                <text:p>0.64082680251</text:p>
              </table:table-cell>
              <table:table-cell office:value-type="float" office:value="0.00158489319">
                <text:p>0.00158489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545768025">
                <text:p>0.64545768025</text:p>
              </table:table-cell>
              <table:table-cell office:value-type="float" office:value="0.00173780083">
                <text:p>0.00173780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008855799">
                <text:p>0.65008855799</text:p>
              </table:table-cell>
              <table:table-cell office:value-type="float" office:value="0.00190546072">
                <text:p>0.00190546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5485344828">
                <text:p>0.65485344828</text:p>
              </table:table-cell>
              <table:table-cell office:value-type="float" office:value="0.00208929613">
                <text:p>0.00208929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962904095">
                <text:p>0.65962904095</text:p>
              </table:table-cell>
              <table:table-cell office:value-type="float" office:value="0.00229086765">
                <text:p>0.00229086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4375">
                <text:p>0.664375</text:p>
              </table:table-cell>
              <table:table-cell office:value-type="float" office:value="0.00251188643">
                <text:p>0.002511886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06681034">
                <text:p>0.66906681034</text:p>
              </table:table-cell>
              <table:table-cell office:value-type="float" office:value="0.0027542287">
                <text:p>0.0027542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375862069">
                <text:p>0.67375862069</text:p>
              </table:table-cell>
              <table:table-cell office:value-type="float" office:value="0.00301995172">
                <text:p>0.00301995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846105826">
                <text:p>0.67846105826</text:p>
              </table:table-cell>
              <table:table-cell office:value-type="float" office:value="0.00331131121">
                <text:p>0.00331131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317598098">
                <text:p>0.68317598098</text:p>
              </table:table-cell>
              <table:table-cell office:value-type="float" office:value="0.00363078055">
                <text:p>0.00363078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787561576">
                <text:p>0.68787561576</text:p>
              </table:table-cell>
              <table:table-cell office:value-type="float" office:value="0.00398107171">
                <text:p>0.00398107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9247167488">
                <text:p>0.69247167488</text:p>
              </table:table-cell>
              <table:table-cell office:value-type="float" office:value="0.00436515832">
                <text:p>0.00436515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706773399">
                <text:p>0.69706773399</text:p>
              </table:table-cell>
              <table:table-cell office:value-type="float" office:value="0.00478630092">
                <text:p>0.004786300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170638945">
                <text:p>0.70170638945</text:p>
              </table:table-cell>
              <table:table-cell office:value-type="float" office:value="0.0052480746">
                <text:p>0.0052480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0643762677">
                <text:p>0.70643762677</text:p>
              </table:table-cell>
              <table:table-cell office:value-type="float" office:value="0.00575439937">
                <text:p>0.00575439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111688641">
                <text:p>0.7111688641</text:p>
              </table:table-cell>
              <table:table-cell office:value-type="float" office:value="0.00630957344">
                <text:p>0.00630957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584714854">
                <text:p>0.71584714854</text:p>
              </table:table-cell>
              <table:table-cell office:value-type="float" office:value="0.00691830971">
                <text:p>0.00691830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048740053">
                <text:p>0.72048740053</text:p>
              </table:table-cell>
              <table:table-cell office:value-type="float" office:value="0.00758577575">
                <text:p>0.00758577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514238042">
                <text:p>0.72514238042</text:p>
              </table:table-cell>
              <table:table-cell office:value-type="float" office:value="0.00831763771">
                <text:p>0.008317637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2981256952">
                <text:p>0.72981256952</text:p>
              </table:table-cell>
              <table:table-cell office:value-type="float" office:value="0.00912010839">
                <text:p>0.009120108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48275862">
                <text:p>0.734482758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971569">
                <text:p>0.729715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579142">
                <text:p>0.73579142</text:p>
              </table:table-cell>
              <table:table-cell office:value-type="float" office:value="0.01091595659">
                <text:p>0.01091595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186714">
                <text:p>0.74186714</text:p>
              </table:table-cell>
              <table:table-cell office:value-type="float" office:value="0.01191581082">
                <text:p>0.01191581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768064">
                <text:p>0.74768064</text:p>
              </table:table-cell>
              <table:table-cell office:value-type="float" office:value="0.01300724736">
                <text:p>0.013007247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5334523">
                <text:p>0.75334523</text:p>
              </table:table-cell>
              <table:table-cell office:value-type="float" office:value="0.01419865474">
                <text:p>0.01419865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900981">
                <text:p>0.75900981</text:p>
              </table:table-cell>
              <table:table-cell office:value-type="float" office:value="0.01549918988">
                <text:p>0.01549918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46744">
                <text:p>0.7646744</text:p>
              </table:table-cell>
              <table:table-cell office:value-type="float" office:value="0.01691884838">
                <text:p>0.016918848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033898">
                <text:p>0.77033898</text:p>
              </table:table-cell>
              <table:table-cell office:value-type="float" office:value="0.01846854144">
                <text:p>0.01846854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600357">
                <text:p>0.77600357</text:p>
              </table:table-cell>
              <table:table-cell office:value-type="float" office:value="0.02016017965">
                <text:p>0.020160179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192267">
                <text:p>0.78192267</text:p>
              </table:table-cell>
              <table:table-cell office:value-type="float" office:value="0.02200676459">
                <text:p>0.02200676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797669">
                <text:p>0.78797669</text:p>
              </table:table-cell>
              <table:table-cell office:value-type="float" office:value="0.02402248868">
                <text:p>0.02402248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403072">
                <text:p>0.79403072</text:p>
              </table:table-cell>
              <table:table-cell office:value-type="float" office:value="0.02622284435">
                <text:p>0.02622284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001033">
                <text:p>0.80001033</text:p>
              </table:table-cell>
              <table:table-cell office:value-type="float" office:value="0.02862474305">
                <text:p>0.028624743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59167">
                <text:p>0.8059167</text:p>
              </table:table-cell>
              <table:table-cell office:value-type="float" office:value="0.03124664524">
                <text:p>0.03124664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182307">
                <text:p>0.81182307</text:p>
              </table:table-cell>
              <table:table-cell office:value-type="float" office:value="0.03410870228">
                <text:p>0.034108702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790541">
                <text:p>0.81790541</text:p>
              </table:table-cell>
              <table:table-cell office:value-type="float" office:value="0.03723291133">
                <text:p>0.03723291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244503">
                <text:p>0.8244503</text:p>
              </table:table-cell>
              <table:table-cell office:value-type="float" office:value="0.04064328437">
                <text:p>0.04064328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3099519">
                <text:p>0.83099519</text:p>
              </table:table-cell>
              <table:table-cell office:value-type="float" office:value="0.04436603276">
                <text:p>0.044366032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3784958">
                <text:p>0.83784958</text:p>
              </table:table-cell>
              <table:table-cell office:value-type="float" office:value="0.04842976875">
                <text:p>0.0484297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524894">
                <text:p>0.84524894</text:p>
              </table:table-cell>
              <table:table-cell office:value-type="float" office:value="0.05286572531">
                <text:p>0.052865725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264831">
                <text:p>0.85264831</text:p>
              </table:table-cell>
              <table:table-cell office:value-type="float" office:value="0.05770799624">
                <text:p>0.057707996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031985">
                <text:p>0.86031985</text:p>
              </table:table-cell>
              <table:table-cell office:value-type="float" office:value="0.06299379815">
                <text:p>0.06299379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899945">
                <text:p>0.86899945</text:p>
              </table:table-cell>
              <table:table-cell office:value-type="float" office:value="0.06876375658">
                <text:p>0.068763756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767906">
                <text:p>0.87767906</text:p>
              </table:table-cell>
              <table:table-cell office:value-type="float" office:value="0.07506221815">
                <text:p>0.0750622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8784027">
                <text:p>0.88784027</text:p>
              </table:table-cell>
              <table:table-cell office:value-type="float" office:value="0.08193759145">
                <text:p>0.08193759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843991">
                <text:p>0.89843991</text:p>
              </table:table-cell>
              <table:table-cell office:value-type="float" office:value="0.0894427191">
                <text:p>0.0894427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945354">
                <text:p>0.90945354</text:p>
              </table:table-cell>
              <table:table-cell office:value-type="float" office:value="0.09763528386">
                <text:p>0.097635283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2244302">
                <text:p>0.92244302</text:p>
              </table:table-cell>
              <table:table-cell office:value-type="float" office:value="0.10657825198">
                <text:p>0.106578251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54325">
                <text:p>0.9354325</text:p>
              </table:table-cell>
              <table:table-cell office:value-type="float" office:value="0.11634035716">
                <text:p>0.11634035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033104">
                <text:p>0.95033104</text:p>
              </table:table-cell>
              <table:table-cell office:value-type="float" office:value="0.12699662878">
                <text:p>0.12699662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54661">
                <text:p>0.9654661</text:p>
              </table:table-cell>
              <table:table-cell office:value-type="float" office:value="0.13862896863">
                <text:p>0.13862896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144317">
                <text:p>0.98144317</text:p>
              </table:table-cell>
              <table:table-cell office:value-type="float" office:value="0.15132678031">
                <text:p>0.151326780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885344">
                <text:p>0.99885344</text:p>
              </table:table-cell>
              <table:table-cell office:value-type="float" office:value="0.1651876564">
                <text:p>0.16518765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626371">
                <text:p>1.01626371</text:p>
              </table:table-cell>
              <table:table-cell office:value-type="float" office:value="0.18031812857">
                <text:p>0.18031812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3466102">
                <text:p>1.03466102</text:p>
              </table:table-cell>
              <table:table-cell office:value-type="float" office:value="0.19683448631">
                <text:p>0.196834486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5349576">
                <text:p>1.05349576</text:p>
              </table:table-cell>
              <table:table-cell office:value-type="float" office:value="0.21486367071">
                <text:p>0.21486367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7299071">
                <text:p>1.07299071</text:p>
              </table:table-cell>
              <table:table-cell office:value-type="float" office:value="0.23454425012">
                <text:p>0.234544250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9382176">
                <text:p>1.09382176</text:p>
              </table:table-cell>
              <table:table-cell office:value-type="float" office:value="0.25602748517">
                <text:p>0.25602748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1465282">
                <text:p>1.11465282</text:p>
              </table:table-cell>
              <table:table-cell office:value-type="float" office:value="0.27947849128">
                <text:p>0.279478491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3758767">
                <text:p>1.13758767</text:p>
              </table:table-cell>
              <table:table-cell office:value-type="float" office:value="0.30507750773">
                <text:p>0.30507750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6078317">
                <text:p>1.16078317</text:p>
              </table:table-cell>
              <table:table-cell office:value-type="float" office:value="0.33302128296">
                <text:p>0.33302128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8524011">
                <text:p>1.18524011</text:p>
              </table:table-cell>
              <table:table-cell office:value-type="float" office:value="0.36352458668">
                <text:p>0.363524586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051618">
                <text:p>1.21051618</text:p>
              </table:table-cell>
              <table:table-cell office:value-type="float" office:value="0.3968218606">
                <text:p>0.39682186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3582022">
                <text:p>1.23582022</text:p>
              </table:table-cell>
              <table:table-cell office:value-type="float" office:value="0.43316902024">
                <text:p>0.43316902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6464891">
                <text:p>1.26464891</text:p>
              </table:table-cell>
              <table:table-cell office:value-type="float" office:value="0.47284542191">
                <text:p>0.472845421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934776">
                <text:p>1.2934776</text:p>
              </table:table-cell>
              <table:table-cell office:value-type="float" office:value="0.51615600972">
                <text:p>0.516156009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2272727">
                <text:p>1.32272727</text:p>
              </table:table-cell>
              <table:table-cell office:value-type="float" office:value="0.56343365934">
                <text:p>0.563433659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5217918">
                <text:p>1.35217918</text:p>
              </table:table-cell>
              <table:table-cell office:value-type="float" office:value="0.61504173641">
                <text:p>0.61504173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292978">
                <text:p>1.38292978</text:p>
              </table:table-cell>
              <table:table-cell office:value-type="float" office:value="0.67137688929">
                <text:p>0.67137688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1207627">
                <text:p>1.41207627</text:p>
              </table:table-cell>
              <table:table-cell office:value-type="float" office:value="0.73287209759">
                <text:p>0.732872097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3898305">
                <text:p>1.438983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931223059">
                <text:p>0.5293122305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621662485">
                <text:p>0.53621662485</text:p>
              </table:table-cell>
              <table:table-cell office:value-type="float" office:value="0.00001164181">
                <text:p>0.00001164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312101911">
                <text:p>0.54312101911</text:p>
              </table:table-cell>
              <table:table-cell office:value-type="float" office:value="0.00001355318">
                <text:p>0.00001355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978898037">
                <text:p>0.54978898037</text:p>
              </table:table-cell>
              <table:table-cell office:value-type="float" office:value="0.00001577836">
                <text:p>0.0000157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620112889">
                <text:p>0.55620112889</text:p>
              </table:table-cell>
              <table:table-cell office:value-type="float" office:value="0.00001836887">
                <text:p>0.000018368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261327741">
                <text:p>0.56261327741</text:p>
              </table:table-cell>
              <table:table-cell office:value-type="float" office:value="0.00002138469">
                <text:p>0.000021384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909210393">
                <text:p>0.56909210393</text:p>
              </table:table-cell>
              <table:table-cell office:value-type="float" office:value="0.00002489566">
                <text:p>0.00002489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7688808">
                <text:p>0.5757688808</text:p>
              </table:table-cell>
              <table:table-cell office:value-type="float" office:value="0.00002898306">
                <text:p>0.00002898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8244565767">
                <text:p>0.58244565767</text:p>
              </table:table-cell>
              <table:table-cell office:value-type="float" office:value="0.00003374153">
                <text:p>0.00003374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8912243454">
                <text:p>0.58912243454</text:p>
              </table:table-cell>
              <table:table-cell office:value-type="float" office:value="0.00003928126">
                <text:p>0.00003928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565249593">
                <text:p>0.59565249593</text:p>
              </table:table-cell>
              <table:table-cell office:value-type="float" office:value="0.00004573051">
                <text:p>0.000045730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0217399891">
                <text:p>0.60217399891</text:p>
              </table:table-cell>
              <table:table-cell office:value-type="float" office:value="0.0000532386">
                <text:p>0.0000532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86955019">
                <text:p>0.6086955019</text:p>
              </table:table-cell>
              <table:table-cell office:value-type="float" office:value="0.00006197938">
                <text:p>0.00006197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515586971">
                <text:p>0.61515586971</text:p>
              </table:table-cell>
              <table:table-cell office:value-type="float" office:value="0.00007215523">
                <text:p>0.00007215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2156801823">
                <text:p>0.62156801823</text:p>
              </table:table-cell>
              <table:table-cell office:value-type="float" office:value="0.00008400176">
                <text:p>0.00008400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798016674">
                <text:p>0.62798016674</text:p>
              </table:table-cell>
              <table:table-cell office:value-type="float" office:value="0.00009779328">
                <text:p>0.00009779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442847973">
                <text:p>0.63442847973</text:p>
              </table:table-cell>
              <table:table-cell office:value-type="float" office:value="0.0001138491">
                <text:p>0.00011384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094998272">
                <text:p>0.64094998272</text:p>
              </table:table-cell>
              <table:table-cell office:value-type="float" office:value="0.00013254099">
                <text:p>0.000132540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747148571">
                <text:p>0.64747148571</text:p>
              </table:table-cell>
              <table:table-cell office:value-type="float" office:value="0.00015430173">
                <text:p>0.00015430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5399298869">
                <text:p>0.65399298869</text:p>
              </table:table-cell>
              <table:table-cell office:value-type="float" office:value="0.00017963518">
                <text:p>0.000179635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066120716">
                <text:p>0.66066120716</text:p>
              </table:table-cell>
              <table:table-cell office:value-type="float" office:value="0.00020912791">
                <text:p>0.00020912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6733798403">
                <text:p>0.66733798403</text:p>
              </table:table-cell>
              <table:table-cell office:value-type="float" office:value="0.00024346279">
                <text:p>0.000243462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7401476089">
                <text:p>0.67401476089</text:p>
              </table:table-cell>
              <table:table-cell office:value-type="float" office:value="0.00028343482">
                <text:p>0.00028343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053945145">
                <text:p>0.68053945145</text:p>
              </table:table-cell>
              <table:table-cell office:value-type="float" office:value="0.0003299695">
                <text:p>0.00032996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86977772">
                <text:p>0.686977772</text:p>
              </table:table-cell>
              <table:table-cell office:value-type="float" office:value="0.0003841443">
                <text:p>0.00038414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9341609255">
                <text:p>0.69341609255</text:p>
              </table:table-cell>
              <table:table-cell office:value-type="float" office:value="0.0004472136">
                <text:p>0.0004472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998544131">
                <text:p>0.6998544131</text:p>
              </table:table-cell>
              <table:table-cell office:value-type="float" office:value="0.00052063768">
                <text:p>0.00052063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0622062376">
                <text:p>0.70622062376</text:p>
              </table:table-cell>
              <table:table-cell office:value-type="float" office:value="0.00060611663">
                <text:p>0.00060611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256643971">
                <text:p>0.71256643971</text:p>
              </table:table-cell>
              <table:table-cell office:value-type="float" office:value="0.00070562961">
                <text:p>0.000705629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891225566">
                <text:p>0.71891225566</text:p>
              </table:table-cell>
              <table:table-cell office:value-type="float" office:value="0.00082148076">
                <text:p>0.000821480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252580716">
                <text:p>0.7252580716</text:p>
              </table:table-cell>
              <table:table-cell office:value-type="float" office:value="0.0009563525">
                <text:p>0.0009563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165207006">
                <text:p>0.73165207006</text:p>
              </table:table-cell>
              <table:table-cell office:value-type="float" office:value="0.00111336765">
                <text:p>0.00111336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822452229">
                <text:p>0.73822452229</text:p>
              </table:table-cell>
              <table:table-cell office:value-type="float" office:value="0.00129616174">
                <text:p>0.00129616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479697452">
                <text:p>0.74479697452</text:p>
              </table:table-cell>
              <table:table-cell office:value-type="float" office:value="0.00150896719">
                <text:p>0.00150896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136621735">
                <text:p>0.75136621735</text:p>
              </table:table-cell>
              <table:table-cell office:value-type="float" office:value="0.00175671131">
                <text:p>0.00175671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788772034">
                <text:p>0.75788772034</text:p>
              </table:table-cell>
              <table:table-cell office:value-type="float" office:value="0.00204513037">
                <text:p>0.00204513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6440922332">
                <text:p>0.76440922332</text:p>
              </table:table-cell>
              <table:table-cell office:value-type="float" office:value="0.00238090242">
                <text:p>0.002380902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093072631">
                <text:p>0.77093072631</text:p>
              </table:table-cell>
              <table:table-cell office:value-type="float" office:value="0.00277180196">
                <text:p>0.00277180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744434334">
                <text:p>0.77744434334</text:p>
              </table:table-cell>
              <table:table-cell office:value-type="float" office:value="0.00322687986">
                <text:p>0.003226879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395420079">
                <text:p>0.78395420079</text:p>
              </table:table-cell>
              <table:table-cell office:value-type="float" office:value="0.00375667303">
                <text:p>0.00375667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46405823">
                <text:p>0.79046405823</text:p>
              </table:table-cell>
              <table:table-cell office:value-type="float" office:value="0.0043734483">
                <text:p>0.00437344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703158174">
                <text:p>0.79703158174</text:p>
              </table:table-cell>
              <table:table-cell office:value-type="float" office:value="0.0050914865">
                <text:p>0.0050914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0360403397">
                <text:p>0.80360403397</text:p>
              </table:table-cell>
              <table:table-cell office:value-type="float" office:value="0.00592741311">
                <text:p>0.005927413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01764862">
                <text:p>0.8101764862</text:p>
              </table:table-cell>
              <table:table-cell office:value-type="float" office:value="0.0069005832">
                <text:p>0.0069005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665996201">
                <text:p>0.81665996201</text:p>
              </table:table-cell>
              <table:table-cell office:value-type="float" office:value="0.00803352956">
                <text:p>0.00803352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311710806">
                <text:p>0.82311710806</text:p>
              </table:table-cell>
              <table:table-cell office:value-type="float" office:value="0.00935248448">
                <text:p>0.00935248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2957425411">
                <text:p>0.82957425411</text:p>
              </table:table-cell>
              <table:table-cell office:value-type="float" office:value="0.01088798706">
                <text:p>0.01088798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61212845">
                <text:p>0.8361212845</text:p>
              </table:table-cell>
              <table:table-cell office:value-type="float" office:value="0.01267559037">
                <text:p>0.01267559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269373673">
                <text:p>0.84269373673</text:p>
              </table:table-cell>
              <table:table-cell office:value-type="float" office:value="0.01475668463">
                <text:p>0.014756684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926618896">
                <text:p>0.84926618896</text:p>
              </table:table-cell>
              <table:table-cell office:value-type="float" office:value="0.01717945554">
                <text:p>0.017179455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583864119">
                <text:p>0.855838641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033734371">
                <text:p>0.3803373437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812691673">
                <text:p>0.38812691673</text:p>
              </table:table-cell>
              <table:table-cell office:value-type="float" office:value="0.00001164181">
                <text:p>0.000011641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591648974">
                <text:p>0.39591648974</text:p>
              </table:table-cell>
              <table:table-cell office:value-type="float" office:value="0.00001355318">
                <text:p>0.000013553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366949752">
                <text:p>0.40366949752</text:p>
              </table:table-cell>
              <table:table-cell office:value-type="float" office:value="0.00001577836">
                <text:p>0.000015778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130927105">
                <text:p>0.41130927105</text:p>
              </table:table-cell>
              <table:table-cell office:value-type="float" office:value="0.00001836887">
                <text:p>0.000018368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94904459">
                <text:p>0.41894904459</text:p>
              </table:table-cell>
              <table:table-cell office:value-type="float" office:value="0.00002138469">
                <text:p>0.000021384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660692243">
                <text:p>0.42660692243</text:p>
              </table:table-cell>
              <table:table-cell office:value-type="float" office:value="0.00002489566">
                <text:p>0.000024895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3435120723">
                <text:p>0.43435120723</text:p>
              </table:table-cell>
              <table:table-cell office:value-type="float" office:value="0.00002898306">
                <text:p>0.00002898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4209549203">
                <text:p>0.44209549203</text:p>
              </table:table-cell>
              <table:table-cell office:value-type="float" office:value="0.00003374153">
                <text:p>0.000033741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4983977682">
                <text:p>0.44983977682</text:p>
              </table:table-cell>
              <table:table-cell office:value-type="float" office:value="0.00003928126">
                <text:p>0.00003928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5772924881">
                <text:p>0.45772924881</text:p>
              </table:table-cell>
              <table:table-cell office:value-type="float" office:value="0.00004573051">
                <text:p>0.000045730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565792134">
                <text:p>0.46565792134</text:p>
              </table:table-cell>
              <table:table-cell office:value-type="float" office:value="0.0000532386">
                <text:p>0.00005323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7358659387">
                <text:p>0.47358659387</text:p>
              </table:table-cell>
              <table:table-cell office:value-type="float" office:value="0.00006197938">
                <text:p>0.000061979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142670222">
                <text:p>0.48142670222</text:p>
              </table:table-cell>
              <table:table-cell office:value-type="float" office:value="0.00007215523">
                <text:p>0.00007215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917098701">
                <text:p>0.48917098701</text:p>
              </table:table-cell>
              <table:table-cell office:value-type="float" office:value="0.00008400176">
                <text:p>0.00008400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9691527181">
                <text:p>0.49691527181</text:p>
              </table:table-cell>
              <table:table-cell office:value-type="float" office:value="0.00009779328">
                <text:p>0.00009779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467303609">
                <text:p>0.50467303609</text:p>
              </table:table-cell>
              <table:table-cell office:value-type="float" office:value="0.0001138491">
                <text:p>0.0001138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1255997877">
                <text:p>0.51255997877</text:p>
              </table:table-cell>
              <table:table-cell office:value-type="float" office:value="0.00013254099">
                <text:p>0.000132540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2044692144">
                <text:p>0.52044692144</text:p>
              </table:table-cell>
              <table:table-cell office:value-type="float" office:value="0.00015430173">
                <text:p>0.00015430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2833386412">
                <text:p>0.52833386412</text:p>
              </table:table-cell>
              <table:table-cell office:value-type="float" office:value="0.00017963518">
                <text:p>0.000179635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3596879904">
                <text:p>0.53596879904</text:p>
              </table:table-cell>
              <table:table-cell office:value-type="float" office:value="0.00020912791">
                <text:p>0.000209127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4358903351">
                <text:p>0.54358903351</text:p>
              </table:table-cell>
              <table:table-cell office:value-type="float" office:value="0.00024346279">
                <text:p>0.000243462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5120926798">
                <text:p>0.55120926798</text:p>
              </table:table-cell>
              <table:table-cell office:value-type="float" office:value="0.00028343482">
                <text:p>0.000283434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5898089172">
                <text:p>0.55898089172</text:p>
              </table:table-cell>
              <table:table-cell office:value-type="float" office:value="0.0003299695">
                <text:p>0.00032996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6707006369">
                <text:p>0.56707006369</text:p>
              </table:table-cell>
              <table:table-cell office:value-type="float" office:value="0.0003841443">
                <text:p>0.00038414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515923567">
                <text:p>0.57515923567</text:p>
              </table:table-cell>
              <table:table-cell office:value-type="float" office:value="0.0004472136">
                <text:p>0.0004472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324840764">
                <text:p>0.58324840764</text:p>
              </table:table-cell>
              <table:table-cell office:value-type="float" office:value="0.00052063768">
                <text:p>0.000520637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9120564149">
                <text:p>0.59120564149</text:p>
              </table:table-cell>
              <table:table-cell office:value-type="float" office:value="0.00060611663">
                <text:p>0.000606116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871701547">
                <text:p>0.59871701547</text:p>
              </table:table-cell>
              <table:table-cell office:value-type="float" office:value="0.00070562961">
                <text:p>0.00070562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0622838944">
                <text:p>0.60622838944</text:p>
              </table:table-cell>
              <table:table-cell office:value-type="float" office:value="0.00082148076">
                <text:p>0.000821480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1373976342">
                <text:p>0.61373976342</text:p>
              </table:table-cell>
              <table:table-cell office:value-type="float" office:value="0.0009563525">
                <text:p>0.0009563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2174987089">
                <text:p>0.62174987089</text:p>
              </table:table-cell>
              <table:table-cell office:value-type="float" office:value="0.00111336765">
                <text:p>0.00111336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2980260515">
                <text:p>0.62980260515</text:p>
              </table:table-cell>
              <table:table-cell office:value-type="float" office:value="0.00129616174">
                <text:p>0.001296161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3785403397">
                <text:p>0.63785403397</text:p>
              </table:table-cell>
              <table:table-cell office:value-type="float" office:value="0.00150896719">
                <text:p>0.00150896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4574097665">
                <text:p>0.64574097665</text:p>
              </table:table-cell>
              <table:table-cell office:value-type="float" office:value="0.00175671131">
                <text:p>0.001756711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5362791932">
                <text:p>0.65362791932</text:p>
              </table:table-cell>
              <table:table-cell office:value-type="float" office:value="0.00204513037">
                <text:p>0.002045130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1514862">
                <text:p>0.661514862</text:p>
              </table:table-cell>
              <table:table-cell office:value-type="float" office:value="0.00238090242">
                <text:p>0.00238090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6913754519">
                <text:p>0.66913754519</text:p>
              </table:table-cell>
              <table:table-cell office:value-type="float" office:value="0.00277180196">
                <text:p>0.00277180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767165892">
                <text:p>0.6767165892</text:p>
              </table:table-cell>
              <table:table-cell office:value-type="float" office:value="0.00322687986">
                <text:p>0.003226879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8429563321">
                <text:p>0.68429563321</text:p>
              </table:table-cell>
              <table:table-cell office:value-type="float" office:value="0.00375667303">
                <text:p>0.00375667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9228389445">
                <text:p>0.69228389445</text:p>
              </table:table-cell>
              <table:table-cell office:value-type="float" office:value="0.0043734483">
                <text:p>0.00437344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0029602669">
                <text:p>0.70029602669</text:p>
              </table:table-cell>
              <table:table-cell office:value-type="float" office:value="0.0050914865">
                <text:p>0.00509148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0823779193">
                <text:p>0.70823779193</text:p>
              </table:table-cell>
              <table:table-cell office:value-type="float" office:value="0.00592741311">
                <text:p>0.005927413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1587756546">
                <text:p>0.71587756546</text:p>
              </table:table-cell>
              <table:table-cell office:value-type="float" office:value="0.0069005832">
                <text:p>0.00690058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23517339">
                <text:p>0.723517339</text:p>
              </table:table-cell>
              <table:table-cell office:value-type="float" office:value="0.00803352956">
                <text:p>0.008033529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3117480538">
                <text:p>0.73117480538</text:p>
              </table:table-cell>
              <table:table-cell office:value-type="float" office:value="0.00935248448">
                <text:p>0.009352484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896437839">
                <text:p>0.73896437839</text:p>
              </table:table-cell>
              <table:table-cell office:value-type="float" office:value="0.01088798706">
                <text:p>0.01088798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467539514">
                <text:p>0.7467539514</text:p>
              </table:table-cell>
              <table:table-cell office:value-type="float" office:value="0.01267559037">
                <text:p>0.012675590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456255948">
                <text:p>0.75456255948</text:p>
              </table:table-cell>
              <table:table-cell office:value-type="float" office:value="0.01475668463">
                <text:p>0.01475668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6241928399">
                <text:p>0.76241928399</text:p>
              </table:table-cell>
              <table:table-cell office:value-type="float" office:value="0.01717945554">
                <text:p>0.017179455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7027600849">
                <text:p>0.770276008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517397971">
                <text:p>0.3251739797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345040104">
                <text:p>0.33345040104</text:p>
              </table:table-cell>
              <table:table-cell office:value-type="float" office:value="0.00001164181">
                <text:p>0.000011641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4172682236">
                <text:p>0.34172682236</text:p>
              </table:table-cell>
              <table:table-cell office:value-type="float" office:value="0.00001355318">
                <text:p>0.000013553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4998554456">
                <text:p>0.34998554456</text:p>
              </table:table-cell>
              <table:table-cell office:value-type="float" office:value="0.00001577836">
                <text:p>0.000015778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818945657">
                <text:p>0.35818945657</text:p>
              </table:table-cell>
              <table:table-cell office:value-type="float" office:value="0.00001836887">
                <text:p>0.000018368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6639336857">
                <text:p>0.36639336857</text:p>
              </table:table-cell>
              <table:table-cell office:value-type="float" office:value="0.00002138469">
                <text:p>0.00002138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59728057">
                <text:p>0.37459728057</text:p>
              </table:table-cell>
              <table:table-cell office:value-type="float" office:value="0.00002489566">
                <text:p>0.000024895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285450888">
                <text:p>0.38285450888</text:p>
              </table:table-cell>
              <table:table-cell office:value-type="float" office:value="0.00002898306">
                <text:p>0.000028983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911565538">
                <text:p>0.3911565538</text:p>
              </table:table-cell>
              <table:table-cell office:value-type="float" office:value="0.00003374153">
                <text:p>0.000033741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945859873">
                <text:p>0.39945859873</text:p>
              </table:table-cell>
              <table:table-cell office:value-type="float" office:value="0.00003928126">
                <text:p>0.000039281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0776064365">
                <text:p>0.40776064365</text:p>
              </table:table-cell>
              <table:table-cell office:value-type="float" office:value="0.00004573051">
                <text:p>0.000045730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606798478">
                <text:p>0.41606798478</text:p>
              </table:table-cell>
              <table:table-cell office:value-type="float" office:value="0.0000532386">
                <text:p>0.00005323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2446611819">
                <text:p>0.42446611819</text:p>
              </table:table-cell>
              <table:table-cell office:value-type="float" office:value="0.00006197938">
                <text:p>0.000061979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286425159">
                <text:p>0.43286425159</text:p>
              </table:table-cell>
              <table:table-cell office:value-type="float" office:value="0.00007215523">
                <text:p>0.00007215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41262385">
                <text:p>0.441262385</text:p>
              </table:table-cell>
              <table:table-cell office:value-type="float" office:value="0.00008400176">
                <text:p>0.000084001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496605184">
                <text:p>0.4496605184</text:p>
              </table:table-cell>
              <table:table-cell office:value-type="float" office:value="0.00009779328">
                <text:p>0.00009779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580586518">
                <text:p>0.4580586518</text:p>
              </table:table-cell>
              <table:table-cell office:value-type="float" office:value="0.0001138491">
                <text:p>0.00011384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6645678521">
                <text:p>0.46645678521</text:p>
              </table:table-cell>
              <table:table-cell office:value-type="float" office:value="0.00013254099">
                <text:p>0.00013254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7485491861">
                <text:p>0.47485491861</text:p>
              </table:table-cell>
              <table:table-cell office:value-type="float" office:value="0.00015430173">
                <text:p>0.00015430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8315670597">
                <text:p>0.48315670597</text:p>
              </table:table-cell>
              <table:table-cell office:value-type="float" office:value="0.00017963518">
                <text:p>0.000179635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136061797">
                <text:p>0.49136061797</text:p>
              </table:table-cell>
              <table:table-cell office:value-type="float" office:value="0.00020912791">
                <text:p>0.000209127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956452997">
                <text:p>0.49956452997</text:p>
              </table:table-cell>
              <table:table-cell office:value-type="float" office:value="0.00024346279">
                <text:p>0.000243462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776844197">
                <text:p>0.50776844197</text:p>
              </table:table-cell>
              <table:table-cell office:value-type="float" office:value="0.00028343482">
                <text:p>0.00028343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1599051085">
                <text:p>0.51599051085</text:p>
              </table:table-cell>
              <table:table-cell office:value-type="float" office:value="0.0003299695">
                <text:p>0.00032996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2421725378">
                <text:p>0.52421725378</text:p>
              </table:table-cell>
              <table:table-cell office:value-type="float" office:value="0.0003841443">
                <text:p>0.00038414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3244399671">
                <text:p>0.53244399671</text:p>
              </table:table-cell>
              <table:table-cell office:value-type="float" office:value="0.0004472136">
                <text:p>0.00044721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4067073963">
                <text:p>0.54067073963</text:p>
              </table:table-cell>
              <table:table-cell office:value-type="float" office:value="0.00052063768">
                <text:p>0.00052063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4905807679">
                <text:p>0.54905807679</text:p>
              </table:table-cell>
              <table:table-cell office:value-type="float" office:value="0.00060611663">
                <text:p>0.00060611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5745621019">
                <text:p>0.55745621019</text:p>
              </table:table-cell>
              <table:table-cell office:value-type="float" office:value="0.00070562961">
                <text:p>0.000705629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58543436">
                <text:p>0.5658543436</text:p>
              </table:table-cell>
              <table:table-cell office:value-type="float" office:value="0.00082148076">
                <text:p>0.000821480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42287998">
                <text:p>0.5742287998</text:p>
              </table:table-cell>
              <table:table-cell office:value-type="float" office:value="0.0009563525">
                <text:p>0.00095635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247658299">
                <text:p>0.58247658299</text:p>
              </table:table-cell>
              <table:table-cell office:value-type="float" office:value="0.00111336765">
                <text:p>0.001113367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072436618">
                <text:p>0.59072436618</text:p>
              </table:table-cell>
              <table:table-cell office:value-type="float" office:value="0.00129616174">
                <text:p>0.001296161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897214937">
                <text:p>0.59897214937</text:p>
              </table:table-cell>
              <table:table-cell office:value-type="float" office:value="0.00150896719">
                <text:p>0.001508967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0724124204">
                <text:p>0.60724124204</text:p>
              </table:table-cell>
              <table:table-cell office:value-type="float" office:value="0.00175671131">
                <text:p>0.001756711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1563937544">
                <text:p>0.61563937544</text:p>
              </table:table-cell>
              <table:table-cell office:value-type="float" office:value="0.00204513037">
                <text:p>0.002045130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2403750885">
                <text:p>0.62403750885</text:p>
              </table:table-cell>
              <table:table-cell office:value-type="float" office:value="0.00238090242">
                <text:p>0.002380902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3243564225">
                <text:p>0.63243564225</text:p>
              </table:table-cell>
              <table:table-cell office:value-type="float" office:value="0.00277180196">
                <text:p>0.002771801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4074458105">
                <text:p>0.64074458105</text:p>
              </table:table-cell>
              <table:table-cell office:value-type="float" office:value="0.00322687986">
                <text:p>0.003226879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4889645978">
                <text:p>0.64889645978</text:p>
              </table:table-cell>
              <table:table-cell office:value-type="float" office:value="0.00375667303">
                <text:p>0.003756673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5704833852">
                <text:p>0.65704833852</text:p>
              </table:table-cell>
              <table:table-cell office:value-type="float" office:value="0.0043734483">
                <text:p>0.0043734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6520021725">
                <text:p>0.66520021725</text:p>
              </table:table-cell>
              <table:table-cell office:value-type="float" office:value="0.0050914865">
                <text:p>0.00509148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7344573498">
                <text:p>0.67344573498</text:p>
              </table:table-cell>
              <table:table-cell office:value-type="float" office:value="0.00592741311">
                <text:p>0.005927413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8169351817">
                <text:p>0.68169351817</text:p>
              </table:table-cell>
              <table:table-cell office:value-type="float" office:value="0.0069005832">
                <text:p>0.00690058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9002467436">
                <text:p>0.69002467436</text:p>
              </table:table-cell>
              <table:table-cell office:value-type="float" office:value="0.00803352956">
                <text:p>0.008033529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9855109887">
                <text:p>0.69855109887</text:p>
              </table:table-cell>
              <table:table-cell office:value-type="float" office:value="0.00935248448">
                <text:p>0.009352484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0707752338">
                <text:p>0.70707752338</text:p>
              </table:table-cell>
              <table:table-cell office:value-type="float" office:value="0.01088798706">
                <text:p>0.010887987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1554164254">
                <text:p>0.71554164254</text:p>
              </table:table-cell>
              <table:table-cell office:value-type="float" office:value="0.01267559037">
                <text:p>0.012675590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2390658174">
                <text:p>0.72390658174</text:p>
              </table:table-cell>
              <table:table-cell office:value-type="float" office:value="0.01475668463">
                <text:p>0.014756684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3227152094">
                <text:p>0.73227152094</text:p>
              </table:table-cell>
              <table:table-cell office:value-type="float" office:value="0.01717945554">
                <text:p>0.017179455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4063646014">
                <text:p>0.7406364601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2.251cm" svg:y="0.379cm" svg:width="13.236cm" svg:height="6.813cm"/>
          <chart:axis chart:dimension="x" chart:name="primary-x" chart:style-name="ch3">
            <chart:title svg:x="7.036cm" svg:y="8.019cm" chart:style-name="ch4">
              <text:p><text:span text:style-name="T1">Reverse Voltage [V]</text:span></text:p>
            </chart:title>
            <chart:grid chart:style-name="ch5" chart:class="major"/>
          </chart:axis>
          <chart:axis chart:dimension="y" chart:name="primary-y" chart:style-name="ch6">
            <chart:title svg:x="0.451cm" svg:y="5.663cm" chart:style-name="ch7">
              <text:p><text:span text:style-name="T1">Total Capacitance [pF]</text:span></text:p>
            </chart:title>
            <chart:grid chart:style-name="ch5" chart:class="major"/>
          </chart:axis>
          <chart:series chart:style-name="ch8" chart:values-cell-range-address="'Total Capacitance vs Reverse Voltage'.B2:'Total Capacitance vs Reverse Voltage'.B52" chart:label-cell-address="'Total Capacitance vs Reverse Voltage'.B1:'Total Capacitance vs Reverse Voltage'.B1" chart:class="chart:scatter">
            <chart:domain table:cell-range-address="'Total Capacitance vs Reverse Voltage'.A2:'Total Capacitance vs Reverse Voltage'.A52"/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Ct [pF]</text:p>
                <draw:g>
                  <svg:desc>'Total Capacitance vs Reverse Voltage'.B1:'Total Capacitance vs Reverse Voltag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Capacitance vs Reverse Voltage'.A2:'Total Capacitance vs Reverse Voltage'.A52</svg:desc>
                </draw:g>
              </table:table-cell>
              <table:table-cell office:value-type="float" office:value="0.86966808">
                <text:p>0.86966808</text:p>
                <draw:g>
                  <svg:desc>'Total Capacitance vs Reverse Voltage'.B2:'Total Capacitance vs Reverse Voltage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86383828">
                <text:p>0.8638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5830508">
                <text:p>0.8583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85337606">
                <text:p>0.8533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84893644">
                <text:p>0.84893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84603178">
                <text:p>0.84603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0.84328729">
                <text:p>0.84328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84149364">
                <text:p>0.84149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">
                <text:p>2.4</text:p>
              </table:table-cell>
              <table:table-cell office:value-type="float" office:value="0.83976392">
                <text:p>0.83976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83828171">
                <text:p>0.83828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83688998">
                <text:p>0.83688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0.83561341">
                <text:p>0.83561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">
                <text:p>3.6</text:p>
              </table:table-cell>
              <table:table-cell office:value-type="float" office:value="0.83447828">
                <text:p>0.83447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">
                <text:p>3.9</text:p>
              </table:table-cell>
              <table:table-cell office:value-type="float" office:value="0.83334315">
                <text:p>0.8333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0.83232521">
                <text:p>0.83232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0.83131621">
                <text:p>0.83131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">
                <text:p>4.8</text:p>
              </table:table-cell>
              <table:table-cell office:value-type="float" office:value="0.83039857">
                <text:p>0.83039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">
                <text:p>5.1</text:p>
              </table:table-cell>
              <table:table-cell office:value-type="float" office:value="0.82951569">
                <text:p>0.829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">
                <text:p>5.4</text:p>
              </table:table-cell>
              <table:table-cell office:value-type="float" office:value="0.82864831">
                <text:p>0.82864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0.8278411">
                <text:p>0.8278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8270339">
                <text:p>0.8270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">
                <text:p>6.3</text:p>
              </table:table-cell>
              <table:table-cell office:value-type="float" office:value="0.82622669">
                <text:p>0.82622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">
                <text:p>6.6</text:p>
              </table:table-cell>
              <table:table-cell office:value-type="float" office:value="0.82550847">
                <text:p>0.82550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">
                <text:p>6.9</text:p>
              </table:table-cell>
              <table:table-cell office:value-type="float" office:value="0.82483581">
                <text:p>0.82483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">
                <text:p>7.2</text:p>
              </table:table-cell>
              <table:table-cell office:value-type="float" office:value="0.82416314">
                <text:p>0.82416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">
                <text:p>7.5</text:p>
              </table:table-cell>
              <table:table-cell office:value-type="float" office:value="0.82349047">
                <text:p>0.82349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0.82290254">
                <text:p>0.82290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1">
                <text:p>8.1</text:p>
              </table:table-cell>
              <table:table-cell office:value-type="float" office:value="0.82232597">
                <text:p>0.82232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4">
                <text:p>8.4</text:p>
              </table:table-cell>
              <table:table-cell office:value-type="float" office:value="0.82174939">
                <text:p>0.82174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7">
                <text:p>8.7</text:p>
              </table:table-cell>
              <table:table-cell office:value-type="float" office:value="0.82117282">
                <text:p>0.82117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82060103">
                <text:p>0.82060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">
                <text:p>9.3</text:p>
              </table:table-cell>
              <table:table-cell office:value-type="float" office:value="0.82003457">
                <text:p>0.82003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">
                <text:p>9.6</text:p>
              </table:table-cell>
              <table:table-cell office:value-type="float" office:value="0.81946811">
                <text:p>0.81946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">
                <text:p>9.9</text:p>
              </table:table-cell>
              <table:table-cell office:value-type="float" office:value="0.81890165">
                <text:p>0.8189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">
                <text:p>10.2</text:p>
              </table:table-cell>
              <table:table-cell office:value-type="float" office:value="0.81833519">
                <text:p>0.81833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">
                <text:p>10.5</text:p>
              </table:table-cell>
              <table:table-cell office:value-type="float" office:value="0.81777835">
                <text:p>0.81777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">
                <text:p>10.8</text:p>
              </table:table-cell>
              <table:table-cell office:value-type="float" office:value="0.81722165">
                <text:p>0.81722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">
                <text:p>11.1</text:p>
              </table:table-cell>
              <table:table-cell office:value-type="float" office:value="0.81666496">
                <text:p>0.81666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">
                <text:p>11.4</text:p>
              </table:table-cell>
              <table:table-cell office:value-type="float" office:value="0.81610827">
                <text:p>0.81610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">
                <text:p>11.7</text:p>
              </table:table-cell>
              <table:table-cell office:value-type="float" office:value="0.81558574">
                <text:p>0.81558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0.81511092">
                <text:p>0.81511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">
                <text:p>12.3</text:p>
              </table:table-cell>
              <table:table-cell office:value-type="float" office:value="0.81463609">
                <text:p>0.81463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6">
                <text:p>12.6</text:p>
              </table:table-cell>
              <table:table-cell office:value-type="float" office:value="0.81416127">
                <text:p>0.81416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9">
                <text:p>12.9</text:p>
              </table:table-cell>
              <table:table-cell office:value-type="float" office:value="0.81366102">
                <text:p>0.81366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2">
                <text:p>13.2</text:p>
              </table:table-cell>
              <table:table-cell office:value-type="float" office:value="0.81312288">
                <text:p>0.81312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">
                <text:p>13.5</text:p>
              </table:table-cell>
              <table:table-cell office:value-type="float" office:value="0.81258475">
                <text:p>0.81258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">
                <text:p>13.8</text:p>
              </table:table-cell>
              <table:table-cell office:value-type="float" office:value="0.81204661">
                <text:p>0.81204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1">
                <text:p>14.1</text:p>
              </table:table-cell>
              <table:table-cell office:value-type="float" office:value="0.81154618">
                <text:p>0.81154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4">
                <text:p>14.4</text:p>
              </table:table-cell>
              <table:table-cell office:value-type="float" office:value="0.81105197">
                <text:p>0.81105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">
                <text:p>14.7</text:p>
              </table:table-cell>
              <table:table-cell office:value-type="float" office:value="0.81055777">
                <text:p>0.81055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0.81006356">
                <text:p>0.81006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